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412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882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9075in"/>
    </style:style>
    <style:style style:name="co12" style:family="table-column">
      <style:table-column-properties fo:break-before="auto" style:column-width="1.3236in"/>
    </style:style>
    <style:style style:name="co13" style:family="table-column">
      <style:table-column-properties fo:break-before="auto" style:column-width="1.5819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00fff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3">
      <style:table-cell-properties fo:background-color="#00ffff"/>
      <style:text-properties style:font-name="Arial" style:font-name-asian="DejaVu Sans" style:font-name-complex="DejaVu Sans"/>
    </style:style>
    <style:style style:name="ce4" style:family="table-cell" style:parent-style-name="Default" style:data-style-name="N3">
      <style:table-cell-properties fo:background-color="#ffcc99"/>
    </style:style>
    <style:style style:name="ce5" style:family="table-cell" style:parent-style-name="Default">
      <style:table-cell-properties fo:background-color="#ffcc99"/>
      <style:text-properties style:use-window-font-color="true"/>
    </style:style>
    <style:style style:name="ce6" style:family="table-cell" style:parent-style-name="Default" style:data-style-name="N3">
      <style:table-cell-properties fo:background-color="#ffcc99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3"/>
    <style:style style:name="ce9" style:family="table-cell" style:parent-style-name="Default" style:data-style-name="N2">
      <style:text-properties style:font-name="Arial" style:font-name-asian="DejaVu Sans" style:font-name-complex="DejaVu Sans"/>
    </style:style>
    <style:style style:name="ce10" style:family="table-cell" style:parent-style-name="Default" style:data-style-name="N3">
      <style:text-properties style:font-name="Arial" style:font-name-asian="DejaVu Sans" style:font-name-complex="DejaVu Sans"/>
    </style:style>
    <style:style style:name="ce11" style:family="table-cell" style:parent-style-name="Default" style:data-style-name="N3">
      <style:table-cell-properties fo:background-color="#ff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3">
      <style:table-cell-properties fo:background-color="#ff0000"/>
      <style:text-properties style:font-name="Arial" style:font-name-asian="DejaVu Sans" style:font-name-complex="DejaVu Sans"/>
    </style:style>
    <style:style style:name="ce14" style:family="table-cell" style:parent-style-name="Default" style:data-style-name="N4">
      <style:table-cell-properties fo:background-color="#ff0000"/>
    </style:style>
    <style:style style:name="ce15" style:family="table-cell" style:parent-style-name="Default" style:data-style-name="N4">
      <style:table-cell-properties fo:background-color="#ff0000"/>
      <style:text-properties style:font-name="Arial" style:font-name-asian="DejaVu Sans" style:font-name-complex="DejaVu Sans"/>
    </style:style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style:font-name="Arial" style:font-name-asian="DejaVu Sans" style:font-name-complex="DejaVu Sans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 style:data-style-name="N3">
      <style:table-cell-properties fo:background-color="#00ff00"/>
    </style:style>
    <style:style style:name="ce20" style:family="table-cell" style:parent-style-name="Default">
      <style:table-cell-properties fo:background-color="#00ff00"/>
      <style:text-properties style:use-window-font-color="true"/>
    </style:style>
    <style:style style:name="ce21" style:family="table-cell" style:parent-style-name="Default" style:data-style-name="N1"/>
    <style:style style:name="ce2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R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4" table:default-cell-style-name="ce11"/>
        <table:table-column table:style-name="co1" table:default-cell-style-name="ce14"/>
        <table:table-column table:style-name="co4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1" office:value-type="string">
            <text:p>Fedora64bit-Linux-base</text:p>
          </table:table-cell>
          <table:table-cell table:style-name="ce4" office:value-type="string">
            <text:p>Windows7-32bit-base</text:p>
          </table:table-cell>
          <table:table-cell table:style-name="ce8" office:value-type="string">
            <text:p>Win-base-to-lin-base</text:p>
          </table:table-cell>
          <table:table-cell office:value-type="string">
            <text:p>Ubuntu64bit-Linux-base</text:p>
          </table:table-cell>
          <table:table-cell table:number-columns-repeated="2"/>
          <table:table-cell office:value-type="string">
            <text:p>win7-guest-read</text:p>
          </table:table-cell>
          <table:table-cell office:value-type="string">
            <text:p>win7-guest-win7-base</text:p>
          </table:table-cell>
          <table:table-cell office:value-type="string">
            <text:p>win7-guest-raw-disk</text:p>
          </table:table-cell>
          <table:table-cell office:value-type="string">
            <text:p>win7-guest-win7-base</text:p>
          </table:table-cell>
          <table:table-cell office:value-type="string">
            <text:p>win7-guest-lv-disk</text:p>
          </table:table-cell>
          <table:table-cell office:value-type="string">
            <text:p>win7-guest-win7-base</text:p>
          </table:table-cell>
          <table:table-cell office:value-type="string">
            <text:p>Fedora64-to-Ubuntu64</text:p>
          </table:table-cell>
          <table:table-cell office:value-type="string">
            <text:p>Ubuntu32bit-Linux-base</text:p>
          </table:table-cell>
          <table:table-cell office:value-type="string">
            <text:p>Ubuntu32-to-Ubuntu64</text:p>
          </table:table-cell>
          <table:table-cell office:value-type="string">
            <text:p>Linux-guest-read</text:p>
          </table:table-cell>
          <table:table-cell office:value-type="string">
            <text:p>Linux-guest-to-linux-base</text:p>
          </table:table-cell>
          <table:table-cell office:value-type="string">
            <text:p>Linux-guest-to-FS-VM</text:p>
          </table:table-cell>
          <table:table-cell office:value-type="string">
            <text:p>GuestToFS-VM-toLinuxGuest</text:p>
          </table:table-cell>
        </table:table-row>
        <table:table-row table:style-name="ro1">
          <table:table-cell table:number-columns-repeated="2"/>
          <table:table-cell office:value-type="string">
            <text:p>I/O Throughput KB/s</text:p>
          </table:table-cell>
          <table:table-cell table:style-name="ce5" office:value-type="string">
            <text:p>I/O Throughput KB/s</text:p>
          </table:table-cell>
          <table:table-cell table:number-columns-repeated="4"/>
          <table:table-cell table:style-name="ce12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number-columns-repeated="3"/>
          <table:table-cell office:value-type="string">
            <text:p>I/O Throughput KB/s</text:p>
          </table:table-cell>
          <table:table-cell table:style-name="ce20"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style-name="ce3" table:formula="of:=AVERAGE([.C4:.C165])" office:value-type="float" office:value="2718498.79012346">
            <text:p>2,718,499</text:p>
          </table:table-cell>
          <table:table-cell table:style-name="ce6" table:formula="of:=AVERAGE([.D4:.D165])" office:value-type="float" office:value="1672722.79012346">
            <text:p>1,672,723</text:p>
          </table:table-cell>
          <table:table-cell table:style-name="ce9" table:formula="of:=[.D3]/[.C3]" office:value-type="float" office:value="0.615311213748045">
            <text:p>0.62</text:p>
          </table:table-cell>
          <table:table-cell table:style-name="ce10" table:formula="of:=AVERAGE([.F4:.F165])" office:value-type="float" office:value="2787540.00617284">
            <text:p>2,787,540</text:p>
          </table:table-cell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I4:.I165])" office:value-type="float" office:value="485692.333333333">
            <text:p>485,692</text:p>
          </table:table-cell>
          <table:table-cell table:style-name="ce15" table:formula="of:=[.I3]/[.D3]" office:value-type="float" office:value="0.29036032521413">
            <text:p>0.29</text:p>
          </table:table-cell>
          <table:table-cell table:style-name="ce8" table:formula="of:=AVERAGE([.K4:.K165])" office:value-type="float" office:value="465825.401234568">
            <text:p>465,825</text:p>
          </table:table-cell>
          <table:table-cell table:style-name="ce17" table:formula="of:=[.K3]/[.D3]" office:value-type="float" office:value="0.278483323109496">
            <text:p>0.28</text:p>
          </table:table-cell>
          <table:table-cell table:style-name="ce8" table:formula="of:=AVERAGE([.M4:.M165])" office:value-type="float" office:value="501021.043209877">
            <text:p>501,021</text:p>
          </table:table-cell>
          <table:table-cell table:style-name="ce17" table:formula="of:=[.M3]/[.D3]" office:value-type="float" office:value="0.299524252415368">
            <text:p>0.30</text:p>
          </table:table-cell>
          <table:table-cell table:style-name="ce9" table:formula="of:=[.C3]/[.F3]" office:value-type="float" office:value="0.975232206211751">
            <text:p>0.98</text:p>
          </table:table-cell>
          <table:table-cell table:style-name="ce10" table:formula="of:=AVERAGE([.P4:.P165])" office:value-type="float" office:value="2004080.92592593">
            <text:p>2,004,081</text:p>
          </table:table-cell>
          <table:table-cell table:style-name="ce9" table:formula="of:=[.P3]/[.F3]" office:value-type="float" office:value="0.718942480282977">
            <text:p>0.72</text:p>
          </table:table-cell>
          <table:table-cell table:style-name="ce19" table:formula="of:=AVERAGE([.R4:.R165])" office:value-type="float" office:value="1858534.65432099">
            <text:p>1,858,535</text:p>
          </table:table-cell>
          <table:table-cell table:formula="of:=[.R3]/[.C3]" office:value-type="float" office:value="0.683662123033936">
            <text:p>0.68</text:p>
          </table:table-cell>
          <table:table-cell table:formula="of:=AVERAGE([.T4:.T165])" office:value-type="float" office:value="16139.1481481481">
            <text:p>16139.15</text:p>
          </table:table-cell>
          <table:table-cell table:formula="of:=[.T3]/[.R3]" office:value-type="float" office:value="0.00868380264560876">
            <text:p>0.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358717">
            <text:p>2358717</text:p>
          </table:table-cell>
          <table:table-cell office:value-type="float" office:value="859920">
            <text:p>859920</text:p>
          </table:table-cell>
          <table:table-cell table:style-name="ce9" table:formula="of:=[.D4]/[.C4]" office:value-type="float" office:value="0.364571078259918">
            <text:p>0.36</text:p>
          </table:table-cell>
          <table:table-cell table:style-name="ce10" office:value-type="float" office:value="3363612">
            <text:p>3,363,61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style-name="ce13" office:value-type="float" office:value="181730">
            <text:p>181,730</text:p>
          </table:table-cell>
          <table:table-cell table:style-name="ce15" table:formula="of:=[.I4]/[.D4]" office:value-type="float" office:value="0.211333612429063">
            <text:p>0.21</text:p>
          </table:table-cell>
          <table:table-cell table:style-name="ce17" office:value-type="float" office:value="208414">
            <text:p>208,414.00</text:p>
          </table:table-cell>
          <table:table-cell table:style-name="ce17" table:formula="of:=[.K4]/[.D4]" office:value-type="float" office:value="0.242364405991255">
            <text:p>0.24</text:p>
          </table:table-cell>
          <table:table-cell table:style-name="ce17" office:value-type="float" office:value="158184">
            <text:p>158,184.00</text:p>
          </table:table-cell>
          <table:table-cell table:style-name="ce17" table:formula="of:=[.M4]/[.D4]" office:value-type="float" office:value="0.183951995534468">
            <text:p>0.18</text:p>
          </table:table-cell>
          <table:table-cell table:style-name="ce9" table:formula="of:=[.C4]/[.F4]" office:value-type="float" office:value="0.701245268479242">
            <text:p>0.70</text:p>
          </table:table-cell>
          <table:table-cell table:style-name="ce10" office:value-type="float" office:value="1640954">
            <text:p>1,640,954</text:p>
          </table:table-cell>
          <table:table-cell table:style-name="ce9" table:formula="of:=[.P4]/[.F4]" office:value-type="float" office:value="0.487854722839614">
            <text:p>0.49</text:p>
          </table:table-cell>
          <table:table-cell office:value-type="float" office:value="271271">
            <text:p>271271</text:p>
          </table:table-cell>
          <table:table-cell table:formula="of:=[.R4]/[.C4]" office:value-type="float" office:value="0.115007862325154">
            <text:p>0.12</text:p>
          </table:table-cell>
          <table:table-cell office:value-type="float" office:value="14849">
            <text:p>14849</text:p>
          </table:table-cell>
          <table:table-cell table:formula="of:=[.T4]/[.R4]" office:value-type="float" office:value="0.0547386193142651">
            <text:p>0.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588436">
            <text:p>3588436</text:p>
          </table:table-cell>
          <table:table-cell office:value-type="float" office:value="1466923">
            <text:p>1466923</text:p>
          </table:table-cell>
          <table:table-cell table:style-name="ce9" table:formula="of:=[.D5]/[.C5]" office:value-type="float" office:value="0.408791741025895">
            <text:p>0.41</text:p>
          </table:table-cell>
          <table:table-cell table:style-name="ce10" office:value-type="float" office:value="3791156">
            <text:p>3,791,15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13" office:value-type="float" office:value="303648">
            <text:p>303,648</text:p>
          </table:table-cell>
          <table:table-cell table:style-name="ce15" table:formula="of:=[.I5]/[.D5]" office:value-type="float" office:value="0.206996549921161">
            <text:p>0.21</text:p>
          </table:table-cell>
          <table:table-cell table:style-name="ce17" office:value-type="float" office:value="309373">
            <text:p>309,373.00</text:p>
          </table:table-cell>
          <table:table-cell table:style-name="ce17" table:formula="of:=[.K5]/[.D5]" office:value-type="float" office:value="0.210899276921829">
            <text:p>0.21</text:p>
          </table:table-cell>
          <table:table-cell table:style-name="ce17" office:value-type="float" office:value="256358">
            <text:p>256,358.00</text:p>
          </table:table-cell>
          <table:table-cell table:style-name="ce17" table:formula="of:=[.M5]/[.D5]" office:value-type="float" office:value="0.17475900234709">
            <text:p>0.17</text:p>
          </table:table-cell>
          <table:table-cell table:style-name="ce9" table:formula="of:=[.C5]/[.F5]" office:value-type="float" office:value="0.946528182960553">
            <text:p>0.95</text:p>
          </table:table-cell>
          <table:table-cell table:style-name="ce10" office:value-type="float" office:value="2131158">
            <text:p>2,131,158</text:p>
          </table:table-cell>
          <table:table-cell table:style-name="ce9" table:formula="of:=[.P5]/[.F5]" office:value-type="float" office:value="0.562139358021669">
            <text:p>0.56</text:p>
          </table:table-cell>
          <table:table-cell office:value-type="float" office:value="551882">
            <text:p>551882</text:p>
          </table:table-cell>
          <table:table-cell table:formula="of:=[.R5]/[.C5]" office:value-type="float" office:value="0.153794577916396">
            <text:p>0.15</text:p>
          </table:table-cell>
          <table:table-cell office:value-type="float" office:value="23632">
            <text:p>23632</text:p>
          </table:table-cell>
          <table:table-cell table:formula="of:=[.T5]/[.R5]" office:value-type="float" office:value="0.0428207479135033">
            <text:p>0.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541098">
            <text:p>3541098</text:p>
          </table:table-cell>
          <table:table-cell office:value-type="float" office:value="2021976">
            <text:p>2021976</text:p>
          </table:table-cell>
          <table:table-cell table:style-name="ce9" table:formula="of:=[.D6]/[.C6]" office:value-type="float" office:value="0.571002553445287">
            <text:p>0.57</text:p>
          </table:table-cell>
          <table:table-cell table:style-name="ce10" office:value-type="float" office:value="3958892">
            <text:p>3,958,89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13" office:value-type="float" office:value="303562">
            <text:p>303,562</text:p>
          </table:table-cell>
          <table:table-cell table:style-name="ce15" table:formula="of:=[.I6]/[.D6]" office:value-type="float" office:value="0.150131356653096">
            <text:p>0.15</text:p>
          </table:table-cell>
          <table:table-cell table:style-name="ce17" office:value-type="float" office:value="383831">
            <text:p>383,831.00</text:p>
          </table:table-cell>
          <table:table-cell table:style-name="ce17" table:formula="of:=[.K6]/[.D6]" office:value-type="float" office:value="0.189829651786174">
            <text:p>0.19</text:p>
          </table:table-cell>
          <table:table-cell table:style-name="ce17" office:value-type="float" office:value="379551">
            <text:p>379,551.00</text:p>
          </table:table-cell>
          <table:table-cell table:style-name="ce17" table:formula="of:=[.M6]/[.D6]" office:value-type="float" office:value="0.187712910538997">
            <text:p>0.19</text:p>
          </table:table-cell>
          <table:table-cell table:style-name="ce9" table:formula="of:=[.C6]/[.F6]" office:value-type="float" office:value="0.894466936708554">
            <text:p>0.89</text:p>
          </table:table-cell>
          <table:table-cell table:style-name="ce10" office:value-type="float" office:value="2204843">
            <text:p>2,204,843</text:p>
          </table:table-cell>
          <table:table-cell table:style-name="ce9" table:formula="of:=[.P6]/[.F6]" office:value-type="float" office:value="0.556934364463592">
            <text:p>0.56</text:p>
          </table:table-cell>
          <table:table-cell office:value-type="float" office:value="2552171">
            <text:p>2552171</text:p>
          </table:table-cell>
          <table:table-cell table:formula="of:=[.R6]/[.C6]" office:value-type="float" office:value="0.72072871182893">
            <text:p>0.72</text:p>
          </table:table-cell>
          <table:table-cell office:value-type="float" office:value="25117">
            <text:p>25117</text:p>
          </table:table-cell>
          <table:table-cell table:formula="of:=[.T6]/[.R6]" office:value-type="float" office:value="0.00984142520230815">
            <text:p>0.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3588436">
            <text:p>3588436</text:p>
          </table:table-cell>
          <table:table-cell office:value-type="float" office:value="2671897">
            <text:p>2671897</text:p>
          </table:table-cell>
          <table:table-cell table:style-name="ce9" table:formula="of:=[.D7]/[.C7]" office:value-type="float" office:value="0.744585384830606">
            <text:p>0.74</text:p>
          </table:table-cell>
          <table:table-cell table:style-name="ce10" office:value-type="float" office:value="3738358">
            <text:p>3,738,35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ce13" office:value-type="float" office:value="403760">
            <text:p>403,760</text:p>
          </table:table-cell>
          <table:table-cell table:style-name="ce15" table:formula="of:=[.I7]/[.D7]" office:value-type="float" office:value="0.15111360954408">
            <text:p>0.15</text:p>
          </table:table-cell>
          <table:table-cell table:style-name="ce17" office:value-type="float" office:value="452105">
            <text:p>452,105.00</text:p>
          </table:table-cell>
          <table:table-cell table:style-name="ce17" table:formula="of:=[.K7]/[.D7]" office:value-type="float" office:value="0.169207495648223">
            <text:p>0.17</text:p>
          </table:table-cell>
          <table:table-cell table:style-name="ce17" office:value-type="float" office:value="472289">
            <text:p>472,289.00</text:p>
          </table:table-cell>
          <table:table-cell table:style-name="ce17" table:formula="of:=[.M7]/[.D7]" office:value-type="float" office:value="0.17676167906173">
            <text:p>0.18</text:p>
          </table:table-cell>
          <table:table-cell table:style-name="ce9" table:formula="of:=[.C7]/[.F7]" office:value-type="float" office:value="0.959896296716366">
            <text:p>0.96</text:p>
          </table:table-cell>
          <table:table-cell table:style-name="ce10" office:value-type="float" office:value="2215916">
            <text:p>2,215,916</text:p>
          </table:table-cell>
          <table:table-cell table:style-name="ce9" table:formula="of:=[.P7]/[.F7]" office:value-type="float" office:value="0.592751149033881">
            <text:p>0.59</text:p>
          </table:table-cell>
          <table:table-cell office:value-type="float" office:value="2470301">
            <text:p>2470301</text:p>
          </table:table-cell>
          <table:table-cell table:formula="of:=[.R7]/[.C7]" office:value-type="float" office:value="0.688406035387004">
            <text:p>0.69</text:p>
          </table:table-cell>
          <table:table-cell office:value-type="float" office:value="23391">
            <text:p>23391</text:p>
          </table:table-cell>
          <table:table-cell table:formula="of:=[.T7]/[.R7]" office:value-type="float" office:value="0.00946888658507607">
            <text:p>0.01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3588436">
            <text:p>3588436</text:p>
          </table:table-cell>
          <table:table-cell office:value-type="float" office:value="3252744">
            <text:p>3252744</text:p>
          </table:table-cell>
          <table:table-cell table:style-name="ce9" table:formula="of:=[.D8]/[.C8]" office:value-type="float" office:value="0.906451724372401">
            <text:p>0.91</text:p>
          </table:table-cell>
          <table:table-cell table:style-name="ce10" office:value-type="float" office:value="3738358">
            <text:p>3,738,358</text:p>
          </table:table-cell>
          <table:table-cell table:number-columns-repeated="2" office:value-type="float" office:value="64">
            <text:p>64</text:p>
          </table:table-cell>
          <table:table-cell table:style-name="ce13" office:value-type="float" office:value="513314">
            <text:p>513,314</text:p>
          </table:table-cell>
          <table:table-cell table:style-name="ce15" table:formula="of:=[.I8]/[.D8]" office:value-type="float" office:value="0.157809529431151">
            <text:p>0.16</text:p>
          </table:table-cell>
          <table:table-cell table:style-name="ce17" office:value-type="float" office:value="482873">
            <text:p>482,873.00</text:p>
          </table:table-cell>
          <table:table-cell table:style-name="ce17" table:formula="of:=[.K8]/[.D8]" office:value-type="float" office:value="0.148450969396915">
            <text:p>0.15</text:p>
          </table:table-cell>
          <table:table-cell table:style-name="ce17" office:value-type="float" office:value="514428">
            <text:p>514,428.00</text:p>
          </table:table-cell>
          <table:table-cell table:style-name="ce17" table:formula="of:=[.M8]/[.D8]" office:value-type="float" office:value="0.158152009503361">
            <text:p>0.16</text:p>
          </table:table-cell>
          <table:table-cell table:style-name="ce9" table:formula="of:=[.C8]/[.F8]" office:value-type="float" office:value="0.959896296716366">
            <text:p>0.96</text:p>
          </table:table-cell>
          <table:table-cell table:style-name="ce10" office:value-type="float" office:value="2367850">
            <text:p>2,367,850</text:p>
          </table:table-cell>
          <table:table-cell table:style-name="ce9" table:formula="of:=[.P8]/[.F8]" office:value-type="float" office:value="0.633393056523747">
            <text:p>0.63</text:p>
          </table:table-cell>
          <table:table-cell office:value-type="float" office:value="2781755">
            <text:p>2781755</text:p>
          </table:table-cell>
          <table:table-cell table:formula="of:=[.R8]/[.C8]" office:value-type="float" office:value="0.775199836363251">
            <text:p>0.78</text:p>
          </table:table-cell>
          <table:table-cell office:value-type="float" office:value="22784">
            <text:p>22784</text:p>
          </table:table-cell>
          <table:table-cell table:formula="of:=[.T8]/[.R8]" office:value-type="float" office:value="0.00819051282373897">
            <text:p>0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969325">
            <text:p>2969325</text:p>
          </table:table-cell>
          <table:table-cell office:value-type="float" office:value="917952">
            <text:p>917952</text:p>
          </table:table-cell>
          <table:table-cell table:style-name="ce9" table:formula="of:=[.D9]/[.C9]" office:value-type="float" office:value="0.309145007703771">
            <text:p>0.31</text:p>
          </table:table-cell>
          <table:table-cell table:style-name="ce10" office:value-type="float" office:value="3445772">
            <text:p>3,445,77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style-name="ce13" office:value-type="float" office:value="235949">
            <text:p>235,949</text:p>
          </table:table-cell>
          <table:table-cell table:style-name="ce15" table:formula="of:=[.I9]/[.D9]" office:value-type="float" office:value="0.257038494387506">
            <text:p>0.26</text:p>
          </table:table-cell>
          <table:table-cell table:style-name="ce17" office:value-type="float" office:value="191502">
            <text:p>191,502.00</text:p>
          </table:table-cell>
          <table:table-cell table:style-name="ce17" table:formula="of:=[.K9]/[.D9]" office:value-type="float" office:value="0.208618751307258">
            <text:p>0.21</text:p>
          </table:table-cell>
          <table:table-cell table:style-name="ce17" office:value-type="float" office:value="233342">
            <text:p>233,342.00</text:p>
          </table:table-cell>
          <table:table-cell table:style-name="ce17" table:formula="of:=[.M9]/[.D9]" office:value-type="float" office:value="0.254198476608799">
            <text:p>0.25</text:p>
          </table:table-cell>
          <table:table-cell table:style-name="ce9" table:formula="of:=[.C9]/[.F9]" office:value-type="float" office:value="0.861729969365356">
            <text:p>0.86</text:p>
          </table:table-cell>
          <table:table-cell table:style-name="ce10" office:value-type="float" office:value="1968891">
            <text:p>1,968,891</text:p>
          </table:table-cell>
          <table:table-cell table:style-name="ce9" table:formula="of:=[.P9]/[.F9]" office:value-type="float" office:value="0.571393290095804">
            <text:p>0.57</text:p>
          </table:table-cell>
          <table:table-cell office:value-type="float" office:value="2098740">
            <text:p>2098740</text:p>
          </table:table-cell>
          <table:table-cell table:formula="of:=[.R9]/[.C9]" office:value-type="float" office:value="0.706807102624334">
            <text:p>0.71</text:p>
          </table:table-cell>
          <table:table-cell office:value-type="float" office:value="23773">
            <text:p>23773</text:p>
          </table:table-cell>
          <table:table-cell table:formula="of:=[.T9]/[.R9]" office:value-type="float" office:value="0.0113272725540086">
            <text:p>0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657016">
            <text:p>3657016</text:p>
          </table:table-cell>
          <table:table-cell office:value-type="float" office:value="1511376">
            <text:p>1511376</text:p>
          </table:table-cell>
          <table:table-cell table:style-name="ce9" table:formula="of:=[.D10]/[.C10]" office:value-type="float" office:value="0.413281210691996">
            <text:p>0.41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table:style-name="ce13" office:value-type="float" office:value="335790">
            <text:p>335,790</text:p>
          </table:table-cell>
          <table:table-cell table:style-name="ce15" table:formula="of:=[.I10]/[.D10]" office:value-type="float" office:value="0.222175024613332">
            <text:p>0.22</text:p>
          </table:table-cell>
          <table:table-cell table:style-name="ce17" office:value-type="float" office:value="329260">
            <text:p>329,260.00</text:p>
          </table:table-cell>
          <table:table-cell table:style-name="ce17" table:formula="of:=[.K10]/[.D10]" office:value-type="float" office:value="0.217854458453753">
            <text:p>0.22</text:p>
          </table:table-cell>
          <table:table-cell table:style-name="ce17" office:value-type="float" office:value="271031">
            <text:p>271,031.00</text:p>
          </table:table-cell>
          <table:table-cell table:style-name="ce17" table:formula="of:=[.M10]/[.D10]" office:value-type="float" office:value="0.179327314976551">
            <text:p>0.18</text:p>
          </table:table-cell>
          <table:table-cell table:style-name="ce9" table:formula="of:=[.C10]/[.F10]" office:value-type="float" office:value="0.911447425514983">
            <text:p>0.91</text:p>
          </table:table-cell>
          <table:table-cell table:style-name="ce10" office:value-type="float" office:value="2290043">
            <text:p>2,290,043</text:p>
          </table:table-cell>
          <table:table-cell table:style-name="ce9" table:formula="of:=[.P10]/[.F10]" office:value-type="float" office:value="0.57075325803021">
            <text:p>0.57</text:p>
          </table:table-cell>
          <table:table-cell office:value-type="float" office:value="2101030">
            <text:p>2101030</text:p>
          </table:table-cell>
          <table:table-cell table:formula="of:=[.R10]/[.C10]" office:value-type="float" office:value="0.574520319298576">
            <text:p>0.57</text:p>
          </table:table-cell>
          <table:table-cell office:value-type="float" office:value="22447">
            <text:p>22447</text:p>
          </table:table-cell>
          <table:table-cell table:formula="of:=[.T10]/[.R10]" office:value-type="float" office:value="0.010683807465862">
            <text:p>0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785961">
            <text:p>3785961</text:p>
          </table:table-cell>
          <table:table-cell office:value-type="float" office:value="2122358">
            <text:p>2122358</text:p>
          </table:table-cell>
          <table:table-cell table:style-name="ce9" table:formula="of:=[.D11]/[.C11]" office:value-type="float" office:value="0.560586334618872">
            <text:p>0.56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table:style-name="ce13" office:value-type="float" office:value="427093">
            <text:p>427,093</text:p>
          </table:table-cell>
          <table:table-cell table:style-name="ce15" table:formula="of:=[.I11]/[.D11]" office:value-type="float" office:value="0.201235135636872">
            <text:p>0.20</text:p>
          </table:table-cell>
          <table:table-cell table:style-name="ce17" office:value-type="float" office:value="426567">
            <text:p>426,567.00</text:p>
          </table:table-cell>
          <table:table-cell table:style-name="ce17" table:formula="of:=[.K11]/[.D11]" office:value-type="float" office:value="0.200987298090143">
            <text:p>0.20</text:p>
          </table:table-cell>
          <table:table-cell table:style-name="ce17" office:value-type="float" office:value="431426">
            <text:p>431,426.00</text:p>
          </table:table-cell>
          <table:table-cell table:style-name="ce17" table:formula="of:=[.M11]/[.D11]" office:value-type="float" office:value="0.203276732766103">
            <text:p>0.20</text:p>
          </table:table-cell>
          <table:table-cell table:style-name="ce9" table:formula="of:=[.C11]/[.F11]" office:value-type="float" office:value="0.943584716760914">
            <text:p>0.94</text:p>
          </table:table-cell>
          <table:table-cell table:style-name="ce10" office:value-type="float" office:value="2249768">
            <text:p>2,249,768</text:p>
          </table:table-cell>
          <table:table-cell table:style-name="ce9" table:formula="of:=[.P11]/[.F11]" office:value-type="float" office:value="0.560715417052043">
            <text:p>0.56</text:p>
          </table:table-cell>
          <table:table-cell office:value-type="float" office:value="2562975">
            <text:p>2562975</text:p>
          </table:table-cell>
          <table:table-cell table:formula="of:=[.R11]/[.C11]" office:value-type="float" office:value="0.676968146264581">
            <text:p>0.68</text:p>
          </table:table-cell>
          <table:table-cell office:value-type="float" office:value="21010">
            <text:p>21010</text:p>
          </table:table-cell>
          <table:table-cell table:formula="of:=[.T11]/[.R11]" office:value-type="float" office:value="0.008197504852759">
            <text:p>0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3657016">
            <text:p>3657016</text:p>
          </table:table-cell>
          <table:table-cell office:value-type="float" office:value="2877427">
            <text:p>2877427</text:p>
          </table:table-cell>
          <table:table-cell table:style-name="ce9" table:formula="of:=[.D12]/[.C12]" office:value-type="float" office:value="0.786823738260921">
            <text:p>0.79</text:p>
          </table:table-cell>
          <table:table-cell table:style-name="ce10" office:value-type="float" office:value="3867787">
            <text:p>3,867,787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table:style-name="ce13" office:value-type="float" office:value="496817">
            <text:p>496,817</text:p>
          </table:table-cell>
          <table:table-cell table:style-name="ce15" table:formula="of:=[.I12]/[.D12]" office:value-type="float" office:value="0.172660157842406">
            <text:p>0.17</text:p>
          </table:table-cell>
          <table:table-cell table:style-name="ce17" office:value-type="float" office:value="488512">
            <text:p>488,512.00</text:p>
          </table:table-cell>
          <table:table-cell table:style-name="ce17" table:formula="of:=[.K12]/[.D12]" office:value-type="float" office:value="0.16977389869491">
            <text:p>0.17</text:p>
          </table:table-cell>
          <table:table-cell table:style-name="ce17" office:value-type="float" office:value="523560">
            <text:p>523,560.00</text:p>
          </table:table-cell>
          <table:table-cell table:style-name="ce17" table:formula="of:=[.M12]/[.D12]" office:value-type="float" office:value="0.181954225076779">
            <text:p>0.18</text:p>
          </table:table-cell>
          <table:table-cell table:style-name="ce9" table:formula="of:=[.C12]/[.F12]" office:value-type="float" office:value="0.945506047773572">
            <text:p>0.95</text:p>
          </table:table-cell>
          <table:table-cell table:style-name="ce10" office:value-type="float" office:value="2281859">
            <text:p>2,281,859</text:p>
          </table:table-cell>
          <table:table-cell table:style-name="ce9" table:formula="of:=[.P12]/[.F12]" office:value-type="float" office:value="0.58996501099983">
            <text:p>0.59</text:p>
          </table:table-cell>
          <table:table-cell office:value-type="float" office:value="1907675">
            <text:p>1907675</text:p>
          </table:table-cell>
          <table:table-cell table:formula="of:=[.R12]/[.C12]" office:value-type="float" office:value="0.521647977476719">
            <text:p>0.52</text:p>
          </table:table-cell>
          <table:table-cell office:value-type="float" office:value="22873">
            <text:p>22873</text:p>
          </table:table-cell>
          <table:table-cell table:formula="of:=[.T12]/[.R12]" office:value-type="float" office:value="0.0119899878123894">
            <text:p>0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867787">
            <text:p>3867787</text:p>
          </table:table-cell>
          <table:table-cell office:value-type="float" office:value="3439683">
            <text:p>3439683</text:p>
          </table:table-cell>
          <table:table-cell table:style-name="ce9" table:formula="of:=[.D13]/[.C13]" office:value-type="float" office:value="0.889315518150301">
            <text:p>0.89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style-name="ce13" office:value-type="float" office:value="538131">
            <text:p>538,131</text:p>
          </table:table-cell>
          <table:table-cell table:style-name="ce15" table:formula="of:=[.I13]/[.D13]" office:value-type="float" office:value="0.156447847083583">
            <text:p>0.16</text:p>
          </table:table-cell>
          <table:table-cell table:style-name="ce17" office:value-type="float" office:value="413824">
            <text:p>413,824.00</text:p>
          </table:table-cell>
          <table:table-cell table:style-name="ce17" table:formula="of:=[.K13]/[.D13]" office:value-type="float" office:value="0.120308761010826">
            <text:p>0.12</text:p>
          </table:table-cell>
          <table:table-cell table:style-name="ce17" office:value-type="float" office:value="576342">
            <text:p>576,342.00</text:p>
          </table:table-cell>
          <table:table-cell table:style-name="ce17" table:formula="of:=[.M13]/[.D13]" office:value-type="float" office:value="0.167556719616313">
            <text:p>0.17</text:p>
          </table:table-cell>
          <table:table-cell table:style-name="ce9" table:formula="of:=[.C13]/[.F13]" office:value-type="float" office:value="0.963978419451903">
            <text:p>0.96</text:p>
          </table:table-cell>
          <table:table-cell table:style-name="ce10" office:value-type="float" office:value="2412844">
            <text:p>2,412,844</text:p>
          </table:table-cell>
          <table:table-cell table:style-name="ce9" table:formula="of:=[.P13]/[.F13]" office:value-type="float" office:value="0.601359264484835">
            <text:p>0.60</text:p>
          </table:table-cell>
          <table:table-cell office:value-type="float" office:value="2661101">
            <text:p>2661101</text:p>
          </table:table-cell>
          <table:table-cell table:formula="of:=[.R13]/[.C13]" office:value-type="float" office:value="0.688016429032933">
            <text:p>0.69</text:p>
          </table:table-cell>
          <table:table-cell office:value-type="float" office:value="22594">
            <text:p>22594</text:p>
          </table:table-cell>
          <table:table-cell table:formula="of:=[.T13]/[.R13]" office:value-type="float" office:value="0.00849047067360465">
            <text:p>0.01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3982553">
            <text:p>3982553</text:p>
          </table:table-cell>
          <table:table-cell office:value-type="float" office:value="3886395">
            <text:p>3886395</text:p>
          </table:table-cell>
          <table:table-cell table:style-name="ce9" table:formula="of:=[.D14]/[.C14]" office:value-type="float" office:value="0.975855186359102">
            <text:p>0.98</text:p>
          </table:table-cell>
          <table:table-cell table:style-name="ce10" office:value-type="float" office:value="4135958">
            <text:p>4,135,958</text:p>
          </table:table-cell>
          <table:table-cell table:number-columns-repeated="2" office:value-type="float" office:value="128">
            <text:p>128</text:p>
          </table:table-cell>
          <table:table-cell table:style-name="ce13" office:value-type="float" office:value="590814">
            <text:p>590,814</text:p>
          </table:table-cell>
          <table:table-cell table:style-name="ce15" table:formula="of:=[.I14]/[.D14]" office:value-type="float" office:value="0.152021088952615">
            <text:p>0.15</text:p>
          </table:table-cell>
          <table:table-cell table:style-name="ce17" office:value-type="float" office:value="576420">
            <text:p>576,420.00</text:p>
          </table:table-cell>
          <table:table-cell table:style-name="ce17" table:formula="of:=[.K14]/[.D14]" office:value-type="float" office:value="0.148317399543793">
            <text:p>0.15</text:p>
          </table:table-cell>
          <table:table-cell table:style-name="ce17" office:value-type="float" office:value="599953">
            <text:p>599,953.00</text:p>
          </table:table-cell>
          <table:table-cell table:style-name="ce17" table:formula="of:=[.M14]/[.D14]" office:value-type="float" office:value="0.154372625530858">
            <text:p>0.15</text:p>
          </table:table-cell>
          <table:table-cell table:style-name="ce9" table:formula="of:=[.C14]/[.F14]" office:value-type="float" office:value="0.962909439602626">
            <text:p>0.96</text:p>
          </table:table-cell>
          <table:table-cell table:style-name="ce10" office:value-type="float" office:value="2419113">
            <text:p>2,419,113</text:p>
          </table:table-cell>
          <table:table-cell table:style-name="ce9" table:formula="of:=[.P14]/[.F14]" office:value-type="float" office:value="0.584897864049877">
            <text:p>0.58</text:p>
          </table:table-cell>
          <table:table-cell office:value-type="float" office:value="2914844">
            <text:p>2914844</text:p>
          </table:table-cell>
          <table:table-cell table:formula="of:=[.R14]/[.C14]" office:value-type="float" office:value="0.731903379565821">
            <text:p>0.73</text:p>
          </table:table-cell>
          <table:table-cell office:value-type="float" office:value="22233">
            <text:p>22233</text:p>
          </table:table-cell>
          <table:table-cell table:formula="of:=[.T14]/[.R14]" office:value-type="float" office:value="0.00762750939672929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975955">
            <text:p>2975955</text:p>
          </table:table-cell>
          <table:table-cell office:value-type="float" office:value="901362">
            <text:p>901362</text:p>
          </table:table-cell>
          <table:table-cell table:style-name="ce9" table:formula="of:=[.D15]/[.C15]" office:value-type="float" office:value="0.302881595991875">
            <text:p>0.30</text:p>
          </table:table-cell>
          <table:table-cell table:style-name="ce10" office:value-type="float" office:value="3410808">
            <text:p>3,410,808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style-name="ce13" office:value-type="float" office:value="502108">
            <text:p>502,108</text:p>
          </table:table-cell>
          <table:table-cell table:style-name="ce15" table:formula="of:=[.I15]/[.D15]" office:value-type="float" office:value="0.557054768228525">
            <text:p>0.56</text:p>
          </table:table-cell>
          <table:table-cell table:style-name="ce17" office:value-type="float" office:value="439620">
            <text:p>439,620.00</text:p>
          </table:table-cell>
          <table:table-cell table:style-name="ce17" table:formula="of:=[.K15]/[.D15]" office:value-type="float" office:value="0.487728570762912">
            <text:p>0.49</text:p>
          </table:table-cell>
          <table:table-cell table:style-name="ce17" office:value-type="float" office:value="452336">
            <text:p>452,336.00</text:p>
          </table:table-cell>
          <table:table-cell table:style-name="ce17" table:formula="of:=[.M15]/[.D15]" office:value-type="float" office:value="0.501836110242056">
            <text:p>0.50</text:p>
          </table:table-cell>
          <table:table-cell table:style-name="ce9" table:formula="of:=[.C15]/[.F15]" office:value-type="float" office:value="0.872507335505253">
            <text:p>0.87</text:p>
          </table:table-cell>
          <table:table-cell table:style-name="ce10" office:value-type="float" office:value="1999706">
            <text:p>1,999,706</text:p>
          </table:table-cell>
          <table:table-cell table:style-name="ce9" table:formula="of:=[.P15]/[.F15]" office:value-type="float" office:value="0.586285126574114">
            <text:p>0.59</text:p>
          </table:table-cell>
          <table:table-cell office:value-type="float" office:value="2046707">
            <text:p>2046707</text:p>
          </table:table-cell>
          <table:table-cell table:formula="of:=[.R15]/[.C15]" office:value-type="float" office:value="0.687747966619119">
            <text:p>0.69</text:p>
          </table:table-cell>
          <table:table-cell office:value-type="float" office:value="18293">
            <text:p>18293</text:p>
          </table:table-cell>
          <table:table-cell table:formula="of:=[.T15]/[.R15]" office:value-type="float" office:value="0.00893777174749488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654598">
            <text:p>3654598</text:p>
          </table:table-cell>
          <table:table-cell office:value-type="float" office:value="1500012">
            <text:p>1500012</text:p>
          </table:table-cell>
          <table:table-cell table:style-name="ce9" table:formula="of:=[.D16]/[.C16]" office:value-type="float" office:value="0.410445143350924">
            <text:p>0.41</text:p>
          </table:table-cell>
          <table:table-cell table:style-name="ce10" office:value-type="float" office:value="3557725">
            <text:p>3,557,72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table:style-name="ce13" office:value-type="float" office:value="774982">
            <text:p>774,982</text:p>
          </table:table-cell>
          <table:table-cell table:style-name="ce15" table:formula="of:=[.I16]/[.D16]" office:value-type="float" office:value="0.516650533462399">
            <text:p>0.52</text:p>
          </table:table-cell>
          <table:table-cell table:style-name="ce17" office:value-type="float" office:value="608784">
            <text:p>608,784.00</text:p>
          </table:table-cell>
          <table:table-cell table:style-name="ce17" table:formula="of:=[.K16]/[.D16]" office:value-type="float" office:value="0.405852753177975">
            <text:p>0.41</text:p>
          </table:table-cell>
          <table:table-cell table:style-name="ce17" office:value-type="float" office:value="498986">
            <text:p>498,986.00</text:p>
          </table:table-cell>
          <table:table-cell table:style-name="ce17" table:formula="of:=[.M16]/[.D16]" office:value-type="float" office:value="0.332654672095957">
            <text:p>0.33</text:p>
          </table:table-cell>
          <table:table-cell table:style-name="ce9" table:formula="of:=[.C16]/[.F16]" office:value-type="float" office:value="1.02722891735589">
            <text:p>1.03</text:p>
          </table:table-cell>
          <table:table-cell table:style-name="ce10" office:value-type="float" office:value="2306864">
            <text:p>2,306,864</text:p>
          </table:table-cell>
          <table:table-cell table:style-name="ce9" table:formula="of:=[.P16]/[.F16]" office:value-type="float" office:value="0.648409868666072">
            <text:p>0.65</text:p>
          </table:table-cell>
          <table:table-cell office:value-type="float" office:value="2510085">
            <text:p>2510085</text:p>
          </table:table-cell>
          <table:table-cell table:formula="of:=[.R16]/[.C16]" office:value-type="float" office:value="0.686829303797572">
            <text:p>0.69</text:p>
          </table:table-cell>
          <table:table-cell office:value-type="float" office:value="17620">
            <text:p>17620</text:p>
          </table:table-cell>
          <table:table-cell table:formula="of:=[.T16]/[.R16]" office:value-type="float" office:value="0.00701968260039003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705040">
            <text:p>3705040</text:p>
          </table:table-cell>
          <table:table-cell office:value-type="float" office:value="2129910">
            <text:p>2129910</text:p>
          </table:table-cell>
          <table:table-cell table:style-name="ce9" table:formula="of:=[.D17]/[.C17]" office:value-type="float" office:value="0.574868287521862">
            <text:p>0.57</text:p>
          </table:table-cell>
          <table:table-cell table:style-name="ce10" office:value-type="float" office:value="4009406">
            <text:p>4,009,40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table:style-name="ce13" office:value-type="float" office:value="1021507">
            <text:p>1,021,507</text:p>
          </table:table-cell>
          <table:table-cell table:style-name="ce15" table:formula="of:=[.I17]/[.D17]" office:value-type="float" office:value="0.479601016005371">
            <text:p>0.48</text:p>
          </table:table-cell>
          <table:table-cell table:style-name="ce17" office:value-type="float" office:value="719849">
            <text:p>719,849.00</text:p>
          </table:table-cell>
          <table:table-cell table:style-name="ce17" table:formula="of:=[.K17]/[.D17]" office:value-type="float" office:value="0.33797155748365">
            <text:p>0.34</text:p>
          </table:table-cell>
          <table:table-cell table:style-name="ce17" office:value-type="float" office:value="951743">
            <text:p>951,743.00</text:p>
          </table:table-cell>
          <table:table-cell table:style-name="ce17" table:formula="of:=[.M17]/[.D17]" office:value-type="float" office:value="0.446846580371941">
            <text:p>0.45</text:p>
          </table:table-cell>
          <table:table-cell table:style-name="ce9" table:formula="of:=[.C17]/[.F17]" office:value-type="float" office:value="0.924087009397402">
            <text:p>0.92</text:p>
          </table:table-cell>
          <table:table-cell table:style-name="ce10" office:value-type="float" office:value="2001018">
            <text:p>2,001,018</text:p>
          </table:table-cell>
          <table:table-cell table:style-name="ce9" table:formula="of:=[.P17]/[.F17]" office:value-type="float" office:value="0.499080911237226">
            <text:p>0.50</text:p>
          </table:table-cell>
          <table:table-cell office:value-type="float" office:value="2415999">
            <text:p>2415999</text:p>
          </table:table-cell>
          <table:table-cell table:formula="of:=[.R17]/[.C17]" office:value-type="float" office:value="0.65208445792758">
            <text:p>0.65</text:p>
          </table:table-cell>
          <table:table-cell office:value-type="float" office:value="18088">
            <text:p>18088</text:p>
          </table:table-cell>
          <table:table-cell table:formula="of:=[.T17]/[.R17]" office:value-type="float" office:value="0.00748675806571112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654598">
            <text:p>3654598</text:p>
          </table:table-cell>
          <table:table-cell office:value-type="float" office:value="2483423">
            <text:p>2483423</text:p>
          </table:table-cell>
          <table:table-cell table:style-name="ce9" table:formula="of:=[.D18]/[.C18]" office:value-type="float" office:value="0.679533836553295">
            <text:p>0.68</text:p>
          </table:table-cell>
          <table:table-cell table:style-name="ce10" office:value-type="float" office:value="3935921">
            <text:p>3,935,921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table:style-name="ce13" office:value-type="float" office:value="1163530">
            <text:p>1,163,530</text:p>
          </table:table-cell>
          <table:table-cell table:style-name="ce15" table:formula="of:=[.I18]/[.D18]" office:value-type="float" office:value="0.468518653487545">
            <text:p>0.47</text:p>
          </table:table-cell>
          <table:table-cell table:style-name="ce17" office:value-type="float" office:value="1234806">
            <text:p>1,234,806.00</text:p>
          </table:table-cell>
          <table:table-cell table:style-name="ce17" table:formula="of:=[.K18]/[.D18]" office:value-type="float" office:value="0.497219362146521">
            <text:p>0.50</text:p>
          </table:table-cell>
          <table:table-cell table:style-name="ce17" office:value-type="float" office:value="1219512">
            <text:p>1,219,512.00</text:p>
          </table:table-cell>
          <table:table-cell table:style-name="ce17" table:formula="of:=[.M18]/[.D18]" office:value-type="float" office:value="0.491060926793382">
            <text:p>0.49</text:p>
          </table:table-cell>
          <table:table-cell table:style-name="ce9" table:formula="of:=[.C18]/[.F18]" office:value-type="float" office:value="0.928524225968966">
            <text:p>0.93</text:p>
          </table:table-cell>
          <table:table-cell table:style-name="ce10" office:value-type="float" office:value="2208005">
            <text:p>2,208,005</text:p>
          </table:table-cell>
          <table:table-cell table:style-name="ce9" table:formula="of:=[.P18]/[.F18]" office:value-type="float" office:value="0.560988139751789">
            <text:p>0.56</text:p>
          </table:table-cell>
          <table:table-cell office:value-type="float" office:value="2663864">
            <text:p>2663864</text:p>
          </table:table-cell>
          <table:table-cell table:formula="of:=[.R18]/[.C18]" office:value-type="float" office:value="0.728907529638007">
            <text:p>0.73</text:p>
          </table:table-cell>
          <table:table-cell office:value-type="float" office:value="16395">
            <text:p>16395</text:p>
          </table:table-cell>
          <table:table-cell table:formula="of:=[.T18]/[.R18]" office:value-type="float" office:value="0.00615459347774511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3879045">
            <text:p>3879045</text:p>
          </table:table-cell>
          <table:table-cell office:value-type="float" office:value="3583862">
            <text:p>3583862</text:p>
          </table:table-cell>
          <table:table-cell table:style-name="ce9" table:formula="of:=[.D19]/[.C19]" office:value-type="float" office:value="0.923903177199543">
            <text:p>0.92</text:p>
          </table:table-cell>
          <table:table-cell table:style-name="ce10" office:value-type="float" office:value="3994490">
            <text:p>3,994,490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table:style-name="ce13" office:value-type="float" office:value="1553963">
            <text:p>1,553,963</text:p>
          </table:table-cell>
          <table:table-cell table:style-name="ce15" table:formula="of:=[.I19]/[.D19]" office:value-type="float" office:value="0.433600121879693">
            <text:p>0.43</text:p>
          </table:table-cell>
          <table:table-cell table:style-name="ce17" office:value-type="float" office:value="1503317">
            <text:p>1,503,317.00</text:p>
          </table:table-cell>
          <table:table-cell table:style-name="ce17" table:formula="of:=[.K19]/[.D19]" office:value-type="float" office:value="0.419468439353971">
            <text:p>0.42</text:p>
          </table:table-cell>
          <table:table-cell table:style-name="ce17" office:value-type="float" office:value="1572964">
            <text:p>1,572,964.00</text:p>
          </table:table-cell>
          <table:table-cell table:style-name="ce17" table:formula="of:=[.M19]/[.D19]" office:value-type="float" office:value="0.438901944327097">
            <text:p>0.44</text:p>
          </table:table-cell>
          <table:table-cell table:style-name="ce9" table:formula="of:=[.C19]/[.F19]" office:value-type="float" office:value="0.971098938788181">
            <text:p>0.97</text:p>
          </table:table-cell>
          <table:table-cell table:style-name="ce10" office:value-type="float" office:value="2414741">
            <text:p>2,414,741</text:p>
          </table:table-cell>
          <table:table-cell table:style-name="ce9" table:formula="of:=[.P19]/[.F19]" office:value-type="float" office:value="0.604517973508508">
            <text:p>0.60</text:p>
          </table:table-cell>
          <table:table-cell office:value-type="float" office:value="2151723">
            <text:p>2151723</text:p>
          </table:table-cell>
          <table:table-cell table:formula="of:=[.R19]/[.C19]" office:value-type="float" office:value="0.554704315108487">
            <text:p>0.55</text:p>
          </table:table-cell>
          <table:table-cell office:value-type="float" office:value="17807">
            <text:p>17807</text:p>
          </table:table-cell>
          <table:table-cell table:formula="of:=[.T19]/[.R19]" office:value-type="float" office:value="0.00827569347913277">
            <text:p>0.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3994490">
            <text:p>3994490</text:p>
          </table:table-cell>
          <table:table-cell office:value-type="float" office:value="3788006">
            <text:p>3788006</text:p>
          </table:table-cell>
          <table:table-cell table:style-name="ce9" table:formula="of:=[.D20]/[.C20]" office:value-type="float" office:value="0.948307793986216">
            <text:p>0.95</text:p>
          </table:table-cell>
          <table:table-cell table:style-name="ce10" office:value-type="float" office:value="4132864">
            <text:p>4,132,86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style-name="ce13" office:value-type="float" office:value="1712031">
            <text:p>1,712,031</text:p>
          </table:table-cell>
          <table:table-cell table:style-name="ce15" table:formula="of:=[.I20]/[.D20]" office:value-type="float" office:value="0.451961005341597">
            <text:p>0.45</text:p>
          </table:table-cell>
          <table:table-cell table:style-name="ce17" office:value-type="float" office:value="1639344">
            <text:p>1,639,344.00</text:p>
          </table:table-cell>
          <table:table-cell table:style-name="ce17" table:formula="of:=[.K20]/[.D20]" office:value-type="float" office:value="0.432772281775689">
            <text:p>0.43</text:p>
          </table:table-cell>
          <table:table-cell table:style-name="ce17" office:value-type="float" office:value="1710886">
            <text:p>1,710,886.00</text:p>
          </table:table-cell>
          <table:table-cell table:style-name="ce17" table:formula="of:=[.M20]/[.D20]" office:value-type="float" office:value="0.451658735493027">
            <text:p>0.45</text:p>
          </table:table-cell>
          <table:table-cell table:style-name="ce9" table:formula="of:=[.C20]/[.F20]" office:value-type="float" office:value="0.966518617597869">
            <text:p>0.97</text:p>
          </table:table-cell>
          <table:table-cell table:style-name="ce10" office:value-type="float" office:value="2438192">
            <text:p>2,438,192</text:p>
          </table:table-cell>
          <table:table-cell table:style-name="ce9" table:formula="of:=[.P20]/[.F20]" office:value-type="float" office:value="0.589952149405352">
            <text:p>0.59</text:p>
          </table:table-cell>
          <table:table-cell office:value-type="float" office:value="2815481">
            <text:p>2815481</text:p>
          </table:table-cell>
          <table:table-cell table:formula="of:=[.R20]/[.C20]" office:value-type="float" office:value="0.704841168709898">
            <text:p>0.7</text:p>
          </table:table-cell>
          <table:table-cell office:value-type="float" office:value="13811">
            <text:p>13811</text:p>
          </table:table-cell>
          <table:table-cell table:formula="of:=[.T20]/[.R20]" office:value-type="float" office:value="0.00490537851258808">
            <text:p>0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3994490">
            <text:p>3994490</text:p>
          </table:table-cell>
          <table:table-cell office:value-type="float" office:value="3963609">
            <text:p>3963609</text:p>
          </table:table-cell>
          <table:table-cell table:style-name="ce9" table:formula="of:=[.D21]/[.C21]" office:value-type="float" office:value="0.992269100686195">
            <text:p>0.99</text:p>
          </table:table-cell>
          <table:table-cell table:style-name="ce10" office:value-type="float" office:value="4197489">
            <text:p>4,197,489</text:p>
          </table:table-cell>
          <table:table-cell table:number-columns-repeated="2" office:value-type="float" office:value="256">
            <text:p>256</text:p>
          </table:table-cell>
          <table:table-cell table:style-name="ce13" office:value-type="float" office:value="1740786">
            <text:p>1,740,786</text:p>
          </table:table-cell>
          <table:table-cell table:style-name="ce15" table:formula="of:=[.I21]/[.D21]" office:value-type="float" office:value="0.439192160477989">
            <text:p>0.44</text:p>
          </table:table-cell>
          <table:table-cell table:style-name="ce17" office:value-type="float" office:value="1678468">
            <text:p>1,678,468.00</text:p>
          </table:table-cell>
          <table:table-cell table:style-name="ce17" table:formula="of:=[.K21]/[.D21]" office:value-type="float" office:value="0.423469620742107">
            <text:p>0.42</text:p>
          </table:table-cell>
          <table:table-cell table:style-name="ce17" office:value-type="float" office:value="1671782">
            <text:p>1,671,782.00</text:p>
          </table:table-cell>
          <table:table-cell table:style-name="ce17" table:formula="of:=[.M21]/[.D21]" office:value-type="float" office:value="0.42178277423429">
            <text:p>0.42</text:p>
          </table:table-cell>
          <table:table-cell table:style-name="ce9" table:formula="of:=[.C21]/[.F21]" office:value-type="float" office:value="0.951637991189494">
            <text:p>0.95</text:p>
          </table:table-cell>
          <table:table-cell table:style-name="ce10" office:value-type="float" office:value="2485384">
            <text:p>2,485,384</text:p>
          </table:table-cell>
          <table:table-cell table:style-name="ce9" table:formula="of:=[.P21]/[.F21]" office:value-type="float" office:value="0.592112093682675">
            <text:p>0.59</text:p>
          </table:table-cell>
          <table:table-cell office:value-type="float" office:value="3557282">
            <text:p>3557282</text:p>
          </table:table-cell>
          <table:table-cell table:formula="of:=[.R21]/[.C21]" office:value-type="float" office:value="0.890547228807682">
            <text:p>0.89</text:p>
          </table:table-cell>
          <table:table-cell office:value-type="float" office:value="17627">
            <text:p>17627</text:p>
          </table:table-cell>
          <table:table-cell table:formula="of:=[.T21]/[.R21]" office:value-type="float" office:value="0.00495518769667403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2958758">
            <text:p>2958758</text:p>
          </table:table-cell>
          <table:table-cell office:value-type="float" office:value="871820">
            <text:p>871820</text:p>
          </table:table-cell>
          <table:table-cell table:style-name="ce9" table:formula="of:=[.D22]/[.C22]" office:value-type="float" office:value="0.29465742044466">
            <text:p>0.29</text:p>
          </table:table-cell>
          <table:table-cell table:style-name="ce10" office:value-type="float" office:value="3409755">
            <text:p>3,409,75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style-name="ce13" office:value-type="float" office:value="484325">
            <text:p>484,325</text:p>
          </table:table-cell>
          <table:table-cell table:style-name="ce15" table:formula="of:=[.I22]/[.D22]" office:value-type="float" office:value="0.555533252276846">
            <text:p>0.56</text:p>
          </table:table-cell>
          <table:table-cell table:style-name="ce17" office:value-type="float" office:value="457870">
            <text:p>457,870.00</text:p>
          </table:table-cell>
          <table:table-cell table:style-name="ce17" table:formula="of:=[.K22]/[.D22]" office:value-type="float" office:value="0.525188685737882">
            <text:p>0.53</text:p>
          </table:table-cell>
          <table:table-cell table:style-name="ce17" office:value-type="float" office:value="512846">
            <text:p>512,846.00</text:p>
          </table:table-cell>
          <table:table-cell table:style-name="ce17" table:formula="of:=[.M22]/[.D22]" office:value-type="float" office:value="0.588247574040513">
            <text:p>0.59</text:p>
          </table:table-cell>
          <table:table-cell table:style-name="ce9" table:formula="of:=[.C22]/[.F22]" office:value-type="float" office:value="0.867733312217447">
            <text:p>0.87</text:p>
          </table:table-cell>
          <table:table-cell table:style-name="ce10" office:value-type="float" office:value="1991793">
            <text:p>1,991,793</text:p>
          </table:table-cell>
          <table:table-cell table:style-name="ce9" table:formula="of:=[.P22]/[.F22]" office:value-type="float" office:value="0.584145488458848">
            <text:p>0.58</text:p>
          </table:table-cell>
          <table:table-cell office:value-type="float" office:value="1641630">
            <text:p>1641630</text:p>
          </table:table-cell>
          <table:table-cell table:formula="of:=[.R22]/[.C22]" office:value-type="float" office:value="0.554837536560949">
            <text:p>0.55</text:p>
          </table:table-cell>
          <table:table-cell office:value-type="float" office:value="15926">
            <text:p>15926</text:p>
          </table:table-cell>
          <table:table-cell table:formula="of:=[.T22]/[.R22]" office:value-type="float" office:value="0.00970133343079744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3634839">
            <text:p>3634839</text:p>
          </table:table-cell>
          <table:table-cell office:value-type="float" office:value="1490672">
            <text:p>1490672</text:p>
          </table:table-cell>
          <table:table-cell table:style-name="ce9" table:formula="of:=[.D23]/[.C23]" office:value-type="float" office:value="0.410106747506561">
            <text:p>0.41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table:style-name="ce13" office:value-type="float" office:value="790526">
            <text:p>790,526</text:p>
          </table:table-cell>
          <table:table-cell table:style-name="ce15" table:formula="of:=[.I23]/[.D23]" office:value-type="float" office:value="0.53031518670774">
            <text:p>0.53</text:p>
          </table:table-cell>
          <table:table-cell table:style-name="ce17" office:value-type="float" office:value="691639">
            <text:p>691,639.00</text:p>
          </table:table-cell>
          <table:table-cell table:style-name="ce17" table:formula="of:=[.K23]/[.D23]" office:value-type="float" office:value="0.4639779911342">
            <text:p>0.46</text:p>
          </table:table-cell>
          <table:table-cell table:style-name="ce17" office:value-type="float" office:value="838107">
            <text:p>838,107.00</text:p>
          </table:table-cell>
          <table:table-cell table:style-name="ce17" table:formula="of:=[.M23]/[.D23]" office:value-type="float" office:value="0.562234347998755">
            <text:p>0.56</text:p>
          </table:table-cell>
          <table:table-cell table:style-name="ce9" table:formula="of:=[.C23]/[.F23]" office:value-type="float" office:value="0.895058540898846">
            <text:p>0.90</text:p>
          </table:table-cell>
          <table:table-cell table:style-name="ce10" office:value-type="float" office:value="2264680">
            <text:p>2,264,680</text:p>
          </table:table-cell>
          <table:table-cell table:style-name="ce9" table:formula="of:=[.P23]/[.F23]" office:value-type="float" office:value="0.557664638352015">
            <text:p>0.56</text:p>
          </table:table-cell>
          <table:table-cell office:value-type="float" office:value="2414298">
            <text:p>2414298</text:p>
          </table:table-cell>
          <table:table-cell table:formula="of:=[.R23]/[.C23]" office:value-type="float" office:value="0.664210436830902">
            <text:p>0.66</text:p>
          </table:table-cell>
          <table:table-cell office:value-type="float" office:value="15648">
            <text:p>15648</text:p>
          </table:table-cell>
          <table:table-cell table:formula="of:=[.T23]/[.R23]" office:value-type="float" office:value="0.00648138713613647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653390">
            <text:p>3653390</text:p>
          </table:table-cell>
          <table:table-cell office:value-type="float" office:value="2089022">
            <text:p>2089022</text:p>
          </table:table-cell>
          <table:table-cell table:style-name="ce9" table:formula="of:=[.D24]/[.C24]" office:value-type="float" office:value="0.57180372202256">
            <text:p>0.57</text:p>
          </table:table-cell>
          <table:table-cell table:style-name="ce10" office:value-type="float" office:value="3970896">
            <text:p>3,970,89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table:style-name="ce13" office:value-type="float" office:value="1122536">
            <text:p>1,122,536</text:p>
          </table:table-cell>
          <table:table-cell table:style-name="ce15" table:formula="of:=[.I24]/[.D24]" office:value-type="float" office:value="0.537350013547009">
            <text:p>0.54</text:p>
          </table:table-cell>
          <table:table-cell table:style-name="ce17" office:value-type="float" office:value="1090777">
            <text:p>1,090,777.00</text:p>
          </table:table-cell>
          <table:table-cell table:style-name="ce17" table:formula="of:=[.K24]/[.D24]" office:value-type="float" office:value="0.522147205725933">
            <text:p>0.52</text:p>
          </table:table-cell>
          <table:table-cell table:style-name="ce17" office:value-type="float" office:value="893153">
            <text:p>893,153.00</text:p>
          </table:table-cell>
          <table:table-cell table:style-name="ce17" table:formula="of:=[.M24]/[.D24]" office:value-type="float" office:value="0.427545999994256">
            <text:p>0.43</text:p>
          </table:table-cell>
          <table:table-cell table:style-name="ce9" table:formula="of:=[.C24]/[.F24]" office:value-type="float" office:value="0.920041723580774">
            <text:p>0.92</text:p>
          </table:table-cell>
          <table:table-cell table:style-name="ce10" office:value-type="float" office:value="2255182">
            <text:p>2,255,182</text:p>
          </table:table-cell>
          <table:table-cell table:style-name="ce9" table:formula="of:=[.P24]/[.F24]" office:value-type="float" office:value="0.56792774225263">
            <text:p>0.57</text:p>
          </table:table-cell>
          <table:table-cell office:value-type="float" office:value="2535632">
            <text:p>2535632</text:p>
          </table:table-cell>
          <table:table-cell table:formula="of:=[.R24]/[.C24]" office:value-type="float" office:value="0.694049088654647">
            <text:p>0.69</text:p>
          </table:table-cell>
          <table:table-cell office:value-type="float" office:value="15414">
            <text:p>15414</text:p>
          </table:table-cell>
          <table:table-cell table:formula="of:=[.T24]/[.R24]" office:value-type="float" office:value="0.00607895782984282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710197">
            <text:p>3710197</text:p>
          </table:table-cell>
          <table:table-cell office:value-type="float" office:value="2977636">
            <text:p>2977636</text:p>
          </table:table-cell>
          <table:table-cell table:style-name="ce9" table:formula="of:=[.D25]/[.C25]" office:value-type="float" office:value="0.802554689144539">
            <text:p>0.80</text:p>
          </table:table-cell>
          <table:table-cell table:style-name="ce10" office:value-type="float" office:value="3913012">
            <text:p>3,913,0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table:style-name="ce13" office:value-type="float" office:value="1418400">
            <text:p>1,418,400</text:p>
          </table:table-cell>
          <table:table-cell table:style-name="ce15" table:formula="of:=[.I25]/[.D25]" office:value-type="float" office:value="0.476351038206147">
            <text:p>0.48</text:p>
          </table:table-cell>
          <table:table-cell table:style-name="ce17" office:value-type="float" office:value="1397189">
            <text:p>1,397,189.00</text:p>
          </table:table-cell>
          <table:table-cell table:style-name="ce17" table:formula="of:=[.K25]/[.D25]" office:value-type="float" office:value="0.469227602030604">
            <text:p>0.47</text:p>
          </table:table-cell>
          <table:table-cell table:style-name="ce17" office:value-type="float" office:value="1126190">
            <text:p>1,126,190.00</text:p>
          </table:table-cell>
          <table:table-cell table:style-name="ce17" table:formula="of:=[.M25]/[.D25]" office:value-type="float" office:value="0.378216141932728">
            <text:p>0.38</text:p>
          </table:table-cell>
          <table:table-cell table:style-name="ce9" table:formula="of:=[.C25]/[.F25]" office:value-type="float" office:value="0.948169083049068">
            <text:p>0.95</text:p>
          </table:table-cell>
          <table:table-cell table:style-name="ce10" office:value-type="float" office:value="2207859">
            <text:p>2,207,859</text:p>
          </table:table-cell>
          <table:table-cell table:style-name="ce9" table:formula="of:=[.P25]/[.F25]" office:value-type="float" office:value="0.56423517229183">
            <text:p>0.56</text:p>
          </table:table-cell>
          <table:table-cell office:value-type="float" office:value="2473760">
            <text:p>2473760</text:p>
          </table:table-cell>
          <table:table-cell table:formula="of:=[.R25]/[.C25]" office:value-type="float" office:value="0.666746267111962">
            <text:p>0.67</text:p>
          </table:table-cell>
          <table:table-cell office:value-type="float" office:value="14355">
            <text:p>14355</text:p>
          </table:table-cell>
          <table:table-cell table:formula="of:=[.T25]/[.R25]" office:value-type="float" office:value="0.00580290731518013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3877684">
            <text:p>3877684</text:p>
          </table:table-cell>
          <table:table-cell office:value-type="float" office:value="3288488">
            <text:p>3288488</text:p>
          </table:table-cell>
          <table:table-cell table:style-name="ce9" table:formula="of:=[.D26]/[.C26]" office:value-type="float" office:value="0.848054663556907">
            <text:p>0.85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table:style-name="ce13" office:value-type="float" office:value="1623644">
            <text:p>1,623,644</text:p>
          </table:table-cell>
          <table:table-cell table:style-name="ce15" table:formula="of:=[.I26]/[.D26]" office:value-type="float" office:value="0.493735722921902">
            <text:p>0.49</text:p>
          </table:table-cell>
          <table:table-cell table:style-name="ce17" office:value-type="float" office:value="1698851">
            <text:p>1,698,851.00</text:p>
          </table:table-cell>
          <table:table-cell table:style-name="ce17" table:formula="of:=[.K26]/[.D26]" office:value-type="float" office:value="0.516605503806004">
            <text:p>0.52</text:p>
          </table:table-cell>
          <table:table-cell table:style-name="ce17" office:value-type="float" office:value="1750068">
            <text:p>1,750,068.00</text:p>
          </table:table-cell>
          <table:table-cell table:style-name="ce17" table:formula="of:=[.M26]/[.D26]" office:value-type="float" office:value="0.532180138714205">
            <text:p>0.53</text:p>
          </table:table-cell>
          <table:table-cell table:style-name="ce9" table:formula="of:=[.C26]/[.F26]" office:value-type="float" office:value="0.954857748336804">
            <text:p>0.95</text:p>
          </table:table-cell>
          <table:table-cell table:style-name="ce10" office:value-type="float" office:value="2393684">
            <text:p>2,393,684</text:p>
          </table:table-cell>
          <table:table-cell table:style-name="ce9" table:formula="of:=[.P26]/[.F26]" office:value-type="float" office:value="0.589431143556266">
            <text:p>0.59</text:p>
          </table:table-cell>
          <table:table-cell office:value-type="float" office:value="2796015">
            <text:p>2796015</text:p>
          </table:table-cell>
          <table:table-cell table:formula="of:=[.R26]/[.C26]" office:value-type="float" office:value="0.72105282431472">
            <text:p>0.72</text:p>
          </table:table-cell>
          <table:table-cell office:value-type="float" office:value="16025">
            <text:p>16025</text:p>
          </table:table-cell>
          <table:table-cell table:formula="of:=[.T26]/[.R26]" office:value-type="float" office:value="0.00573137125516136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4030519">
            <text:p>4030519</text:p>
          </table:table-cell>
          <table:table-cell office:value-type="float" office:value="3848906">
            <text:p>3848906</text:p>
          </table:table-cell>
          <table:table-cell table:style-name="ce9" table:formula="of:=[.D27]/[.C27]" office:value-type="float" office:value="0.954940542396649">
            <text:p>0.95</text:p>
          </table:table-cell>
          <table:table-cell table:style-name="ce10" office:value-type="float" office:value="4123387">
            <text:p>4,123,387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table:style-name="ce13" office:value-type="float" office:value="1785652">
            <text:p>1,785,652</text:p>
          </table:table-cell>
          <table:table-cell table:style-name="ce15" table:formula="of:=[.I27]/[.D27]" office:value-type="float" office:value="0.463937544850407">
            <text:p>0.46</text:p>
          </table:table-cell>
          <table:table-cell table:style-name="ce17" office:value-type="float" office:value="1025353">
            <text:p>1,025,353.00</text:p>
          </table:table-cell>
          <table:table-cell table:style-name="ce17" table:formula="of:=[.K27]/[.D27]" office:value-type="float" office:value="0.266401153990251">
            <text:p>0.27</text:p>
          </table:table-cell>
          <table:table-cell table:style-name="ce17" office:value-type="float" office:value="1927928">
            <text:p>1,927,928.00</text:p>
          </table:table-cell>
          <table:table-cell table:style-name="ce17" table:formula="of:=[.M27]/[.D27]" office:value-type="float" office:value="0.500902853953825">
            <text:p>0.50</text:p>
          </table:table-cell>
          <table:table-cell table:style-name="ce9" table:formula="of:=[.C27]/[.F27]" office:value-type="float" office:value="0.977477738567833">
            <text:p>0.98</text:p>
          </table:table-cell>
          <table:table-cell table:style-name="ce10" office:value-type="float" office:value="2415062">
            <text:p>2,415,062</text:p>
          </table:table-cell>
          <table:table-cell table:style-name="ce9" table:formula="of:=[.P27]/[.F27]" office:value-type="float" office:value="0.585698601659267">
            <text:p>0.59</text:p>
          </table:table-cell>
          <table:table-cell office:value-type="float" office:value="2828685">
            <text:p>2828685</text:p>
          </table:table-cell>
          <table:table-cell table:formula="of:=[.R27]/[.C27]" office:value-type="float" office:value="0.701816565062713">
            <text:p>0.7</text:p>
          </table:table-cell>
          <table:table-cell office:value-type="float" office:value="15912">
            <text:p>15912</text:p>
          </table:table-cell>
          <table:table-cell table:formula="of:=[.T27]/[.R27]" office:value-type="float" office:value="0.00562522868399981">
            <text:p>0.0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4030519">
            <text:p>4030519</text:p>
          </table:table-cell>
          <table:table-cell office:value-type="float" office:value="4214823">
            <text:p>4214823</text:p>
          </table:table-cell>
          <table:table-cell table:style-name="ce9" table:formula="of:=[.D28]/[.C28]" office:value-type="float" office:value="1.04572711355535">
            <text:p>1.05</text:p>
          </table:table-cell>
          <table:table-cell table:style-name="ce10" office:value-type="float" office:value="4131319">
            <text:p>4,131,319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style-name="ce13" office:value-type="float" office:value="1971733">
            <text:p>1,971,733</text:p>
          </table:table-cell>
          <table:table-cell table:style-name="ce15" table:formula="of:=[.I28]/[.D28]" office:value-type="float" office:value="0.467809205748379">
            <text:p>0.47</text:p>
          </table:table-cell>
          <table:table-cell table:style-name="ce17" office:value-type="float" office:value="1812132">
            <text:p>1,812,132.00</text:p>
          </table:table-cell>
          <table:table-cell table:style-name="ce17" table:formula="of:=[.K28]/[.D28]" office:value-type="float" office:value="0.42994260968966">
            <text:p>0.43</text:p>
          </table:table-cell>
          <table:table-cell table:style-name="ce17" office:value-type="float" office:value="1909379">
            <text:p>1,909,379.00</text:p>
          </table:table-cell>
          <table:table-cell table:style-name="ce17" table:formula="of:=[.M28]/[.D28]" office:value-type="float" office:value="0.45301522744846">
            <text:p>0.45</text:p>
          </table:table-cell>
          <table:table-cell table:style-name="ce9" table:formula="of:=[.C28]/[.F28]" office:value-type="float" office:value="0.975601012654796">
            <text:p>0.98</text:p>
          </table:table-cell>
          <table:table-cell table:style-name="ce10" office:value-type="float" office:value="2449911">
            <text:p>2,449,911</text:p>
          </table:table-cell>
          <table:table-cell table:style-name="ce9" table:formula="of:=[.P28]/[.F28]" office:value-type="float" office:value="0.593009399661464">
            <text:p>0.59</text:p>
          </table:table-cell>
          <table:table-cell office:value-type="float" office:value="2894196">
            <text:p>2894196</text:p>
          </table:table-cell>
          <table:table-cell table:formula="of:=[.R28]/[.C28]" office:value-type="float" office:value="0.718070303104885">
            <text:p>0.72</text:p>
          </table:table-cell>
          <table:table-cell office:value-type="float" office:value="15247">
            <text:p>15247</text:p>
          </table:table-cell>
          <table:table-cell table:formula="of:=[.T28]/[.R28]" office:value-type="float" office:value="0.00526812973274789">
            <text:p>0.01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4000485">
            <text:p>4000485</text:p>
          </table:table-cell>
          <table:table-cell office:value-type="float" office:value="4071462">
            <text:p>4071462</text:p>
          </table:table-cell>
          <table:table-cell table:style-name="ce9" table:formula="of:=[.D29]/[.C29]" office:value-type="float" office:value="1.01774209877052">
            <text:p>1.02</text:p>
          </table:table-cell>
          <table:table-cell table:style-name="ce10" office:value-type="float" office:value="4123387">
            <text:p>4,123,387</text:p>
          </table:table-cell>
          <table:table-cell table:number-columns-repeated="2" office:value-type="float" office:value="512">
            <text:p>512</text:p>
          </table:table-cell>
          <table:table-cell table:style-name="ce13" office:value-type="float" office:value="1772423">
            <text:p>1,772,423</text:p>
          </table:table-cell>
          <table:table-cell table:style-name="ce15" table:formula="of:=[.I29]/[.D29]" office:value-type="float" office:value="0.435328390637073">
            <text:p>0.44</text:p>
          </table:table-cell>
          <table:table-cell table:style-name="ce17" office:value-type="float" office:value="1616314">
            <text:p>1,616,314.00</text:p>
          </table:table-cell>
          <table:table-cell table:style-name="ce17" table:formula="of:=[.K29]/[.D29]" office:value-type="float" office:value="0.396986144043589">
            <text:p>0.40</text:p>
          </table:table-cell>
          <table:table-cell table:style-name="ce17" office:value-type="float" office:value="1987963">
            <text:p>1,987,963.00</text:p>
          </table:table-cell>
          <table:table-cell table:style-name="ce17" table:formula="of:=[.M29]/[.D29]" office:value-type="float" office:value="0.488267605101067">
            <text:p>0.49</text:p>
          </table:table-cell>
          <table:table-cell table:style-name="ce9" table:formula="of:=[.C29]/[.F29]" office:value-type="float" office:value="0.970193920677346">
            <text:p>0.97</text:p>
          </table:table-cell>
          <table:table-cell table:style-name="ce10" office:value-type="float" office:value="2414752">
            <text:p>2,414,752</text:p>
          </table:table-cell>
          <table:table-cell table:style-name="ce9" table:formula="of:=[.P29]/[.F29]" office:value-type="float" office:value="0.5856234207461">
            <text:p>0.59</text:p>
          </table:table-cell>
          <table:table-cell office:value-type="float" office:value="2709220">
            <text:p>2709220</text:p>
          </table:table-cell>
          <table:table-cell table:formula="of:=[.R29]/[.C29]" office:value-type="float" office:value="0.677222886724985">
            <text:p>0.68</text:p>
          </table:table-cell>
          <table:table-cell office:value-type="float" office:value="14966">
            <text:p>14966</text:p>
          </table:table-cell>
          <table:table-cell table:formula="of:=[.T29]/[.R29]" office:value-type="float" office:value="0.00552409918721994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835325">
            <text:p>2835325</text:p>
          </table:table-cell>
          <table:table-cell office:value-type="float" office:value="936994">
            <text:p>936994</text:p>
          </table:table-cell>
          <table:table-cell table:style-name="ce9" table:formula="of:=[.D30]/[.C30]" office:value-type="float" office:value="0.330471462707097">
            <text:p>0.33</text:p>
          </table:table-cell>
          <table:table-cell table:style-name="ce10" office:value-type="float" office:value="3345496">
            <text:p>3,345,49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style-name="ce13" office:value-type="float" office:value="490484">
            <text:p>490,484</text:p>
          </table:table-cell>
          <table:table-cell table:style-name="ce15" table:formula="of:=[.I30]/[.D30]" office:value-type="float" office:value="0.523465465093693">
            <text:p>0.52</text:p>
          </table:table-cell>
          <table:table-cell table:style-name="ce17" office:value-type="float" office:value="512918">
            <text:p>512,918.00</text:p>
          </table:table-cell>
          <table:table-cell table:style-name="ce17" table:formula="of:=[.K30]/[.D30]" office:value-type="float" office:value="0.547407987671212">
            <text:p>0.55</text:p>
          </table:table-cell>
          <table:table-cell table:style-name="ce17" office:value-type="float" office:value="458596">
            <text:p>458,596.00</text:p>
          </table:table-cell>
          <table:table-cell table:style-name="ce17" table:formula="of:=[.M30]/[.D30]" office:value-type="float" office:value="0.48943323009539">
            <text:p>0.49</text:p>
          </table:table-cell>
          <table:table-cell table:style-name="ce9" table:formula="of:=[.C30]/[.F30]" office:value-type="float" office:value="0.847505123306081">
            <text:p>0.85</text:p>
          </table:table-cell>
          <table:table-cell table:style-name="ce10" office:value-type="float" office:value="1706778">
            <text:p>1,706,778</text:p>
          </table:table-cell>
          <table:table-cell table:style-name="ce9" table:formula="of:=[.P30]/[.F30]" office:value-type="float" office:value="0.510171884826645">
            <text:p>0.51</text:p>
          </table:table-cell>
          <table:table-cell office:value-type="float" office:value="1988139">
            <text:p>1988139</text:p>
          </table:table-cell>
          <table:table-cell table:formula="of:=[.R30]/[.C30]" office:value-type="float" office:value="0.701203213035543">
            <text:p>0.7</text:p>
          </table:table-cell>
          <table:table-cell office:value-type="float" office:value="15437">
            <text:p>15437</text:p>
          </table:table-cell>
          <table:table-cell table:formula="of:=[.T30]/[.R30]" office:value-type="float" office:value="0.00776454764983736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3447541">
            <text:p>3447541</text:p>
          </table:table-cell>
          <table:table-cell office:value-type="float" office:value="1539562">
            <text:p>1539562</text:p>
          </table:table-cell>
          <table:table-cell table:style-name="ce9" table:formula="of:=[.D31]/[.C31]" office:value-type="float" office:value="0.44656814813805">
            <text:p>0.45</text:p>
          </table:table-cell>
          <table:table-cell table:style-name="ce10" office:value-type="float" office:value="3955557">
            <text:p>3,955,5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style-name="ce13" office:value-type="float" office:value="831432">
            <text:p>831,432</text:p>
          </table:table-cell>
          <table:table-cell table:style-name="ce15" table:formula="of:=[.I31]/[.D31]" office:value-type="float" office:value="0.54004450616474">
            <text:p>0.54</text:p>
          </table:table-cell>
          <table:table-cell table:style-name="ce17" office:value-type="float" office:value="748187">
            <text:p>748,187.00</text:p>
          </table:table-cell>
          <table:table-cell table:style-name="ce17" table:formula="of:=[.K31]/[.D31]" office:value-type="float" office:value="0.485973932845835">
            <text:p>0.49</text:p>
          </table:table-cell>
          <table:table-cell table:style-name="ce17" office:value-type="float" office:value="822787">
            <text:p>822,787.00</text:p>
          </table:table-cell>
          <table:table-cell table:style-name="ce17" table:formula="of:=[.M31]/[.D31]" office:value-type="float" office:value="0.534429272741208">
            <text:p>0.53</text:p>
          </table:table-cell>
          <table:table-cell table:style-name="ce9" table:formula="of:=[.C31]/[.F31]" office:value-type="float" office:value="0.871569035662993">
            <text:p>0.87</text:p>
          </table:table-cell>
          <table:table-cell table:style-name="ce10" office:value-type="float" office:value="2169286">
            <text:p>2,169,286</text:p>
          </table:table-cell>
          <table:table-cell table:style-name="ce9" table:formula="of:=[.P31]/[.F31]" office:value-type="float" office:value="0.548414799736169">
            <text:p>0.55</text:p>
          </table:table-cell>
          <table:table-cell office:value-type="float" office:value="2280256">
            <text:p>2280256</text:p>
          </table:table-cell>
          <table:table-cell table:formula="of:=[.R31]/[.C31]" office:value-type="float" office:value="0.661415194192034">
            <text:p>0.66</text:p>
          </table:table-cell>
          <table:table-cell office:value-type="float" office:value="14462">
            <text:p>14462</text:p>
          </table:table-cell>
          <table:table-cell table:formula="of:=[.T31]/[.R31]" office:value-type="float" office:value="0.00634227034157568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3469823">
            <text:p>3469823</text:p>
          </table:table-cell>
          <table:table-cell office:value-type="float" office:value="2143258">
            <text:p>2143258</text:p>
          </table:table-cell>
          <table:table-cell table:style-name="ce9" table:formula="of:=[.D32]/[.C32]" office:value-type="float" office:value="0.617685109586281">
            <text:p>0.6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style-name="ce13" office:value-type="float" office:value="1098912">
            <text:p>1,098,912</text:p>
          </table:table-cell>
          <table:table-cell table:style-name="ce15" table:formula="of:=[.I32]/[.D32]" office:value-type="float" office:value="0.512729685366857">
            <text:p>0.51</text:p>
          </table:table-cell>
          <table:table-cell table:style-name="ce17" office:value-type="float" office:value="1047784">
            <text:p>1,047,784.00</text:p>
          </table:table-cell>
          <table:table-cell table:style-name="ce17" table:formula="of:=[.K32]/[.D32]" office:value-type="float" office:value="0.488874414559516">
            <text:p>0.49</text:p>
          </table:table-cell>
          <table:table-cell table:style-name="ce17" office:value-type="float" office:value="1145439">
            <text:p>1,145,439.00</text:p>
          </table:table-cell>
          <table:table-cell table:style-name="ce17" table:formula="of:=[.M32]/[.D32]" office:value-type="float" office:value="0.534438224422818">
            <text:p>0.53</text:p>
          </table:table-cell>
          <table:table-cell table:style-name="ce9" table:formula="of:=[.C32]/[.F32]" office:value-type="float" office:value="1.0468572466431">
            <text:p>1.05</text:p>
          </table:table-cell>
          <table:table-cell table:style-name="ce10" office:value-type="float" office:value="2250752">
            <text:p>2,250,752</text:p>
          </table:table-cell>
          <table:table-cell table:style-name="ce9" table:formula="of:=[.P32]/[.F32]" office:value-type="float" office:value="0.679059433751072">
            <text:p>0.68</text:p>
          </table:table-cell>
          <table:table-cell office:value-type="float" office:value="2321672">
            <text:p>2321672</text:p>
          </table:table-cell>
          <table:table-cell table:formula="of:=[.R32]/[.C32]" office:value-type="float" office:value="0.669103870716172">
            <text:p>0.67</text:p>
          </table:table-cell>
          <table:table-cell office:value-type="float" office:value="15908">
            <text:p>15908</text:p>
          </table:table-cell>
          <table:table-cell table:formula="of:=[.T32]/[.R32]" office:value-type="float" office:value="0.00685195841617593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390391">
            <text:p>3390391</text:p>
          </table:table-cell>
          <table:table-cell office:value-type="float" office:value="2992524">
            <text:p>2992524</text:p>
          </table:table-cell>
          <table:table-cell table:style-name="ce9" table:formula="of:=[.D33]/[.C33]" office:value-type="float" office:value="0.882648638460874">
            <text:p>0.88</text:p>
          </table:table-cell>
          <table:table-cell table:style-name="ce10" office:value-type="float" office:value="3923040">
            <text:p>3,923,04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style-name="ce13" office:value-type="float" office:value="1493320">
            <text:p>1,493,320</text:p>
          </table:table-cell>
          <table:table-cell table:style-name="ce15" table:formula="of:=[.I33]/[.D33]" office:value-type="float" office:value="0.499016883406783">
            <text:p>0.50</text:p>
          </table:table-cell>
          <table:table-cell table:style-name="ce17" office:value-type="float" office:value="1295562">
            <text:p>1,295,562.00</text:p>
          </table:table-cell>
          <table:table-cell table:style-name="ce17" table:formula="of:=[.K33]/[.D33]" office:value-type="float" office:value="0.432932868708822">
            <text:p>0.43</text:p>
          </table:table-cell>
          <table:table-cell table:style-name="ce17" office:value-type="float" office:value="1388625">
            <text:p>1,388,625.00</text:p>
          </table:table-cell>
          <table:table-cell table:style-name="ce17" table:formula="of:=[.M33]/[.D33]" office:value-type="float" office:value="0.464031366164482">
            <text:p>0.46</text:p>
          </table:table-cell>
          <table:table-cell table:style-name="ce9" table:formula="of:=[.C33]/[.F33]" office:value-type="float" office:value="0.864225447612056">
            <text:p>0.86</text:p>
          </table:table-cell>
          <table:table-cell table:style-name="ce10" office:value-type="float" office:value="2300531">
            <text:p>2,300,531</text:p>
          </table:table-cell>
          <table:table-cell table:style-name="ce9" table:formula="of:=[.P33]/[.F33]" office:value-type="float" office:value="0.586415381948693">
            <text:p>0.59</text:p>
          </table:table-cell>
          <table:table-cell office:value-type="float" office:value="2565659">
            <text:p>2565659</text:p>
          </table:table-cell>
          <table:table-cell table:formula="of:=[.R33]/[.C33]" office:value-type="float" office:value="0.756744281116839">
            <text:p>0.76</text:p>
          </table:table-cell>
          <table:table-cell office:value-type="float" office:value="14781">
            <text:p>14781</text:p>
          </table:table-cell>
          <table:table-cell table:formula="of:=[.T33]/[.R33]" office:value-type="float" office:value="0.00576109295896298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3751699">
            <text:p>3751699</text:p>
          </table:table-cell>
          <table:table-cell office:value-type="float" office:value="3717422">
            <text:p>3717422</text:p>
          </table:table-cell>
          <table:table-cell table:style-name="ce9" table:formula="of:=[.D34]/[.C34]" office:value-type="float" office:value="0.990863606062213">
            <text:p>0.99</text:p>
          </table:table-cell>
          <table:table-cell table:style-name="ce10" office:value-type="float" office:value="3751699">
            <text:p>3,751,699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table:style-name="ce13" office:value-type="float" office:value="1793093">
            <text:p>1,793,093</text:p>
          </table:table-cell>
          <table:table-cell table:style-name="ce15" table:formula="of:=[.I34]/[.D34]" office:value-type="float" office:value="0.482348520022747">
            <text:p>0.48</text:p>
          </table:table-cell>
          <table:table-cell table:style-name="ce17" office:value-type="float" office:value="1797405">
            <text:p>1,797,405.00</text:p>
          </table:table-cell>
          <table:table-cell table:style-name="ce17" table:formula="of:=[.K34]/[.D34]" office:value-type="float" office:value="0.483508463661107">
            <text:p>0.48</text:p>
          </table:table-cell>
          <table:table-cell table:style-name="ce17" office:value-type="float" office:value="1738126">
            <text:p>1,738,126.00</text:p>
          </table:table-cell>
          <table:table-cell table:style-name="ce17" table:formula="of:=[.M34]/[.D34]" office:value-type="float" office:value="0.467562197673549">
            <text:p>0.47</text:p>
          </table:table-cell>
          <table:table-cell table:style-name="ce9" table:formula="of:=[.C34]/[.F34]" office:value-type="float" office:value="1">
            <text:p>1.00</text:p>
          </table:table-cell>
          <table:table-cell table:style-name="ce10" office:value-type="float" office:value="2317299">
            <text:p>2,317,299</text:p>
          </table:table-cell>
          <table:table-cell table:style-name="ce9" table:formula="of:=[.P34]/[.F34]" office:value-type="float" office:value="0.617666555872419">
            <text:p>0.62</text:p>
          </table:table-cell>
          <table:table-cell office:value-type="float" office:value="2516663">
            <text:p>2516663</text:p>
          </table:table-cell>
          <table:table-cell table:formula="of:=[.R34]/[.C34]" office:value-type="float" office:value="0.67080621339825">
            <text:p>0.67</text:p>
          </table:table-cell>
          <table:table-cell office:value-type="float" office:value="16967">
            <text:p>16967</text:p>
          </table:table-cell>
          <table:table-cell table:formula="of:=[.T34]/[.R34]" office:value-type="float" office:value="0.00674186412721926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3804877">
            <text:p>3804877</text:p>
          </table:table-cell>
          <table:table-cell office:value-type="float" office:value="3886395">
            <text:p>3886395</text:p>
          </table:table-cell>
          <table:table-cell table:style-name="ce9" table:formula="of:=[.D35]/[.C35]" office:value-type="float" office:value="1.0214246084696">
            <text:p>1.0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table:style-name="ce13" office:value-type="float" office:value="1976948">
            <text:p>1,976,948</text:p>
          </table:table-cell>
          <table:table-cell table:style-name="ce15" table:formula="of:=[.I35]/[.D35]" office:value-type="float" office:value="0.508684269097711">
            <text:p>0.51</text:p>
          </table:table-cell>
          <table:table-cell table:style-name="ce17" office:value-type="float" office:value="1975575">
            <text:p>1,975,575.00</text:p>
          </table:table-cell>
          <table:table-cell table:style-name="ce17" table:formula="of:=[.K35]/[.D35]" office:value-type="float" office:value="0.508330985399065">
            <text:p>0.51</text:p>
          </table:table-cell>
          <table:table-cell table:style-name="ce17" office:value-type="float" office:value="1958234">
            <text:p>1,958,234.00</text:p>
          </table:table-cell>
          <table:table-cell table:style-name="ce17" table:formula="of:=[.M35]/[.D35]" office:value-type="float" office:value="0.503869009712085">
            <text:p>0.50</text:p>
          </table:table-cell>
          <table:table-cell table:style-name="ce9" table:formula="of:=[.C35]/[.F35]" office:value-type="float" office:value="1.14794416315635">
            <text:p>1.15</text:p>
          </table:table-cell>
          <table:table-cell table:style-name="ce10" office:value-type="float" office:value="2392753">
            <text:p>2,392,753</text:p>
          </table:table-cell>
          <table:table-cell table:style-name="ce9" table:formula="of:=[.P35]/[.F35]" office:value-type="float" office:value="0.721901612121717">
            <text:p>0.72</text:p>
          </table:table-cell>
          <table:table-cell office:value-type="float" office:value="2479112">
            <text:p>2479112</text:p>
          </table:table-cell>
          <table:table-cell table:formula="of:=[.R35]/[.C35]" office:value-type="float" office:value="0.651561666776613">
            <text:p>0.65</text:p>
          </table:table-cell>
          <table:table-cell office:value-type="float" office:value="16684">
            <text:p>16684</text:p>
          </table:table-cell>
          <table:table-cell table:formula="of:=[.T35]/[.R35]" office:value-type="float" office:value="0.00672982906782751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835457">
            <text:p>3835457</text:p>
          </table:table-cell>
          <table:table-cell office:value-type="float" office:value="4384651">
            <text:p>4384651</text:p>
          </table:table-cell>
          <table:table-cell table:style-name="ce9" table:formula="of:=[.D36]/[.C36]" office:value-type="float" office:value="1.14318867347489">
            <text:p>1.14</text:p>
          </table:table-cell>
          <table:table-cell table:style-name="ce10" office:value-type="float" office:value="4110780">
            <text:p>4,110,780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style-name="ce13" office:value-type="float" office:value="1969079">
            <text:p>1,969,079</text:p>
          </table:table-cell>
          <table:table-cell table:style-name="ce15" table:formula="of:=[.I36]/[.D36]" office:value-type="float" office:value="0.449084545155361">
            <text:p>0.45</text:p>
          </table:table-cell>
          <table:table-cell table:style-name="ce17" office:value-type="float" office:value="2019126">
            <text:p>2,019,126.00</text:p>
          </table:table-cell>
          <table:table-cell table:style-name="ce17" table:formula="of:=[.K36]/[.D36]" office:value-type="float" office:value="0.460498680510718">
            <text:p>0.46</text:p>
          </table:table-cell>
          <table:table-cell table:style-name="ce17" office:value-type="float" office:value="1831645">
            <text:p>1,831,645.00</text:p>
          </table:table-cell>
          <table:table-cell table:style-name="ce17" table:formula="of:=[.M36]/[.D36]" office:value-type="float" office:value="0.417740203268173">
            <text:p>0.42</text:p>
          </table:table-cell>
          <table:table-cell table:style-name="ce9" table:formula="of:=[.C36]/[.F36]" office:value-type="float" office:value="0.933024146269078">
            <text:p>0.93</text:p>
          </table:table-cell>
          <table:table-cell table:style-name="ce10" office:value-type="float" office:value="2421485">
            <text:p>2,421,485</text:p>
          </table:table-cell>
          <table:table-cell table:style-name="ce9" table:formula="of:=[.P36]/[.F36]" office:value-type="float" office:value="0.589057307858849">
            <text:p>0.59</text:p>
          </table:table-cell>
          <table:table-cell office:value-type="float" office:value="2515437">
            <text:p>2515437</text:p>
          </table:table-cell>
          <table:table-cell table:formula="of:=[.R36]/[.C36]" office:value-type="float" office:value="0.655837622478886">
            <text:p>0.66</text:p>
          </table:table-cell>
          <table:table-cell office:value-type="float" office:value="17918">
            <text:p>17918</text:p>
          </table:table-cell>
          <table:table-cell table:formula="of:=[.T36]/[.R36]" office:value-type="float" office:value="0.00712321556850758">
            <text:p>0.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582705">
            <text:p>3582705</text:p>
          </table:table-cell>
          <table:table-cell office:value-type="float" office:value="4466454">
            <text:p>4466454</text:p>
          </table:table-cell>
          <table:table-cell table:style-name="ce9" table:formula="of:=[.D37]/[.C37]" office:value-type="float" office:value="1.2466708813592">
            <text:p>1.25</text:p>
          </table:table-cell>
          <table:table-cell table:style-name="ce10" office:value-type="float" office:value="3863055">
            <text:p>3,863,055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13" office:value-type="float" office:value="2067016">
            <text:p>2,067,016</text:p>
          </table:table-cell>
          <table:table-cell table:style-name="ce15" table:formula="of:=[.I37]/[.D37]" office:value-type="float" office:value="0.462786810297386">
            <text:p>0.46</text:p>
          </table:table-cell>
          <table:table-cell table:style-name="ce17" office:value-type="float" office:value="2036554">
            <text:p>2,036,554.00</text:p>
          </table:table-cell>
          <table:table-cell table:style-name="ce17" table:formula="of:=[.K37]/[.D37]" office:value-type="float" office:value="0.45596663482933">
            <text:p>0.46</text:p>
          </table:table-cell>
          <table:table-cell table:style-name="ce17" office:value-type="float" office:value="2073756">
            <text:p>2,073,756.00</text:p>
          </table:table-cell>
          <table:table-cell table:style-name="ce17" table:formula="of:=[.M37]/[.D37]" office:value-type="float" office:value="0.464295837368973">
            <text:p>0.46</text:p>
          </table:table-cell>
          <table:table-cell table:style-name="ce9" table:formula="of:=[.C37]/[.F37]" office:value-type="float" office:value="0.927427903563371">
            <text:p>0.93</text:p>
          </table:table-cell>
          <table:table-cell table:style-name="ce10" office:value-type="float" office:value="2370858">
            <text:p>2,370,858</text:p>
          </table:table-cell>
          <table:table-cell table:style-name="ce9" table:formula="of:=[.P37]/[.F37]" office:value-type="float" office:value="0.613726183033894">
            <text:p>0.61</text:p>
          </table:table-cell>
          <table:table-cell office:value-type="float" office:value="2632312">
            <text:p>2632312</text:p>
          </table:table-cell>
          <table:table-cell table:formula="of:=[.R37]/[.C37]" office:value-type="float" office:value="0.734727531292696">
            <text:p>0.73</text:p>
          </table:table-cell>
          <table:table-cell office:value-type="float" office:value="16815">
            <text:p>16815</text:p>
          </table:table-cell>
          <table:table-cell table:formula="of:=[.T37]/[.R37]" office:value-type="float" office:value="0.006387920580843">
            <text:p>0.01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3722435">
            <text:p>3722435</text:p>
          </table:table-cell>
          <table:table-cell office:value-type="float" office:value="4010083">
            <text:p>4010083</text:p>
          </table:table-cell>
          <table:table-cell table:style-name="ce9" table:formula="of:=[.D38]/[.C38]" office:value-type="float" office:value="1.07727414985084">
            <text:p>1.08</text:p>
          </table:table-cell>
          <table:table-cell table:style-name="ce10" office:value-type="float" office:value="3984917">
            <text:p>3,984,917</text:p>
          </table:table-cell>
          <table:table-cell table:number-columns-repeated="2" office:value-type="float" office:value="1024">
            <text:p>1024</text:p>
          </table:table-cell>
          <table:table-cell table:style-name="ce13" office:value-type="float" office:value="2014954">
            <text:p>2,014,954</text:p>
          </table:table-cell>
          <table:table-cell table:style-name="ce15" table:formula="of:=[.I38]/[.D38]" office:value-type="float" office:value="0.502471893973267">
            <text:p>0.50</text:p>
          </table:table-cell>
          <table:table-cell table:style-name="ce17" office:value-type="float" office:value="2001133">
            <text:p>2,001,133.00</text:p>
          </table:table-cell>
          <table:table-cell table:style-name="ce17" table:formula="of:=[.K38]/[.D38]" office:value-type="float" office:value="0.499025331894627">
            <text:p>0.50</text:p>
          </table:table-cell>
          <table:table-cell table:style-name="ce17" office:value-type="float" office:value="1630495">
            <text:p>1,630,495.00</text:p>
          </table:table-cell>
          <table:table-cell table:style-name="ce17" table:formula="of:=[.M38]/[.D38]" office:value-type="float" office:value="0.406598816034481">
            <text:p>0.41</text:p>
          </table:table-cell>
          <table:table-cell table:style-name="ce9" table:formula="of:=[.C38]/[.F38]" office:value-type="float" office:value="0.934131124939365">
            <text:p>0.93</text:p>
          </table:table-cell>
          <table:table-cell table:style-name="ce10" office:value-type="float" office:value="2306234">
            <text:p>2,306,234</text:p>
          </table:table-cell>
          <table:table-cell table:style-name="ce9" table:formula="of:=[.P38]/[.F38]" office:value-type="float" office:value="0.578740786821909">
            <text:p>0.58</text:p>
          </table:table-cell>
          <table:table-cell office:value-type="float" office:value="2688050">
            <text:p>2688050</text:p>
          </table:table-cell>
          <table:table-cell table:formula="of:=[.R38]/[.C38]" office:value-type="float" office:value="0.722121407089714">
            <text:p>0.72</text:p>
          </table:table-cell>
          <table:table-cell office:value-type="float" office:value="15753">
            <text:p>15753</text:p>
          </table:table-cell>
          <table:table-cell table:formula="of:=[.T38]/[.R38]" office:value-type="float" office:value="0.00586038206134559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585923">
            <text:p>2585923</text:p>
          </table:table-cell>
          <table:table-cell office:value-type="float" office:value="914446">
            <text:p>914446</text:p>
          </table:table-cell>
          <table:table-cell table:style-name="ce9" table:formula="of:=[.D39]/[.C39]" office:value-type="float" office:value="0.35362460521833">
            <text:p>0.35</text:p>
          </table:table-cell>
          <table:table-cell table:style-name="ce10" office:value-type="float" office:value="3246623">
            <text:p>3,246,623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style-name="ce13" office:value-type="float" office:value="561098">
            <text:p>561,098</text:p>
          </table:table-cell>
          <table:table-cell table:style-name="ce15" table:formula="of:=[.I39]/[.D39]" office:value-type="float" office:value="0.613593366912863">
            <text:p>0.61</text:p>
          </table:table-cell>
          <table:table-cell table:style-name="ce17" office:value-type="float" office:value="516782">
            <text:p>516,782.00</text:p>
          </table:table-cell>
          <table:table-cell table:style-name="ce17" table:formula="of:=[.K39]/[.D39]" office:value-type="float" office:value="0.56513123792985">
            <text:p>0.57</text:p>
          </table:table-cell>
          <table:table-cell table:style-name="ce17" office:value-type="float" office:value="522927">
            <text:p>522,927.00</text:p>
          </table:table-cell>
          <table:table-cell table:style-name="ce17" table:formula="of:=[.M39]/[.D39]" office:value-type="float" office:value="0.571851153594635">
            <text:p>0.57</text:p>
          </table:table-cell>
          <table:table-cell table:style-name="ce9" table:formula="of:=[.C39]/[.F39]" office:value-type="float" office:value="0.796496236243013">
            <text:p>0.80</text:p>
          </table:table-cell>
          <table:table-cell table:style-name="ce10" office:value-type="float" office:value="1889325">
            <text:p>1,889,325</text:p>
          </table:table-cell>
          <table:table-cell table:style-name="ce9" table:formula="of:=[.P39]/[.F39]" office:value-type="float" office:value="0.581935444922309">
            <text:p>0.58</text:p>
          </table:table-cell>
          <table:table-cell office:value-type="float" office:value="1519189">
            <text:p>1519189</text:p>
          </table:table-cell>
          <table:table-cell table:formula="of:=[.R39]/[.C39]" office:value-type="float" office:value="0.587484236769618">
            <text:p>0.59</text:p>
          </table:table-cell>
          <table:table-cell office:value-type="float" office:value="16492">
            <text:p>16492</text:p>
          </table:table-cell>
          <table:table-cell table:formula="of:=[.T39]/[.R39]" office:value-type="float" office:value="0.0108557921364623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108009">
            <text:p>3108009</text:p>
          </table:table-cell>
          <table:table-cell office:value-type="float" office:value="1521945">
            <text:p>1521945</text:p>
          </table:table-cell>
          <table:table-cell table:style-name="ce9" table:formula="of:=[.D40]/[.C40]" office:value-type="float" office:value="0.489684875429897">
            <text:p>0.49</text:p>
          </table:table-cell>
          <table:table-cell table:style-name="ce10" office:value-type="float" office:value="3806235">
            <text:p>3,806,235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style-name="ce13" office:value-type="float" office:value="833964">
            <text:p>833,964</text:p>
          </table:table-cell>
          <table:table-cell table:style-name="ce15" table:formula="of:=[.I40]/[.D40]" office:value-type="float" office:value="0.547959354641594">
            <text:p>0.55</text:p>
          </table:table-cell>
          <table:table-cell table:style-name="ce17" office:value-type="float" office:value="738848">
            <text:p>738,848.00</text:p>
          </table:table-cell>
          <table:table-cell table:style-name="ce17" table:formula="of:=[.K40]/[.D40]" office:value-type="float" office:value="0.485463009504286">
            <text:p>0.49</text:p>
          </table:table-cell>
          <table:table-cell table:style-name="ce17" office:value-type="float" office:value="822717">
            <text:p>822,717.00</text:p>
          </table:table-cell>
          <table:table-cell table:style-name="ce17" table:formula="of:=[.M40]/[.D40]" office:value-type="float" office:value="0.540569468673309">
            <text:p>0.54</text:p>
          </table:table-cell>
          <table:table-cell table:style-name="ce9" table:formula="of:=[.C40]/[.F40]" office:value-type="float" office:value="0.81655730662978">
            <text:p>0.82</text:p>
          </table:table-cell>
          <table:table-cell table:style-name="ce10" office:value-type="float" office:value="2155626">
            <text:p>2,155,626</text:p>
          </table:table-cell>
          <table:table-cell table:style-name="ce9" table:formula="of:=[.P40]/[.F40]" office:value-type="float" office:value="0.566340754052233">
            <text:p>0.57</text:p>
          </table:table-cell>
          <table:table-cell office:value-type="float" office:value="2230702">
            <text:p>2230702</text:p>
          </table:table-cell>
          <table:table-cell table:formula="of:=[.R40]/[.C40]" office:value-type="float" office:value="0.717727007869025">
            <text:p>0.72</text:p>
          </table:table-cell>
          <table:table-cell office:value-type="float" office:value="14629">
            <text:p>14629</text:p>
          </table:table-cell>
          <table:table-cell table:formula="of:=[.T40]/[.R40]" office:value-type="float" office:value="0.00655802523151905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3084572">
            <text:p>3084572</text:p>
          </table:table-cell>
          <table:table-cell office:value-type="float" office:value="2124241">
            <text:p>2124241</text:p>
          </table:table-cell>
          <table:table-cell table:style-name="ce9" table:formula="of:=[.D41]/[.C41]" office:value-type="float" office:value="0.688666369272625">
            <text:p>0.69</text:p>
          </table:table-cell>
          <table:table-cell table:style-name="ce10" office:value-type="float" office:value="3650932">
            <text:p>3,650,932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table:style-name="ce13" office:value-type="float" office:value="1153321">
            <text:p>1,153,321</text:p>
          </table:table-cell>
          <table:table-cell table:style-name="ce15" table:formula="of:=[.I41]/[.D41]" office:value-type="float" office:value="0.542933217087892">
            <text:p>0.54</text:p>
          </table:table-cell>
          <table:table-cell table:style-name="ce17" office:value-type="float" office:value="1131041">
            <text:p>1,131,041.00</text:p>
          </table:table-cell>
          <table:table-cell table:style-name="ce17" table:formula="of:=[.K41]/[.D41]" office:value-type="float" office:value="0.532444764977232">
            <text:p>0.53</text:p>
          </table:table-cell>
          <table:table-cell table:style-name="ce17" office:value-type="float" office:value="591837">
            <text:p>591,837.00</text:p>
          </table:table-cell>
          <table:table-cell table:style-name="ce17" table:formula="of:=[.M41]/[.D41]" office:value-type="float" office:value="0.278611042720671">
            <text:p>0.28</text:p>
          </table:table-cell>
          <table:table-cell table:style-name="ce9" table:formula="of:=[.C41]/[.F41]" office:value-type="float" office:value="0.844872487353914">
            <text:p>0.84</text:p>
          </table:table-cell>
          <table:table-cell table:style-name="ce10" office:value-type="float" office:value="2204761">
            <text:p>2,204,761</text:p>
          </table:table-cell>
          <table:table-cell table:style-name="ce9" table:formula="of:=[.P41]/[.F41]" office:value-type="float" office:value="0.603889910850161">
            <text:p>0.60</text:p>
          </table:table-cell>
          <table:table-cell office:value-type="float" office:value="2238195">
            <text:p>2238195</text:p>
          </table:table-cell>
          <table:table-cell table:formula="of:=[.R41]/[.C41]" office:value-type="float" office:value="0.725609582139759">
            <text:p>0.73</text:p>
          </table:table-cell>
          <table:table-cell office:value-type="float" office:value="15792">
            <text:p>15792</text:p>
          </table:table-cell>
          <table:table-cell table:formula="of:=[.T41]/[.R41]" office:value-type="float" office:value="0.00705568549657201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3102397">
            <text:p>3102397</text:p>
          </table:table-cell>
          <table:table-cell office:value-type="float" office:value="2935646">
            <text:p>2935646</text:p>
          </table:table-cell>
          <table:table-cell table:style-name="ce9" table:formula="of:=[.D42]/[.C42]" office:value-type="float" office:value="0.946250915018291">
            <text:p>0.95</text:p>
          </table:table-cell>
          <table:table-cell table:style-name="ce10" office:value-type="float" office:value="3730203">
            <text:p>3,730,203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table:style-name="ce13" office:value-type="float" office:value="1388512">
            <text:p>1,388,512</text:p>
          </table:table-cell>
          <table:table-cell table:style-name="ce15" table:formula="of:=[.I42]/[.D42]" office:value-type="float" office:value="0.472983459177299">
            <text:p>0.47</text:p>
          </table:table-cell>
          <table:table-cell table:style-name="ce17" office:value-type="float" office:value="1522370">
            <text:p>1,522,370.00</text:p>
          </table:table-cell>
          <table:table-cell table:style-name="ce17" table:formula="of:=[.K42]/[.D42]" office:value-type="float" office:value="0.518580918816506">
            <text:p>0.52</text:p>
          </table:table-cell>
          <table:table-cell table:style-name="ce17" office:value-type="float" office:value="1449685">
            <text:p>1,449,685.00</text:p>
          </table:table-cell>
          <table:table-cell table:style-name="ce17" table:formula="of:=[.M42]/[.D42]" office:value-type="float" office:value="0.49382146212452">
            <text:p>0.49</text:p>
          </table:table-cell>
          <table:table-cell table:style-name="ce9" table:formula="of:=[.C42]/[.F42]" office:value-type="float" office:value="0.831696559141687">
            <text:p>0.83</text:p>
          </table:table-cell>
          <table:table-cell table:style-name="ce10" office:value-type="float" office:value="2228301">
            <text:p>2,228,301</text:p>
          </table:table-cell>
          <table:table-cell table:style-name="ce9" table:formula="of:=[.P42]/[.F42]" office:value-type="float" office:value="0.597367221033279">
            <text:p>0.60</text:p>
          </table:table-cell>
          <table:table-cell office:value-type="float" office:value="2409143">
            <text:p>2409143</text:p>
          </table:table-cell>
          <table:table-cell table:formula="of:=[.R42]/[.C42]" office:value-type="float" office:value="0.776542460555499">
            <text:p>0.78</text:p>
          </table:table-cell>
          <table:table-cell office:value-type="float" office:value="15811">
            <text:p>15811</text:p>
          </table:table-cell>
          <table:table-cell table:formula="of:=[.T42]/[.R42]" office:value-type="float" office:value="0.00656291469622185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3402216">
            <text:p>3402216</text:p>
          </table:table-cell>
          <table:table-cell office:value-type="float" office:value="3420028">
            <text:p>3420028</text:p>
          </table:table-cell>
          <table:table-cell table:style-name="ce9" table:formula="of:=[.D43]/[.C43]" office:value-type="float" office:value="1.00523541127312">
            <text:p>1.01</text:p>
          </table:table-cell>
          <table:table-cell table:style-name="ce10" office:value-type="float" office:value="3878414">
            <text:p>3,878,414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style-name="ce13" office:value-type="float" office:value="1828147">
            <text:p>1,828,147</text:p>
          </table:table-cell>
          <table:table-cell table:style-name="ce15" table:formula="of:=[.I43]/[.D43]" office:value-type="float" office:value="0.534541530069344">
            <text:p>0.53</text:p>
          </table:table-cell>
          <table:table-cell table:style-name="ce17" office:value-type="float" office:value="1817536">
            <text:p>1,817,536.00</text:p>
          </table:table-cell>
          <table:table-cell table:style-name="ce17" table:formula="of:=[.K43]/[.D43]" office:value-type="float" office:value="0.531438923891851">
            <text:p>0.53</text:p>
          </table:table-cell>
          <table:table-cell table:style-name="ce17" office:value-type="float" office:value="1774373">
            <text:p>1,774,373.00</text:p>
          </table:table-cell>
          <table:table-cell table:style-name="ce17" table:formula="of:=[.M43]/[.D43]" office:value-type="float" office:value="0.518818266984949">
            <text:p>0.52</text:p>
          </table:table-cell>
          <table:table-cell table:style-name="ce9" table:formula="of:=[.C43]/[.F43]" office:value-type="float" office:value="0.877218368126765">
            <text:p>0.88</text:p>
          </table:table-cell>
          <table:table-cell table:style-name="ce10" office:value-type="float" office:value="2230927">
            <text:p>2,230,927</text:p>
          </table:table-cell>
          <table:table-cell table:style-name="ce9" table:formula="of:=[.P43]/[.F43]" office:value-type="float" office:value="0.575216312647386">
            <text:p>0.58</text:p>
          </table:table-cell>
          <table:table-cell office:value-type="float" office:value="2506498">
            <text:p>2506498</text:p>
          </table:table-cell>
          <table:table-cell table:formula="of:=[.R43]/[.C43]" office:value-type="float" office:value="0.736725122684744">
            <text:p>0.74</text:p>
          </table:table-cell>
          <table:table-cell office:value-type="float" office:value="16903">
            <text:p>16903</text:p>
          </table:table-cell>
          <table:table-cell table:formula="of:=[.T43]/[.R43]" office:value-type="float" office:value="0.00674367184813233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3357009">
            <text:p>3357009</text:p>
          </table:table-cell>
          <table:table-cell office:value-type="float" office:value="3791005">
            <text:p>3791005</text:p>
          </table:table-cell>
          <table:table-cell table:style-name="ce9" table:formula="of:=[.D44]/[.C44]" office:value-type="float" office:value="1.12928055897378">
            <text:p>1.13</text:p>
          </table:table-cell>
          <table:table-cell table:style-name="ce10" office:value-type="float" office:value="3709263">
            <text:p>3,709,263</text:p>
          </table:table-cell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table:style-name="ce13" office:value-type="float" office:value="2133422">
            <text:p>2,133,422</text:p>
          </table:table-cell>
          <table:table-cell table:style-name="ce15" table:formula="of:=[.I44]/[.D44]" office:value-type="float" office:value="0.562758951781915">
            <text:p>0.56</text:p>
          </table:table-cell>
          <table:table-cell table:style-name="ce17" office:value-type="float" office:value="1998945">
            <text:p>1,998,945.00</text:p>
          </table:table-cell>
          <table:table-cell table:style-name="ce17" table:formula="of:=[.K44]/[.D44]" office:value-type="float" office:value="0.527286300070826">
            <text:p>0.53</text:p>
          </table:table-cell>
          <table:table-cell table:style-name="ce17" office:value-type="float" office:value="2014657">
            <text:p>2,014,657.00</text:p>
          </table:table-cell>
          <table:table-cell table:style-name="ce17" table:formula="of:=[.M44]/[.D44]" office:value-type="float" office:value="0.531430847492947">
            <text:p>0.53</text:p>
          </table:table-cell>
          <table:table-cell table:style-name="ce9" table:formula="of:=[.C44]/[.F44]" office:value-type="float" office:value="0.905033964968243">
            <text:p>0.91</text:p>
          </table:table-cell>
          <table:table-cell table:style-name="ce10" office:value-type="float" office:value="2324668">
            <text:p>2,324,668</text:p>
          </table:table-cell>
          <table:table-cell table:style-name="ce9" table:formula="of:=[.P44]/[.F44]" office:value-type="float" office:value="0.626719647541843">
            <text:p>0.63</text:p>
          </table:table-cell>
          <table:table-cell office:value-type="float" office:value="2521911">
            <text:p>2521911</text:p>
          </table:table-cell>
          <table:table-cell table:formula="of:=[.R44]/[.C44]" office:value-type="float" office:value="0.751237485511656">
            <text:p>0.75</text:p>
          </table:table-cell>
          <table:table-cell office:value-type="float" office:value="17920">
            <text:p>17920</text:p>
          </table:table-cell>
          <table:table-cell table:formula="of:=[.T44]/[.R44]" office:value-type="float" office:value="0.00710572260480247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287628">
            <text:p>3287628</text:p>
          </table:table-cell>
          <table:table-cell office:value-type="float" office:value="4050794">
            <text:p>4050794</text:p>
          </table:table-cell>
          <table:table-cell table:style-name="ce9" table:formula="of:=[.D45]/[.C45]" office:value-type="float" office:value="1.23213271087848">
            <text:p>1.23</text:p>
          </table:table-cell>
          <table:table-cell table:style-name="ce10" office:value-type="float" office:value="3430751">
            <text:p>3,430,751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style-name="ce13" office:value-type="float" office:value="892234">
            <text:p>892,234</text:p>
          </table:table-cell>
          <table:table-cell table:style-name="ce15" table:formula="of:=[.I45]/[.D45]" office:value-type="float" office:value="0.220261509225105">
            <text:p>0.22</text:p>
          </table:table-cell>
          <table:table-cell table:style-name="ce17" office:value-type="float" office:value="1868613">
            <text:p>1,868,613.00</text:p>
          </table:table-cell>
          <table:table-cell table:style-name="ce17" table:formula="of:=[.K45]/[.D45]" office:value-type="float" office:value="0.461295489230013">
            <text:p>0.46</text:p>
          </table:table-cell>
          <table:table-cell table:style-name="ce17" office:value-type="float" office:value="2100642">
            <text:p>2,100,642.00</text:p>
          </table:table-cell>
          <table:table-cell table:style-name="ce17" table:formula="of:=[.M45]/[.D45]" office:value-type="float" office:value="0.518575370655728">
            <text:p>0.52</text:p>
          </table:table-cell>
          <table:table-cell table:style-name="ce9" table:formula="of:=[.C45]/[.F45]" office:value-type="float" office:value="0.958282311948608">
            <text:p>0.96</text:p>
          </table:table-cell>
          <table:table-cell table:style-name="ce10" office:value-type="float" office:value="2327471">
            <text:p>2,327,471</text:p>
          </table:table-cell>
          <table:table-cell table:style-name="ce9" table:formula="of:=[.P45]/[.F45]" office:value-type="float" office:value="0.678414434623789">
            <text:p>0.68</text:p>
          </table:table-cell>
          <table:table-cell office:value-type="float" office:value="2429222">
            <text:p>2429222</text:p>
          </table:table-cell>
          <table:table-cell table:formula="of:=[.R45]/[.C45]" office:value-type="float" office:value="0.738898074843018">
            <text:p>0.74</text:p>
          </table:table-cell>
          <table:table-cell office:value-type="float" office:value="17184">
            <text:p>17184</text:p>
          </table:table-cell>
          <table:table-cell table:formula="of:=[.T45]/[.R45]" office:value-type="float" office:value="0.00707386974101173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3413030">
            <text:p>3413030</text:p>
          </table:table-cell>
          <table:table-cell office:value-type="float" office:value="4207416">
            <text:p>4207416</text:p>
          </table:table-cell>
          <table:table-cell table:style-name="ce9" table:formula="of:=[.D46]/[.C46]" office:value-type="float" office:value="1.23275095736047">
            <text:p>1.23</text:p>
          </table:table-cell>
          <table:table-cell table:style-name="ce10" office:value-type="float" office:value="3683812">
            <text:p>3,683,812</text:p>
          </table:table-cell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table:style-name="ce13" office:value-type="float" office:value="2087367">
            <text:p>2,087,367</text:p>
          </table:table-cell>
          <table:table-cell table:style-name="ce15" table:formula="of:=[.I46]/[.D46]" office:value-type="float" office:value="0.4961161434952">
            <text:p>0.50</text:p>
          </table:table-cell>
          <table:table-cell table:style-name="ce17" office:value-type="float" office:value="1366043">
            <text:p>1,366,043.00</text:p>
          </table:table-cell>
          <table:table-cell table:style-name="ce17" table:formula="of:=[.K46]/[.D46]" office:value-type="float" office:value="0.324675049959405">
            <text:p>0.32</text:p>
          </table:table-cell>
          <table:table-cell table:style-name="ce17" office:value-type="float" office:value="2045606">
            <text:p>2,045,606.00</text:p>
          </table:table-cell>
          <table:table-cell table:style-name="ce17" table:formula="of:=[.M46]/[.D46]" office:value-type="float" office:value="0.486190573976997">
            <text:p>0.49</text:p>
          </table:table-cell>
          <table:table-cell table:style-name="ce9" table:formula="of:=[.C46]/[.F46]" office:value-type="float" office:value="0.926494077330765">
            <text:p>0.93</text:p>
          </table:table-cell>
          <table:table-cell table:style-name="ce10" office:value-type="float" office:value="2321917">
            <text:p>2,321,917</text:p>
          </table:table-cell>
          <table:table-cell table:style-name="ce9" table:formula="of:=[.P46]/[.F46]" office:value-type="float" office:value="0.630302795039486">
            <text:p>0.63</text:p>
          </table:table-cell>
          <table:table-cell office:value-type="float" office:value="2240886">
            <text:p>2240886</text:p>
          </table:table-cell>
          <table:table-cell table:formula="of:=[.R46]/[.C46]" office:value-type="float" office:value="0.656567917656745">
            <text:p>0.66</text:p>
          </table:table-cell>
          <table:table-cell office:value-type="float" office:value="14980">
            <text:p>14980</text:p>
          </table:table-cell>
          <table:table-cell table:formula="of:=[.T46]/[.R46]" office:value-type="float" office:value="0.0066848559007464">
            <text:p>0.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3061485">
            <text:p>3061485</text:p>
          </table:table-cell>
          <table:table-cell office:value-type="float" office:value="3889552">
            <text:p>3889552</text:p>
          </table:table-cell>
          <table:table-cell table:style-name="ce9" table:formula="of:=[.D47]/[.C47]" office:value-type="float" office:value="1.27047886891492">
            <text:p>1.27</text:p>
          </table:table-cell>
          <table:table-cell table:style-name="ce10" office:value-type="float" office:value="3598924">
            <text:p>3,598,924</text:p>
          </table:table-cell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table:style-name="ce13" office:value-type="float" office:value="2043871">
            <text:p>2,043,871</text:p>
          </table:table-cell>
          <table:table-cell table:style-name="ce15" table:formula="of:=[.I47]/[.D47]" office:value-type="float" office:value="0.525477227197374">
            <text:p>0.53</text:p>
          </table:table-cell>
          <table:table-cell table:style-name="ce17" office:value-type="float" office:value="1648236">
            <text:p>1,648,236.00</text:p>
          </table:table-cell>
          <table:table-cell table:style-name="ce17" table:formula="of:=[.K47]/[.D47]" office:value-type="float" office:value="0.423759857176353">
            <text:p>0.42</text:p>
          </table:table-cell>
          <table:table-cell table:style-name="ce17" office:value-type="float" office:value="1883114">
            <text:p>1,883,114.00</text:p>
          </table:table-cell>
          <table:table-cell table:style-name="ce17" table:formula="of:=[.M47]/[.D47]" office:value-type="float" office:value="0.484146760346693">
            <text:p>0.48</text:p>
          </table:table-cell>
          <table:table-cell table:style-name="ce9" table:formula="of:=[.C47]/[.F47]" office:value-type="float" office:value="0.850666754841169">
            <text:p>0.85</text:p>
          </table:table-cell>
          <table:table-cell table:style-name="ce10" office:value-type="float" office:value="2240574">
            <text:p>2,240,574</text:p>
          </table:table-cell>
          <table:table-cell table:style-name="ce9" table:formula="of:=[.P47]/[.F47]" office:value-type="float" office:value="0.622567745248302">
            <text:p>0.62</text:p>
          </table:table-cell>
          <table:table-cell office:value-type="float" office:value="2293470">
            <text:p>2293470</text:p>
          </table:table-cell>
          <table:table-cell table:formula="of:=[.R47]/[.C47]" office:value-type="float" office:value="0.749136448488234">
            <text:p>0.75</text:p>
          </table:table-cell>
          <table:table-cell office:value-type="float" office:value="16489">
            <text:p>16489</text:p>
          </table:table-cell>
          <table:table-cell table:formula="of:=[.T47]/[.R47]" office:value-type="float" office:value="0.00718954248366013">
            <text:p>0.01</text:p>
          </table:table-cell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2009902">
            <text:p>2009902</text:p>
          </table:table-cell>
          <table:table-cell office:value-type="float" office:value="3449596">
            <text:p>3449596</text:p>
          </table:table-cell>
          <table:table-cell table:style-name="ce9" table:formula="of:=[.D48]/[.C48]" office:value-type="float" office:value="1.71630059575044">
            <text:p>1.72</text:p>
          </table:table-cell>
          <table:table-cell table:style-name="ce10" office:value-type="float" office:value="3029098">
            <text:p>3,029,098</text:p>
          </table:table-cell>
          <table:table-cell table:number-columns-repeated="2" office:value-type="float" office:value="2048">
            <text:p>2048</text:p>
          </table:table-cell>
          <table:table-cell table:style-name="ce13" office:value-type="float" office:value="1873227">
            <text:p>1,873,227</text:p>
          </table:table-cell>
          <table:table-cell table:style-name="ce15" table:formula="of:=[.I48]/[.D48]" office:value-type="float" office:value="0.543027937184528">
            <text:p>0.54</text:p>
          </table:table-cell>
          <table:table-cell table:style-name="ce17" office:value-type="float" office:value="1572179">
            <text:p>1,572,179.00</text:p>
          </table:table-cell>
          <table:table-cell table:style-name="ce17" table:formula="of:=[.K48]/[.D48]" office:value-type="float" office:value="0.455757427826331">
            <text:p>0.46</text:p>
          </table:table-cell>
          <table:table-cell table:style-name="ce17" office:value-type="float" office:value="1553162">
            <text:p>1,553,162.00</text:p>
          </table:table-cell>
          <table:table-cell table:style-name="ce17" table:formula="of:=[.M48]/[.D48]" office:value-type="float" office:value="0.450244608354138">
            <text:p>0.45</text:p>
          </table:table-cell>
          <table:table-cell table:style-name="ce9" table:formula="of:=[.C48]/[.F48]" office:value-type="float" office:value="0.663531519944221">
            <text:p>0.66</text:p>
          </table:table-cell>
          <table:table-cell table:style-name="ce10" office:value-type="float" office:value="1997832">
            <text:p>1,997,832</text:p>
          </table:table-cell>
          <table:table-cell table:style-name="ce9" table:formula="of:=[.P48]/[.F48]" office:value-type="float" office:value="0.659546835394563">
            <text:p>0.66</text:p>
          </table:table-cell>
          <table:table-cell office:value-type="float" office:value="2243121">
            <text:p>2243121</text:p>
          </table:table-cell>
          <table:table-cell table:formula="of:=[.R48]/[.C48]" office:value-type="float" office:value="1.11603501066221">
            <text:p>1.12</text:p>
          </table:table-cell>
          <table:table-cell office:value-type="float" office:value="16205">
            <text:p>16205</text:p>
          </table:table-cell>
          <table:table-cell table:formula="of:=[.T48]/[.R48]" office:value-type="float" office:value="0.00722430934398991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377242">
            <text:p>2377242</text:p>
          </table:table-cell>
          <table:table-cell office:value-type="float" office:value="685180">
            <text:p>685180</text:p>
          </table:table-cell>
          <table:table-cell table:style-name="ce9" table:formula="of:=[.D49]/[.C49]" office:value-type="float" office:value="0.288224757933774">
            <text:p>0.29</text:p>
          </table:table-cell>
          <table:table-cell table:style-name="ce10" office:value-type="float" office:value="2826656">
            <text:p>2,826,65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style-name="ce13" office:value-type="float" office:value="214012">
            <text:p>214,012</text:p>
          </table:table-cell>
          <table:table-cell table:style-name="ce15" table:formula="of:=[.I49]/[.D49]" office:value-type="float" office:value="0.312344201523687">
            <text:p>0.31</text:p>
          </table:table-cell>
          <table:table-cell table:style-name="ce17" office:value-type="float" office:value="198778">
            <text:p>198,778.00</text:p>
          </table:table-cell>
          <table:table-cell table:style-name="ce17" table:formula="of:=[.K49]/[.D49]" office:value-type="float" office:value="0.290110627864211">
            <text:p>0.29</text:p>
          </table:table-cell>
          <table:table-cell table:style-name="ce17" office:value-type="float" office:value="211081">
            <text:p>211,081.00</text:p>
          </table:table-cell>
          <table:table-cell table:style-name="ce17" table:formula="of:=[.M49]/[.D49]" office:value-type="float" office:value="0.308066493476167">
            <text:p>0.31</text:p>
          </table:table-cell>
          <table:table-cell table:style-name="ce9" table:formula="of:=[.C49]/[.F49]" office:value-type="float" office:value="0.841008598145653">
            <text:p>0.84</text:p>
          </table:table-cell>
          <table:table-cell table:style-name="ce10" office:value-type="float" office:value="1792579">
            <text:p>1,792,579</text:p>
          </table:table-cell>
          <table:table-cell table:style-name="ce9" table:formula="of:=[.P49]/[.F49]" office:value-type="float" office:value="0.634169492149027">
            <text:p>0.63</text:p>
          </table:table-cell>
          <table:table-cell office:value-type="float" office:value="1789506">
            <text:p>1789506</text:p>
          </table:table-cell>
          <table:table-cell table:formula="of:=[.R49]/[.C49]" office:value-type="float" office:value="0.752765599800105">
            <text:p>0.75</text:p>
          </table:table-cell>
          <table:table-cell office:value-type="float" office:value="16235">
            <text:p>16235</text:p>
          </table:table-cell>
          <table:table-cell table:formula="of:=[.T49]/[.R49]" office:value-type="float" office:value="0.00907233616428221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821086">
            <text:p>2821086</text:p>
          </table:table-cell>
          <table:table-cell office:value-type="float" office:value="1024289">
            <text:p>1024289</text:p>
          </table:table-cell>
          <table:table-cell table:style-name="ce9" table:formula="of:=[.D50]/[.C50]" office:value-type="float" office:value="0.363083223978284">
            <text:p>0.36</text:p>
          </table:table-cell>
          <table:table-cell table:style-name="ce10" office:value-type="float" office:value="3128843">
            <text:p>3,128,843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style-name="ce13" office:value-type="float" office:value="236243">
            <text:p>236,243</text:p>
          </table:table-cell>
          <table:table-cell table:style-name="ce15" table:formula="of:=[.I50]/[.D50]" office:value-type="float" office:value="0.230640961681713">
            <text:p>0.23</text:p>
          </table:table-cell>
          <table:table-cell table:style-name="ce17" office:value-type="float" office:value="197361">
            <text:p>197,361.00</text:p>
          </table:table-cell>
          <table:table-cell table:style-name="ce17" table:formula="of:=[.K50]/[.D50]" office:value-type="float" office:value="0.192680971874149">
            <text:p>0.19</text:p>
          </table:table-cell>
          <table:table-cell table:style-name="ce17" office:value-type="float" office:value="223518">
            <text:p>223,518.00</text:p>
          </table:table-cell>
          <table:table-cell table:style-name="ce17" table:formula="of:=[.M50]/[.D50]" office:value-type="float" office:value="0.218217710040819">
            <text:p>0.22</text:p>
          </table:table-cell>
          <table:table-cell table:style-name="ce9" table:formula="of:=[.C50]/[.F50]" office:value-type="float" office:value="0.90163872076675">
            <text:p>0.90</text:p>
          </table:table-cell>
          <table:table-cell table:style-name="ce10" office:value-type="float" office:value="2052053">
            <text:p>2,052,053</text:p>
          </table:table-cell>
          <table:table-cell table:style-name="ce9" table:formula="of:=[.P50]/[.F50]" office:value-type="float" office:value="0.655850421385797">
            <text:p>0.66</text:p>
          </table:table-cell>
          <table:table-cell office:value-type="float" office:value="1946744">
            <text:p>1946744</text:p>
          </table:table-cell>
          <table:table-cell table:formula="of:=[.R50]/[.C50]" office:value-type="float" office:value="0.690069001795762">
            <text:p>0.69</text:p>
          </table:table-cell>
          <table:table-cell office:value-type="float" office:value="16590">
            <text:p>16590</text:p>
          </table:table-cell>
          <table:table-cell table:formula="of:=[.T50]/[.R50]" office:value-type="float" office:value="0.00852192173187641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2931815">
            <text:p>2931815</text:p>
          </table:table-cell>
          <table:table-cell office:value-type="float" office:value="1335203">
            <text:p>1335203</text:p>
          </table:table-cell>
          <table:table-cell table:style-name="ce9" table:formula="of:=[.D51]/[.C51]" office:value-type="float" office:value="0.455418571772093">
            <text:p>0.46</text:p>
          </table:table-cell>
          <table:table-cell table:style-name="ce10" office:value-type="float" office:value="3180393">
            <text:p>3,180,393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table:style-name="ce13" office:value-type="float" office:value="264154">
            <text:p>264,154</text:p>
          </table:table-cell>
          <table:table-cell table:style-name="ce15" table:formula="of:=[.I51]/[.D51]" office:value-type="float" office:value="0.197838081550146">
            <text:p>0.20</text:p>
          </table:table-cell>
          <table:table-cell table:style-name="ce17" office:value-type="float" office:value="267989">
            <text:p>267,989.00</text:p>
          </table:table-cell>
          <table:table-cell table:style-name="ce17" table:formula="of:=[.K51]/[.D51]" office:value-type="float" office:value="0.200710303976249">
            <text:p>0.20</text:p>
          </table:table-cell>
          <table:table-cell table:style-name="ce17" office:value-type="float" office:value="287079">
            <text:p>287,079.00</text:p>
          </table:table-cell>
          <table:table-cell table:style-name="ce17" table:formula="of:=[.M51]/[.D51]" office:value-type="float" office:value="0.215007755375025">
            <text:p>0.22</text:p>
          </table:table-cell>
          <table:table-cell table:style-name="ce9" table:formula="of:=[.C51]/[.F51]" office:value-type="float" office:value="0.921840476947346">
            <text:p>0.92</text:p>
          </table:table-cell>
          <table:table-cell table:style-name="ce10" office:value-type="float" office:value="2090737">
            <text:p>2,090,737</text:p>
          </table:table-cell>
          <table:table-cell table:style-name="ce9" table:formula="of:=[.P51]/[.F51]" office:value-type="float" office:value="0.657383222765237">
            <text:p>0.66</text:p>
          </table:table-cell>
          <table:table-cell office:value-type="float" office:value="2125648">
            <text:p>2125648</text:p>
          </table:table-cell>
          <table:table-cell table:formula="of:=[.R51]/[.C51]" office:value-type="float" office:value="0.725028011658307">
            <text:p>0.73</text:p>
          </table:table-cell>
          <table:table-cell office:value-type="float" office:value="16796">
            <text:p>16796</text:p>
          </table:table-cell>
          <table:table-cell table:formula="of:=[.T51]/[.R51]" office:value-type="float" office:value="0.00790159047970313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3068488">
            <text:p>3068488</text:p>
          </table:table-cell>
          <table:table-cell office:value-type="float" office:value="1677659">
            <text:p>1677659</text:p>
          </table:table-cell>
          <table:table-cell table:style-name="ce9" table:formula="of:=[.D52]/[.C52]" office:value-type="float" office:value="0.546738002560219">
            <text:p>0.55</text:p>
          </table:table-cell>
          <table:table-cell table:style-name="ce10" office:value-type="float" office:value="3202328">
            <text:p>3,202,328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table:style-name="ce13" office:value-type="float" office:value="316859">
            <text:p>316,859</text:p>
          </table:table-cell>
          <table:table-cell table:style-name="ce15" table:formula="of:=[.I52]/[.D52]" office:value-type="float" office:value="0.188869728592044">
            <text:p>0.19</text:p>
          </table:table-cell>
          <table:table-cell table:style-name="ce17" office:value-type="float" office:value="318973">
            <text:p>318,973.00</text:p>
          </table:table-cell>
          <table:table-cell table:style-name="ce17" table:formula="of:=[.K52]/[.D52]" office:value-type="float" office:value="0.190129817799684">
            <text:p>0.19</text:p>
          </table:table-cell>
          <table:table-cell table:style-name="ce17" office:value-type="float" office:value="295131">
            <text:p>295,131.00</text:p>
          </table:table-cell>
          <table:table-cell table:style-name="ce17" table:formula="of:=[.M52]/[.D52]" office:value-type="float" office:value="0.175918348126765">
            <text:p>0.18</text:p>
          </table:table-cell>
          <table:table-cell table:style-name="ce9" table:formula="of:=[.C52]/[.F52]" office:value-type="float" office:value="0.95820540556745">
            <text:p>0.96</text:p>
          </table:table-cell>
          <table:table-cell table:style-name="ce10" office:value-type="float" office:value="2140124">
            <text:p>2,140,124</text:p>
          </table:table-cell>
          <table:table-cell table:style-name="ce9" table:formula="of:=[.P52]/[.F52]" office:value-type="float" office:value="0.668302559887682">
            <text:p>0.67</text:p>
          </table:table-cell>
          <table:table-cell office:value-type="float" office:value="3155425">
            <text:p>3155425</text:p>
          </table:table-cell>
          <table:table-cell table:formula="of:=[.R52]/[.C52]" office:value-type="float" office:value="1.02833219487904">
            <text:p>1.03</text:p>
          </table:table-cell>
          <table:table-cell office:value-type="float" office:value="15778">
            <text:p>15778</text:p>
          </table:table-cell>
          <table:table-cell table:formula="of:=[.T52]/[.R52]" office:value-type="float" office:value="0.0050002773002052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3155856">
            <text:p>3155856</text:p>
          </table:table-cell>
          <table:table-cell office:value-type="float" office:value="1882091">
            <text:p>1882091</text:p>
          </table:table-cell>
          <table:table-cell table:style-name="ce9" table:formula="of:=[.D53]/[.C53]" office:value-type="float" office:value="0.596380506588387">
            <text:p>0.60</text:p>
          </table:table-cell>
          <table:table-cell table:style-name="ce10" office:value-type="float" office:value="3172758">
            <text:p>3,172,758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style-name="ce13" office:value-type="float" office:value="282062">
            <text:p>282,062</text:p>
          </table:table-cell>
          <table:table-cell table:style-name="ce15" table:formula="of:=[.I53]/[.D53]" office:value-type="float" office:value="0.149866292331242">
            <text:p>0.15</text:p>
          </table:table-cell>
          <table:table-cell table:style-name="ce17" office:value-type="float" office:value="319750">
            <text:p>319,750.00</text:p>
          </table:table-cell>
          <table:table-cell table:style-name="ce17" table:formula="of:=[.K53]/[.D53]" office:value-type="float" office:value="0.169890828870655">
            <text:p>0.17</text:p>
          </table:table-cell>
          <table:table-cell table:style-name="ce17" office:value-type="float" office:value="343231">
            <text:p>343,231.00</text:p>
          </table:table-cell>
          <table:table-cell table:style-name="ce17" table:formula="of:=[.M53]/[.D53]" office:value-type="float" office:value="0.182366846236447">
            <text:p>0.18</text:p>
          </table:table-cell>
          <table:table-cell table:style-name="ce9" table:formula="of:=[.C53]/[.F53]" office:value-type="float" office:value="0.994672773656232">
            <text:p>0.99</text:p>
          </table:table-cell>
          <table:table-cell table:style-name="ce10" office:value-type="float" office:value="2202057">
            <text:p>2,202,057</text:p>
          </table:table-cell>
          <table:table-cell table:style-name="ce9" table:formula="of:=[.P53]/[.F53]" office:value-type="float" office:value="0.694051358471084">
            <text:p>0.69</text:p>
          </table:table-cell>
          <table:table-cell office:value-type="float" office:value="2416384">
            <text:p>2416384</text:p>
          </table:table-cell>
          <table:table-cell table:formula="of:=[.R53]/[.C53]" office:value-type="float" office:value="0.765682591347641">
            <text:p>0.77</text:p>
          </table:table-cell>
          <table:table-cell office:value-type="float" office:value="15659">
            <text:p>15659</text:p>
          </table:table-cell>
          <table:table-cell table:formula="of:=[.T53]/[.R53]" office:value-type="float" office:value="0.0064803441837059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3237937">
            <text:p>3237937</text:p>
          </table:table-cell>
          <table:table-cell office:value-type="float" office:value="1912538">
            <text:p>1912538</text:p>
          </table:table-cell>
          <table:table-cell table:style-name="ce9" table:formula="of:=[.D54]/[.C54]" office:value-type="float" office:value="0.590665599732175">
            <text:p>0.59</text:p>
          </table:table-cell>
          <table:table-cell table:style-name="ce10" office:value-type="float" office:value="3310948">
            <text:p>3,310,948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3" office:value-type="float" office:value="330739">
            <text:p>330,739</text:p>
          </table:table-cell>
          <table:table-cell table:style-name="ce15" table:formula="of:=[.I54]/[.D54]" office:value-type="float" office:value="0.172931988802314">
            <text:p>0.17</text:p>
          </table:table-cell>
          <table:table-cell table:style-name="ce17" office:value-type="float" office:value="297159">
            <text:p>297,159.00</text:p>
          </table:table-cell>
          <table:table-cell table:style-name="ce17" table:formula="of:=[.K54]/[.D54]" office:value-type="float" office:value="0.155374167728955">
            <text:p>0.16</text:p>
          </table:table-cell>
          <table:table-cell table:style-name="ce17" office:value-type="float" office:value="384461">
            <text:p>384,461.00</text:p>
          </table:table-cell>
          <table:table-cell table:style-name="ce17" table:formula="of:=[.M54]/[.D54]" office:value-type="float" office:value="0.20102136532712">
            <text:p>0.20</text:p>
          </table:table-cell>
          <table:table-cell table:style-name="ce9" table:formula="of:=[.C54]/[.F54]" office:value-type="float" office:value="0.97794861169671">
            <text:p>0.98</text:p>
          </table:table-cell>
          <table:table-cell table:style-name="ce10" office:value-type="float" office:value="2230871">
            <text:p>2,230,871</text:p>
          </table:table-cell>
          <table:table-cell table:style-name="ce9" table:formula="of:=[.P54]/[.F54]" office:value-type="float" office:value="0.673786178460066">
            <text:p>0.67</text:p>
          </table:table-cell>
          <table:table-cell office:value-type="float" office:value="2343346">
            <text:p>2343346</text:p>
          </table:table-cell>
          <table:table-cell table:formula="of:=[.R54]/[.C54]" office:value-type="float" office:value="0.723715748638717">
            <text:p>0.72</text:p>
          </table:table-cell>
          <table:table-cell office:value-type="float" office:value="15244">
            <text:p>15244</text:p>
          </table:table-cell>
          <table:table-cell table:formula="of:=[.T54]/[.R54]" office:value-type="float" office:value="0.00650522799450017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210107">
            <text:p>3210107</text:p>
          </table:table-cell>
          <table:table-cell office:value-type="float" office:value="2101861">
            <text:p>2101861</text:p>
          </table:table-cell>
          <table:table-cell table:style-name="ce9" table:formula="of:=[.D55]/[.C55]" office:value-type="float" office:value="0.654763532804358">
            <text:p>0.65</text:p>
          </table:table-cell>
          <table:table-cell table:style-name="ce10" office:value-type="float" office:value="3474326">
            <text:p>3,474,326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style-name="ce13" office:value-type="float" office:value="280630">
            <text:p>280,630</text:p>
          </table:table-cell>
          <table:table-cell table:style-name="ce15" table:formula="of:=[.I55]/[.D55]" office:value-type="float" office:value="0.133515013599853">
            <text:p>0.13</text:p>
          </table:table-cell>
          <table:table-cell table:style-name="ce17" office:value-type="float" office:value="319892">
            <text:p>319,892.00</text:p>
          </table:table-cell>
          <table:table-cell table:style-name="ce17" table:formula="of:=[.K55]/[.D55]" office:value-type="float" office:value="0.152194650359848">
            <text:p>0.15</text:p>
          </table:table-cell>
          <table:table-cell table:style-name="ce17" office:value-type="float" office:value="307820">
            <text:p>307,820.00</text:p>
          </table:table-cell>
          <table:table-cell table:style-name="ce17" table:formula="of:=[.M55]/[.D55]" office:value-type="float" office:value="0.146451168749979">
            <text:p>0.15</text:p>
          </table:table-cell>
          <table:table-cell table:style-name="ce9" table:formula="of:=[.C55]/[.F55]" office:value-type="float" office:value="0.923951005173377">
            <text:p>0.92</text:p>
          </table:table-cell>
          <table:table-cell table:style-name="ce10" office:value-type="float" office:value="2243153">
            <text:p>2,243,153</text:p>
          </table:table-cell>
          <table:table-cell table:style-name="ce9" table:formula="of:=[.P55]/[.F55]" office:value-type="float" office:value="0.645636880361831">
            <text:p>0.65</text:p>
          </table:table-cell>
          <table:table-cell office:value-type="float" office:value="2297275">
            <text:p>2297275</text:p>
          </table:table-cell>
          <table:table-cell table:formula="of:=[.R55]/[.C55]" office:value-type="float" office:value="0.715638139164832">
            <text:p>0.72</text:p>
          </table:table-cell>
          <table:table-cell office:value-type="float" office:value="14770">
            <text:p>14770</text:p>
          </table:table-cell>
          <table:table-cell table:formula="of:=[.T55]/[.R55]" office:value-type="float" office:value="0.00642935652022505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3192806">
            <text:p>3192806</text:p>
          </table:table-cell>
          <table:table-cell office:value-type="float" office:value="2071399">
            <text:p>2071399</text:p>
          </table:table-cell>
          <table:table-cell table:style-name="ce9" table:formula="of:=[.D56]/[.C56]" office:value-type="float" office:value="0.648770705141496">
            <text:p>0.65</text:p>
          </table:table-cell>
          <table:table-cell table:style-name="ce10" office:value-type="float" office:value="3393349">
            <text:p>3,393,349</text:p>
          </table:table-cell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table:style-name="ce13" office:value-type="float" office:value="414823">
            <text:p>414,823</text:p>
          </table:table-cell>
          <table:table-cell table:style-name="ce15" table:formula="of:=[.I56]/[.D56]" office:value-type="float" office:value="0.200262238226435">
            <text:p>0.20</text:p>
          </table:table-cell>
          <table:table-cell table:style-name="ce17" office:value-type="float" office:value="386023">
            <text:p>386,023.00</text:p>
          </table:table-cell>
          <table:table-cell table:style-name="ce17" table:formula="of:=[.K56]/[.D56]" office:value-type="float" office:value="0.18635859146403">
            <text:p>0.19</text:p>
          </table:table-cell>
          <table:table-cell table:style-name="ce17" office:value-type="float" office:value="361554">
            <text:p>361,554.00</text:p>
          </table:table-cell>
          <table:table-cell table:style-name="ce17" table:formula="of:=[.M56]/[.D56]" office:value-type="float" office:value="0.174545802136624">
            <text:p>0.17</text:p>
          </table:table-cell>
          <table:table-cell table:style-name="ce9" table:formula="of:=[.C56]/[.F56]" office:value-type="float" office:value="0.940901156939649">
            <text:p>0.94</text:p>
          </table:table-cell>
          <table:table-cell table:style-name="ce10" office:value-type="float" office:value="2194004">
            <text:p>2,194,004</text:p>
          </table:table-cell>
          <table:table-cell table:style-name="ce9" table:formula="of:=[.P56]/[.F56]" office:value-type="float" office:value="0.646560079732441">
            <text:p>0.65</text:p>
          </table:table-cell>
          <table:table-cell office:value-type="float" office:value="2315460">
            <text:p>2315460</text:p>
          </table:table-cell>
          <table:table-cell table:formula="of:=[.R56]/[.C56]" office:value-type="float" office:value="0.725211616365041">
            <text:p>0.73</text:p>
          </table:table-cell>
          <table:table-cell office:value-type="float" office:value="15274">
            <text:p>15274</text:p>
          </table:table-cell>
          <table:table-cell table:formula="of:=[.T56]/[.R56]" office:value-type="float" office:value="0.00659652941532136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2923832">
            <text:p>2923832</text:p>
          </table:table-cell>
          <table:table-cell office:value-type="float" office:value="2036597">
            <text:p>2036597</text:p>
          </table:table-cell>
          <table:table-cell table:style-name="ce9" table:formula="of:=[.D57]/[.C57]" office:value-type="float" office:value="0.696550622607592">
            <text:p>0.70</text:p>
          </table:table-cell>
          <table:table-cell table:style-name="ce10" office:value-type="float" office:value="3124291">
            <text:p>3,124,291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table:style-name="ce13" office:value-type="float" office:value="345156">
            <text:p>345,156</text:p>
          </table:table-cell>
          <table:table-cell table:style-name="ce15" table:formula="of:=[.I57]/[.D57]" office:value-type="float" office:value="0.169476828258119">
            <text:p>0.17</text:p>
          </table:table-cell>
          <table:table-cell table:style-name="ce17" office:value-type="float" office:value="408771">
            <text:p>408,771.00</text:p>
          </table:table-cell>
          <table:table-cell table:style-name="ce17" table:formula="of:=[.K57]/[.D57]" office:value-type="float" office:value="0.200712757604966">
            <text:p>0.20</text:p>
          </table:table-cell>
          <table:table-cell table:style-name="ce17" office:value-type="float" office:value="361130">
            <text:p>361,130.00</text:p>
          </table:table-cell>
          <table:table-cell table:style-name="ce17" table:formula="of:=[.M57]/[.D57]" office:value-type="float" office:value="0.177320304409758">
            <text:p>0.18</text:p>
          </table:table-cell>
          <table:table-cell table:style-name="ce9" table:formula="of:=[.C57]/[.F57]" office:value-type="float" office:value="0.935838563053185">
            <text:p>0.94</text:p>
          </table:table-cell>
          <table:table-cell table:style-name="ce10" office:value-type="float" office:value="2088647">
            <text:p>2,088,647</text:p>
          </table:table-cell>
          <table:table-cell table:style-name="ce9" table:formula="of:=[.P57]/[.F57]" office:value-type="float" office:value="0.668518713525725">
            <text:p>0.67</text:p>
          </table:table-cell>
          <table:table-cell office:value-type="float" office:value="2038927">
            <text:p>2038927</text:p>
          </table:table-cell>
          <table:table-cell table:formula="of:=[.R57]/[.C57]" office:value-type="float" office:value="0.697347522019049">
            <text:p>0.7</text:p>
          </table:table-cell>
          <table:table-cell office:value-type="float" office:value="16472">
            <text:p>16472</text:p>
          </table:table-cell>
          <table:table-cell table:formula="of:=[.T57]/[.R57]" office:value-type="float" office:value="0.00807875907278681">
            <text:p>0.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2271926">
            <text:p>2271926</text:p>
          </table:table-cell>
          <table:table-cell office:value-type="float" office:value="1648773">
            <text:p>1648773</text:p>
          </table:table-cell>
          <table:table-cell table:style-name="ce9" table:formula="of:=[.D58]/[.C58]" office:value-type="float" office:value="0.725715978425354">
            <text:p>0.73</text:p>
          </table:table-cell>
          <table:table-cell table:style-name="ce10" office:value-type="float" office:value="2412291">
            <text:p>2,412,291</text:p>
          </table:table-cell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table:style-name="ce13" office:value-type="float" office:value="341788">
            <text:p>341,788</text:p>
          </table:table-cell>
          <table:table-cell table:style-name="ce15" table:formula="of:=[.I58]/[.D58]" office:value-type="float" office:value="0.207298397050413">
            <text:p>0.21</text:p>
          </table:table-cell>
          <table:table-cell table:style-name="ce17" office:value-type="float" office:value="322642">
            <text:p>322,642.00</text:p>
          </table:table-cell>
          <table:table-cell table:style-name="ce17" table:formula="of:=[.K58]/[.D58]" office:value-type="float" office:value="0.195686125379297">
            <text:p>0.20</text:p>
          </table:table-cell>
          <table:table-cell table:style-name="ce17" office:value-type="float" office:value="443703">
            <text:p>443,703.00</text:p>
          </table:table-cell>
          <table:table-cell table:style-name="ce17" table:formula="of:=[.M58]/[.D58]" office:value-type="float" office:value="0.269111029838553">
            <text:p>0.27</text:p>
          </table:table-cell>
          <table:table-cell table:style-name="ce9" table:formula="of:=[.C58]/[.F58]" office:value-type="float" office:value="0.941812575680131">
            <text:p>0.94</text:p>
          </table:table-cell>
          <table:table-cell table:style-name="ce10" office:value-type="float" office:value="1868661">
            <text:p>1,868,661</text:p>
          </table:table-cell>
          <table:table-cell table:style-name="ce9" table:formula="of:=[.P58]/[.F58]" office:value-type="float" office:value="0.77464161662088">
            <text:p>0.77</text:p>
          </table:table-cell>
          <table:table-cell office:value-type="float" office:value="1916730">
            <text:p>1916730</text:p>
          </table:table-cell>
          <table:table-cell table:formula="of:=[.R58]/[.C58]" office:value-type="float" office:value="0.843658640290221">
            <text:p>0.84</text:p>
          </table:table-cell>
          <table:table-cell office:value-type="float" office:value="16233">
            <text:p>16233</text:p>
          </table:table-cell>
          <table:table-cell table:formula="of:=[.T58]/[.R58]" office:value-type="float" office:value="0.00846911145544756">
            <text:p>0.01</text:p>
          </table:table-cell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1982718">
            <text:p>1982718</text:p>
          </table:table-cell>
          <table:table-cell office:value-type="float" office:value="1405147">
            <text:p>1405147</text:p>
          </table:table-cell>
          <table:table-cell table:style-name="ce9" table:formula="of:=[.D59]/[.C59]" office:value-type="float" office:value="0.708697353834484">
            <text:p>0.71</text:p>
          </table:table-cell>
          <table:table-cell table:style-name="ce10" office:value-type="float" office:value="1908703">
            <text:p>1,908,703</text:p>
          </table:table-cell>
          <table:table-cell table:number-columns-repeated="2" office:value-type="float" office:value="4096">
            <text:p>4096</text:p>
          </table:table-cell>
          <table:table-cell table:style-name="ce13" office:value-type="float" office:value="332108">
            <text:p>332,108</text:p>
          </table:table-cell>
          <table:table-cell table:style-name="ce15" table:formula="of:=[.I59]/[.D59]" office:value-type="float" office:value="0.236351072165403">
            <text:p>0.24</text:p>
          </table:table-cell>
          <table:table-cell table:style-name="ce17" office:value-type="float" office:value="382001">
            <text:p>382,001.00</text:p>
          </table:table-cell>
          <table:table-cell table:style-name="ce17" table:formula="of:=[.K59]/[.D59]" office:value-type="float" office:value="0.271858389193444">
            <text:p>0.27</text:p>
          </table:table-cell>
          <table:table-cell table:style-name="ce17" office:value-type="float" office:value="381028">
            <text:p>381,028.00</text:p>
          </table:table-cell>
          <table:table-cell table:style-name="ce17" table:formula="of:=[.M59]/[.D59]" office:value-type="float" office:value="0.271165934952001">
            <text:p>0.27</text:p>
          </table:table-cell>
          <table:table-cell table:style-name="ce9" table:formula="of:=[.C59]/[.F59]" office:value-type="float" office:value="1.03877764115213">
            <text:p>1.04</text:p>
          </table:table-cell>
          <table:table-cell table:style-name="ce10" office:value-type="float" office:value="1642948">
            <text:p>1,642,948</text:p>
          </table:table-cell>
          <table:table-cell table:style-name="ce9" table:formula="of:=[.P59]/[.F59]" office:value-type="float" office:value="0.860766709121325">
            <text:p>0.86</text:p>
          </table:table-cell>
          <table:table-cell office:value-type="float" office:value="1742896">
            <text:p>1742896</text:p>
          </table:table-cell>
          <table:table-cell table:formula="of:=[.R59]/[.C59]" office:value-type="float" office:value="0.879043817628125">
            <text:p>0.88</text:p>
          </table:table-cell>
          <table:table-cell office:value-type="float" office:value="16487">
            <text:p>16487</text:p>
          </table:table-cell>
          <table:table-cell table:formula="of:=[.T59]/[.R59]" office:value-type="float" office:value="0.0094595431970697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433787">
            <text:p>2433787</text:p>
          </table:table-cell>
          <table:table-cell office:value-type="float" office:value="653568">
            <text:p>653568</text:p>
          </table:table-cell>
          <table:table-cell table:style-name="ce9" table:formula="of:=[.D60]/[.C60]" office:value-type="float" office:value="0.268539522973867">
            <text:p>0.27</text:p>
          </table:table-cell>
          <table:table-cell table:style-name="ce10" office:value-type="float" office:value="2658845">
            <text:p>2,658,845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style-name="ce13" office:value-type="float" office:value="212117">
            <text:p>212,117</text:p>
          </table:table-cell>
          <table:table-cell table:style-name="ce15" table:formula="of:=[.I60]/[.D60]" office:value-type="float" office:value="0.324552303662358">
            <text:p>0.32</text:p>
          </table:table-cell>
          <table:table-cell table:style-name="ce17" office:value-type="float" office:value="184780">
            <text:p>184,780.00</text:p>
          </table:table-cell>
          <table:table-cell table:style-name="ce17" table:formula="of:=[.K60]/[.D60]" office:value-type="float" office:value="0.282724980415198">
            <text:p>0.28</text:p>
          </table:table-cell>
          <table:table-cell table:style-name="ce17" office:value-type="float" office:value="220845">
            <text:p>220,845.00</text:p>
          </table:table-cell>
          <table:table-cell table:style-name="ce17" table:formula="of:=[.M60]/[.D60]" office:value-type="float" office:value="0.337906690658049">
            <text:p>0.34</text:p>
          </table:table-cell>
          <table:table-cell table:style-name="ce9" table:formula="of:=[.C60]/[.F60]" office:value-type="float" office:value="0.915354975562697">
            <text:p>0.92</text:p>
          </table:table-cell>
          <table:table-cell table:style-name="ce10" office:value-type="float" office:value="1816826">
            <text:p>1,816,826</text:p>
          </table:table-cell>
          <table:table-cell table:style-name="ce9" table:formula="of:=[.P60]/[.F60]" office:value-type="float" office:value="0.683313995362648">
            <text:p>0.68</text:p>
          </table:table-cell>
          <table:table-cell office:value-type="float" office:value="1963057">
            <text:p>1963057</text:p>
          </table:table-cell>
          <table:table-cell table:formula="of:=[.R60]/[.C60]" office:value-type="float" office:value="0.806585374973241">
            <text:p>0.81</text:p>
          </table:table-cell>
          <table:table-cell office:value-type="float" office:value="16651">
            <text:p>16651</text:p>
          </table:table-cell>
          <table:table-cell table:formula="of:=[.T60]/[.R60]" office:value-type="float" office:value="0.00848217856129496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749041">
            <text:p>2749041</text:p>
          </table:table-cell>
          <table:table-cell office:value-type="float" office:value="964844">
            <text:p>964844</text:p>
          </table:table-cell>
          <table:table-cell table:style-name="ce9" table:formula="of:=[.D61]/[.C61]" office:value-type="float" office:value="0.350974758106554">
            <text:p>0.35</text:p>
          </table:table-cell>
          <table:table-cell table:style-name="ce10" office:value-type="float" office:value="3026275">
            <text:p>3,026,275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style-name="ce13" office:value-type="float" office:value="255432">
            <text:p>255,432</text:p>
          </table:table-cell>
          <table:table-cell table:style-name="ce15" table:formula="of:=[.I61]/[.D61]" office:value-type="float" office:value="0.264739170270012">
            <text:p>0.26</text:p>
          </table:table-cell>
          <table:table-cell table:style-name="ce17" office:value-type="float" office:value="256542">
            <text:p>256,542.00</text:p>
          </table:table-cell>
          <table:table-cell table:style-name="ce17" table:formula="of:=[.K61]/[.D61]" office:value-type="float" office:value="0.265889615316051">
            <text:p>0.27</text:p>
          </table:table-cell>
          <table:table-cell table:style-name="ce17" office:value-type="float" office:value="280007">
            <text:p>280,007.00</text:p>
          </table:table-cell>
          <table:table-cell table:style-name="ce17" table:formula="of:=[.M61]/[.D61]" office:value-type="float" office:value="0.290209609014514">
            <text:p>0.29</text:p>
          </table:table-cell>
          <table:table-cell table:style-name="ce9" table:formula="of:=[.C61]/[.F61]" office:value-type="float" office:value="0.908391008748379">
            <text:p>0.91</text:p>
          </table:table-cell>
          <table:table-cell table:style-name="ce10" office:value-type="float" office:value="2029289">
            <text:p>2,029,289</text:p>
          </table:table-cell>
          <table:table-cell table:style-name="ce9" table:formula="of:=[.P61]/[.F61]" office:value-type="float" office:value="0.670556707503449">
            <text:p>0.67</text:p>
          </table:table-cell>
          <table:table-cell office:value-type="float" office:value="2128902">
            <text:p>2128902</text:p>
          </table:table-cell>
          <table:table-cell table:formula="of:=[.R61]/[.C61]" office:value-type="float" office:value="0.774416241882169">
            <text:p>0.77</text:p>
          </table:table-cell>
          <table:table-cell office:value-type="float" office:value="15456">
            <text:p>15456</text:p>
          </table:table-cell>
          <table:table-cell table:formula="of:=[.T61]/[.R61]" office:value-type="float" office:value="0.00726008054856447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891550">
            <text:p>2891550</text:p>
          </table:table-cell>
          <table:table-cell office:value-type="float" office:value="1251611">
            <text:p>1251611</text:p>
          </table:table-cell>
          <table:table-cell table:style-name="ce9" table:formula="of:=[.D62]/[.C62]" office:value-type="float" office:value="0.432851238954886">
            <text:p>0.43</text:p>
          </table:table-cell>
          <table:table-cell table:style-name="ce10" office:value-type="float" office:value="3106440">
            <text:p>3,106,440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table:style-name="ce13" office:value-type="float" office:value="322006">
            <text:p>322,006</text:p>
          </table:table-cell>
          <table:table-cell table:style-name="ce15" table:formula="of:=[.I62]/[.D62]" office:value-type="float" office:value="0.257273226265988">
            <text:p>0.26</text:p>
          </table:table-cell>
          <table:table-cell table:style-name="ce17" office:value-type="float" office:value="281868">
            <text:p>281,868.00</text:p>
          </table:table-cell>
          <table:table-cell table:style-name="ce17" table:formula="of:=[.K62]/[.D62]" office:value-type="float" office:value="0.22520415688261">
            <text:p>0.23</text:p>
          </table:table-cell>
          <table:table-cell table:style-name="ce17" office:value-type="float" office:value="299861">
            <text:p>299,861.00</text:p>
          </table:table-cell>
          <table:table-cell table:style-name="ce17" table:formula="of:=[.M62]/[.D62]" office:value-type="float" office:value="0.239580029258292">
            <text:p>0.24</text:p>
          </table:table-cell>
          <table:table-cell table:style-name="ce9" table:formula="of:=[.C62]/[.F62]" office:value-type="float" office:value="0.930824351991347">
            <text:p>0.93</text:p>
          </table:table-cell>
          <table:table-cell table:style-name="ce10" office:value-type="float" office:value="2086578">
            <text:p>2,086,578</text:p>
          </table:table-cell>
          <table:table-cell table:style-name="ce9" table:formula="of:=[.P62]/[.F62]" office:value-type="float" office:value="0.671694286707614">
            <text:p>0.67</text:p>
          </table:table-cell>
          <table:table-cell office:value-type="float" office:value="2210415">
            <text:p>2210415</text:p>
          </table:table-cell>
          <table:table-cell table:formula="of:=[.R62]/[.C62]" office:value-type="float" office:value="0.764439487472117">
            <text:p>0.76</text:p>
          </table:table-cell>
          <table:table-cell office:value-type="float" office:value="16429">
            <text:p>16429</text:p>
          </table:table-cell>
          <table:table-cell table:formula="of:=[.T62]/[.R62]" office:value-type="float" office:value="0.00743254094819299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3018564">
            <text:p>3018564</text:p>
          </table:table-cell>
          <table:table-cell office:value-type="float" office:value="1531437">
            <text:p>1531437</text:p>
          </table:table-cell>
          <table:table-cell table:style-name="ce9" table:formula="of:=[.D63]/[.C63]" office:value-type="float" office:value="0.507339582662485">
            <text:p>0.51</text:p>
          </table:table-cell>
          <table:table-cell table:style-name="ce10" office:value-type="float" office:value="3118564">
            <text:p>3,118,564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table:style-name="ce13" office:value-type="float" office:value="338211">
            <text:p>338,211</text:p>
          </table:table-cell>
          <table:table-cell table:style-name="ce15" table:formula="of:=[.I63]/[.D63]" office:value-type="float" office:value="0.220845519600219">
            <text:p>0.22</text:p>
          </table:table-cell>
          <table:table-cell table:style-name="ce17" office:value-type="float" office:value="303192">
            <text:p>303,192.00</text:p>
          </table:table-cell>
          <table:table-cell table:style-name="ce17" table:formula="of:=[.K63]/[.D63]" office:value-type="float" office:value="0.197978761124356">
            <text:p>0.20</text:p>
          </table:table-cell>
          <table:table-cell table:style-name="ce17" office:value-type="float" office:value="348781">
            <text:p>348,781.00</text:p>
          </table:table-cell>
          <table:table-cell table:style-name="ce17" table:formula="of:=[.M63]/[.D63]" office:value-type="float" office:value="0.227747533852192">
            <text:p>0.23</text:p>
          </table:table-cell>
          <table:table-cell table:style-name="ce9" table:formula="of:=[.C63]/[.F63]" office:value-type="float" office:value="0.967933959347956">
            <text:p>0.97</text:p>
          </table:table-cell>
          <table:table-cell table:style-name="ce10" office:value-type="float" office:value="2126141">
            <text:p>2,126,141</text:p>
          </table:table-cell>
          <table:table-cell table:style-name="ce9" table:formula="of:=[.P63]/[.F63]" office:value-type="float" office:value="0.681769237379768">
            <text:p>0.68</text:p>
          </table:table-cell>
          <table:table-cell office:value-type="float" office:value="2254240">
            <text:p>2254240</text:p>
          </table:table-cell>
          <table:table-cell table:formula="of:=[.R63]/[.C63]" office:value-type="float" office:value="0.746792183303054">
            <text:p>0.75</text:p>
          </table:table-cell>
          <table:table-cell office:value-type="float" office:value="16009">
            <text:p>16009</text:p>
          </table:table-cell>
          <table:table-cell table:formula="of:=[.T63]/[.R63]" office:value-type="float" office:value="0.00710172829867272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3207651">
            <text:p>3207651</text:p>
          </table:table-cell>
          <table:table-cell office:value-type="float" office:value="1683410">
            <text:p>1683410</text:p>
          </table:table-cell>
          <table:table-cell table:style-name="ce9" table:formula="of:=[.D64]/[.C64]" office:value-type="float" office:value="0.524810835093968">
            <text:p>0.52</text:p>
          </table:table-cell>
          <table:table-cell table:style-name="ce10" office:value-type="float" office:value="3136499">
            <text:p>3,136,499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table:style-name="ce13" office:value-type="float" office:value="349188">
            <text:p>349,188</text:p>
          </table:table-cell>
          <table:table-cell table:style-name="ce15" table:formula="of:=[.I64]/[.D64]" office:value-type="float" office:value="0.207428968581629">
            <text:p>0.21</text:p>
          </table:table-cell>
          <table:table-cell table:style-name="ce17" office:value-type="float" office:value="300854">
            <text:p>300,854.00</text:p>
          </table:table-cell>
          <table:table-cell table:style-name="ce17" table:formula="of:=[.K64]/[.D64]" office:value-type="float" office:value="0.178717008928306">
            <text:p>0.18</text:p>
          </table:table-cell>
          <table:table-cell table:style-name="ce17" office:value-type="float" office:value="328459">
            <text:p>328,459.00</text:p>
          </table:table-cell>
          <table:table-cell table:style-name="ce17" table:formula="of:=[.M64]/[.D64]" office:value-type="float" office:value="0.195115271977712">
            <text:p>0.20</text:p>
          </table:table-cell>
          <table:table-cell table:style-name="ce9" table:formula="of:=[.C64]/[.F64]" office:value-type="float" office:value="1.02268516584893">
            <text:p>1.02</text:p>
          </table:table-cell>
          <table:table-cell table:style-name="ce10" office:value-type="float" office:value="2176416">
            <text:p>2,176,416</text:p>
          </table:table-cell>
          <table:table-cell table:style-name="ce9" table:formula="of:=[.P64]/[.F64]" office:value-type="float" office:value="0.693899790817724">
            <text:p>0.69</text:p>
          </table:table-cell>
          <table:table-cell office:value-type="float" office:value="2525227">
            <text:p>2525227</text:p>
          </table:table-cell>
          <table:table-cell table:formula="of:=[.R64]/[.C64]" office:value-type="float" office:value="0.787251169157742">
            <text:p>0.79</text:p>
          </table:table-cell>
          <table:table-cell office:value-type="float" office:value="15983">
            <text:p>15983</text:p>
          </table:table-cell>
          <table:table-cell table:formula="of:=[.T64]/[.R64]" office:value-type="float" office:value="0.00632933197688762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3192451">
            <text:p>3192451</text:p>
          </table:table-cell>
          <table:table-cell office:value-type="float" office:value="1802895">
            <text:p>1802895</text:p>
          </table:table-cell>
          <table:table-cell table:style-name="ce9" table:formula="of:=[.D65]/[.C65]" office:value-type="float" office:value="0.564736937230987">
            <text:p>0.56</text:p>
          </table:table-cell>
          <table:table-cell table:style-name="ce10" office:value-type="float" office:value="3241544">
            <text:p>3,241,544</text:p>
          </table:table-cell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table:style-name="ce13" office:value-type="float" office:value="354398">
            <text:p>354,398</text:p>
          </table:table-cell>
          <table:table-cell table:style-name="ce15" table:formula="of:=[.I65]/[.D65]" office:value-type="float" office:value="0.196571625080773">
            <text:p>0.20</text:p>
          </table:table-cell>
          <table:table-cell table:style-name="ce17" office:value-type="float" office:value="331030">
            <text:p>331,030.00</text:p>
          </table:table-cell>
          <table:table-cell table:style-name="ce17" table:formula="of:=[.K65]/[.D65]" office:value-type="float" office:value="0.183610249071632">
            <text:p>0.18</text:p>
          </table:table-cell>
          <table:table-cell table:style-name="ce17" office:value-type="float" office:value="364417">
            <text:p>364,417.00</text:p>
          </table:table-cell>
          <table:table-cell table:style-name="ce17" table:formula="of:=[.M65]/[.D65]" office:value-type="float" office:value="0.202128798404788">
            <text:p>0.20</text:p>
          </table:table-cell>
          <table:table-cell table:style-name="ce9" table:formula="of:=[.C65]/[.F65]" office:value-type="float" office:value="0.984855056726054">
            <text:p>0.98</text:p>
          </table:table-cell>
          <table:table-cell table:style-name="ce10" office:value-type="float" office:value="2210466">
            <text:p>2,210,466</text:p>
          </table:table-cell>
          <table:table-cell table:style-name="ce9" table:formula="of:=[.P65]/[.F65]" office:value-type="float" office:value="0.681917629376618">
            <text:p>0.68</text:p>
          </table:table-cell>
          <table:table-cell office:value-type="float" office:value="2598186">
            <text:p>2598186</text:p>
          </table:table-cell>
          <table:table-cell table:formula="of:=[.R65]/[.C65]" office:value-type="float" office:value="0.813853055223087">
            <text:p>0.81</text:p>
          </table:table-cell>
          <table:table-cell office:value-type="float" office:value="16299">
            <text:p>16299</text:p>
          </table:table-cell>
          <table:table-cell table:formula="of:=[.T65]/[.R65]" office:value-type="float" office:value="0.00627322293323111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3218769">
            <text:p>3218769</text:p>
          </table:table-cell>
          <table:table-cell office:value-type="float" office:value="1873071">
            <text:p>1873071</text:p>
          </table:table-cell>
          <table:table-cell table:style-name="ce9" table:formula="of:=[.D66]/[.C66]" office:value-type="float" office:value="0.581921535841808">
            <text:p>0.58</text:p>
          </table:table-cell>
          <table:table-cell table:style-name="ce10" office:value-type="float" office:value="3298174">
            <text:p>3,298,174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style-name="ce13" office:value-type="float" office:value="403437">
            <text:p>403,437</text:p>
          </table:table-cell>
          <table:table-cell table:style-name="ce15" table:formula="of:=[.I66]/[.D66]" office:value-type="float" office:value="0.215387991165311">
            <text:p>0.22</text:p>
          </table:table-cell>
          <table:table-cell table:style-name="ce17" office:value-type="float" office:value="330634">
            <text:p>330,634.00</text:p>
          </table:table-cell>
          <table:table-cell table:style-name="ce17" table:formula="of:=[.K66]/[.D66]" office:value-type="float" office:value="0.176519736838593">
            <text:p>0.18</text:p>
          </table:table-cell>
          <table:table-cell table:style-name="ce17" office:value-type="float" office:value="363760">
            <text:p>363,760.00</text:p>
          </table:table-cell>
          <table:table-cell table:style-name="ce17" table:formula="of:=[.M66]/[.D66]" office:value-type="float" office:value="0.194205131572695">
            <text:p>0.19</text:p>
          </table:table-cell>
          <table:table-cell table:style-name="ce9" table:formula="of:=[.C66]/[.F66]" office:value-type="float" office:value="0.975924557042776">
            <text:p>0.98</text:p>
          </table:table-cell>
          <table:table-cell table:style-name="ce10" office:value-type="float" office:value="2225482">
            <text:p>2,225,482</text:p>
          </table:table-cell>
          <table:table-cell table:style-name="ce9" table:formula="of:=[.P66]/[.F66]" office:value-type="float" office:value="0.674761853073852">
            <text:p>0.67</text:p>
          </table:table-cell>
          <table:table-cell office:value-type="float" office:value="2388263">
            <text:p>2388263</text:p>
          </table:table-cell>
          <table:table-cell table:formula="of:=[.R66]/[.C66]" office:value-type="float" office:value="0.741980241514691">
            <text:p>0.74</text:p>
          </table:table-cell>
          <table:table-cell office:value-type="float" office:value="16132">
            <text:p>16132</text:p>
          </table:table-cell>
          <table:table-cell table:formula="of:=[.T66]/[.R66]" office:value-type="float" office:value="0.00675469996394869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3217563">
            <text:p>3217563</text:p>
          </table:table-cell>
          <table:table-cell office:value-type="float" office:value="1927358">
            <text:p>1927358</text:p>
          </table:table-cell>
          <table:table-cell table:style-name="ce9" table:formula="of:=[.D67]/[.C67]" office:value-type="float" office:value="0.599011736522331">
            <text:p>0.60</text:p>
          </table:table-cell>
          <table:table-cell table:style-name="ce10" office:value-type="float" office:value="3222694">
            <text:p>3,222,694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table:style-name="ce13" office:value-type="float" office:value="357799">
            <text:p>357,799</text:p>
          </table:table-cell>
          <table:table-cell table:style-name="ce15" table:formula="of:=[.I67]/[.D67]" office:value-type="float" office:value="0.185642210736148">
            <text:p>0.19</text:p>
          </table:table-cell>
          <table:table-cell table:style-name="ce17" office:value-type="float" office:value="377460">
            <text:p>377,460.00</text:p>
          </table:table-cell>
          <table:table-cell table:style-name="ce17" table:formula="of:=[.K67]/[.D67]" office:value-type="float" office:value="0.195843221653683">
            <text:p>0.20</text:p>
          </table:table-cell>
          <table:table-cell table:style-name="ce17" office:value-type="float" office:value="350876">
            <text:p>350,876.00</text:p>
          </table:table-cell>
          <table:table-cell table:style-name="ce17" table:formula="of:=[.M67]/[.D67]" office:value-type="float" office:value="0.182050247022089">
            <text:p>0.18</text:p>
          </table:table-cell>
          <table:table-cell table:style-name="ce9" table:formula="of:=[.C67]/[.F67]" office:value-type="float" office:value="0.998407853801819">
            <text:p>1.00</text:p>
          </table:table-cell>
          <table:table-cell table:style-name="ce10" office:value-type="float" office:value="2208073">
            <text:p>2,208,073</text:p>
          </table:table-cell>
          <table:table-cell table:style-name="ce9" table:formula="of:=[.P67]/[.F67]" office:value-type="float" office:value="0.685163717064046">
            <text:p>0.69</text:p>
          </table:table-cell>
          <table:table-cell office:value-type="float" office:value="2325347">
            <text:p>2325347</text:p>
          </table:table-cell>
          <table:table-cell table:formula="of:=[.R67]/[.C67]" office:value-type="float" office:value="0.722704419462805">
            <text:p>0.72</text:p>
          </table:table-cell>
          <table:table-cell office:value-type="float" office:value="14120">
            <text:p>14120</text:p>
          </table:table-cell>
          <table:table-cell table:formula="of:=[.T67]/[.R67]" office:value-type="float" office:value="0.00607221201824932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2926772">
            <text:p>2926772</text:p>
          </table:table-cell>
          <table:table-cell office:value-type="float" office:value="1816403">
            <text:p>1816403</text:p>
          </table:table-cell>
          <table:table-cell table:style-name="ce9" table:formula="of:=[.D68]/[.C68]" office:value-type="float" office:value="0.620616501729551">
            <text:p>0.62</text:p>
          </table:table-cell>
          <table:table-cell table:style-name="ce10" office:value-type="float" office:value="2954201">
            <text:p>2,954,201</text:p>
          </table:table-cell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table:style-name="ce13" office:value-type="float" office:value="369229">
            <text:p>369,229</text:p>
          </table:table-cell>
          <table:table-cell table:style-name="ce15" table:formula="of:=[.I68]/[.D68]" office:value-type="float" office:value="0.203274823923986">
            <text:p>0.20</text:p>
          </table:table-cell>
          <table:table-cell table:style-name="ce17" office:value-type="float" office:value="311205">
            <text:p>311,205.00</text:p>
          </table:table-cell>
          <table:table-cell table:style-name="ce17" table:formula="of:=[.K68]/[.D68]" office:value-type="float" office:value="0.171330371068535">
            <text:p>0.17</text:p>
          </table:table-cell>
          <table:table-cell table:style-name="ce17" office:value-type="float" office:value="388535">
            <text:p>388,535.00</text:p>
          </table:table-cell>
          <table:table-cell table:style-name="ce17" table:formula="of:=[.M68]/[.D68]" office:value-type="float" office:value="0.213903522511249">
            <text:p>0.21</text:p>
          </table:table-cell>
          <table:table-cell table:style-name="ce9" table:formula="of:=[.C68]/[.F68]" office:value-type="float" office:value="0.990715256003231">
            <text:p>0.99</text:p>
          </table:table-cell>
          <table:table-cell table:style-name="ce10" office:value-type="float" office:value="2114556">
            <text:p>2,114,556</text:p>
          </table:table-cell>
          <table:table-cell table:style-name="ce9" table:formula="of:=[.P68]/[.F68]" office:value-type="float" office:value="0.715779325780473">
            <text:p>0.72</text:p>
          </table:table-cell>
          <table:table-cell office:value-type="float" office:value="2058859">
            <text:p>2058859</text:p>
          </table:table-cell>
          <table:table-cell table:formula="of:=[.R68]/[.C68]" office:value-type="float" office:value="0.703457255980309">
            <text:p>0.7</text:p>
          </table:table-cell>
          <table:table-cell office:value-type="float" office:value="15289">
            <text:p>15289</text:p>
          </table:table-cell>
          <table:table-cell table:formula="of:=[.T68]/[.R68]" office:value-type="float" office:value="0.00742595777564175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2253717">
            <text:p>2253717</text:p>
          </table:table-cell>
          <table:table-cell office:value-type="float" office:value="1515562">
            <text:p>1515562</text:p>
          </table:table-cell>
          <table:table-cell table:style-name="ce9" table:formula="of:=[.D69]/[.C69]" office:value-type="float" office:value="0.672472187058091">
            <text:p>0.67</text:p>
          </table:table-cell>
          <table:table-cell table:style-name="ce10" office:value-type="float" office:value="2232049">
            <text:p>2,232,049</text:p>
          </table:table-cell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table:style-name="ce13" office:value-type="float" office:value="358028">
            <text:p>358,028</text:p>
          </table:table-cell>
          <table:table-cell table:style-name="ce15" table:formula="of:=[.I69]/[.D69]" office:value-type="float" office:value="0.236234479354853">
            <text:p>0.24</text:p>
          </table:table-cell>
          <table:table-cell table:style-name="ce17" office:value-type="float" office:value="323398">
            <text:p>323,398.00</text:p>
          </table:table-cell>
          <table:table-cell table:style-name="ce17" table:formula="of:=[.K69]/[.D69]" office:value-type="float" office:value="0.213384869771082">
            <text:p>0.21</text:p>
          </table:table-cell>
          <table:table-cell table:style-name="ce17" office:value-type="float" office:value="361153">
            <text:p>361,153.00</text:p>
          </table:table-cell>
          <table:table-cell table:style-name="ce17" table:formula="of:=[.M69]/[.D69]" office:value-type="float" office:value="0.238296420733695">
            <text:p>0.24</text:p>
          </table:table-cell>
          <table:table-cell table:style-name="ce9" table:formula="of:=[.C69]/[.F69]" office:value-type="float" office:value="1.0097076721882">
            <text:p>1.01</text:p>
          </table:table-cell>
          <table:table-cell table:style-name="ce10" office:value-type="float" office:value="1848394">
            <text:p>1,848,394</text:p>
          </table:table-cell>
          <table:table-cell table:style-name="ce9" table:formula="of:=[.P69]/[.F69]" office:value-type="float" office:value="0.828115332593505">
            <text:p>0.83</text:p>
          </table:table-cell>
          <table:table-cell office:value-type="float" office:value="1601569">
            <text:p>1601569</text:p>
          </table:table-cell>
          <table:table-cell table:formula="of:=[.R69]/[.C69]" office:value-type="float" office:value="0.710634476289614">
            <text:p>0.71</text:p>
          </table:table-cell>
          <table:table-cell office:value-type="float" office:value="16812">
            <text:p>16812</text:p>
          </table:table-cell>
          <table:table-cell table:formula="of:=[.T69]/[.R69]" office:value-type="float" office:value="0.0104972061771925">
            <text:p>0.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777828">
            <text:p>1777828</text:p>
          </table:table-cell>
          <table:table-cell office:value-type="float" office:value="1267096">
            <text:p>1267096</text:p>
          </table:table-cell>
          <table:table-cell table:style-name="ce9" table:formula="of:=[.D70]/[.C70]" office:value-type="float" office:value="0.712721365621421">
            <text:p>0.71</text:p>
          </table:table-cell>
          <table:table-cell table:style-name="ce10" office:value-type="float" office:value="1775072">
            <text:p>1,775,072</text:p>
          </table:table-cell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table:style-name="ce13" office:value-type="float" office:value="369789">
            <text:p>369,789</text:p>
          </table:table-cell>
          <table:table-cell table:style-name="ce15" table:formula="of:=[.I70]/[.D70]" office:value-type="float" office:value="0.291839765889877">
            <text:p>0.29</text:p>
          </table:table-cell>
          <table:table-cell table:style-name="ce17" office:value-type="float" office:value="348173">
            <text:p>348,173.00</text:p>
          </table:table-cell>
          <table:table-cell table:style-name="ce17" table:formula="of:=[.K70]/[.D70]" office:value-type="float" office:value="0.274780284998137">
            <text:p>0.27</text:p>
          </table:table-cell>
          <table:table-cell table:style-name="ce17" office:value-type="float" office:value="343369">
            <text:p>343,369.00</text:p>
          </table:table-cell>
          <table:table-cell table:style-name="ce17" table:formula="of:=[.M70]/[.D70]" office:value-type="float" office:value="0.270988938486113">
            <text:p>0.27</text:p>
          </table:table-cell>
          <table:table-cell table:style-name="ce9" table:formula="of:=[.C70]/[.F70]" office:value-type="float" office:value="1.0015526130771">
            <text:p>1.00</text:p>
          </table:table-cell>
          <table:table-cell table:style-name="ce10" office:value-type="float" office:value="1543343">
            <text:p>1,543,343</text:p>
          </table:table-cell>
          <table:table-cell table:style-name="ce9" table:formula="of:=[.P70]/[.F70]" office:value-type="float" office:value="0.869453746101567">
            <text:p>0.87</text:p>
          </table:table-cell>
          <table:table-cell office:value-type="float" office:value="1533817">
            <text:p>1533817</text:p>
          </table:table-cell>
          <table:table-cell table:formula="of:=[.R70]/[.C70]" office:value-type="float" office:value="0.862747689877761">
            <text:p>0.86</text:p>
          </table:table-cell>
          <table:table-cell office:value-type="float" office:value="16115">
            <text:p>16115</text:p>
          </table:table-cell>
          <table:table-cell table:formula="of:=[.T70]/[.R70]" office:value-type="float" office:value="0.0105064685030874">
            <text:p>0.01</text:p>
          </table:table-cell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1623744">
            <text:p>1623744</text:p>
          </table:table-cell>
          <table:table-cell office:value-type="float" office:value="1166889">
            <text:p>1166889</text:p>
          </table:table-cell>
          <table:table-cell table:style-name="ce9" table:formula="of:=[.D71]/[.C71]" office:value-type="float" office:value="0.718640992668795">
            <text:p>0.72</text:p>
          </table:table-cell>
          <table:table-cell table:style-name="ce10" office:value-type="float" office:value="1607562">
            <text:p>1,607,562</text:p>
          </table:table-cell>
          <table:table-cell table:number-columns-repeated="2" office:value-type="float" office:value="8192">
            <text:p>8192</text:p>
          </table:table-cell>
          <table:table-cell table:style-name="ce13" office:value-type="float" office:value="368018">
            <text:p>368,018</text:p>
          </table:table-cell>
          <table:table-cell table:style-name="ce15" table:formula="of:=[.I71]/[.D71]" office:value-type="float" office:value="0.315383896840231">
            <text:p>0.32</text:p>
          </table:table-cell>
          <table:table-cell table:style-name="ce17" office:value-type="float" office:value="342734">
            <text:p>342,734.00</text:p>
          </table:table-cell>
          <table:table-cell table:style-name="ce17" table:formula="of:=[.K71]/[.D71]" office:value-type="float" office:value="0.293716026117308">
            <text:p>0.29</text:p>
          </table:table-cell>
          <table:table-cell table:style-name="ce17" office:value-type="float" office:value="328971">
            <text:p>328,971.00</text:p>
          </table:table-cell>
          <table:table-cell table:style-name="ce17" table:formula="of:=[.M71]/[.D71]" office:value-type="float" office:value="0.281921416690019">
            <text:p>0.28</text:p>
          </table:table-cell>
          <table:table-cell table:style-name="ce9" table:formula="of:=[.C71]/[.F71]" office:value-type="float" office:value="1.01006617474163">
            <text:p>1.01</text:p>
          </table:table-cell>
          <table:table-cell table:style-name="ce10" office:value-type="float" office:value="1439743">
            <text:p>1,439,743</text:p>
          </table:table-cell>
          <table:table-cell table:style-name="ce9" table:formula="of:=[.P71]/[.F71]" office:value-type="float" office:value="0.895606514709852">
            <text:p>0.90</text:p>
          </table:table-cell>
          <table:table-cell office:value-type="float" office:value="1505039">
            <text:p>1505039</text:p>
          </table:table-cell>
          <table:table-cell table:formula="of:=[.R71]/[.C71]" office:value-type="float" office:value="0.926894264120453">
            <text:p>0.93</text:p>
          </table:table-cell>
          <table:table-cell office:value-type="float" office:value="15479">
            <text:p>15479</text:p>
          </table:table-cell>
          <table:table-cell table:formula="of:=[.T71]/[.R71]" office:value-type="float" office:value="0.0102847833179074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366307">
            <text:p>2366307</text:p>
          </table:table-cell>
          <table:table-cell office:value-type="float" office:value="641849">
            <text:p>641849</text:p>
          </table:table-cell>
          <table:table-cell table:style-name="ce9" table:formula="of:=[.D72]/[.C72]" office:value-type="float" office:value="0.271245024419908">
            <text:p>0.27</text:p>
          </table:table-cell>
          <table:table-cell table:style-name="ce10" office:value-type="float" office:value="2621799">
            <text:p>2,621,799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style-name="ce13" office:value-type="float" office:value="205498">
            <text:p>205,498</text:p>
          </table:table-cell>
          <table:table-cell table:style-name="ce15" table:formula="of:=[.I72]/[.D72]" office:value-type="float" office:value="0.32016564643709">
            <text:p>0.32</text:p>
          </table:table-cell>
          <table:table-cell table:style-name="ce17" office:value-type="float" office:value="194149">
            <text:p>194,149.00</text:p>
          </table:table-cell>
          <table:table-cell table:style-name="ce17" table:formula="of:=[.K72]/[.D72]" office:value-type="float" office:value="0.302483917556933">
            <text:p>0.30</text:p>
          </table:table-cell>
          <table:table-cell table:style-name="ce17" office:value-type="float" office:value="176258">
            <text:p>176,258.00</text:p>
          </table:table-cell>
          <table:table-cell table:style-name="ce17" table:formula="of:=[.M72]/[.D72]" office:value-type="float" office:value="0.274609760239558">
            <text:p>0.27</text:p>
          </table:table-cell>
          <table:table-cell table:style-name="ce9" table:formula="of:=[.C72]/[.F72]" office:value-type="float" office:value="0.902550882047022">
            <text:p>0.90</text:p>
          </table:table-cell>
          <table:table-cell table:style-name="ce10" office:value-type="float" office:value="1841709">
            <text:p>1,841,709</text:p>
          </table:table-cell>
          <table:table-cell table:style-name="ce9" table:formula="of:=[.P72]/[.F72]" office:value-type="float" office:value="0.702460028400347">
            <text:p>0.70</text:p>
          </table:table-cell>
          <table:table-cell office:value-type="float" office:value="1803030">
            <text:p>1803030</text:p>
          </table:table-cell>
          <table:table-cell table:formula="of:=[.R72]/[.C72]" office:value-type="float" office:value="0.761959458345853">
            <text:p>0.76</text:p>
          </table:table-cell>
          <table:table-cell office:value-type="float" office:value="15209">
            <text:p>15209</text:p>
          </table:table-cell>
          <table:table-cell table:formula="of:=[.T72]/[.R72]" office:value-type="float" office:value="0.00843524511516725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816625">
            <text:p>2816625</text:p>
          </table:table-cell>
          <table:table-cell office:value-type="float" office:value="938624">
            <text:p>938624</text:p>
          </table:table-cell>
          <table:table-cell table:style-name="ce9" table:formula="of:=[.D73]/[.C73]" office:value-type="float" office:value="0.333244219589047">
            <text:p>0.33</text:p>
          </table:table-cell>
          <table:table-cell table:style-name="ce10" office:value-type="float" office:value="2960157">
            <text:p>2,960,157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style-name="ce13" office:value-type="float" office:value="256107">
            <text:p>256,107</text:p>
          </table:table-cell>
          <table:table-cell table:style-name="ce15" table:formula="of:=[.I73]/[.D73]" office:value-type="float" office:value="0.272853666643938">
            <text:p>0.27</text:p>
          </table:table-cell>
          <table:table-cell table:style-name="ce17" office:value-type="float" office:value="237332">
            <text:p>237,332.00</text:p>
          </table:table-cell>
          <table:table-cell table:style-name="ce17" table:formula="of:=[.K73]/[.D73]" office:value-type="float" office:value="0.252850981862812">
            <text:p>0.25</text:p>
          </table:table-cell>
          <table:table-cell table:style-name="ce17" office:value-type="float" office:value="278220">
            <text:p>278,220.00</text:p>
          </table:table-cell>
          <table:table-cell table:style-name="ce17" table:formula="of:=[.M73]/[.D73]" office:value-type="float" office:value="0.296412621028229">
            <text:p>0.30</text:p>
          </table:table-cell>
          <table:table-cell table:style-name="ce9" table:formula="of:=[.C73]/[.F73]" office:value-type="float" office:value="0.95151203128753">
            <text:p>0.95</text:p>
          </table:table-cell>
          <table:table-cell table:style-name="ce10" office:value-type="float" office:value="2060862">
            <text:p>2,060,862</text:p>
          </table:table-cell>
          <table:table-cell table:style-name="ce9" table:formula="of:=[.P73]/[.F73]" office:value-type="float" office:value="0.696200235325356">
            <text:p>0.70</text:p>
          </table:table-cell>
          <table:table-cell office:value-type="float" office:value="2143668">
            <text:p>2143668</text:p>
          </table:table-cell>
          <table:table-cell table:formula="of:=[.R73]/[.C73]" office:value-type="float" office:value="0.761076820663028">
            <text:p>0.76</text:p>
          </table:table-cell>
          <table:table-cell office:value-type="float" office:value="15130">
            <text:p>15130</text:p>
          </table:table-cell>
          <table:table-cell table:formula="of:=[.T73]/[.R73]" office:value-type="float" office:value="0.00705799592101016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990819">
            <text:p>2990819</text:p>
          </table:table-cell>
          <table:table-cell office:value-type="float" office:value="1195030">
            <text:p>1195030</text:p>
          </table:table-cell>
          <table:table-cell table:style-name="ce9" table:formula="of:=[.D74]/[.C74]" office:value-type="float" office:value="0.399566138907102">
            <text:p>0.40</text:p>
          </table:table-cell>
          <table:table-cell table:style-name="ce10" office:value-type="float" office:value="3072798">
            <text:p>3,072,798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table:style-name="ce13" office:value-type="float" office:value="295052">
            <text:p>295,052</text:p>
          </table:table-cell>
          <table:table-cell table:style-name="ce15" table:formula="of:=[.I74]/[.D74]" office:value-type="float" office:value="0.246899241023238">
            <text:p>0.25</text:p>
          </table:table-cell>
          <table:table-cell table:style-name="ce17" office:value-type="float" office:value="283926">
            <text:p>283,926.00</text:p>
          </table:table-cell>
          <table:table-cell table:style-name="ce17" table:formula="of:=[.K74]/[.D74]" office:value-type="float" office:value="0.237589014501728">
            <text:p>0.24</text:p>
          </table:table-cell>
          <table:table-cell table:style-name="ce17" office:value-type="float" office:value="281241">
            <text:p>281,241.00</text:p>
          </table:table-cell>
          <table:table-cell table:style-name="ce17" table:formula="of:=[.M74]/[.D74]" office:value-type="float" office:value="0.235342208982201">
            <text:p>0.24</text:p>
          </table:table-cell>
          <table:table-cell table:style-name="ce9" table:formula="of:=[.C74]/[.F74]" office:value-type="float" office:value="0.973321057876242">
            <text:p>0.97</text:p>
          </table:table-cell>
          <table:table-cell table:style-name="ce10" office:value-type="float" office:value="2103759">
            <text:p>2,103,759</text:p>
          </table:table-cell>
          <table:table-cell table:style-name="ce9" table:formula="of:=[.P74]/[.F74]" office:value-type="float" office:value="0.684639536995273">
            <text:p>0.68</text:p>
          </table:table-cell>
          <table:table-cell office:value-type="float" office:value="3134498">
            <text:p>3134498</text:p>
          </table:table-cell>
          <table:table-cell table:formula="of:=[.R74]/[.C74]" office:value-type="float" office:value="1.04804001846986">
            <text:p>1.05</text:p>
          </table:table-cell>
          <table:table-cell office:value-type="float" office:value="15598">
            <text:p>15598</text:p>
          </table:table-cell>
          <table:table-cell table:formula="of:=[.T74]/[.R74]" office:value-type="float" office:value="0.00497623542908625">
            <text:p>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3059528">
            <text:p>3059528</text:p>
          </table:table-cell>
          <table:table-cell office:value-type="float" office:value="1467148">
            <text:p>1467148</text:p>
          </table:table-cell>
          <table:table-cell table:style-name="ce9" table:formula="of:=[.D75]/[.C75]" office:value-type="float" office:value="0.479534098070029">
            <text:p>0.48</text:p>
          </table:table-cell>
          <table:table-cell table:style-name="ce10" office:value-type="float" office:value="3081341">
            <text:p>3,081,341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table:style-name="ce13" office:value-type="float" office:value="312616">
            <text:p>312,616</text:p>
          </table:table-cell>
          <table:table-cell table:style-name="ce15" table:formula="of:=[.I75]/[.D75]" office:value-type="float" office:value="0.213077344616903">
            <text:p>0.21</text:p>
          </table:table-cell>
          <table:table-cell table:style-name="ce17" office:value-type="float" office:value="303701">
            <text:p>303,701.00</text:p>
          </table:table-cell>
          <table:table-cell table:style-name="ce17" table:formula="of:=[.K75]/[.D75]" office:value-type="float" office:value="0.207000929694891">
            <text:p>0.21</text:p>
          </table:table-cell>
          <table:table-cell table:style-name="ce17" office:value-type="float" office:value="351398">
            <text:p>351,398.00</text:p>
          </table:table-cell>
          <table:table-cell table:style-name="ce17" table:formula="of:=[.M75]/[.D75]" office:value-type="float" office:value="0.239510942318021">
            <text:p>0.24</text:p>
          </table:table-cell>
          <table:table-cell table:style-name="ce9" table:formula="of:=[.C75]/[.F75]" office:value-type="float" office:value="0.992920939292341">
            <text:p>0.99</text:p>
          </table:table-cell>
          <table:table-cell table:style-name="ce10" office:value-type="float" office:value="2150673">
            <text:p>2,150,673</text:p>
          </table:table-cell>
          <table:table-cell table:style-name="ce9" table:formula="of:=[.P75]/[.F75]" office:value-type="float" office:value="0.697966567153717">
            <text:p>0.70</text:p>
          </table:table-cell>
          <table:table-cell office:value-type="float" office:value="2244070">
            <text:p>2244070</text:p>
          </table:table-cell>
          <table:table-cell table:formula="of:=[.R75]/[.C75]" office:value-type="float" office:value="0.733469345598406">
            <text:p>0.73</text:p>
          </table:table-cell>
          <table:table-cell office:value-type="float" office:value="16591">
            <text:p>16591</text:p>
          </table:table-cell>
          <table:table-cell table:formula="of:=[.T75]/[.R75]" office:value-type="float" office:value="0.00739326313350297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3161724">
            <text:p>3161724</text:p>
          </table:table-cell>
          <table:table-cell office:value-type="float" office:value="1635259">
            <text:p>1635259</text:p>
          </table:table-cell>
          <table:table-cell table:style-name="ce9" table:formula="of:=[.D76]/[.C76]" office:value-type="float" office:value="0.517204854060633">
            <text:p>0.52</text:p>
          </table:table-cell>
          <table:table-cell table:style-name="ce10" office:value-type="float" office:value="3184434">
            <text:p>3,184,434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table:style-name="ce13" office:value-type="float" office:value="336114">
            <text:p>336,114</text:p>
          </table:table-cell>
          <table:table-cell table:style-name="ce15" table:formula="of:=[.I76]/[.D76]" office:value-type="float" office:value="0.205541752101655">
            <text:p>0.21</text:p>
          </table:table-cell>
          <table:table-cell table:style-name="ce17" office:value-type="float" office:value="320638">
            <text:p>320,638.00</text:p>
          </table:table-cell>
          <table:table-cell table:style-name="ce17" table:formula="of:=[.K76]/[.D76]" office:value-type="float" office:value="0.19607780785796">
            <text:p>0.20</text:p>
          </table:table-cell>
          <table:table-cell table:style-name="ce17" office:value-type="float" office:value="324954">
            <text:p>324,954.00</text:p>
          </table:table-cell>
          <table:table-cell table:style-name="ce17" table:formula="of:=[.M76]/[.D76]" office:value-type="float" office:value="0.198717145112793">
            <text:p>0.20</text:p>
          </table:table-cell>
          <table:table-cell table:style-name="ce9" table:formula="of:=[.C76]/[.F76]" office:value-type="float" office:value="0.992868434390539">
            <text:p>0.99</text:p>
          </table:table-cell>
          <table:table-cell table:style-name="ce10" office:value-type="float" office:value="2201228">
            <text:p>2,201,228</text:p>
          </table:table-cell>
          <table:table-cell table:style-name="ce9" table:formula="of:=[.P76]/[.F76]" office:value-type="float" office:value="0.691246230884358">
            <text:p>0.69</text:p>
          </table:table-cell>
          <table:table-cell office:value-type="float" office:value="2653240">
            <text:p>2653240</text:p>
          </table:table-cell>
          <table:table-cell table:formula="of:=[.R76]/[.C76]" office:value-type="float" office:value="0.839175082961068">
            <text:p>0.84</text:p>
          </table:table-cell>
          <table:table-cell office:value-type="float" office:value="16386">
            <text:p>16386</text:p>
          </table:table-cell>
          <table:table-cell table:formula="of:=[.T76]/[.R76]" office:value-type="float" office:value="0.00617584538149583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3232214">
            <text:p>3232214</text:p>
          </table:table-cell>
          <table:table-cell office:value-type="float" office:value="1751775">
            <text:p>1751775</text:p>
          </table:table-cell>
          <table:table-cell table:style-name="ce9" table:formula="of:=[.D77]/[.C77]" office:value-type="float" office:value="0.541973705948925">
            <text:p>0.54</text:p>
          </table:table-cell>
          <table:table-cell table:style-name="ce10" office:value-type="float" office:value="3256568">
            <text:p>3,256,568</text:p>
          </table:table-cell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table:style-name="ce13" office:value-type="float" office:value="338867">
            <text:p>338,867</text:p>
          </table:table-cell>
          <table:table-cell table:style-name="ce15" table:formula="of:=[.I77]/[.D77]" office:value-type="float" office:value="0.193442080175822">
            <text:p>0.19</text:p>
          </table:table-cell>
          <table:table-cell table:style-name="ce17" office:value-type="float" office:value="322724">
            <text:p>322,724.00</text:p>
          </table:table-cell>
          <table:table-cell table:style-name="ce17" table:formula="of:=[.K77]/[.D77]" office:value-type="float" office:value="0.184226855617873">
            <text:p>0.18</text:p>
          </table:table-cell>
          <table:table-cell table:style-name="ce17" office:value-type="float" office:value="313975">
            <text:p>313,975.00</text:p>
          </table:table-cell>
          <table:table-cell table:style-name="ce17" table:formula="of:=[.M77]/[.D77]" office:value-type="float" office:value="0.179232492757346">
            <text:p>0.18</text:p>
          </table:table-cell>
          <table:table-cell table:style-name="ce9" table:formula="of:=[.C77]/[.F77]" office:value-type="float" office:value="0.992521574860405">
            <text:p>0.99</text:p>
          </table:table-cell>
          <table:table-cell table:style-name="ce10" office:value-type="float" office:value="2448699">
            <text:p>2,448,699</text:p>
          </table:table-cell>
          <table:table-cell table:style-name="ce9" table:formula="of:=[.P77]/[.F77]" office:value-type="float" office:value="0.751926261020805">
            <text:p>0.75</text:p>
          </table:table-cell>
          <table:table-cell office:value-type="float" office:value="2391473">
            <text:p>2391473</text:p>
          </table:table-cell>
          <table:table-cell table:formula="of:=[.R77]/[.C77]" office:value-type="float" office:value="0.739886962930054">
            <text:p>0.74</text:p>
          </table:table-cell>
          <table:table-cell office:value-type="float" office:value="15921">
            <text:p>15921</text:p>
          </table:table-cell>
          <table:table-cell table:formula="of:=[.T77]/[.R77]" office:value-type="float" office:value="0.00665740319878167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3260431">
            <text:p>3260431</text:p>
          </table:table-cell>
          <table:table-cell office:value-type="float" office:value="1822366">
            <text:p>1822366</text:p>
          </table:table-cell>
          <table:table-cell table:style-name="ce9" table:formula="of:=[.D78]/[.C78]" office:value-type="float" office:value="0.558934079574142">
            <text:p>0.56</text:p>
          </table:table-cell>
          <table:table-cell table:style-name="ce10" office:value-type="float" office:value="3250099">
            <text:p>3,250,099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style-name="ce13" office:value-type="float" office:value="338470">
            <text:p>338,470</text:p>
          </table:table-cell>
          <table:table-cell table:style-name="ce15" table:formula="of:=[.I78]/[.D78]" office:value-type="float" office:value="0.185731077072333">
            <text:p>0.19</text:p>
          </table:table-cell>
          <table:table-cell table:style-name="ce17" office:value-type="float" office:value="355242">
            <text:p>355,242.00</text:p>
          </table:table-cell>
          <table:table-cell table:style-name="ce17" table:formula="of:=[.K78]/[.D78]" office:value-type="float" office:value="0.194934497241498">
            <text:p>0.19</text:p>
          </table:table-cell>
          <table:table-cell table:style-name="ce17" office:value-type="float" office:value="374499">
            <text:p>374,499.00</text:p>
          </table:table-cell>
          <table:table-cell table:style-name="ce17" table:formula="of:=[.M78]/[.D78]" office:value-type="float" office:value="0.205501529330552">
            <text:p>0.21</text:p>
          </table:table-cell>
          <table:table-cell table:style-name="ce9" table:formula="of:=[.C78]/[.F78]" office:value-type="float" office:value="1.00317898008645">
            <text:p>1.00</text:p>
          </table:table-cell>
          <table:table-cell table:style-name="ce10" office:value-type="float" office:value="2242239">
            <text:p>2,242,239</text:p>
          </table:table-cell>
          <table:table-cell table:style-name="ce9" table:formula="of:=[.P78]/[.F78]" office:value-type="float" office:value="0.68989867693261">
            <text:p>0.69</text:p>
          </table:table-cell>
          <table:table-cell office:value-type="float" office:value="2585823">
            <text:p>2585823</text:p>
          </table:table-cell>
          <table:table-cell table:formula="of:=[.R78]/[.C78]" office:value-type="float" office:value="0.793092385638586">
            <text:p>0.79</text:p>
          </table:table-cell>
          <table:table-cell office:value-type="float" office:value="16132">
            <text:p>16132</text:p>
          </table:table-cell>
          <table:table-cell table:formula="of:=[.T78]/[.R78]" office:value-type="float" office:value="0.00623863272930901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3301312">
            <text:p>3301312</text:p>
          </table:table-cell>
          <table:table-cell office:value-type="float" office:value="1841288">
            <text:p>1841288</text:p>
          </table:table-cell>
          <table:table-cell table:style-name="ce9" table:formula="of:=[.D79]/[.C79]" office:value-type="float" office:value="0.557744314987496">
            <text:p>0.56</text:p>
          </table:table-cell>
          <table:table-cell table:style-name="ce10" office:value-type="float" office:value="3241208">
            <text:p>3,241,208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style-name="ce13" office:value-type="float" office:value="303991">
            <text:p>303,991</text:p>
          </table:table-cell>
          <table:table-cell table:style-name="ce15" table:formula="of:=[.I79]/[.D79]" office:value-type="float" office:value="0.165096932147497">
            <text:p>0.17</text:p>
          </table:table-cell>
          <table:table-cell table:style-name="ce17" office:value-type="float" office:value="287019">
            <text:p>287,019.00</text:p>
          </table:table-cell>
          <table:table-cell table:style-name="ce17" table:formula="of:=[.K79]/[.D79]" office:value-type="float" office:value="0.155879471326593">
            <text:p>0.16</text:p>
          </table:table-cell>
          <table:table-cell table:style-name="ce17" office:value-type="float" office:value="359058">
            <text:p>359,058.00</text:p>
          </table:table-cell>
          <table:table-cell table:style-name="ce17" table:formula="of:=[.M79]/[.D79]" office:value-type="float" office:value="0.195003714790951">
            <text:p>0.20</text:p>
          </table:table-cell>
          <table:table-cell table:style-name="ce9" table:formula="of:=[.C79]/[.F79]" office:value-type="float" office:value="1.01854370345871">
            <text:p>1.02</text:p>
          </table:table-cell>
          <table:table-cell table:style-name="ce10" office:value-type="float" office:value="2254554">
            <text:p>2,254,554</text:p>
          </table:table-cell>
          <table:table-cell table:style-name="ce9" table:formula="of:=[.P79]/[.F79]" office:value-type="float" office:value="0.695590656323198">
            <text:p>0.70</text:p>
          </table:table-cell>
          <table:table-cell office:value-type="float" office:value="2223033">
            <text:p>2223033</text:p>
          </table:table-cell>
          <table:table-cell table:formula="of:=[.R79]/[.C79]" office:value-type="float" office:value="0.673378644611597">
            <text:p>0.67</text:p>
          </table:table-cell>
          <table:table-cell office:value-type="float" office:value="15647">
            <text:p>15647</text:p>
          </table:table-cell>
          <table:table-cell table:formula="of:=[.T79]/[.R79]" office:value-type="float" office:value="0.00703858197336702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3091321">
            <text:p>3091321</text:p>
          </table:table-cell>
          <table:table-cell office:value-type="float" office:value="1741105">
            <text:p>1741105</text:p>
          </table:table-cell>
          <table:table-cell table:style-name="ce9" table:formula="of:=[.D80]/[.C80]" office:value-type="float" office:value="0.563223618640704">
            <text:p>0.56</text:p>
          </table:table-cell>
          <table:table-cell table:style-name="ce10" office:value-type="float" office:value="2978891">
            <text:p>2,978,891</text:p>
          </table:table-cell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table:style-name="ce13" office:value-type="float" office:value="325815">
            <text:p>325,815</text:p>
          </table:table-cell>
          <table:table-cell table:style-name="ce15" table:formula="of:=[.I80]/[.D80]" office:value-type="float" office:value="0.187131160958127">
            <text:p>0.19</text:p>
          </table:table-cell>
          <table:table-cell table:style-name="ce17" office:value-type="float" office:value="334704">
            <text:p>334,704.00</text:p>
          </table:table-cell>
          <table:table-cell table:style-name="ce17" table:formula="of:=[.K80]/[.D80]" office:value-type="float" office:value="0.192236539439034">
            <text:p>0.19</text:p>
          </table:table-cell>
          <table:table-cell table:style-name="ce17" office:value-type="float" office:value="354560">
            <text:p>354,560.00</text:p>
          </table:table-cell>
          <table:table-cell table:style-name="ce17" table:formula="of:=[.M80]/[.D80]" office:value-type="float" office:value="0.203640791336536">
            <text:p>0.20</text:p>
          </table:table-cell>
          <table:table-cell table:style-name="ce9" table:formula="of:=[.C80]/[.F80]" office:value-type="float" office:value="1.03774223360304">
            <text:p>1.04</text:p>
          </table:table-cell>
          <table:table-cell table:style-name="ce10" office:value-type="float" office:value="2159739">
            <text:p>2,159,739</text:p>
          </table:table-cell>
          <table:table-cell table:style-name="ce9" table:formula="of:=[.P80]/[.F80]" office:value-type="float" office:value="0.725014443294501">
            <text:p>0.73</text:p>
          </table:table-cell>
          <table:table-cell office:value-type="float" office:value="2442103">
            <text:p>2442103</text:p>
          </table:table-cell>
          <table:table-cell table:formula="of:=[.R80]/[.C80]" office:value-type="float" office:value="0.789986869690983">
            <text:p>0.79</text:p>
          </table:table-cell>
          <table:table-cell office:value-type="float" office:value="16732">
            <text:p>16732</text:p>
          </table:table-cell>
          <table:table-cell table:formula="of:=[.T80]/[.R80]" office:value-type="float" office:value="0.00685147186666574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2286700">
            <text:p>2286700</text:p>
          </table:table-cell>
          <table:table-cell office:value-type="float" office:value="1470697">
            <text:p>1470697</text:p>
          </table:table-cell>
          <table:table-cell table:style-name="ce9" table:formula="of:=[.D81]/[.C81]" office:value-type="float" office:value="0.643152577950759">
            <text:p>0.64</text:p>
          </table:table-cell>
          <table:table-cell table:style-name="ce10" office:value-type="float" office:value="2230658">
            <text:p>2,230,658</text:p>
          </table:table-cell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table:style-name="ce13" office:value-type="float" office:value="335631">
            <text:p>335,631</text:p>
          </table:table-cell>
          <table:table-cell table:style-name="ce15" table:formula="of:=[.I81]/[.D81]" office:value-type="float" office:value="0.228212201425583">
            <text:p>0.23</text:p>
          </table:table-cell>
          <table:table-cell table:style-name="ce17" office:value-type="float" office:value="344160">
            <text:p>344,160.00</text:p>
          </table:table-cell>
          <table:table-cell table:style-name="ce17" table:formula="of:=[.K81]/[.D81]" office:value-type="float" office:value="0.234011492510014">
            <text:p>0.23</text:p>
          </table:table-cell>
          <table:table-cell table:style-name="ce17" office:value-type="float" office:value="345013">
            <text:p>345,013.00</text:p>
          </table:table-cell>
          <table:table-cell table:style-name="ce17" table:formula="of:=[.M81]/[.D81]" office:value-type="float" office:value="0.234591489613428">
            <text:p>0.23</text:p>
          </table:table-cell>
          <table:table-cell table:style-name="ce9" table:formula="of:=[.C81]/[.F81]" office:value-type="float" office:value="1.02512352857318">
            <text:p>1.03</text:p>
          </table:table-cell>
          <table:table-cell table:style-name="ce10" office:value-type="float" office:value="1839636">
            <text:p>1,839,636</text:p>
          </table:table-cell>
          <table:table-cell table:style-name="ce9" table:formula="of:=[.P81]/[.F81]" office:value-type="float" office:value="0.824705535317382">
            <text:p>0.82</text:p>
          </table:table-cell>
          <table:table-cell office:value-type="float" office:value="2011811">
            <text:p>2011811</text:p>
          </table:table-cell>
          <table:table-cell table:formula="of:=[.R81]/[.C81]" office:value-type="float" office:value="0.879787903966414">
            <text:p>0.88</text:p>
          </table:table-cell>
          <table:table-cell office:value-type="float" office:value="16167">
            <text:p>16167</text:p>
          </table:table-cell>
          <table:table-cell table:formula="of:=[.T81]/[.R81]" office:value-type="float" office:value="0.00803604314719424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775843">
            <text:p>1775843</text:p>
          </table:table-cell>
          <table:table-cell office:value-type="float" office:value="1209100">
            <text:p>1209100</text:p>
          </table:table-cell>
          <table:table-cell table:style-name="ce9" table:formula="of:=[.D82]/[.C82]" office:value-type="float" office:value="0.68085973816379">
            <text:p>0.68</text:p>
          </table:table-cell>
          <table:table-cell table:style-name="ce10" office:value-type="float" office:value="1699933">
            <text:p>1,699,933</text:p>
          </table:table-cell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table:style-name="ce13" office:value-type="float" office:value="325355">
            <text:p>325,355</text:p>
          </table:table-cell>
          <table:table-cell table:style-name="ce15" table:formula="of:=[.I82]/[.D82]" office:value-type="float" office:value="0.269088578281366">
            <text:p>0.27</text:p>
          </table:table-cell>
          <table:table-cell table:style-name="ce17" office:value-type="float" office:value="281613">
            <text:p>281,613.00</text:p>
          </table:table-cell>
          <table:table-cell table:style-name="ce17" table:formula="of:=[.K82]/[.D82]" office:value-type="float" office:value="0.232911256306344">
            <text:p>0.23</text:p>
          </table:table-cell>
          <table:table-cell table:style-name="ce17" office:value-type="float" office:value="346672">
            <text:p>346,672.00</text:p>
          </table:table-cell>
          <table:table-cell table:style-name="ce17" table:formula="of:=[.M82]/[.D82]" office:value-type="float" office:value="0.286719047225209">
            <text:p>0.29</text:p>
          </table:table-cell>
          <table:table-cell table:style-name="ce9" table:formula="of:=[.C82]/[.F82]" office:value-type="float" office:value="1.04465470109704">
            <text:p>1.04</text:p>
          </table:table-cell>
          <table:table-cell table:style-name="ce10" office:value-type="float" office:value="1512685">
            <text:p>1,512,685</text:p>
          </table:table-cell>
          <table:table-cell table:style-name="ce9" table:formula="of:=[.P82]/[.F82]" office:value-type="float" office:value="0.889849776432365">
            <text:p>0.89</text:p>
          </table:table-cell>
          <table:table-cell office:value-type="float" office:value="1602359">
            <text:p>1602359</text:p>
          </table:table-cell>
          <table:table-cell table:formula="of:=[.R82]/[.C82]" office:value-type="float" office:value="0.90230893158911">
            <text:p>0.9</text:p>
          </table:table-cell>
          <table:table-cell office:value-type="float" office:value="16202">
            <text:p>16202</text:p>
          </table:table-cell>
          <table:table-cell table:formula="of:=[.T82]/[.R82]" office:value-type="float" office:value="0.010111342090006">
            <text:p>0.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628276">
            <text:p>1628276</text:p>
          </table:table-cell>
          <table:table-cell office:value-type="float" office:value="1100762">
            <text:p>1100762</text:p>
          </table:table-cell>
          <table:table-cell table:style-name="ce9" table:formula="of:=[.D83]/[.C83]" office:value-type="float" office:value="0.676029125283429">
            <text:p>0.68</text:p>
          </table:table-cell>
          <table:table-cell table:style-name="ce10" office:value-type="float" office:value="1515487">
            <text:p>1,515,487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table:style-name="ce13" office:value-type="float" office:value="221327">
            <text:p>221,327</text:p>
          </table:table-cell>
          <table:table-cell table:style-name="ce15" table:formula="of:=[.I83]/[.D83]" office:value-type="float" office:value="0.201067078987102">
            <text:p>0.20</text:p>
          </table:table-cell>
          <table:table-cell table:style-name="ce17" office:value-type="float" office:value="340691">
            <text:p>340,691.00</text:p>
          </table:table-cell>
          <table:table-cell table:style-name="ce17" table:formula="of:=[.K83]/[.D83]" office:value-type="float" office:value="0.309504688570281">
            <text:p>0.31</text:p>
          </table:table-cell>
          <table:table-cell table:style-name="ce17" office:value-type="float" office:value="348191">
            <text:p>348,191.00</text:p>
          </table:table-cell>
          <table:table-cell table:style-name="ce17" table:formula="of:=[.M83]/[.D83]" office:value-type="float" office:value="0.316318150517551">
            <text:p>0.32</text:p>
          </table:table-cell>
          <table:table-cell table:style-name="ce9" table:formula="of:=[.C83]/[.F83]" office:value-type="float" office:value="1.07442426098013">
            <text:p>1.07</text:p>
          </table:table-cell>
          <table:table-cell table:style-name="ce10" office:value-type="float" office:value="1487559">
            <text:p>1,487,559</text:p>
          </table:table-cell>
          <table:table-cell table:style-name="ce9" table:formula="of:=[.P83]/[.F83]" office:value-type="float" office:value="0.981571600416236">
            <text:p>0.98</text:p>
          </table:table-cell>
          <table:table-cell office:value-type="float" office:value="1557702">
            <text:p>1557702</text:p>
          </table:table-cell>
          <table:table-cell table:formula="of:=[.R83]/[.C83]" office:value-type="float" office:value="0.956657225187867">
            <text:p>0.96</text:p>
          </table:table-cell>
          <table:table-cell office:value-type="float" office:value="15560">
            <text:p>15560</text:p>
          </table:table-cell>
          <table:table-cell table:formula="of:=[.T83]/[.R83]" office:value-type="float" office:value="0.0099890736482331">
            <text:p>0.01</text:p>
          </table:table-cell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1661503">
            <text:p>1661503</text:p>
          </table:table-cell>
          <table:table-cell office:value-type="float" office:value="1079420">
            <text:p>1079420</text:p>
          </table:table-cell>
          <table:table-cell table:style-name="ce9" table:formula="of:=[.D84]/[.C84]" office:value-type="float" office:value="0.649664791456892">
            <text:p>0.65</text:p>
          </table:table-cell>
          <table:table-cell table:style-name="ce10" office:value-type="float" office:value="1552533">
            <text:p>1,552,533</text:p>
          </table:table-cell>
          <table:table-cell table:number-columns-repeated="2" office:value-type="float" office:value="16384">
            <text:p>16384</text:p>
          </table:table-cell>
          <table:table-cell table:style-name="ce13" office:value-type="float" office:value="341284">
            <text:p>341,284</text:p>
          </table:table-cell>
          <table:table-cell table:style-name="ce15" table:formula="of:=[.I84]/[.D84]" office:value-type="float" office:value="0.316173500583647">
            <text:p>0.32</text:p>
          </table:table-cell>
          <table:table-cell table:style-name="ce17" office:value-type="float" office:value="351120">
            <text:p>351,120.00</text:p>
          </table:table-cell>
          <table:table-cell table:style-name="ce17" table:formula="of:=[.K84]/[.D84]" office:value-type="float" office:value="0.325285801634211">
            <text:p>0.33</text:p>
          </table:table-cell>
          <table:table-cell table:style-name="ce17" office:value-type="float" office:value="354897">
            <text:p>354,897.00</text:p>
          </table:table-cell>
          <table:table-cell table:style-name="ce17" table:formula="of:=[.M84]/[.D84]" office:value-type="float" office:value="0.328784903003465">
            <text:p>0.33</text:p>
          </table:table-cell>
          <table:table-cell table:style-name="ce9" table:formula="of:=[.C84]/[.F84]" office:value-type="float" office:value="1.07018852417308">
            <text:p>1.07</text:p>
          </table:table-cell>
          <table:table-cell table:style-name="ce10" office:value-type="float" office:value="1398180">
            <text:p>1,398,180</text:p>
          </table:table-cell>
          <table:table-cell table:style-name="ce9" table:formula="of:=[.P84]/[.F84]" office:value-type="float" office:value="0.900579891055456">
            <text:p>0.90</text:p>
          </table:table-cell>
          <table:table-cell office:value-type="float" office:value="1550779">
            <text:p>1550779</text:p>
          </table:table-cell>
          <table:table-cell table:formula="of:=[.R84]/[.C84]" office:value-type="float" office:value="0.933359133266687">
            <text:p>0.93</text:p>
          </table:table-cell>
          <table:table-cell office:value-type="float" office:value="14864">
            <text:p>14864</text:p>
          </table:table-cell>
          <table:table-cell table:formula="of:=[.T84]/[.R84]" office:value-type="float" office:value="0.00958486025410455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3376396">
            <text:p>3376396</text:p>
          </table:table-cell>
          <table:table-cell office:value-type="float" office:value="1608040">
            <text:p>1608040</text:p>
          </table:table-cell>
          <table:table-cell table:style-name="ce9" table:formula="of:=[.D85]/[.C85]" office:value-type="float" office:value="0.476259301337876">
            <text:p>0.48</text:p>
          </table:table-cell>
          <table:table-cell table:style-name="ce10" office:value-type="float" office:value="3169000">
            <text:p>3,169,000</text:p>
          </table:table-cell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table:style-name="ce13" office:value-type="float" office:value="335201">
            <text:p>335,201</text:p>
          </table:table-cell>
          <table:table-cell table:style-name="ce15" table:formula="of:=[.I85]/[.D85]" office:value-type="float" office:value="0.208453147931643">
            <text:p>0.21</text:p>
          </table:table-cell>
          <table:table-cell table:style-name="ce17" office:value-type="float" office:value="357405">
            <text:p>357,405.00</text:p>
          </table:table-cell>
          <table:table-cell table:style-name="ce17" table:formula="of:=[.K85]/[.D85]" office:value-type="float" office:value="0.222261262157658">
            <text:p>0.22</text:p>
          </table:table-cell>
          <table:table-cell table:style-name="ce17" office:value-type="float" office:value="354238">
            <text:p>354,238.00</text:p>
          </table:table-cell>
          <table:table-cell table:style-name="ce17" table:formula="of:=[.M85]/[.D85]" office:value-type="float" office:value="0.220291783786473">
            <text:p>0.22</text:p>
          </table:table-cell>
          <table:table-cell table:style-name="ce9" table:formula="of:=[.C85]/[.F85]" office:value-type="float" office:value="1.06544525086778">
            <text:p>1.07</text:p>
          </table:table-cell>
          <table:table-cell table:style-name="ce10" office:value-type="float" office:value="2345273">
            <text:p>2,345,273</text:p>
          </table:table-cell>
          <table:table-cell table:style-name="ce9" table:formula="of:=[.P85]/[.F85]" office:value-type="float" office:value="0.740067213632061">
            <text:p>0.74</text:p>
          </table:table-cell>
          <table:table-cell office:value-type="float" office:value="2679963">
            <text:p>2679963</text:p>
          </table:table-cell>
          <table:table-cell table:formula="of:=[.R85]/[.C85]" office:value-type="float" office:value="0.793734798880226">
            <text:p>0.79</text:p>
          </table:table-cell>
          <table:table-cell office:value-type="float" office:value="16283">
            <text:p>16283</text:p>
          </table:table-cell>
          <table:table-cell table:formula="of:=[.T85]/[.R85]" office:value-type="float" office:value="0.00607583015138642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3326063">
            <text:p>3326063</text:p>
          </table:table-cell>
          <table:table-cell office:value-type="float" office:value="1698752">
            <text:p>1698752</text:p>
          </table:table-cell>
          <table:table-cell table:style-name="ce9" table:formula="of:=[.D86]/[.C86]" office:value-type="float" office:value="0.510739574085037">
            <text:p>0.51</text:p>
          </table:table-cell>
          <table:table-cell table:style-name="ce10" office:value-type="float" office:value="3224540">
            <text:p>3,224,540</text:p>
          </table:table-cell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table:style-name="ce13" office:value-type="float" office:value="350623">
            <text:p>350,623</text:p>
          </table:table-cell>
          <table:table-cell table:style-name="ce15" table:formula="of:=[.I86]/[.D86]" office:value-type="float" office:value="0.206400345665524">
            <text:p>0.21</text:p>
          </table:table-cell>
          <table:table-cell table:style-name="ce17" office:value-type="float" office:value="351363">
            <text:p>351,363.00</text:p>
          </table:table-cell>
          <table:table-cell table:style-name="ce17" table:formula="of:=[.K86]/[.D86]" office:value-type="float" office:value="0.206835959575029">
            <text:p>0.21</text:p>
          </table:table-cell>
          <table:table-cell table:style-name="ce17" office:value-type="float" office:value="335195">
            <text:p>335,195.00</text:p>
          </table:table-cell>
          <table:table-cell table:style-name="ce17" table:formula="of:=[.M86]/[.D86]" office:value-type="float" office:value="0.197318384319783">
            <text:p>0.20</text:p>
          </table:table-cell>
          <table:table-cell table:style-name="ce9" table:formula="of:=[.C86]/[.F86]" office:value-type="float" office:value="1.03148449081109">
            <text:p>1.03</text:p>
          </table:table-cell>
          <table:table-cell table:style-name="ce10" office:value-type="float" office:value="2341249">
            <text:p>2,341,249</text:p>
          </table:table-cell>
          <table:table-cell table:style-name="ce9" table:formula="of:=[.P86]/[.F86]" office:value-type="float" office:value="0.726072245963765">
            <text:p>0.73</text:p>
          </table:table-cell>
          <table:table-cell office:value-type="float" office:value="2761048">
            <text:p>2761048</text:p>
          </table:table-cell>
          <table:table-cell table:formula="of:=[.R86]/[.C86]" office:value-type="float" office:value="0.830124985606105">
            <text:p>0.83</text:p>
          </table:table-cell>
          <table:table-cell office:value-type="float" office:value="16024">
            <text:p>16024</text:p>
          </table:table-cell>
          <table:table-cell table:formula="of:=[.T86]/[.R86]" office:value-type="float" office:value="0.00580359341815137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3706371">
            <text:p>3706371</text:p>
          </table:table-cell>
          <table:table-cell office:value-type="float" office:value="1751094">
            <text:p>1751094</text:p>
          </table:table-cell>
          <table:table-cell table:style-name="ce9" table:formula="of:=[.D87]/[.C87]" office:value-type="float" office:value="0.472455131987597">
            <text:p>0.47</text:p>
          </table:table-cell>
          <table:table-cell table:style-name="ce10" office:value-type="float" office:value="3267003">
            <text:p>3,267,003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style-name="ce13" office:value-type="float" office:value="361471">
            <text:p>361,471</text:p>
          </table:table-cell>
          <table:table-cell table:style-name="ce15" table:formula="of:=[.I87]/[.D87]" office:value-type="float" office:value="0.206425811521255">
            <text:p>0.21</text:p>
          </table:table-cell>
          <table:table-cell table:style-name="ce17" office:value-type="float" office:value="311586">
            <text:p>311,586.00</text:p>
          </table:table-cell>
          <table:table-cell table:style-name="ce17" table:formula="of:=[.K87]/[.D87]" office:value-type="float" office:value="0.177937906246038">
            <text:p>0.18</text:p>
          </table:table-cell>
          <table:table-cell table:style-name="ce17" office:value-type="float" office:value="364653">
            <text:p>364,653.00</text:p>
          </table:table-cell>
          <table:table-cell table:style-name="ce17" table:formula="of:=[.M87]/[.D87]" office:value-type="float" office:value="0.208242961257363">
            <text:p>0.21</text:p>
          </table:table-cell>
          <table:table-cell table:style-name="ce9" table:formula="of:=[.C87]/[.F87]" office:value-type="float" office:value="1.13448656153667">
            <text:p>1.13</text:p>
          </table:table-cell>
          <table:table-cell table:style-name="ce10" office:value-type="float" office:value="2256144">
            <text:p>2,256,144</text:p>
          </table:table-cell>
          <table:table-cell table:style-name="ce9" table:formula="of:=[.P87]/[.F87]" office:value-type="float" office:value="0.690585224439647">
            <text:p>0.69</text:p>
          </table:table-cell>
          <table:table-cell office:value-type="float" office:value="2829473">
            <text:p>2829473</text:p>
          </table:table-cell>
          <table:table-cell table:formula="of:=[.R87]/[.C87]" office:value-type="float" office:value="0.763407926513563">
            <text:p>0.76</text:p>
          </table:table-cell>
          <table:table-cell office:value-type="float" office:value="16436">
            <text:p>16436</text:p>
          </table:table-cell>
          <table:table-cell table:formula="of:=[.T87]/[.R87]" office:value-type="float" office:value="0.00580885557133784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3398437">
            <text:p>3398437</text:p>
          </table:table-cell>
          <table:table-cell office:value-type="float" office:value="1786957">
            <text:p>1786957</text:p>
          </table:table-cell>
          <table:table-cell table:style-name="ce9" table:formula="of:=[.D88]/[.C88]" office:value-type="float" office:value="0.525817309545535">
            <text:p>0.53</text:p>
          </table:table-cell>
          <table:table-cell table:style-name="ce10" office:value-type="float" office:value="3260493">
            <text:p>3,260,493</text:p>
          </table:table-cell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table:style-name="ce13" office:value-type="float" office:value="337953">
            <text:p>337,953</text:p>
          </table:table-cell>
          <table:table-cell table:style-name="ce15" table:formula="of:=[.I88]/[.D88]" office:value-type="float" office:value="0.18912206617171">
            <text:p>0.19</text:p>
          </table:table-cell>
          <table:table-cell table:style-name="ce17" office:value-type="float" office:value="360091">
            <text:p>360,091.00</text:p>
          </table:table-cell>
          <table:table-cell table:style-name="ce17" table:formula="of:=[.K88]/[.D88]" office:value-type="float" office:value="0.201510724656497">
            <text:p>0.20</text:p>
          </table:table-cell>
          <table:table-cell table:style-name="ce17" office:value-type="float" office:value="311946">
            <text:p>311,946.00</text:p>
          </table:table-cell>
          <table:table-cell table:style-name="ce17" table:formula="of:=[.M88]/[.D88]" office:value-type="float" office:value="0.174568274446447">
            <text:p>0.17</text:p>
          </table:table-cell>
          <table:table-cell table:style-name="ce9" table:formula="of:=[.C88]/[.F88]" office:value-type="float" office:value="1.04230771236129">
            <text:p>1.04</text:p>
          </table:table-cell>
          <table:table-cell table:style-name="ce10" office:value-type="float" office:value="2623124">
            <text:p>2,623,124</text:p>
          </table:table-cell>
          <table:table-cell table:style-name="ce9" table:formula="of:=[.P88]/[.F88]" office:value-type="float" office:value="0.804517599025669">
            <text:p>0.80</text:p>
          </table:table-cell>
          <table:table-cell office:value-type="float" office:value="2580970">
            <text:p>2580970</text:p>
          </table:table-cell>
          <table:table-cell table:formula="of:=[.R88]/[.C88]" office:value-type="float" office:value="0.759457950816802">
            <text:p>0.76</text:p>
          </table:table-cell>
          <table:table-cell office:value-type="float" office:value="15408">
            <text:p>15408</text:p>
          </table:table-cell>
          <table:table-cell table:formula="of:=[.T88]/[.R88]" office:value-type="float" office:value="0.00596984854531436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3304869">
            <text:p>3304869</text:p>
          </table:table-cell>
          <table:table-cell office:value-type="float" office:value="1705483">
            <text:p>1705483</text:p>
          </table:table-cell>
          <table:table-cell table:style-name="ce9" table:formula="of:=[.D89]/[.C89]" office:value-type="float" office:value="0.516051619595209">
            <text:p>0.52</text:p>
          </table:table-cell>
          <table:table-cell table:style-name="ce10" office:value-type="float" office:value="3085478">
            <text:p>3,085,478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style-name="ce13" office:value-type="float" office:value="363876">
            <text:p>363,876</text:p>
          </table:table-cell>
          <table:table-cell table:style-name="ce15" table:formula="of:=[.I89]/[.D89]" office:value-type="float" office:value="0.213356568197983">
            <text:p>0.21</text:p>
          </table:table-cell>
          <table:table-cell table:style-name="ce17" office:value-type="float" office:value="310318">
            <text:p>310,318.00</text:p>
          </table:table-cell>
          <table:table-cell table:style-name="ce17" table:formula="of:=[.K89]/[.D89]" office:value-type="float" office:value="0.181953147583412">
            <text:p>0.18</text:p>
          </table:table-cell>
          <table:table-cell table:style-name="ce17" office:value-type="float" office:value="337153">
            <text:p>337,153.00</text:p>
          </table:table-cell>
          <table:table-cell table:style-name="ce17" table:formula="of:=[.M89]/[.D89]" office:value-type="float" office:value="0.197687693163755">
            <text:p>0.20</text:p>
          </table:table-cell>
          <table:table-cell table:style-name="ce9" table:formula="of:=[.C89]/[.F89]" office:value-type="float" office:value="1.07110437993724">
            <text:p>1.07</text:p>
          </table:table-cell>
          <table:table-cell table:style-name="ce10" office:value-type="float" office:value="2474928">
            <text:p>2,474,928</text:p>
          </table:table-cell>
          <table:table-cell table:style-name="ce9" table:formula="of:=[.P89]/[.F89]" office:value-type="float" office:value="0.802121421705162">
            <text:p>0.80</text:p>
          </table:table-cell>
          <table:table-cell office:value-type="float" office:value="2690737">
            <text:p>2690737</text:p>
          </table:table-cell>
          <table:table-cell table:formula="of:=[.R89]/[.C89]" office:value-type="float" office:value="0.814173572386682">
            <text:p>0.81</text:p>
          </table:table-cell>
          <table:table-cell office:value-type="float" office:value="16103">
            <text:p>16103</text:p>
          </table:table-cell>
          <table:table-cell table:formula="of:=[.T89]/[.R89]" office:value-type="float" office:value="0.0059846057046824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2456907">
            <text:p>2456907</text:p>
          </table:table-cell>
          <table:table-cell office:value-type="float" office:value="1439524">
            <text:p>1439524</text:p>
          </table:table-cell>
          <table:table-cell table:style-name="ce9" table:formula="of:=[.D90]/[.C90]" office:value-type="float" office:value="0.585909031151769">
            <text:p>0.59</text:p>
          </table:table-cell>
          <table:table-cell table:style-name="ce10" office:value-type="float" office:value="2267078">
            <text:p>2,267,078</text:p>
          </table:table-cell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table:style-name="ce13" office:value-type="float" office:value="342283">
            <text:p>342,283</text:p>
          </table:table-cell>
          <table:table-cell table:style-name="ce15" table:formula="of:=[.I90]/[.D90]" office:value-type="float" office:value="0.23777512566654">
            <text:p>0.24</text:p>
          </table:table-cell>
          <table:table-cell table:style-name="ce17" office:value-type="float" office:value="330390">
            <text:p>330,390.00</text:p>
          </table:table-cell>
          <table:table-cell table:style-name="ce17" table:formula="of:=[.K90]/[.D90]" office:value-type="float" office:value="0.229513366918509">
            <text:p>0.23</text:p>
          </table:table-cell>
          <table:table-cell table:style-name="ce17" office:value-type="float" office:value="322074">
            <text:p>322,074.00</text:p>
          </table:table-cell>
          <table:table-cell table:style-name="ce17" table:formula="of:=[.M90]/[.D90]" office:value-type="float" office:value="0.22373645732895">
            <text:p>0.22</text:p>
          </table:table-cell>
          <table:table-cell table:style-name="ce9" table:formula="of:=[.C90]/[.F90]" office:value-type="float" office:value="1.08373289317791">
            <text:p>1.08</text:p>
          </table:table-cell>
          <table:table-cell table:style-name="ce10" office:value-type="float" office:value="2063725">
            <text:p>2,063,725</text:p>
          </table:table-cell>
          <table:table-cell table:style-name="ce9" table:formula="of:=[.P90]/[.F90]" office:value-type="float" office:value="0.910301718776328">
            <text:p>0.91</text:p>
          </table:table-cell>
          <table:table-cell office:value-type="float" office:value="2005268">
            <text:p>2005268</text:p>
          </table:table-cell>
          <table:table-cell table:formula="of:=[.R90]/[.C90]" office:value-type="float" office:value="0.816175785245433">
            <text:p>0.82</text:p>
          </table:table-cell>
          <table:table-cell office:value-type="float" office:value="15636">
            <text:p>15636</text:p>
          </table:table-cell>
          <table:table-cell table:formula="of:=[.T90]/[.R90]" office:value-type="float" office:value="0.0077974614864447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783582">
            <text:p>1783582</text:p>
          </table:table-cell>
          <table:table-cell office:value-type="float" office:value="1179356">
            <text:p>1179356</text:p>
          </table:table-cell>
          <table:table-cell table:style-name="ce9" table:formula="of:=[.D91]/[.C91]" office:value-type="float" office:value="0.661228920229067">
            <text:p>0.66</text:p>
          </table:table-cell>
          <table:table-cell table:style-name="ce10" office:value-type="float" office:value="1683789">
            <text:p>1,683,789</text:p>
          </table:table-cell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table:style-name="ce13" office:value-type="float" office:value="321950">
            <text:p>321,950</text:p>
          </table:table-cell>
          <table:table-cell table:style-name="ce15" table:formula="of:=[.I91]/[.D91]" office:value-type="float" office:value="0.2729879697055">
            <text:p>0.27</text:p>
          </table:table-cell>
          <table:table-cell table:style-name="ce17" office:value-type="float" office:value="319307">
            <text:p>319,307.00</text:p>
          </table:table-cell>
          <table:table-cell table:style-name="ce17" table:formula="of:=[.K91]/[.D91]" office:value-type="float" office:value="0.27074691611354">
            <text:p>0.27</text:p>
          </table:table-cell>
          <table:table-cell table:style-name="ce17" office:value-type="float" office:value="260762">
            <text:p>260,762.00</text:p>
          </table:table-cell>
          <table:table-cell table:style-name="ce17" table:formula="of:=[.M91]/[.D91]" office:value-type="float" office:value="0.221105416854622">
            <text:p>0.22</text:p>
          </table:table-cell>
          <table:table-cell table:style-name="ce9" table:formula="of:=[.C91]/[.F91]" office:value-type="float" office:value="1.05926692715061">
            <text:p>1.06</text:p>
          </table:table-cell>
          <table:table-cell table:style-name="ce10" office:value-type="float" office:value="1544133">
            <text:p>1,544,133</text:p>
          </table:table-cell>
          <table:table-cell table:style-name="ce9" table:formula="of:=[.P91]/[.F91]" office:value-type="float" office:value="0.917058491295525">
            <text:p>0.92</text:p>
          </table:table-cell>
          <table:table-cell office:value-type="float" office:value="1593774">
            <text:p>1593774</text:p>
          </table:table-cell>
          <table:table-cell table:formula="of:=[.R91]/[.C91]" office:value-type="float" office:value="0.893580446539604">
            <text:p>0.89</text:p>
          </table:table-cell>
          <table:table-cell office:value-type="float" office:value="15736">
            <text:p>15736</text:p>
          </table:table-cell>
          <table:table-cell table:formula="of:=[.T91]/[.R91]" office:value-type="float" office:value="0.00987341994536239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6362">
            <text:p>1586362</text:p>
          </table:table-cell>
          <table:table-cell office:value-type="float" office:value="1081279">
            <text:p>1081279</text:p>
          </table:table-cell>
          <table:table-cell table:style-name="ce9" table:formula="of:=[.D92]/[.C92]" office:value-type="float" office:value="0.681609241774576">
            <text:p>0.68</text:p>
          </table:table-cell>
          <table:table-cell table:style-name="ce10" office:value-type="float" office:value="1527730">
            <text:p>1,527,73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table:style-name="ce13" office:value-type="float" office:value="293508">
            <text:p>293,508</text:p>
          </table:table-cell>
          <table:table-cell table:style-name="ce15" table:formula="of:=[.I92]/[.D92]" office:value-type="float" office:value="0.271445205169064">
            <text:p>0.27</text:p>
          </table:table-cell>
          <table:table-cell table:style-name="ce17" office:value-type="float" office:value="316945">
            <text:p>316,945.00</text:p>
          </table:table-cell>
          <table:table-cell table:style-name="ce17" table:formula="of:=[.K92]/[.D92]" office:value-type="float" office:value="0.293120461971425">
            <text:p>0.29</text:p>
          </table:table-cell>
          <table:table-cell table:style-name="ce17" office:value-type="float" office:value="334682">
            <text:p>334,682.00</text:p>
          </table:table-cell>
          <table:table-cell table:style-name="ce17" table:formula="of:=[.M92]/[.D92]" office:value-type="float" office:value="0.30952418386004">
            <text:p>0.31</text:p>
          </table:table-cell>
          <table:table-cell table:style-name="ce9" table:formula="of:=[.C92]/[.F92]" office:value-type="float" office:value="1.03837850929156">
            <text:p>1.04</text:p>
          </table:table-cell>
          <table:table-cell table:style-name="ce10" office:value-type="float" office:value="1425318">
            <text:p>1,425,318</text:p>
          </table:table-cell>
          <table:table-cell table:style-name="ce9" table:formula="of:=[.P92]/[.F92]" office:value-type="float" office:value="0.932964594529138">
            <text:p>0.93</text:p>
          </table:table-cell>
          <table:table-cell office:value-type="float" office:value="1467765">
            <text:p>1467765</text:p>
          </table:table-cell>
          <table:table-cell table:formula="of:=[.R92]/[.C92]" office:value-type="float" office:value="0.925239636350341">
            <text:p>0.93</text:p>
          </table:table-cell>
          <table:table-cell office:value-type="float" office:value="15974">
            <text:p>15974</text:p>
          </table:table-cell>
          <table:table-cell table:formula="of:=[.T92]/[.R92]" office:value-type="float" office:value="0.0108832135934567">
            <text:p>0.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93092">
            <text:p>1593092</text:p>
          </table:table-cell>
          <table:table-cell office:value-type="float" office:value="1060796">
            <text:p>1060796</text:p>
          </table:table-cell>
          <table:table-cell table:style-name="ce9" table:formula="of:=[.D93]/[.C93]" office:value-type="float" office:value="0.665872404104722">
            <text:p>0.67</text:p>
          </table:table-cell>
          <table:table-cell table:style-name="ce10" office:value-type="float" office:value="1527781">
            <text:p>1,527,781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table:style-name="ce13" office:value-type="float" office:value="314521">
            <text:p>314,521</text:p>
          </table:table-cell>
          <table:table-cell table:style-name="ce15" table:formula="of:=[.I93]/[.D93]" office:value-type="float" office:value="0.296495273360759">
            <text:p>0.30</text:p>
          </table:table-cell>
          <table:table-cell table:style-name="ce17" office:value-type="float" office:value="297943">
            <text:p>297,943.00</text:p>
          </table:table-cell>
          <table:table-cell table:style-name="ce17" table:formula="of:=[.K93]/[.D93]" office:value-type="float" office:value="0.280867386377777">
            <text:p>0.28</text:p>
          </table:table-cell>
          <table:table-cell table:style-name="ce17" office:value-type="float" office:value="312685">
            <text:p>312,685.00</text:p>
          </table:table-cell>
          <table:table-cell table:style-name="ce17" table:formula="of:=[.M93]/[.D93]" office:value-type="float" office:value="0.294764497603686">
            <text:p>0.29</text:p>
          </table:table-cell>
          <table:table-cell table:style-name="ce9" table:formula="of:=[.C93]/[.F93]" office:value-type="float" office:value="1.04274892802044">
            <text:p>1.04</text:p>
          </table:table-cell>
          <table:table-cell table:style-name="ce10" office:value-type="float" office:value="1462660">
            <text:p>1,462,660</text:p>
          </table:table-cell>
          <table:table-cell table:style-name="ce9" table:formula="of:=[.P93]/[.F93]" office:value-type="float" office:value="0.957375435353627">
            <text:p>0.96</text:p>
          </table:table-cell>
          <table:table-cell office:value-type="float" office:value="1472658">
            <text:p>1472658</text:p>
          </table:table-cell>
          <table:table-cell table:formula="of:=[.R93]/[.C93]" office:value-type="float" office:value="0.924402357177112">
            <text:p>0.92</text:p>
          </table:table-cell>
          <table:table-cell office:value-type="float" office:value="15999">
            <text:p>15999</text:p>
          </table:table-cell>
          <table:table-cell table:formula="of:=[.T93]/[.R93]" office:value-type="float" office:value="0.0108640295302779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728937">
            <text:p>3728937</text:p>
          </table:table-cell>
          <table:table-cell office:value-type="float" office:value="1582152">
            <text:p>1582152</text:p>
          </table:table-cell>
          <table:table-cell table:style-name="ce9" table:formula="of:=[.D94]/[.C94]" office:value-type="float" office:value="0.424290354060688">
            <text:p>0.42</text:p>
          </table:table-cell>
          <table:table-cell table:style-name="ce10" office:value-type="float" office:value="3370137">
            <text:p>3,370,137</text:p>
          </table:table-cell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table:style-name="ce13" office:value-type="float" office:value="353503">
            <text:p>353,503</text:p>
          </table:table-cell>
          <table:table-cell table:style-name="ce15" table:formula="of:=[.I94]/[.D94]" office:value-type="float" office:value="0.223431756240867">
            <text:p>0.22</text:p>
          </table:table-cell>
          <table:table-cell table:style-name="ce17" office:value-type="float" office:value="299218">
            <text:p>299,218.00</text:p>
          </table:table-cell>
          <table:table-cell table:style-name="ce17" table:formula="of:=[.K94]/[.D94]" office:value-type="float" office:value="0.189120893567748">
            <text:p>0.19</text:p>
          </table:table-cell>
          <table:table-cell table:style-name="ce17" office:value-type="float" office:value="332283">
            <text:p>332,283.00</text:p>
          </table:table-cell>
          <table:table-cell table:style-name="ce17" table:formula="of:=[.M94]/[.D94]" office:value-type="float" office:value="0.210019644130273">
            <text:p>0.21</text:p>
          </table:table-cell>
          <table:table-cell table:style-name="ce9" table:formula="of:=[.C94]/[.F94]" office:value-type="float" office:value="1.10646451464733">
            <text:p>1.11</text:p>
          </table:table-cell>
          <table:table-cell table:style-name="ce10" office:value-type="float" office:value="2963418">
            <text:p>2,963,418</text:p>
          </table:table-cell>
          <table:table-cell table:style-name="ce9" table:formula="of:=[.P94]/[.F94]" office:value-type="float" office:value="0.879316775549481">
            <text:p>0.88</text:p>
          </table:table-cell>
          <table:table-cell office:value-type="float" office:value="2714711">
            <text:p>2714711</text:p>
          </table:table-cell>
          <table:table-cell table:formula="of:=[.R94]/[.C94]" office:value-type="float" office:value="0.7280120313108">
            <text:p>0.73</text:p>
          </table:table-cell>
          <table:table-cell office:value-type="float" office:value="15666">
            <text:p>15666</text:p>
          </table:table-cell>
          <table:table-cell table:formula="of:=[.T94]/[.R94]" office:value-type="float" office:value="0.0057707800204147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3799605">
            <text:p>3799605</text:p>
          </table:table-cell>
          <table:table-cell office:value-type="float" office:value="1687414">
            <text:p>1687414</text:p>
          </table:table-cell>
          <table:table-cell table:style-name="ce9" table:formula="of:=[.D95]/[.C95]" office:value-type="float" office:value="0.444102479073483">
            <text:p>0.44</text:p>
          </table:table-cell>
          <table:table-cell table:style-name="ce10" office:value-type="float" office:value="3465875">
            <text:p>3,465,875</text:p>
          </table:table-cell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table:style-name="ce13" office:value-type="float" office:value="354256">
            <text:p>354,256</text:p>
          </table:table-cell>
          <table:table-cell table:style-name="ce15" table:formula="of:=[.I95]/[.D95]" office:value-type="float" office:value="0.209940180655133">
            <text:p>0.21</text:p>
          </table:table-cell>
          <table:table-cell table:style-name="ce17" office:value-type="float" office:value="326482">
            <text:p>326,482.00</text:p>
          </table:table-cell>
          <table:table-cell table:style-name="ce17" table:formula="of:=[.K95]/[.D95]" office:value-type="float" office:value="0.193480675163297">
            <text:p>0.19</text:p>
          </table:table-cell>
          <table:table-cell table:style-name="ce17" office:value-type="float" office:value="359208">
            <text:p>359,208.00</text:p>
          </table:table-cell>
          <table:table-cell table:style-name="ce17" table:formula="of:=[.M95]/[.D95]" office:value-type="float" office:value="0.212874848733032">
            <text:p>0.21</text:p>
          </table:table-cell>
          <table:table-cell table:style-name="ce9" table:formula="of:=[.C95]/[.F95]" office:value-type="float" office:value="1.09629025859271">
            <text:p>1.10</text:p>
          </table:table-cell>
          <table:table-cell table:style-name="ce10" office:value-type="float" office:value="2888820">
            <text:p>2,888,820</text:p>
          </table:table-cell>
          <table:table-cell table:style-name="ce9" table:formula="of:=[.P95]/[.F95]" office:value-type="float" office:value="0.833503804955459">
            <text:p>0.83</text:p>
          </table:table-cell>
          <table:table-cell office:value-type="float" office:value="3307550">
            <text:p>3307550</text:p>
          </table:table-cell>
          <table:table-cell table:formula="of:=[.R95]/[.C95]" office:value-type="float" office:value="0.870498380752736">
            <text:p>0.87</text:p>
          </table:table-cell>
          <table:table-cell office:value-type="float" office:value="16314">
            <text:p>16314</text:p>
          </table:table-cell>
          <table:table-cell table:formula="of:=[.T95]/[.R95]" office:value-type="float" office:value="0.00493235174071443">
            <text:p>0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3845102">
            <text:p>3845102</text:p>
          </table:table-cell>
          <table:table-cell office:value-type="float" office:value="1748077">
            <text:p>1748077</text:p>
          </table:table-cell>
          <table:table-cell table:style-name="ce9" table:formula="of:=[.D96]/[.C96]" office:value-type="float" office:value="0.454624350667421">
            <text:p>0.45</text:p>
          </table:table-cell>
          <table:table-cell table:style-name="ce10" office:value-type="float" office:value="3350338">
            <text:p>3,350,338</text:p>
          </table:table-cell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table:style-name="ce13" office:value-type="float" office:value="357732">
            <text:p>357,732</text:p>
          </table:table-cell>
          <table:table-cell table:style-name="ce15" table:formula="of:=[.I96]/[.D96]" office:value-type="float" office:value="0.204643159311632">
            <text:p>0.20</text:p>
          </table:table-cell>
          <table:table-cell table:style-name="ce17" office:value-type="float" office:value="320340">
            <text:p>320,340.00</text:p>
          </table:table-cell>
          <table:table-cell table:style-name="ce17" table:formula="of:=[.K96]/[.D96]" office:value-type="float" office:value="0.183252797216599">
            <text:p>0.18</text:p>
          </table:table-cell>
          <table:table-cell table:style-name="ce17" office:value-type="float" office:value="359675">
            <text:p>359,675.00</text:p>
          </table:table-cell>
          <table:table-cell table:style-name="ce17" table:formula="of:=[.M96]/[.D96]" office:value-type="float" office:value="0.205754666413436">
            <text:p>0.21</text:p>
          </table:table-cell>
          <table:table-cell table:style-name="ce9" table:formula="of:=[.C96]/[.F96]" office:value-type="float" office:value="1.14767584643699">
            <text:p>1.15</text:p>
          </table:table-cell>
          <table:table-cell table:style-name="ce10" office:value-type="float" office:value="2663838">
            <text:p>2,663,838</text:p>
          </table:table-cell>
          <table:table-cell table:style-name="ce9" table:formula="of:=[.P96]/[.F96]" office:value-type="float" office:value="0.795095300832334">
            <text:p>0.80</text:p>
          </table:table-cell>
          <table:table-cell office:value-type="float" office:value="2958737">
            <text:p>2958737</text:p>
          </table:table-cell>
          <table:table-cell table:formula="of:=[.R96]/[.C96]" office:value-type="float" office:value="0.769482057953209">
            <text:p>0.77</text:p>
          </table:table-cell>
          <table:table-cell office:value-type="float" office:value="16068">
            <text:p>16068</text:p>
          </table:table-cell>
          <table:table-cell table:formula="of:=[.T96]/[.R96]" office:value-type="float" office:value="0.0054306955974796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3812886">
            <text:p>3812886</text:p>
          </table:table-cell>
          <table:table-cell office:value-type="float" office:value="1755287">
            <text:p>1755287</text:p>
          </table:table-cell>
          <table:table-cell table:style-name="ce9" table:formula="of:=[.D97]/[.C97]" office:value-type="float" office:value="0.460356538328185">
            <text:p>0.46</text:p>
          </table:table-cell>
          <table:table-cell table:style-name="ce10" office:value-type="float" office:value="3430664">
            <text:p>3,430,664</text:p>
          </table:table-cell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table:style-name="ce13" office:value-type="float" office:value="363795">
            <text:p>363,795</text:p>
          </table:table-cell>
          <table:table-cell table:style-name="ce15" table:formula="of:=[.I97]/[.D97]" office:value-type="float" office:value="0.207256705028864">
            <text:p>0.21</text:p>
          </table:table-cell>
          <table:table-cell table:style-name="ce17" office:value-type="float" office:value="295463">
            <text:p>295,463.00</text:p>
          </table:table-cell>
          <table:table-cell table:style-name="ce17" table:formula="of:=[.K97]/[.D97]" office:value-type="float" office:value="0.168327458700486">
            <text:p>0.17</text:p>
          </table:table-cell>
          <table:table-cell table:style-name="ce17" office:value-type="float" office:value="353911">
            <text:p>353,911.00</text:p>
          </table:table-cell>
          <table:table-cell table:style-name="ce17" table:formula="of:=[.M97]/[.D97]" office:value-type="float" office:value="0.201625717047981">
            <text:p>0.20</text:p>
          </table:table-cell>
          <table:table-cell table:style-name="ce9" table:formula="of:=[.C97]/[.F97]" office:value-type="float" office:value="1.11141341734428">
            <text:p>1.11</text:p>
          </table:table-cell>
          <table:table-cell table:style-name="ce10" office:value-type="float" office:value="2934244">
            <text:p>2,934,244</text:p>
          </table:table-cell>
          <table:table-cell table:style-name="ce9" table:formula="of:=[.P97]/[.F97]" office:value-type="float" office:value="0.855299149086008">
            <text:p>0.86</text:p>
          </table:table-cell>
          <table:table-cell office:value-type="float" office:value="2837681">
            <text:p>2837681</text:p>
          </table:table-cell>
          <table:table-cell table:formula="of:=[.R97]/[.C97]" office:value-type="float" office:value="0.744234419806939">
            <text:p>0.74</text:p>
          </table:table-cell>
          <table:table-cell office:value-type="float" office:value="16331">
            <text:p>16331</text:p>
          </table:table-cell>
          <table:table-cell table:formula="of:=[.T97]/[.R97]" office:value-type="float" office:value="0.00575505139584048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37142">
            <text:p>3437142</text:p>
          </table:table-cell>
          <table:table-cell office:value-type="float" office:value="1672988">
            <text:p>1672988</text:p>
          </table:table-cell>
          <table:table-cell table:style-name="ce9" table:formula="of:=[.D98]/[.C98]" office:value-type="float" office:value="0.486738109743502">
            <text:p>0.49</text:p>
          </table:table-cell>
          <table:table-cell table:style-name="ce10" office:value-type="float" office:value="3163377">
            <text:p>3,163,377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table:style-name="ce13" office:value-type="float" office:value="345293">
            <text:p>345,293</text:p>
          </table:table-cell>
          <table:table-cell table:style-name="ce15" table:formula="of:=[.I98]/[.D98]" office:value-type="float" office:value="0.206392992657449">
            <text:p>0.21</text:p>
          </table:table-cell>
          <table:table-cell table:style-name="ce17" office:value-type="float" office:value="339872">
            <text:p>339,872.00</text:p>
          </table:table-cell>
          <table:table-cell table:style-name="ce17" table:formula="of:=[.K98]/[.D98]" office:value-type="float" office:value="0.203152682505792">
            <text:p>0.20</text:p>
          </table:table-cell>
          <table:table-cell table:style-name="ce17" office:value-type="float" office:value="315631">
            <text:p>315,631.00</text:p>
          </table:table-cell>
          <table:table-cell table:style-name="ce17" table:formula="of:=[.M98]/[.D98]" office:value-type="float" office:value="0.188663038826339">
            <text:p>0.19</text:p>
          </table:table-cell>
          <table:table-cell table:style-name="ce9" table:formula="of:=[.C98]/[.F98]" office:value-type="float" office:value="1.08654200874572">
            <text:p>1.09</text:p>
          </table:table-cell>
          <table:table-cell table:style-name="ce10" office:value-type="float" office:value="2702284">
            <text:p>2,702,284</text:p>
          </table:table-cell>
          <table:table-cell table:style-name="ce9" table:formula="of:=[.P98]/[.F98]" office:value-type="float" office:value="0.854240262858331">
            <text:p>0.85</text:p>
          </table:table-cell>
          <table:table-cell office:value-type="float" office:value="3011494">
            <text:p>3011494</text:p>
          </table:table-cell>
          <table:table-cell table:formula="of:=[.R98]/[.C98]" office:value-type="float" office:value="0.876162230131894">
            <text:p>0.88</text:p>
          </table:table-cell>
          <table:table-cell office:value-type="float" office:value="16171">
            <text:p>16171</text:p>
          </table:table-cell>
          <table:table-cell table:formula="of:=[.T98]/[.R98]" office:value-type="float" office:value="0.00536975999288061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2583832">
            <text:p>2583832</text:p>
          </table:table-cell>
          <table:table-cell office:value-type="float" office:value="1418350">
            <text:p>1418350</text:p>
          </table:table-cell>
          <table:table-cell table:style-name="ce9" table:formula="of:=[.D99]/[.C99]" office:value-type="float" office:value="0.548932747949557">
            <text:p>0.55</text:p>
          </table:table-cell>
          <table:table-cell table:style-name="ce10" office:value-type="float" office:value="2425190">
            <text:p>2,425,190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style-name="ce13" office:value-type="float" office:value="347791">
            <text:p>347,791</text:p>
          </table:table-cell>
          <table:table-cell table:style-name="ce15" table:formula="of:=[.I99]/[.D99]" office:value-type="float" office:value="0.245208164416399">
            <text:p>0.25</text:p>
          </table:table-cell>
          <table:table-cell table:style-name="ce17" office:value-type="float" office:value="331667">
            <text:p>331,667.00</text:p>
          </table:table-cell>
          <table:table-cell table:style-name="ce17" table:formula="of:=[.K99]/[.D99]" office:value-type="float" office:value="0.233840025381605">
            <text:p>0.23</text:p>
          </table:table-cell>
          <table:table-cell table:style-name="ce17" office:value-type="float" office:value="324134">
            <text:p>324,134.00</text:p>
          </table:table-cell>
          <table:table-cell table:style-name="ce17" table:formula="of:=[.M99]/[.D99]" office:value-type="float" office:value="0.228528924454472">
            <text:p>0.23</text:p>
          </table:table-cell>
          <table:table-cell table:style-name="ce9" table:formula="of:=[.C99]/[.F99]" office:value-type="float" office:value="1.06541425620261">
            <text:p>1.07</text:p>
          </table:table-cell>
          <table:table-cell table:style-name="ce10" office:value-type="float" office:value="2196544">
            <text:p>2,196,544</text:p>
          </table:table-cell>
          <table:table-cell table:style-name="ce9" table:formula="of:=[.P99]/[.F99]" office:value-type="float" office:value="0.905720376547817">
            <text:p>0.91</text:p>
          </table:table-cell>
          <table:table-cell office:value-type="float" office:value="2151338">
            <text:p>2151338</text:p>
          </table:table-cell>
          <table:table-cell table:formula="of:=[.R99]/[.C99]" office:value-type="float" office:value="0.832615278392713">
            <text:p>0.83</text:p>
          </table:table-cell>
          <table:table-cell office:value-type="float" office:value="13857">
            <text:p>13857</text:p>
          </table:table-cell>
          <table:table-cell table:formula="of:=[.T99]/[.R99]" office:value-type="float" office:value="0.00644110781290527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801181">
            <text:p>1801181</text:p>
          </table:table-cell>
          <table:table-cell office:value-type="float" office:value="1181493">
            <text:p>1181493</text:p>
          </table:table-cell>
          <table:table-cell table:style-name="ce9" table:formula="of:=[.D100]/[.C100]" office:value-type="float" office:value="0.655954620884853">
            <text:p>0.66</text:p>
          </table:table-cell>
          <table:table-cell table:style-name="ce10" office:value-type="float" office:value="1700379">
            <text:p>1,700,379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table:style-name="ce13" office:value-type="float" office:value="239866">
            <text:p>239,866</text:p>
          </table:table-cell>
          <table:table-cell table:style-name="ce15" table:formula="of:=[.I100]/[.D100]" office:value-type="float" office:value="0.203019400030301">
            <text:p>0.20</text:p>
          </table:table-cell>
          <table:table-cell table:style-name="ce17" office:value-type="float" office:value="307521">
            <text:p>307,521.00</text:p>
          </table:table-cell>
          <table:table-cell table:style-name="ce17" table:formula="of:=[.K100]/[.D100]" office:value-type="float" office:value="0.260281694432383">
            <text:p>0.26</text:p>
          </table:table-cell>
          <table:table-cell table:style-name="ce17" office:value-type="float" office:value="320330">
            <text:p>320,330.00</text:p>
          </table:table-cell>
          <table:table-cell table:style-name="ce17" table:formula="of:=[.M100]/[.D100]" office:value-type="float" office:value="0.271123062091777">
            <text:p>0.27</text:p>
          </table:table-cell>
          <table:table-cell table:style-name="ce9" table:formula="of:=[.C100]/[.F100]" office:value-type="float" office:value="1.0592820777015">
            <text:p>1.06</text:p>
          </table:table-cell>
          <table:table-cell table:style-name="ce10" office:value-type="float" office:value="1641023">
            <text:p>1,641,023</text:p>
          </table:table-cell>
          <table:table-cell table:style-name="ce9" table:formula="of:=[.P100]/[.F100]" office:value-type="float" office:value="0.9650924882041">
            <text:p>0.97</text:p>
          </table:table-cell>
          <table:table-cell office:value-type="float" office:value="1609077">
            <text:p>1609077</text:p>
          </table:table-cell>
          <table:table-cell table:formula="of:=[.R100]/[.C100]" office:value-type="float" office:value="0.893345532736577">
            <text:p>0.89</text:p>
          </table:table-cell>
          <table:table-cell office:value-type="float" office:value="15996">
            <text:p>15996</text:p>
          </table:table-cell>
          <table:table-cell table:formula="of:=[.T100]/[.R100]" office:value-type="float" office:value="0.00994110288071982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578643">
            <text:p>1578643</text:p>
          </table:table-cell>
          <table:table-cell office:value-type="float" office:value="1062459">
            <text:p>1062459</text:p>
          </table:table-cell>
          <table:table-cell table:style-name="ce9" table:formula="of:=[.D101]/[.C101]" office:value-type="float" office:value="0.673020435906028">
            <text:p>0.67</text:p>
          </table:table-cell>
          <table:table-cell table:style-name="ce10" office:value-type="float" office:value="1546092">
            <text:p>1,546,09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table:style-name="ce13" office:value-type="float" office:value="332521">
            <text:p>332,521</text:p>
          </table:table-cell>
          <table:table-cell table:style-name="ce15" table:formula="of:=[.I101]/[.D101]" office:value-type="float" office:value="0.31297301825294">
            <text:p>0.31</text:p>
          </table:table-cell>
          <table:table-cell table:style-name="ce17" office:value-type="float" office:value="316386">
            <text:p>316,386.00</text:p>
          </table:table-cell>
          <table:table-cell table:style-name="ce17" table:formula="of:=[.K101]/[.D101]" office:value-type="float" office:value="0.297786549880984">
            <text:p>0.30</text:p>
          </table:table-cell>
          <table:table-cell table:style-name="ce17" office:value-type="float" office:value="321379">
            <text:p>321,379.00</text:p>
          </table:table-cell>
          <table:table-cell table:style-name="ce17" table:formula="of:=[.M101]/[.D101]" office:value-type="float" office:value="0.302486025343096">
            <text:p>0.30</text:p>
          </table:table-cell>
          <table:table-cell table:style-name="ce9" table:formula="of:=[.C101]/[.F101]" office:value-type="float" office:value="1.02105372772125">
            <text:p>1.02</text:p>
          </table:table-cell>
          <table:table-cell table:style-name="ce10" office:value-type="float" office:value="1467703">
            <text:p>1,467,703</text:p>
          </table:table-cell>
          <table:table-cell table:style-name="ce9" table:formula="of:=[.P101]/[.F101]" office:value-type="float" office:value="0.949298618710917">
            <text:p>0.95</text:p>
          </table:table-cell>
          <table:table-cell office:value-type="float" office:value="1521193">
            <text:p>1521193</text:p>
          </table:table-cell>
          <table:table-cell table:formula="of:=[.R101]/[.C101]" office:value-type="float" office:value="0.963607984832543">
            <text:p>0.96</text:p>
          </table:table-cell>
          <table:table-cell office:value-type="float" office:value="16344">
            <text:p>16344</text:p>
          </table:table-cell>
          <table:table-cell table:formula="of:=[.T101]/[.R101]" office:value-type="float" office:value="0.0107441987966024">
            <text:p>0.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567427">
            <text:p>1567427</text:p>
          </table:table-cell>
          <table:table-cell office:value-type="float" office:value="1047775">
            <text:p>1047775</text:p>
          </table:table-cell>
          <table:table-cell table:style-name="ce9" table:formula="of:=[.D102]/[.C102]" office:value-type="float" office:value="0.668468132806185">
            <text:p>0.67</text:p>
          </table:table-cell>
          <table:table-cell table:style-name="ce10" office:value-type="float" office:value="1535417">
            <text:p>1,535,417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table:style-name="ce13" office:value-type="float" office:value="326953">
            <text:p>326,953</text:p>
          </table:table-cell>
          <table:table-cell table:style-name="ce15" table:formula="of:=[.I102]/[.D102]" office:value-type="float" office:value="0.312045047839469">
            <text:p>0.31</text:p>
          </table:table-cell>
          <table:table-cell table:style-name="ce17" office:value-type="float" office:value="300315">
            <text:p>300,315.00</text:p>
          </table:table-cell>
          <table:table-cell table:style-name="ce17" table:formula="of:=[.K102]/[.D102]" office:value-type="float" office:value="0.286621650640643">
            <text:p>0.29</text:p>
          </table:table-cell>
          <table:table-cell table:style-name="ce17" office:value-type="float" office:value="279747">
            <text:p>279,747.00</text:p>
          </table:table-cell>
          <table:table-cell table:style-name="ce17" table:formula="of:=[.M102]/[.D102]" office:value-type="float" office:value="0.266991481949846">
            <text:p>0.27</text:p>
          </table:table-cell>
          <table:table-cell table:style-name="ce9" table:formula="of:=[.C102]/[.F102]" office:value-type="float" office:value="1.02084775666806">
            <text:p>1.02</text:p>
          </table:table-cell>
          <table:table-cell table:style-name="ce10" office:value-type="float" office:value="1442446">
            <text:p>1,442,446</text:p>
          </table:table-cell>
          <table:table-cell table:style-name="ce9" table:formula="of:=[.P102]/[.F102]" office:value-type="float" office:value="0.93944902264336">
            <text:p>0.94</text:p>
          </table:table-cell>
          <table:table-cell office:value-type="float" office:value="1486887">
            <text:p>1486887</text:p>
          </table:table-cell>
          <table:table-cell table:formula="of:=[.R102]/[.C102]" office:value-type="float" office:value="0.94861642679372">
            <text:p>0.95</text:p>
          </table:table-cell>
          <table:table-cell office:value-type="float" office:value="15810">
            <text:p>15810</text:p>
          </table:table-cell>
          <table:table-cell table:formula="of:=[.T102]/[.R102]" office:value-type="float" office:value="0.0106329532775524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3692590">
            <text:p>3692590</text:p>
          </table:table-cell>
          <table:table-cell office:value-type="float" office:value="1586461">
            <text:p>1586461</text:p>
          </table:table-cell>
          <table:table-cell table:style-name="ce9" table:formula="of:=[.D103]/[.C103]" office:value-type="float" office:value="0.429633671758847">
            <text:p>0.43</text:p>
          </table:table-cell>
          <table:table-cell table:style-name="ce10" office:value-type="float" office:value="3534843">
            <text:p>3,534,843</text:p>
          </table:table-cell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table:style-name="ce13" office:value-type="float" office:value="228926">
            <text:p>228,926</text:p>
          </table:table-cell>
          <table:table-cell table:style-name="ce15" table:formula="of:=[.I103]/[.D103]" office:value-type="float" office:value="0.144299796843414">
            <text:p>0.14</text:p>
          </table:table-cell>
          <table:table-cell table:style-name="ce17" office:value-type="float" office:value="306241">
            <text:p>306,241.00</text:p>
          </table:table-cell>
          <table:table-cell table:style-name="ce17" table:formula="of:=[.K103]/[.D103]" office:value-type="float" office:value="0.19303405504453">
            <text:p>0.19</text:p>
          </table:table-cell>
          <table:table-cell table:style-name="ce17" office:value-type="float" office:value="354910">
            <text:p>354,910.00</text:p>
          </table:table-cell>
          <table:table-cell table:style-name="ce17" table:formula="of:=[.M103]/[.D103]" office:value-type="float" office:value="0.223711771042591">
            <text:p>0.22</text:p>
          </table:table-cell>
          <table:table-cell table:style-name="ce9" table:formula="of:=[.C103]/[.F103]" office:value-type="float" office:value="1.04462631013598">
            <text:p>1.04</text:p>
          </table:table-cell>
          <table:table-cell table:style-name="ce10" office:value-type="float" office:value="2912259">
            <text:p>2,912,259</text:p>
          </table:table-cell>
          <table:table-cell table:style-name="ce9" table:formula="of:=[.P103]/[.F103]" office:value-type="float" office:value="0.823872234212382">
            <text:p>0.82</text:p>
          </table:table-cell>
          <table:table-cell office:value-type="float" office:value="3163854">
            <text:p>3163854</text:p>
          </table:table-cell>
          <table:table-cell table:formula="of:=[.R103]/[.C103]" office:value-type="float" office:value="0.856811614611966">
            <text:p>0.86</text:p>
          </table:table-cell>
          <table:table-cell office:value-type="float" office:value="16262">
            <text:p>16262</text:p>
          </table:table-cell>
          <table:table-cell table:formula="of:=[.T103]/[.R103]" office:value-type="float" office:value="0.00513993376432667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789751">
            <text:p>3789751</text:p>
          </table:table-cell>
          <table:table-cell office:value-type="float" office:value="1685076">
            <text:p>1685076</text:p>
          </table:table-cell>
          <table:table-cell table:style-name="ce9" table:formula="of:=[.D104]/[.C104]" office:value-type="float" office:value="0.444640294309573">
            <text:p>0.44</text:p>
          </table:table-cell>
          <table:table-cell table:style-name="ce10" office:value-type="float" office:value="3642798">
            <text:p>3,642,798</text:p>
          </table:table-cell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table:style-name="ce13" office:value-type="float" office:value="361462">
            <text:p>361,462</text:p>
          </table:table-cell>
          <table:table-cell table:style-name="ce15" table:formula="of:=[.I104]/[.D104]" office:value-type="float" office:value="0.214507832287683">
            <text:p>0.21</text:p>
          </table:table-cell>
          <table:table-cell table:style-name="ce17" office:value-type="float" office:value="324151">
            <text:p>324,151.00</text:p>
          </table:table-cell>
          <table:table-cell table:style-name="ce17" table:formula="of:=[.K104]/[.D104]" office:value-type="float" office:value="0.19236580427233">
            <text:p>0.19</text:p>
          </table:table-cell>
          <table:table-cell table:style-name="ce17" office:value-type="float" office:value="364393">
            <text:p>364,393.00</text:p>
          </table:table-cell>
          <table:table-cell table:style-name="ce17" table:formula="of:=[.M104]/[.D104]" office:value-type="float" office:value="0.216247219709972">
            <text:p>0.22</text:p>
          </table:table-cell>
          <table:table-cell table:style-name="ce9" table:formula="of:=[.C104]/[.F104]" office:value-type="float" office:value="1.04034069415872">
            <text:p>1.04</text:p>
          </table:table-cell>
          <table:table-cell table:style-name="ce10" office:value-type="float" office:value="2809989">
            <text:p>2,809,989</text:p>
          </table:table-cell>
          <table:table-cell table:style-name="ce9" table:formula="of:=[.P104]/[.F104]" office:value-type="float" office:value="0.771382053026273">
            <text:p>0.77</text:p>
          </table:table-cell>
          <table:table-cell office:value-type="float" office:value="3277540">
            <text:p>3277540</text:p>
          </table:table-cell>
          <table:table-cell table:formula="of:=[.R104]/[.C104]" office:value-type="float" office:value="0.864843099190422">
            <text:p>0.86</text:p>
          </table:table-cell>
          <table:table-cell office:value-type="float" office:value="16382">
            <text:p>16382</text:p>
          </table:table-cell>
          <table:table-cell table:formula="of:=[.T104]/[.R104]" office:value-type="float" office:value="0.00499826089079004">
            <text:p>0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3720151">
            <text:p>3720151</text:p>
          </table:table-cell>
          <table:table-cell office:value-type="float" office:value="1734659">
            <text:p>1734659</text:p>
          </table:table-cell>
          <table:table-cell table:style-name="ce9" table:formula="of:=[.D105]/[.C105]" office:value-type="float" office:value="0.466287255544197">
            <text:p>0.47</text:p>
          </table:table-cell>
          <table:table-cell table:style-name="ce10" office:value-type="float" office:value="3686128">
            <text:p>3,686,128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table:style-name="ce13" office:value-type="float" office:value="304152">
            <text:p>304,152</text:p>
          </table:table-cell>
          <table:table-cell table:style-name="ce15" table:formula="of:=[.I105]/[.D105]" office:value-type="float" office:value="0.175338207682317">
            <text:p>0.18</text:p>
          </table:table-cell>
          <table:table-cell table:style-name="ce17" office:value-type="float" office:value="354190">
            <text:p>354,190.00</text:p>
          </table:table-cell>
          <table:table-cell table:style-name="ce17" table:formula="of:=[.K105]/[.D105]" office:value-type="float" office:value="0.204184222951024">
            <text:p>0.20</text:p>
          </table:table-cell>
          <table:table-cell table:style-name="ce17" office:value-type="float" office:value="365977">
            <text:p>365,977.00</text:p>
          </table:table-cell>
          <table:table-cell table:style-name="ce17" table:formula="of:=[.M105]/[.D105]" office:value-type="float" office:value="0.210979218393932">
            <text:p>0.21</text:p>
          </table:table-cell>
          <table:table-cell table:style-name="ce9" table:formula="of:=[.C105]/[.F105]" office:value-type="float" office:value="1.00923001046084">
            <text:p>1.01</text:p>
          </table:table-cell>
          <table:table-cell table:style-name="ce10" office:value-type="float" office:value="2936134">
            <text:p>2,936,134</text:p>
          </table:table-cell>
          <table:table-cell table:style-name="ce9" table:formula="of:=[.P105]/[.F105]" office:value-type="float" office:value="0.796536094243065">
            <text:p>0.80</text:p>
          </table:table-cell>
          <table:table-cell office:value-type="float" office:value="2932525">
            <text:p>2932525</text:p>
          </table:table-cell>
          <table:table-cell table:formula="of:=[.R105]/[.C105]" office:value-type="float" office:value="0.788281174608235">
            <text:p>0.79</text:p>
          </table:table-cell>
          <table:table-cell office:value-type="float" office:value="16315">
            <text:p>16315</text:p>
          </table:table-cell>
          <table:table-cell table:formula="of:=[.T105]/[.R105]" office:value-type="float" office:value="0.00556346493209777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3767184">
            <text:p>3767184</text:p>
          </table:table-cell>
          <table:table-cell office:value-type="float" office:value="1753951">
            <text:p>1753951</text:p>
          </table:table-cell>
          <table:table-cell table:style-name="ce9" table:formula="of:=[.D106]/[.C106]" office:value-type="float" office:value="0.465586761888987">
            <text:p>0.47</text:p>
          </table:table-cell>
          <table:table-cell table:style-name="ce10" office:value-type="float" office:value="3695171">
            <text:p>3,695,171</text:p>
          </table:table-cell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table:style-name="ce13" office:value-type="float" office:value="231461">
            <text:p>231,461</text:p>
          </table:table-cell>
          <table:table-cell table:style-name="ce15" table:formula="of:=[.I106]/[.D106]" office:value-type="float" office:value="0.13196548820349">
            <text:p>0.13</text:p>
          </table:table-cell>
          <table:table-cell table:style-name="ce17" office:value-type="float" office:value="328967">
            <text:p>328,967.00</text:p>
          </table:table-cell>
          <table:table-cell table:style-name="ce17" table:formula="of:=[.K106]/[.D106]" office:value-type="float" office:value="0.187557691178374">
            <text:p>0.19</text:p>
          </table:table-cell>
          <table:table-cell table:style-name="ce17" office:value-type="float" office:value="365838">
            <text:p>365,838.00</text:p>
          </table:table-cell>
          <table:table-cell table:style-name="ce17" table:formula="of:=[.M106]/[.D106]" office:value-type="float" office:value="0.208579373083969">
            <text:p>0.21</text:p>
          </table:table-cell>
          <table:table-cell table:style-name="ce9" table:formula="of:=[.C106]/[.F106]" office:value-type="float" office:value="1.01948840797895">
            <text:p>1.02</text:p>
          </table:table-cell>
          <table:table-cell table:style-name="ce10" office:value-type="float" office:value="3038087">
            <text:p>3,038,087</text:p>
          </table:table-cell>
          <table:table-cell table:style-name="ce9" table:formula="of:=[.P106]/[.F106]" office:value-type="float" office:value="0.822177647529708">
            <text:p>0.82</text:p>
          </table:table-cell>
          <table:table-cell office:value-type="float" office:value="3315088">
            <text:p>3315088</text:p>
          </table:table-cell>
          <table:table-cell table:formula="of:=[.R106]/[.C106]" office:value-type="float" office:value="0.879990995926931">
            <text:p>0.88</text:p>
          </table:table-cell>
          <table:table-cell office:value-type="float" office:value="16351">
            <text:p>16351</text:p>
          </table:table-cell>
          <table:table-cell table:formula="of:=[.T106]/[.R106]" office:value-type="float" office:value="0.00493229742317549">
            <text:p>0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3698726">
            <text:p>3698726</text:p>
          </table:table-cell>
          <table:table-cell office:value-type="float" office:value="1679176">
            <text:p>1679176</text:p>
          </table:table-cell>
          <table:table-cell table:style-name="ce9" table:formula="of:=[.D107]/[.C107]" office:value-type="float" office:value="0.453987670349196">
            <text:p>0.45</text:p>
          </table:table-cell>
          <table:table-cell table:style-name="ce10" office:value-type="float" office:value="3582362">
            <text:p>3,582,362</text:p>
          </table:table-cell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table:style-name="ce13" office:value-type="float" office:value="228817">
            <text:p>228,817</text:p>
          </table:table-cell>
          <table:table-cell table:style-name="ce15" table:formula="of:=[.I107]/[.D107]" office:value-type="float" office:value="0.136267431168621">
            <text:p>0.14</text:p>
          </table:table-cell>
          <table:table-cell table:style-name="ce17" office:value-type="float" office:value="266325">
            <text:p>266,325.00</text:p>
          </table:table-cell>
          <table:table-cell table:style-name="ce17" table:formula="of:=[.K107]/[.D107]" office:value-type="float" office:value="0.158604577483242">
            <text:p>0.16</text:p>
          </table:table-cell>
          <table:table-cell table:style-name="ce17" office:value-type="float" office:value="345797">
            <text:p>345,797.00</text:p>
          </table:table-cell>
          <table:table-cell table:style-name="ce17" table:formula="of:=[.M107]/[.D107]" office:value-type="float" office:value="0.205932552632958">
            <text:p>0.21</text:p>
          </table:table-cell>
          <table:table-cell table:style-name="ce9" table:formula="of:=[.C107]/[.F107]" office:value-type="float" office:value="1.03248247943675">
            <text:p>1.03</text:p>
          </table:table-cell>
          <table:table-cell table:style-name="ce10" office:value-type="float" office:value="2698121">
            <text:p>2,698,121</text:p>
          </table:table-cell>
          <table:table-cell table:style-name="ce9" table:formula="of:=[.P107]/[.F107]" office:value-type="float" office:value="0.753168161118279">
            <text:p>0.75</text:p>
          </table:table-cell>
          <table:table-cell office:value-type="float" office:value="3017525">
            <text:p>3017525</text:p>
          </table:table-cell>
          <table:table-cell table:formula="of:=[.R107]/[.C107]" office:value-type="float" office:value="0.815828206793366">
            <text:p>0.82</text:p>
          </table:table-cell>
          <table:table-cell office:value-type="float" office:value="16348">
            <text:p>16348</text:p>
          </table:table-cell>
          <table:table-cell table:formula="of:=[.T107]/[.R107]" office:value-type="float" office:value="0.00541768502332209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2613705">
            <text:p>2613705</text:p>
          </table:table-cell>
          <table:table-cell office:value-type="float" office:value="1411126">
            <text:p>1411126</text:p>
          </table:table-cell>
          <table:table-cell table:style-name="ce9" table:formula="of:=[.D108]/[.C108]" office:value-type="float" office:value="0.539894900151318">
            <text:p>0.54</text:p>
          </table:table-cell>
          <table:table-cell table:style-name="ce10" office:value-type="float" office:value="2519402">
            <text:p>2,519,402</text:p>
          </table:table-cell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table:style-name="ce13" office:value-type="float" office:value="223753">
            <text:p>223,753</text:p>
          </table:table-cell>
          <table:table-cell table:style-name="ce15" table:formula="of:=[.I108]/[.D108]" office:value-type="float" office:value="0.158563445078611">
            <text:p>0.16</text:p>
          </table:table-cell>
          <table:table-cell table:style-name="ce17" office:value-type="float" office:value="268439">
            <text:p>268,439.00</text:p>
          </table:table-cell>
          <table:table-cell table:style-name="ce17" table:formula="of:=[.K108]/[.D108]" office:value-type="float" office:value="0.190230355049797">
            <text:p>0.19</text:p>
          </table:table-cell>
          <table:table-cell table:style-name="ce17" office:value-type="float" office:value="336484">
            <text:p>336,484.00</text:p>
          </table:table-cell>
          <table:table-cell table:style-name="ce17" table:formula="of:=[.M108]/[.D108]" office:value-type="float" office:value="0.238450712409806">
            <text:p>0.24</text:p>
          </table:table-cell>
          <table:table-cell table:style-name="ce9" table:formula="of:=[.C108]/[.F108]" office:value-type="float" office:value="1.03743070776319">
            <text:p>1.04</text:p>
          </table:table-cell>
          <table:table-cell table:style-name="ce10" office:value-type="float" office:value="2259398">
            <text:p>2,259,398</text:p>
          </table:table-cell>
          <table:table-cell table:style-name="ce9" table:formula="of:=[.P108]/[.F108]" office:value-type="float" office:value="0.896799319838597">
            <text:p>0.90</text:p>
          </table:table-cell>
          <table:table-cell office:value-type="float" office:value="2237713">
            <text:p>2237713</text:p>
          </table:table-cell>
          <table:table-cell table:formula="of:=[.R108]/[.C108]" office:value-type="float" office:value="0.856145969036291">
            <text:p>0.86</text:p>
          </table:table-cell>
          <table:table-cell office:value-type="float" office:value="16272">
            <text:p>16272</text:p>
          </table:table-cell>
          <table:table-cell table:formula="of:=[.T108]/[.R108]" office:value-type="float" office:value="0.0072717100003441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822774">
            <text:p>1822774</text:p>
          </table:table-cell>
          <table:table-cell office:value-type="float" office:value="1153853">
            <text:p>1153853</text:p>
          </table:table-cell>
          <table:table-cell table:style-name="ce9" table:formula="of:=[.D109]/[.C109]" office:value-type="float" office:value="0.633020330551127">
            <text:p>0.63</text:p>
          </table:table-cell>
          <table:table-cell table:style-name="ce10" office:value-type="float" office:value="1777317">
            <text:p>1,777,317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style-name="ce13" office:value-type="float" office:value="209552">
            <text:p>209,552</text:p>
          </table:table-cell>
          <table:table-cell table:style-name="ce15" table:formula="of:=[.I109]/[.D109]" office:value-type="float" office:value="0.181610655776776">
            <text:p>0.18</text:p>
          </table:table-cell>
          <table:table-cell table:style-name="ce17" office:value-type="float" office:value="278991">
            <text:p>278,991.00</text:p>
          </table:table-cell>
          <table:table-cell table:style-name="ce17" table:formula="of:=[.K109]/[.D109]" office:value-type="float" office:value="0.241790765374792">
            <text:p>0.24</text:p>
          </table:table-cell>
          <table:table-cell table:style-name="ce17" office:value-type="float" office:value="329470">
            <text:p>329,470.00</text:p>
          </table:table-cell>
          <table:table-cell table:style-name="ce17" table:formula="of:=[.M109]/[.D109]" office:value-type="float" office:value="0.285538972468763">
            <text:p>0.29</text:p>
          </table:table-cell>
          <table:table-cell table:style-name="ce9" table:formula="of:=[.C109]/[.F109]" office:value-type="float" office:value="1.02557619152914">
            <text:p>1.03</text:p>
          </table:table-cell>
          <table:table-cell table:style-name="ce10" office:value-type="float" office:value="1665801">
            <text:p>1,665,801</text:p>
          </table:table-cell>
          <table:table-cell table:style-name="ce9" table:formula="of:=[.P109]/[.F109]" office:value-type="float" office:value="0.93725598753627">
            <text:p>0.94</text:p>
          </table:table-cell>
          <table:table-cell office:value-type="float" office:value="1612973">
            <text:p>1612973</text:p>
          </table:table-cell>
          <table:table-cell table:formula="of:=[.R109]/[.C109]" office:value-type="float" office:value="0.884900157671768">
            <text:p>0.88</text:p>
          </table:table-cell>
          <table:table-cell office:value-type="float" office:value="16379">
            <text:p>16379</text:p>
          </table:table-cell>
          <table:table-cell table:formula="of:=[.T109]/[.R109]" office:value-type="float" office:value="0.0101545407145687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1577487">
            <text:p>1577487</text:p>
          </table:table-cell>
          <table:table-cell office:value-type="float" office:value="1048445">
            <text:p>1048445</text:p>
          </table:table-cell>
          <table:table-cell table:style-name="ce9" table:formula="of:=[.D110]/[.C110]" office:value-type="float" office:value="0.66462988284531">
            <text:p>0.66</text:p>
          </table:table-cell>
          <table:table-cell table:style-name="ce10" office:value-type="float" office:value="1538618">
            <text:p>1,538,618</text:p>
          </table:table-cell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table:style-name="ce13" office:value-type="float" office:value="207360">
            <text:p>207,360</text:p>
          </table:table-cell>
          <table:table-cell table:style-name="ce15" table:formula="of:=[.I110]/[.D110]" office:value-type="float" office:value="0.197778614996495">
            <text:p>0.20</text:p>
          </table:table-cell>
          <table:table-cell table:style-name="ce17" office:value-type="float" office:value="236933">
            <text:p>236,933.00</text:p>
          </table:table-cell>
          <table:table-cell table:style-name="ce17" table:formula="of:=[.K110]/[.D110]" office:value-type="float" office:value="0.225985149435593">
            <text:p>0.23</text:p>
          </table:table-cell>
          <table:table-cell table:style-name="ce17" office:value-type="float" office:value="330121">
            <text:p>330,121.00</text:p>
          </table:table-cell>
          <table:table-cell table:style-name="ce17" table:formula="of:=[.M110]/[.D110]" office:value-type="float" office:value="0.314867255793103">
            <text:p>0.31</text:p>
          </table:table-cell>
          <table:table-cell table:style-name="ce9" table:formula="of:=[.C110]/[.F110]" office:value-type="float" office:value="1.02526228082604">
            <text:p>1.03</text:p>
          </table:table-cell>
          <table:table-cell table:style-name="ce10" office:value-type="float" office:value="1477035">
            <text:p>1,477,035</text:p>
          </table:table-cell>
          <table:table-cell table:style-name="ce9" table:formula="of:=[.P110]/[.F110]" office:value-type="float" office:value="0.959975120530242">
            <text:p>0.96</text:p>
          </table:table-cell>
          <table:table-cell office:value-type="float" office:value="1486598">
            <text:p>1486598</text:p>
          </table:table-cell>
          <table:table-cell table:formula="of:=[.R110]/[.C110]" office:value-type="float" office:value="0.942383677329829">
            <text:p>0.94</text:p>
          </table:table-cell>
          <table:table-cell office:value-type="float" office:value="16347">
            <text:p>16347</text:p>
          </table:table-cell>
          <table:table-cell table:formula="of:=[.T110]/[.R110]" office:value-type="float" office:value="0.0109962478087553">
            <text:p>0.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1556474">
            <text:p>1556474</text:p>
          </table:table-cell>
          <table:table-cell office:value-type="float" office:value="1041890">
            <text:p>1041890</text:p>
          </table:table-cell>
          <table:table-cell table:style-name="ce9" table:formula="of:=[.D111]/[.C111]" office:value-type="float" office:value="0.669391200880966">
            <text:p>0.67</text:p>
          </table:table-cell>
          <table:table-cell table:style-name="ce10" office:value-type="float" office:value="1523418">
            <text:p>1,523,418</text:p>
          </table:table-cell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table:style-name="ce13" office:value-type="float" office:value="204643">
            <text:p>204,643</text:p>
          </table:table-cell>
          <table:table-cell table:style-name="ce15" table:formula="of:=[.I111]/[.D111]" office:value-type="float" office:value="0.196415168587855">
            <text:p>0.20</text:p>
          </table:table-cell>
          <table:table-cell table:style-name="ce17" office:value-type="float" office:value="241122">
            <text:p>241,122.00</text:p>
          </table:table-cell>
          <table:table-cell table:style-name="ce17" table:formula="of:=[.K111]/[.D111]" office:value-type="float" office:value="0.231427501943583">
            <text:p>0.23</text:p>
          </table:table-cell>
          <table:table-cell table:style-name="ce17" office:value-type="float" office:value="326426">
            <text:p>326,426.00</text:p>
          </table:table-cell>
          <table:table-cell table:style-name="ce17" table:formula="of:=[.M111]/[.D111]" office:value-type="float" office:value="0.313301788096632">
            <text:p>0.31</text:p>
          </table:table-cell>
          <table:table-cell table:style-name="ce9" table:formula="of:=[.C111]/[.F111]" office:value-type="float" office:value="1.02169857517766">
            <text:p>1.02</text:p>
          </table:table-cell>
          <table:table-cell table:style-name="ce10" office:value-type="float" office:value="1442951">
            <text:p>1,442,951</text:p>
          </table:table-cell>
          <table:table-cell table:style-name="ce9" table:formula="of:=[.P111]/[.F111]" office:value-type="float" office:value="0.947179959800921">
            <text:p>0.95</text:p>
          </table:table-cell>
          <table:table-cell office:value-type="float" office:value="1374381">
            <text:p>1374381</text:p>
          </table:table-cell>
          <table:table-cell table:formula="of:=[.R111]/[.C111]" office:value-type="float" office:value="0.883009288944113">
            <text:p>0.88</text:p>
          </table:table-cell>
          <table:table-cell office:value-type="float" office:value="16315">
            <text:p>16315</text:p>
          </table:table-cell>
          <table:table-cell table:formula="of:=[.T111]/[.R111]" office:value-type="float" office:value="0.011870798563135">
            <text:p>0.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3794405">
            <text:p>3794405</text:p>
          </table:table-cell>
          <table:table-cell office:value-type="float" office:value="1581352">
            <text:p>1581352</text:p>
          </table:table-cell>
          <table:table-cell table:style-name="ce9" table:formula="of:=[.D112]/[.C112]" office:value-type="float" office:value="0.416758885780511">
            <text:p>0.42</text:p>
          </table:table-cell>
          <table:table-cell table:style-name="ce10" office:value-type="float" office:value="3612087">
            <text:p>3,612,087</text:p>
          </table:table-cell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table:style-name="ce13" office:value-type="float" office:value="223833">
            <text:p>223,833</text:p>
          </table:table-cell>
          <table:table-cell table:style-name="ce15" table:formula="of:=[.I112]/[.D112]" office:value-type="float" office:value="0.141545335889796">
            <text:p>0.14</text:p>
          </table:table-cell>
          <table:table-cell table:style-name="ce17" office:value-type="float" office:value="227135">
            <text:p>227,135.00</text:p>
          </table:table-cell>
          <table:table-cell table:style-name="ce17" table:formula="of:=[.K112]/[.D112]" office:value-type="float" office:value="0.1436334225397">
            <text:p>0.14</text:p>
          </table:table-cell>
          <table:table-cell table:style-name="ce17" office:value-type="float" office:value="353854">
            <text:p>353,854.00</text:p>
          </table:table-cell>
          <table:table-cell table:style-name="ce17" table:formula="of:=[.M112]/[.D112]" office:value-type="float" office:value="0.2237667514886">
            <text:p>0.22</text:p>
          </table:table-cell>
          <table:table-cell table:style-name="ce9" table:formula="of:=[.C112]/[.F112]" office:value-type="float" office:value="1.05047442102031">
            <text:p>1.05</text:p>
          </table:table-cell>
          <table:table-cell table:style-name="ce10" office:value-type="float" office:value="2999602">
            <text:p>2,999,602</text:p>
          </table:table-cell>
          <table:table-cell table:style-name="ce9" table:formula="of:=[.P112]/[.F112]" office:value-type="float" office:value="0.830434593629666">
            <text:p>0.83</text:p>
          </table:table-cell>
          <table:table-cell office:value-type="float" office:value="3418049">
            <text:p>3418049</text:p>
          </table:table-cell>
          <table:table-cell table:formula="of:=[.R112]/[.C112]" office:value-type="float" office:value="0.900812907425538">
            <text:p>0.9</text:p>
          </table:table-cell>
          <table:table-cell office:value-type="float" office:value="15182">
            <text:p>15182</text:p>
          </table:table-cell>
          <table:table-cell table:formula="of:=[.T112]/[.R112]" office:value-type="float" office:value="0.00444171514217614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3832014">
            <text:p>3832014</text:p>
          </table:table-cell>
          <table:table-cell office:value-type="float" office:value="1671113">
            <text:p>1671113</text:p>
          </table:table-cell>
          <table:table-cell table:style-name="ce9" table:formula="of:=[.D113]/[.C113]" office:value-type="float" office:value="0.436092613440348">
            <text:p>0.44</text:p>
          </table:table-cell>
          <table:table-cell table:style-name="ce10" office:value-type="float" office:value="3790833">
            <text:p>3,790,833</text:p>
          </table:table-cell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table:style-name="ce13" office:value-type="float" office:value="235488">
            <text:p>235,488</text:p>
          </table:table-cell>
          <table:table-cell table:style-name="ce15" table:formula="of:=[.I113]/[.D113]" office:value-type="float" office:value="0.140916861995568">
            <text:p>0.14</text:p>
          </table:table-cell>
          <table:table-cell table:style-name="ce17" office:value-type="float" office:value="227748">
            <text:p>227,748.00</text:p>
          </table:table-cell>
          <table:table-cell table:style-name="ce17" table:formula="of:=[.K113]/[.D113]" office:value-type="float" office:value="0.136285218294634">
            <text:p>0.14</text:p>
          </table:table-cell>
          <table:table-cell table:style-name="ce17" office:value-type="float" office:value="363325">
            <text:p>363,325.00</text:p>
          </table:table-cell>
          <table:table-cell table:style-name="ce17" table:formula="of:=[.M113]/[.D113]" office:value-type="float" office:value="0.217414980315514">
            <text:p>0.22</text:p>
          </table:table-cell>
          <table:table-cell table:style-name="ce9" table:formula="of:=[.C113]/[.F113]" office:value-type="float" office:value="1.01086331157294">
            <text:p>1.01</text:p>
          </table:table-cell>
          <table:table-cell table:style-name="ce10" office:value-type="float" office:value="3043833">
            <text:p>3,043,833</text:p>
          </table:table-cell>
          <table:table-cell table:style-name="ce9" table:formula="of:=[.P113]/[.F113]" office:value-type="float" office:value="0.802945685024901">
            <text:p>0.80</text:p>
          </table:table-cell>
          <table:table-cell office:value-type="float" office:value="3186776">
            <text:p>3186776</text:p>
          </table:table-cell>
          <table:table-cell table:formula="of:=[.R113]/[.C113]" office:value-type="float" office:value="0.831619091161984">
            <text:p>0.83</text:p>
          </table:table-cell>
          <table:table-cell office:value-type="float" office:value="15024">
            <text:p>15024</text:p>
          </table:table-cell>
          <table:table-cell table:formula="of:=[.T113]/[.R113]" office:value-type="float" office:value="0.00471448259934178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865520">
            <text:p>3865520</text:p>
          </table:table-cell>
          <table:table-cell office:value-type="float" office:value="1730784">
            <text:p>1730784</text:p>
          </table:table-cell>
          <table:table-cell table:style-name="ce9" table:formula="of:=[.D114]/[.C114]" office:value-type="float" office:value="0.44774933256069">
            <text:p>0.45</text:p>
          </table:table-cell>
          <table:table-cell table:style-name="ce10" office:value-type="float" office:value="3793187">
            <text:p>3,793,187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table:style-name="ce13" office:value-type="float" office:value="236070">
            <text:p>236,070</text:p>
          </table:table-cell>
          <table:table-cell table:style-name="ce15" table:formula="of:=[.I114]/[.D114]" office:value-type="float" office:value="0.136394836097399">
            <text:p>0.14</text:p>
          </table:table-cell>
          <table:table-cell table:style-name="ce17" office:value-type="float" office:value="232065">
            <text:p>232,065.00</text:p>
          </table:table-cell>
          <table:table-cell table:style-name="ce17" table:formula="of:=[.K114]/[.D114]" office:value-type="float" office:value="0.134080855843363">
            <text:p>0.13</text:p>
          </table:table-cell>
          <table:table-cell table:style-name="ce17" office:value-type="float" office:value="364111">
            <text:p>364,111.00</text:p>
          </table:table-cell>
          <table:table-cell table:style-name="ce17" table:formula="of:=[.M114]/[.D114]" office:value-type="float" office:value="0.210373449257677">
            <text:p>0.21</text:p>
          </table:table-cell>
          <table:table-cell table:style-name="ce9" table:formula="of:=[.C114]/[.F114]" office:value-type="float" office:value="1.01906918904868">
            <text:p>1.02</text:p>
          </table:table-cell>
          <table:table-cell table:style-name="ce10" office:value-type="float" office:value="3104610">
            <text:p>3,104,610</text:p>
          </table:table-cell>
          <table:table-cell table:style-name="ce9" table:formula="of:=[.P114]/[.F114]" office:value-type="float" office:value="0.818470062245811">
            <text:p>0.82</text:p>
          </table:table-cell>
          <table:table-cell office:value-type="float" office:value="3442691">
            <text:p>3442691</text:p>
          </table:table-cell>
          <table:table-cell table:formula="of:=[.R114]/[.C114]" office:value-type="float" office:value="0.890615234172893">
            <text:p>0.89</text:p>
          </table:table-cell>
          <table:table-cell office:value-type="float" office:value="15031">
            <text:p>15031</text:p>
          </table:table-cell>
          <table:table-cell table:formula="of:=[.T114]/[.R114]" office:value-type="float" office:value="0.00436606131656893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3843911">
            <text:p>3843911</text:p>
          </table:table-cell>
          <table:table-cell office:value-type="float" office:value="1742006">
            <text:p>1742006</text:p>
          </table:table-cell>
          <table:table-cell table:style-name="ce9" table:formula="of:=[.D115]/[.C115]" office:value-type="float" office:value="0.453185830785364">
            <text:p>0.45</text:p>
          </table:table-cell>
          <table:table-cell table:style-name="ce10" office:value-type="float" office:value="3822622">
            <text:p>3,822,622</text:p>
          </table:table-cell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table:style-name="ce13" office:value-type="float" office:value="232549">
            <text:p>232,549</text:p>
          </table:table-cell>
          <table:table-cell table:style-name="ce15" table:formula="of:=[.I115]/[.D115]" office:value-type="float" office:value="0.133494947778595">
            <text:p>0.13</text:p>
          </table:table-cell>
          <table:table-cell table:style-name="ce17" office:value-type="float" office:value="221147">
            <text:p>221,147.00</text:p>
          </table:table-cell>
          <table:table-cell table:style-name="ce17" table:formula="of:=[.K115]/[.D115]" office:value-type="float" office:value="0.126949620150562">
            <text:p>0.13</text:p>
          </table:table-cell>
          <table:table-cell table:style-name="ce17" office:value-type="float" office:value="361914">
            <text:p>361,914.00</text:p>
          </table:table-cell>
          <table:table-cell table:style-name="ce17" table:formula="of:=[.M115]/[.D115]" office:value-type="float" office:value="0.207757034131915">
            <text:p>0.21</text:p>
          </table:table-cell>
          <table:table-cell table:style-name="ce9" table:formula="of:=[.C115]/[.F115]" office:value-type="float" office:value="1.0055692140107">
            <text:p>1.01</text:p>
          </table:table-cell>
          <table:table-cell table:style-name="ce10" office:value-type="float" office:value="3090959">
            <text:p>3,090,959</text:p>
          </table:table-cell>
          <table:table-cell table:style-name="ce9" table:formula="of:=[.P115]/[.F115]" office:value-type="float" office:value="0.808596560162109">
            <text:p>0.81</text:p>
          </table:table-cell>
          <table:table-cell office:value-type="float" office:value="3248139">
            <text:p>3248139</text:p>
          </table:table-cell>
          <table:table-cell table:formula="of:=[.R115]/[.C115]" office:value-type="float" office:value="0.845008898489065">
            <text:p>0.85</text:p>
          </table:table-cell>
          <table:table-cell office:value-type="float" office:value="15074">
            <text:p>15074</text:p>
          </table:table-cell>
          <table:table-cell table:formula="of:=[.T115]/[.R115]" office:value-type="float" office:value="0.00464081124607044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3712624">
            <text:p>3712624</text:p>
          </table:table-cell>
          <table:table-cell office:value-type="float" office:value="1674638">
            <text:p>1674638</text:p>
          </table:table-cell>
          <table:table-cell table:style-name="ce9" table:formula="of:=[.D116]/[.C116]" office:value-type="float" office:value="0.451065876856908">
            <text:p>0.45</text:p>
          </table:table-cell>
          <table:table-cell table:style-name="ce10" office:value-type="float" office:value="3667327">
            <text:p>3,667,327</text:p>
          </table:table-cell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table:style-name="ce13" office:value-type="float" office:value="229889">
            <text:p>229,889</text:p>
          </table:table-cell>
          <table:table-cell table:style-name="ce15" table:formula="of:=[.I116]/[.D116]" office:value-type="float" office:value="0.137276832366159">
            <text:p>0.14</text:p>
          </table:table-cell>
          <table:table-cell table:style-name="ce17" office:value-type="float" office:value="213568">
            <text:p>213,568.00</text:p>
          </table:table-cell>
          <table:table-cell table:style-name="ce17" table:formula="of:=[.K116]/[.D116]" office:value-type="float" office:value="0.127530845472275">
            <text:p>0.13</text:p>
          </table:table-cell>
          <table:table-cell table:style-name="ce17" office:value-type="float" office:value="351673">
            <text:p>351,673.00</text:p>
          </table:table-cell>
          <table:table-cell table:style-name="ce17" table:formula="of:=[.M116]/[.D116]" office:value-type="float" office:value="0.2099994147989">
            <text:p>0.21</text:p>
          </table:table-cell>
          <table:table-cell table:style-name="ce9" table:formula="of:=[.C116]/[.F116]" office:value-type="float" office:value="1.01235150287935">
            <text:p>1.01</text:p>
          </table:table-cell>
          <table:table-cell table:style-name="ce10" office:value-type="float" office:value="2987363">
            <text:p>2,987,363</text:p>
          </table:table-cell>
          <table:table-cell table:style-name="ce9" table:formula="of:=[.P116]/[.F116]" office:value-type="float" office:value="0.814588663623396">
            <text:p>0.81</text:p>
          </table:table-cell>
          <table:table-cell office:value-type="float" office:value="3142009">
            <text:p>3142009</text:p>
          </table:table-cell>
          <table:table-cell table:formula="of:=[.R116]/[.C116]" office:value-type="float" office:value="0.846304123444766">
            <text:p>0.85</text:p>
          </table:table-cell>
          <table:table-cell office:value-type="float" office:value="14909">
            <text:p>14909</text:p>
          </table:table-cell>
          <table:table-cell table:formula="of:=[.T116]/[.R116]" office:value-type="float" office:value="0.00474505324459605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2636568">
            <text:p>2636568</text:p>
          </table:table-cell>
          <table:table-cell office:value-type="float" office:value="1415715">
            <text:p>1415715</text:p>
          </table:table-cell>
          <table:table-cell table:style-name="ce9" table:formula="of:=[.D117]/[.C117]" office:value-type="float" office:value="0.536953721656335">
            <text:p>0.54</text:p>
          </table:table-cell>
          <table:table-cell table:style-name="ce10" office:value-type="float" office:value="2533332">
            <text:p>2,533,332</text:p>
          </table:table-cell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table:style-name="ce13" office:value-type="float" office:value="214094">
            <text:p>214,094</text:p>
          </table:table-cell>
          <table:table-cell table:style-name="ce15" table:formula="of:=[.I117]/[.D117]" office:value-type="float" office:value="0.151226765274084">
            <text:p>0.15</text:p>
          </table:table-cell>
          <table:table-cell table:style-name="ce17" office:value-type="float" office:value="221891">
            <text:p>221,891.00</text:p>
          </table:table-cell>
          <table:table-cell table:style-name="ce17" table:formula="of:=[.K117]/[.D117]" office:value-type="float" office:value="0.156734229700187">
            <text:p>0.16</text:p>
          </table:table-cell>
          <table:table-cell table:style-name="ce17" office:value-type="float" office:value="306258">
            <text:p>306,258.00</text:p>
          </table:table-cell>
          <table:table-cell table:style-name="ce17" table:formula="of:=[.M117]/[.D117]" office:value-type="float" office:value="0.216327438785349">
            <text:p>0.22</text:p>
          </table:table-cell>
          <table:table-cell table:style-name="ce9" table:formula="of:=[.C117]/[.F117]" office:value-type="float" office:value="1.04075107407951">
            <text:p>1.04</text:p>
          </table:table-cell>
          <table:table-cell table:style-name="ce10" office:value-type="float" office:value="2302965">
            <text:p>2,302,965</text:p>
          </table:table-cell>
          <table:table-cell table:style-name="ce9" table:formula="of:=[.P117]/[.F117]" office:value-type="float" office:value="0.909065610034532">
            <text:p>0.91</text:p>
          </table:table-cell>
          <table:table-cell office:value-type="float" office:value="2276759">
            <text:p>2276759</text:p>
          </table:table-cell>
          <table:table-cell table:formula="of:=[.R117]/[.C117]" office:value-type="float" office:value="0.863531302814871">
            <text:p>0.86</text:p>
          </table:table-cell>
          <table:table-cell office:value-type="float" office:value="14807">
            <text:p>14807</text:p>
          </table:table-cell>
          <table:table-cell table:formula="of:=[.T117]/[.R117]" office:value-type="float" office:value="0.00650354297490424">
            <text:p>0.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816183">
            <text:p>1816183</text:p>
          </table:table-cell>
          <table:table-cell office:value-type="float" office:value="1149673">
            <text:p>1149673</text:p>
          </table:table-cell>
          <table:table-cell table:style-name="ce9" table:formula="of:=[.D118]/[.C118]" office:value-type="float" office:value="0.633016056201385">
            <text:p>0.63</text:p>
          </table:table-cell>
          <table:table-cell table:style-name="ce10" office:value-type="float" office:value="1786134">
            <text:p>1,786,134</text:p>
          </table:table-cell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table:style-name="ce13" office:value-type="float" office:value="205087">
            <text:p>205,087</text:p>
          </table:table-cell>
          <table:table-cell table:style-name="ce15" table:formula="of:=[.I118]/[.D118]" office:value-type="float" office:value="0.178387245764665">
            <text:p>0.18</text:p>
          </table:table-cell>
          <table:table-cell table:style-name="ce17" office:value-type="float" office:value="205765">
            <text:p>205,765.00</text:p>
          </table:table-cell>
          <table:table-cell table:style-name="ce17" table:formula="of:=[.K118]/[.D118]" office:value-type="float" office:value="0.178976978671327">
            <text:p>0.18</text:p>
          </table:table-cell>
          <table:table-cell table:style-name="ce17" office:value-type="float" office:value="308719">
            <text:p>308,719.00</text:p>
          </table:table-cell>
          <table:table-cell table:style-name="ce17" table:formula="of:=[.M118]/[.D118]" office:value-type="float" office:value="0.268527659604079">
            <text:p>0.27</text:p>
          </table:table-cell>
          <table:table-cell table:style-name="ce9" table:formula="of:=[.C118]/[.F118]" office:value-type="float" office:value="1.0168234858079">
            <text:p>1.02</text:p>
          </table:table-cell>
          <table:table-cell table:style-name="ce10" office:value-type="float" office:value="1665515">
            <text:p>1,665,515</text:p>
          </table:table-cell>
          <table:table-cell table:style-name="ce9" table:formula="of:=[.P118]/[.F118]" office:value-type="float" office:value="0.932469232431609">
            <text:p>0.93</text:p>
          </table:table-cell>
          <table:table-cell office:value-type="float" office:value="1628010">
            <text:p>1628010</text:p>
          </table:table-cell>
          <table:table-cell table:formula="of:=[.R118]/[.C118]" office:value-type="float" office:value="0.896390947388011">
            <text:p>0.9</text:p>
          </table:table-cell>
          <table:table-cell office:value-type="float" office:value="15006">
            <text:p>15006</text:p>
          </table:table-cell>
          <table:table-cell table:formula="of:=[.T118]/[.R118]" office:value-type="float" office:value="0.0092173880995817">
            <text:p>0.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1572672">
            <text:p>1572672</text:p>
          </table:table-cell>
          <table:table-cell office:value-type="float" office:value="1050925">
            <text:p>1050925</text:p>
          </table:table-cell>
          <table:table-cell table:style-name="ce9" table:formula="of:=[.D119]/[.C119]" office:value-type="float" office:value="0.668241693118463">
            <text:p>0.67</text:p>
          </table:table-cell>
          <table:table-cell table:style-name="ce10" office:value-type="float" office:value="1545469">
            <text:p>1,545,469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style-name="ce13" office:value-type="float" office:value="213868">
            <text:p>213,868</text:p>
          </table:table-cell>
          <table:table-cell table:style-name="ce15" table:formula="of:=[.I119]/[.D119]" office:value-type="float" office:value="0.203504531722054">
            <text:p>0.20</text:p>
          </table:table-cell>
          <table:table-cell table:style-name="ce17" office:value-type="float" office:value="212967">
            <text:p>212,967.00</text:p>
          </table:table-cell>
          <table:table-cell table:style-name="ce17" table:formula="of:=[.K119]/[.D119]" office:value-type="float" office:value="0.20264719175964">
            <text:p>0.20</text:p>
          </table:table-cell>
          <table:table-cell table:style-name="ce17" office:value-type="float" office:value="325918">
            <text:p>325,918.00</text:p>
          </table:table-cell>
          <table:table-cell table:style-name="ce17" table:formula="of:=[.M119]/[.D119]" office:value-type="float" office:value="0.310124889977877">
            <text:p>0.31</text:p>
          </table:table-cell>
          <table:table-cell table:style-name="ce9" table:formula="of:=[.C119]/[.F119]" office:value-type="float" office:value="1.01760177654809">
            <text:p>1.02</text:p>
          </table:table-cell>
          <table:table-cell table:style-name="ce10" office:value-type="float" office:value="1462098">
            <text:p>1,462,098</text:p>
          </table:table-cell>
          <table:table-cell table:style-name="ce9" table:formula="of:=[.P119]/[.F119]" office:value-type="float" office:value="0.946054563372025">
            <text:p>0.95</text:p>
          </table:table-cell>
          <table:table-cell office:value-type="float" office:value="1496024">
            <text:p>1496024</text:p>
          </table:table-cell>
          <table:table-cell table:formula="of:=[.R119]/[.C119]" office:value-type="float" office:value="0.951262564603426">
            <text:p>0.95</text:p>
          </table:table-cell>
          <table:table-cell office:value-type="float" office:value="14959">
            <text:p>14959</text:p>
          </table:table-cell>
          <table:table-cell table:formula="of:=[.T119]/[.R119]" office:value-type="float" office:value="0.00999917113629193">
            <text:p>0.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1552774">
            <text:p>1552774</text:p>
          </table:table-cell>
          <table:table-cell office:value-type="float" office:value="1037943">
            <text:p>1037943</text:p>
          </table:table-cell>
          <table:table-cell table:style-name="ce9" table:formula="of:=[.D120]/[.C120]" office:value-type="float" office:value="0.668444345410214">
            <text:p>0.67</text:p>
          </table:table-cell>
          <table:table-cell table:style-name="ce10" office:value-type="float" office:value="1523800">
            <text:p>1,523,800</text:p>
          </table:table-cell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table:style-name="ce13" office:value-type="float" office:value="212601">
            <text:p>212,601</text:p>
          </table:table-cell>
          <table:table-cell table:style-name="ce15" table:formula="of:=[.I120]/[.D120]" office:value-type="float" office:value="0.204829166919571">
            <text:p>0.20</text:p>
          </table:table-cell>
          <table:table-cell table:style-name="ce17" office:value-type="float" office:value="209586">
            <text:p>209,586.00</text:p>
          </table:table-cell>
          <table:table-cell table:style-name="ce17" table:formula="of:=[.K120]/[.D120]" office:value-type="float" office:value="0.201924383130866">
            <text:p>0.20</text:p>
          </table:table-cell>
          <table:table-cell table:style-name="ce17" office:value-type="float" office:value="324079">
            <text:p>324,079.00</text:p>
          </table:table-cell>
          <table:table-cell table:style-name="ce17" table:formula="of:=[.M120]/[.D120]" office:value-type="float" office:value="0.312231981910375">
            <text:p>0.31</text:p>
          </table:table-cell>
          <table:table-cell table:style-name="ce9" table:formula="of:=[.C120]/[.F120]" office:value-type="float" office:value="1.01901430633941">
            <text:p>1.02</text:p>
          </table:table-cell>
          <table:table-cell table:style-name="ce10" office:value-type="float" office:value="1437713">
            <text:p>1,437,713</text:p>
          </table:table-cell>
          <table:table-cell table:style-name="ce9" table:formula="of:=[.P120]/[.F120]" office:value-type="float" office:value="0.943505053156582">
            <text:p>0.94</text:p>
          </table:table-cell>
          <table:table-cell office:value-type="float" office:value="1452079">
            <text:p>1452079</text:p>
          </table:table-cell>
          <table:table-cell table:formula="of:=[.R120]/[.C120]" office:value-type="float" office:value="0.935151541692481">
            <text:p>0.94</text:p>
          </table:table-cell>
          <table:table-cell office:value-type="float" office:value="14933">
            <text:p>14933</text:p>
          </table:table-cell>
          <table:table-cell table:formula="of:=[.T120]/[.R120]" office:value-type="float" office:value="0.0102838757395431">
            <text:p>0.0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3778216">
            <text:p>3778216</text:p>
          </table:table-cell>
          <table:table-cell office:value-type="float" office:value="1576895">
            <text:p>1576895</text:p>
          </table:table-cell>
          <table:table-cell table:style-name="ce9" table:formula="of:=[.D121]/[.C121]" office:value-type="float" office:value="0.417364968016651">
            <text:p>0.42</text:p>
          </table:table-cell>
          <table:table-cell table:style-name="ce10" office:value-type="float" office:value="3795530">
            <text:p>3,795,530</text:p>
          </table:table-cell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table:style-name="ce13" office:value-type="float" office:value="230536">
            <text:p>230,536</text:p>
          </table:table-cell>
          <table:table-cell table:style-name="ce15" table:formula="of:=[.I121]/[.D121]" office:value-type="float" office:value="0.146196163980481">
            <text:p>0.15</text:p>
          </table:table-cell>
          <table:table-cell table:style-name="ce17" office:value-type="float" office:value="224956">
            <text:p>224,956.00</text:p>
          </table:table-cell>
          <table:table-cell table:style-name="ce17" table:formula="of:=[.K121]/[.D121]" office:value-type="float" office:value="0.142657564390781">
            <text:p>0.14</text:p>
          </table:table-cell>
          <table:table-cell table:style-name="ce17" office:value-type="float" office:value="351709">
            <text:p>351,709.00</text:p>
          </table:table-cell>
          <table:table-cell table:style-name="ce17" table:formula="of:=[.M121]/[.D121]" office:value-type="float" office:value="0.223038946791004">
            <text:p>0.22</text:p>
          </table:table-cell>
          <table:table-cell table:style-name="ce9" table:formula="of:=[.C121]/[.F121]" office:value-type="float" office:value="0.995438318232236">
            <text:p>1.00</text:p>
          </table:table-cell>
          <table:table-cell table:style-name="ce10" office:value-type="float" office:value="3085500">
            <text:p>3,085,500</text:p>
          </table:table-cell>
          <table:table-cell table:style-name="ce9" table:formula="of:=[.P121]/[.F121]" office:value-type="float" office:value="0.81292994654238">
            <text:p>0.81</text:p>
          </table:table-cell>
          <table:table-cell office:value-type="float" office:value="3277291">
            <text:p>3277291</text:p>
          </table:table-cell>
          <table:table-cell table:formula="of:=[.R121]/[.C121]" office:value-type="float" office:value="0.867417585442442">
            <text:p>0.87</text:p>
          </table:table-cell>
          <table:table-cell office:value-type="float" office:value="15356">
            <text:p>15356</text:p>
          </table:table-cell>
          <table:table-cell table:formula="of:=[.T121]/[.R121]" office:value-type="float" office:value="0.00468557720385526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3854069">
            <text:p>3854069</text:p>
          </table:table-cell>
          <table:table-cell office:value-type="float" office:value="1675341">
            <text:p>1675341</text:p>
          </table:table-cell>
          <table:table-cell table:style-name="ce9" table:formula="of:=[.D122]/[.C122]" office:value-type="float" office:value="0.43469408565337">
            <text:p>0.43</text:p>
          </table:table-cell>
          <table:table-cell table:style-name="ce10" office:value-type="float" office:value="3833356">
            <text:p>3,833,356</text:p>
          </table:table-cell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table:style-name="ce13" office:value-type="float" office:value="232301">
            <text:p>232,301</text:p>
          </table:table-cell>
          <table:table-cell table:style-name="ce15" table:formula="of:=[.I122]/[.D122]" office:value-type="float" office:value="0.138658935703239">
            <text:p>0.14</text:p>
          </table:table-cell>
          <table:table-cell table:style-name="ce17" office:value-type="float" office:value="217958">
            <text:p>217,958.00</text:p>
          </table:table-cell>
          <table:table-cell table:style-name="ce17" table:formula="of:=[.K122]/[.D122]" office:value-type="float" office:value="0.13009769354418">
            <text:p>0.13</text:p>
          </table:table-cell>
          <table:table-cell table:style-name="ce17" office:value-type="float" office:value="357827">
            <text:p>357,827.00</text:p>
          </table:table-cell>
          <table:table-cell table:style-name="ce17" table:formula="of:=[.M122]/[.D122]" office:value-type="float" office:value="0.213584577706867">
            <text:p>0.21</text:p>
          </table:table-cell>
          <table:table-cell table:style-name="ce9" table:formula="of:=[.C122]/[.F122]" office:value-type="float" office:value="1.00540335935405">
            <text:p>1.01</text:p>
          </table:table-cell>
          <table:table-cell table:style-name="ce10" office:value-type="float" office:value="3097529">
            <text:p>3,097,529</text:p>
          </table:table-cell>
          <table:table-cell table:style-name="ce9" table:formula="of:=[.P122]/[.F122]" office:value-type="float" office:value="0.808046265465561">
            <text:p>0.81</text:p>
          </table:table-cell>
          <table:table-cell office:value-type="float" office:value="3910232">
            <text:p>3910232</text:p>
          </table:table-cell>
          <table:table-cell table:formula="of:=[.R122]/[.C122]" office:value-type="float" office:value="1.01457239089388">
            <text:p>1.01</text:p>
          </table:table-cell>
          <table:table-cell office:value-type="float" office:value="15221">
            <text:p>15221</text:p>
          </table:table-cell>
          <table:table-cell table:formula="of:=[.T122]/[.R122]" office:value-type="float" office:value="0.00389260790664083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3898253">
            <text:p>3898253</text:p>
          </table:table-cell>
          <table:table-cell office:value-type="float" office:value="1727929">
            <text:p>1727929</text:p>
          </table:table-cell>
          <table:table-cell table:style-name="ce9" table:formula="of:=[.D123]/[.C123]" office:value-type="float" office:value="0.443257274476541">
            <text:p>0.44</text:p>
          </table:table-cell>
          <table:table-cell table:style-name="ce10" office:value-type="float" office:value="3855366">
            <text:p>3,855,366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table:style-name="ce13" office:value-type="float" office:value="232589">
            <text:p>232,589</text:p>
          </table:table-cell>
          <table:table-cell table:style-name="ce15" table:formula="of:=[.I123]/[.D123]" office:value-type="float" office:value="0.134605646412555">
            <text:p>0.13</text:p>
          </table:table-cell>
          <table:table-cell table:style-name="ce17" office:value-type="float" office:value="231516">
            <text:p>231,516.00</text:p>
          </table:table-cell>
          <table:table-cell table:style-name="ce17" table:formula="of:=[.K123]/[.D123]" office:value-type="float" office:value="0.1339846718239">
            <text:p>0.13</text:p>
          </table:table-cell>
          <table:table-cell table:style-name="ce17" office:value-type="float" office:value="361890">
            <text:p>361,890.00</text:p>
          </table:table-cell>
          <table:table-cell table:style-name="ce17" table:formula="of:=[.M123]/[.D123]" office:value-type="float" office:value="0.20943568861915">
            <text:p>0.21</text:p>
          </table:table-cell>
          <table:table-cell table:style-name="ce9" table:formula="of:=[.C123]/[.F123]" office:value-type="float" office:value="1.01112397629693">
            <text:p>1.01</text:p>
          </table:table-cell>
          <table:table-cell table:style-name="ce10" office:value-type="float" office:value="3156176">
            <text:p>3,156,176</text:p>
          </table:table-cell>
          <table:table-cell table:style-name="ce9" table:formula="of:=[.P123]/[.F123]" office:value-type="float" office:value="0.818644974303348">
            <text:p>0.82</text:p>
          </table:table-cell>
          <table:table-cell office:value-type="float" office:value="3376318">
            <text:p>3376318</text:p>
          </table:table-cell>
          <table:table-cell table:formula="of:=[.R123]/[.C123]" office:value-type="float" office:value="0.866110537207308">
            <text:p>0.87</text:p>
          </table:table-cell>
          <table:table-cell office:value-type="float" office:value="15249">
            <text:p>15249</text:p>
          </table:table-cell>
          <table:table-cell table:formula="of:=[.T123]/[.R123]" office:value-type="float" office:value="0.00451645846155487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895187">
            <text:p>3895187</text:p>
          </table:table-cell>
          <table:table-cell office:value-type="float" office:value="1745936">
            <text:p>1745936</text:p>
          </table:table-cell>
          <table:table-cell table:style-name="ce9" table:formula="of:=[.D124]/[.C124]" office:value-type="float" office:value="0.448229058065762">
            <text:p>0.45</text:p>
          </table:table-cell>
          <table:table-cell table:style-name="ce10" office:value-type="float" office:value="3831479">
            <text:p>3,831,479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table:style-name="ce13" office:value-type="float" office:value="211257">
            <text:p>211,257</text:p>
          </table:table-cell>
          <table:table-cell table:style-name="ce15" table:formula="of:=[.I124]/[.D124]" office:value-type="float" office:value="0.120999280615097">
            <text:p>0.12</text:p>
          </table:table-cell>
          <table:table-cell table:style-name="ce17" office:value-type="float" office:value="216161">
            <text:p>216,161.00</text:p>
          </table:table-cell>
          <table:table-cell table:style-name="ce17" table:formula="of:=[.K124]/[.D124]" office:value-type="float" office:value="0.1238080891854">
            <text:p>0.12</text:p>
          </table:table-cell>
          <table:table-cell table:style-name="ce17" office:value-type="float" office:value="360326">
            <text:p>360,326.00</text:p>
          </table:table-cell>
          <table:table-cell table:style-name="ce17" table:formula="of:=[.M124]/[.D124]" office:value-type="float" office:value="0.206379844392922">
            <text:p>0.21</text:p>
          </table:table-cell>
          <table:table-cell table:style-name="ce9" table:formula="of:=[.C124]/[.F124]" office:value-type="float" office:value="1.01662752164373">
            <text:p>1.02</text:p>
          </table:table-cell>
          <table:table-cell table:style-name="ce10" office:value-type="float" office:value="3127987">
            <text:p>3,127,987</text:p>
          </table:table-cell>
          <table:table-cell table:style-name="ce9" table:formula="of:=[.P124]/[.F124]" office:value-type="float" office:value="0.816391529224093">
            <text:p>0.82</text:p>
          </table:table-cell>
          <table:table-cell office:value-type="float" office:value="3909910">
            <text:p>3909910</text:p>
          </table:table-cell>
          <table:table-cell table:formula="of:=[.R124]/[.C124]" office:value-type="float" office:value="1.00377979285719">
            <text:p>1</text:p>
          </table:table-cell>
          <table:table-cell office:value-type="float" office:value="15215">
            <text:p>15215</text:p>
          </table:table-cell>
          <table:table-cell table:formula="of:=[.T124]/[.R124]" office:value-type="float" office:value="0.00389139391955314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3819029">
            <text:p>3819029</text:p>
          </table:table-cell>
          <table:table-cell office:value-type="float" office:value="1682338">
            <text:p>1682338</text:p>
          </table:table-cell>
          <table:table-cell table:style-name="ce9" table:formula="of:=[.D125]/[.C125]" office:value-type="float" office:value="0.440514591536226">
            <text:p>0.44</text:p>
          </table:table-cell>
          <table:table-cell table:style-name="ce10" office:value-type="float" office:value="3733899">
            <text:p>3,733,899</text:p>
          </table:table-cell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table:style-name="ce13" office:value-type="float" office:value="230191">
            <text:p>230,191</text:p>
          </table:table-cell>
          <table:table-cell table:style-name="ce15" table:formula="of:=[.I125]/[.D125]" office:value-type="float" office:value="0.136828033367849">
            <text:p>0.14</text:p>
          </table:table-cell>
          <table:table-cell table:style-name="ce17" office:value-type="float" office:value="226126">
            <text:p>226,126.00</text:p>
          </table:table-cell>
          <table:table-cell table:style-name="ce17" table:formula="of:=[.K125]/[.D125]" office:value-type="float" office:value="0.134411753167318">
            <text:p>0.13</text:p>
          </table:table-cell>
          <table:table-cell table:style-name="ce17" office:value-type="float" office:value="346669">
            <text:p>346,669.00</text:p>
          </table:table-cell>
          <table:table-cell table:style-name="ce17" table:formula="of:=[.M125]/[.D125]" office:value-type="float" office:value="0.206063823084303">
            <text:p>0.21</text:p>
          </table:table-cell>
          <table:table-cell table:style-name="ce9" table:formula="of:=[.C125]/[.F125]" office:value-type="float" office:value="1.02279922408185">
            <text:p>1.02</text:p>
          </table:table-cell>
          <table:table-cell table:style-name="ce10" office:value-type="float" office:value="3053780">
            <text:p>3,053,780</text:p>
          </table:table-cell>
          <table:table-cell table:style-name="ce9" table:formula="of:=[.P125]/[.F125]" office:value-type="float" office:value="0.817852866400511">
            <text:p>0.82</text:p>
          </table:table-cell>
          <table:table-cell office:value-type="float" office:value="3075907">
            <text:p>3075907</text:p>
          </table:table-cell>
          <table:table-cell table:formula="of:=[.R125]/[.C125]" office:value-type="float" office:value="0.805415984010595">
            <text:p>0.81</text:p>
          </table:table-cell>
          <table:table-cell office:value-type="float" office:value="15129">
            <text:p>15129</text:p>
          </table:table-cell>
          <table:table-cell table:formula="of:=[.T125]/[.R125]" office:value-type="float" office:value="0.00491854922791879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2638538">
            <text:p>2638538</text:p>
          </table:table-cell>
          <table:table-cell office:value-type="float" office:value="1410666">
            <text:p>1410666</text:p>
          </table:table-cell>
          <table:table-cell table:style-name="ce9" table:formula="of:=[.D126]/[.C126]" office:value-type="float" office:value="0.534639258559096">
            <text:p>0.53</text:p>
          </table:table-cell>
          <table:table-cell table:style-name="ce10" office:value-type="float" office:value="2582711">
            <text:p>2,582,711</text:p>
          </table:table-cell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table:style-name="ce13" office:value-type="float" office:value="208502">
            <text:p>208,502</text:p>
          </table:table-cell>
          <table:table-cell table:style-name="ce15" table:formula="of:=[.I126]/[.D126]" office:value-type="float" office:value="0.147803945086931">
            <text:p>0.15</text:p>
          </table:table-cell>
          <table:table-cell table:style-name="ce17" office:value-type="float" office:value="212113">
            <text:p>212,113.00</text:p>
          </table:table-cell>
          <table:table-cell table:style-name="ce17" table:formula="of:=[.K126]/[.D126]" office:value-type="float" office:value="0.150363728905354">
            <text:p>0.15</text:p>
          </table:table-cell>
          <table:table-cell table:style-name="ce17" office:value-type="float" office:value="332014">
            <text:p>332,014.00</text:p>
          </table:table-cell>
          <table:table-cell table:style-name="ce17" table:formula="of:=[.M126]/[.D126]" office:value-type="float" office:value="0.235359752060374">
            <text:p>0.24</text:p>
          </table:table-cell>
          <table:table-cell table:style-name="ce9" table:formula="of:=[.C126]/[.F126]" office:value-type="float" office:value="1.02161565889486">
            <text:p>1.02</text:p>
          </table:table-cell>
          <table:table-cell table:style-name="ce10" office:value-type="float" office:value="2307574">
            <text:p>2,307,574</text:p>
          </table:table-cell>
          <table:table-cell table:style-name="ce9" table:formula="of:=[.P126]/[.F126]" office:value-type="float" office:value="0.893469691343708">
            <text:p>0.89</text:p>
          </table:table-cell>
          <table:table-cell office:value-type="float" office:value="3203638">
            <text:p>3203638</text:p>
          </table:table-cell>
          <table:table-cell table:formula="of:=[.R126]/[.C126]" office:value-type="float" office:value="1.214171635959">
            <text:p>1.21</text:p>
          </table:table-cell>
          <table:table-cell office:value-type="float" office:value="15245">
            <text:p>15245</text:p>
          </table:table-cell>
          <table:table-cell table:formula="of:=[.T126]/[.R126]" office:value-type="float" office:value="0.00475865250693118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812013">
            <text:p>1812013</text:p>
          </table:table-cell>
          <table:table-cell office:value-type="float" office:value="1148540">
            <text:p>1148540</text:p>
          </table:table-cell>
          <table:table-cell table:style-name="ce9" table:formula="of:=[.D127]/[.C127]" office:value-type="float" office:value="0.63384754965886">
            <text:p>0.63</text:p>
          </table:table-cell>
          <table:table-cell table:style-name="ce10" office:value-type="float" office:value="1782232">
            <text:p>1,782,232</text:p>
          </table:table-cell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table:style-name="ce13" office:value-type="float" office:value="216333">
            <text:p>216,333</text:p>
          </table:table-cell>
          <table:table-cell table:style-name="ce15" table:formula="of:=[.I127]/[.D127]" office:value-type="float" office:value="0.188354780852212">
            <text:p>0.19</text:p>
          </table:table-cell>
          <table:table-cell table:style-name="ce17" office:value-type="float" office:value="216989">
            <text:p>216,989.00</text:p>
          </table:table-cell>
          <table:table-cell table:style-name="ce17" table:formula="of:=[.K127]/[.D127]" office:value-type="float" office:value="0.188925940759573">
            <text:p>0.19</text:p>
          </table:table-cell>
          <table:table-cell table:style-name="ce17" office:value-type="float" office:value="323583">
            <text:p>323,583.00</text:p>
          </table:table-cell>
          <table:table-cell table:style-name="ce17" table:formula="of:=[.M127]/[.D127]" office:value-type="float" office:value="0.281734201682136">
            <text:p>0.28</text:p>
          </table:table-cell>
          <table:table-cell table:style-name="ce9" table:formula="of:=[.C127]/[.F127]" office:value-type="float" office:value="1.01670994573097">
            <text:p>1.02</text:p>
          </table:table-cell>
          <table:table-cell table:style-name="ce10" office:value-type="float" office:value="1666877">
            <text:p>1,666,877</text:p>
          </table:table-cell>
          <table:table-cell table:style-name="ce9" table:formula="of:=[.P127]/[.F127]" office:value-type="float" office:value="0.935274981035017">
            <text:p>0.94</text:p>
          </table:table-cell>
          <table:table-cell office:value-type="float" office:value="1875142">
            <text:p>1875142</text:p>
          </table:table-cell>
          <table:table-cell table:formula="of:=[.R127]/[.C127]" office:value-type="float" office:value="1.03483915402373">
            <text:p>1.03</text:p>
          </table:table-cell>
          <table:table-cell office:value-type="float" office:value="15163">
            <text:p>15163</text:p>
          </table:table-cell>
          <table:table-cell table:formula="of:=[.T127]/[.R127]" office:value-type="float" office:value="0.00808632092929495">
            <text:p>0.0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1572893">
            <text:p>1572893</text:p>
          </table:table-cell>
          <table:table-cell office:value-type="float" office:value="1050203">
            <text:p>1050203</text:p>
          </table:table-cell>
          <table:table-cell table:style-name="ce9" table:formula="of:=[.D128]/[.C128]" office:value-type="float" office:value="0.667688774760902">
            <text:p>0.67</text:p>
          </table:table-cell>
          <table:table-cell table:style-name="ce10" office:value-type="float" office:value="1540950">
            <text:p>1,540,950</text:p>
          </table:table-cell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table:style-name="ce13" office:value-type="float" office:value="216704">
            <text:p>216,704</text:p>
          </table:table-cell>
          <table:table-cell table:style-name="ce15" table:formula="of:=[.I128]/[.D128]" office:value-type="float" office:value="0.206344868563506">
            <text:p>0.21</text:p>
          </table:table-cell>
          <table:table-cell table:style-name="ce17" office:value-type="float" office:value="217573">
            <text:p>217,573.00</text:p>
          </table:table-cell>
          <table:table-cell table:style-name="ce17" table:formula="of:=[.K128]/[.D128]" office:value-type="float" office:value="0.207172327635705">
            <text:p>0.21</text:p>
          </table:table-cell>
          <table:table-cell table:style-name="ce17" office:value-type="float" office:value="323355">
            <text:p>323,355.00</text:p>
          </table:table-cell>
          <table:table-cell table:style-name="ce17" table:formula="of:=[.M128]/[.D128]" office:value-type="float" office:value="0.307897615984719">
            <text:p>0.31</text:p>
          </table:table-cell>
          <table:table-cell table:style-name="ce9" table:formula="of:=[.C128]/[.F128]" office:value-type="float" office:value="1.02072942016289">
            <text:p>1.02</text:p>
          </table:table-cell>
          <table:table-cell table:style-name="ce10" office:value-type="float" office:value="1472830">
            <text:p>1,472,830</text:p>
          </table:table-cell>
          <table:table-cell table:style-name="ce9" table:formula="of:=[.P128]/[.F128]" office:value-type="float" office:value="0.955793504007268">
            <text:p>0.96</text:p>
          </table:table-cell>
          <table:table-cell office:value-type="float" office:value="1354546">
            <text:p>1354546</text:p>
          </table:table-cell>
          <table:table-cell table:formula="of:=[.R128]/[.C128]" office:value-type="float" office:value="0.861181275522238">
            <text:p>0.86</text:p>
          </table:table-cell>
          <table:table-cell office:value-type="float" office:value="15110">
            <text:p>15110</text:p>
          </table:table-cell>
          <table:table-cell table:formula="of:=[.T128]/[.R128]" office:value-type="float" office:value="0.011155029065089">
            <text:p>0.0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1543539">
            <text:p>1543539</text:p>
          </table:table-cell>
          <table:table-cell office:value-type="float" office:value="1035796">
            <text:p>1035796</text:p>
          </table:table-cell>
          <table:table-cell table:style-name="ce9" table:formula="of:=[.D129]/[.C129]" office:value-type="float" office:value="0.671052691250432">
            <text:p>0.67</text:p>
          </table:table-cell>
          <table:table-cell table:style-name="ce10" office:value-type="float" office:value="1520888">
            <text:p>1,520,888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style-name="ce13" office:value-type="float" office:value="215580">
            <text:p>215,580</text:p>
          </table:table-cell>
          <table:table-cell table:style-name="ce15" table:formula="of:=[.I129]/[.D129]" office:value-type="float" office:value="0.208129786174111">
            <text:p>0.21</text:p>
          </table:table-cell>
          <table:table-cell table:style-name="ce17" office:value-type="float" office:value="203903">
            <text:p>203,903.00</text:p>
          </table:table-cell>
          <table:table-cell table:style-name="ce17" table:formula="of:=[.K129]/[.D129]" office:value-type="float" office:value="0.196856330783282">
            <text:p>0.20</text:p>
          </table:table-cell>
          <table:table-cell table:style-name="ce17" office:value-type="float" office:value="323080">
            <text:p>323,080.00</text:p>
          </table:table-cell>
          <table:table-cell table:style-name="ce17" table:formula="of:=[.M129]/[.D129]" office:value-type="float" office:value="0.311914701350459">
            <text:p>0.31</text:p>
          </table:table-cell>
          <table:table-cell table:style-name="ce9" table:formula="of:=[.C129]/[.F129]" office:value-type="float" office:value="1.01489327287742">
            <text:p>1.01</text:p>
          </table:table-cell>
          <table:table-cell table:style-name="ce10" office:value-type="float" office:value="1448641">
            <text:p>1,448,641</text:p>
          </table:table-cell>
          <table:table-cell table:style-name="ce9" table:formula="of:=[.P129]/[.F129]" office:value-type="float" office:value="0.952496830798849">
            <text:p>0.95</text:p>
          </table:table-cell>
          <table:table-cell office:value-type="float" office:value="1340276">
            <text:p>1340276</text:p>
          </table:table-cell>
          <table:table-cell table:formula="of:=[.R129]/[.C129]" office:value-type="float" office:value="0.868313661008889">
            <text:p>0.87</text:p>
          </table:table-cell>
          <table:table-cell office:value-type="float" office:value="15155">
            <text:p>15155</text:p>
          </table:table-cell>
          <table:table-cell table:formula="of:=[.T129]/[.R129]" office:value-type="float" office:value="0.0113073725113335">
            <text:p>0.0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3799464">
            <text:p>3799464</text:p>
          </table:table-cell>
          <table:table-cell office:value-type="float" office:value="1580168">
            <text:p>1580168</text:p>
          </table:table-cell>
          <table:table-cell table:style-name="ce9" table:formula="of:=[.D130]/[.C130]" office:value-type="float" office:value="0.415892346920513">
            <text:p>0.42</text:p>
          </table:table-cell>
          <table:table-cell table:style-name="ce10" office:value-type="float" office:value="3836455">
            <text:p>3,836,455</text:p>
          </table:table-cell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table:style-name="ce13" office:value-type="float" office:value="126398">
            <text:p>126,398</text:p>
          </table:table-cell>
          <table:table-cell table:style-name="ce15" table:formula="of:=[.I130]/[.D130]" office:value-type="float" office:value="0.0799902288870551">
            <text:p>0.08</text:p>
          </table:table-cell>
          <table:table-cell table:style-name="ce17" office:value-type="float" office:value="128126">
            <text:p>128,126.00</text:p>
          </table:table-cell>
          <table:table-cell table:style-name="ce17" table:formula="of:=[.K130]/[.D130]" office:value-type="float" office:value="0.0810837834964384">
            <text:p>0.08</text:p>
          </table:table-cell>
          <table:table-cell table:style-name="ce17" office:value-type="float" office:value="20921">
            <text:p>20,921.00</text:p>
          </table:table-cell>
          <table:table-cell table:style-name="ce17" table:formula="of:=[.M130]/[.D130]" office:value-type="float" office:value="0.0132397314715904">
            <text:p>0.01</text:p>
          </table:table-cell>
          <table:table-cell table:style-name="ce9" table:formula="of:=[.C130]/[.F130]" office:value-type="float" office:value="0.990358025833745">
            <text:p>0.99</text:p>
          </table:table-cell>
          <table:table-cell table:style-name="ce10" office:value-type="float" office:value="3108033">
            <text:p>3,108,033</text:p>
          </table:table-cell>
          <table:table-cell table:style-name="ce9" table:formula="of:=[.P130]/[.F130]" office:value-type="float" office:value="0.810131488574739">
            <text:p>0.81</text:p>
          </table:table-cell>
          <table:table-cell office:value-type="float" office:value="337956">
            <text:p>337956</text:p>
          </table:table-cell>
          <table:table-cell table:formula="of:=[.R130]/[.C130]" office:value-type="float" office:value="0.0889483358705333">
            <text:p>0.09</text:p>
          </table:table-cell>
          <table:table-cell office:value-type="float" office:value="15349">
            <text:p>15349</text:p>
          </table:table-cell>
          <table:table-cell table:formula="of:=[.T130]/[.R130]" office:value-type="float" office:value="0.0454171548959036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3883773">
            <text:p>3883773</text:p>
          </table:table-cell>
          <table:table-cell office:value-type="float" office:value="1669593">
            <text:p>1669593</text:p>
          </table:table-cell>
          <table:table-cell table:style-name="ce9" table:formula="of:=[.D131]/[.C131]" office:value-type="float" office:value="0.429889439985293">
            <text:p>0.43</text:p>
          </table:table-cell>
          <table:table-cell table:style-name="ce10" office:value-type="float" office:value="3889248">
            <text:p>3,889,248</text:p>
          </table:table-cell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table:style-name="ce13" office:value-type="float" office:value="130570">
            <text:p>130,570</text:p>
          </table:table-cell>
          <table:table-cell table:style-name="ce15" table:formula="of:=[.I131]/[.D131]" office:value-type="float" office:value="0.0782046882084436">
            <text:p>0.08</text:p>
          </table:table-cell>
          <table:table-cell table:style-name="ce17" office:value-type="float" office:value="127604">
            <text:p>127,604.00</text:p>
          </table:table-cell>
          <table:table-cell table:style-name="ce17" table:formula="of:=[.K131]/[.D131]" office:value-type="float" office:value="0.0764282073535287">
            <text:p>0.08</text:p>
          </table:table-cell>
          <table:table-cell table:style-name="ce17" office:value-type="float" office:value="100035">
            <text:p>100,035.00</text:p>
          </table:table-cell>
          <table:table-cell table:style-name="ce17" table:formula="of:=[.M131]/[.D131]" office:value-type="float" office:value="0.0599157998386433">
            <text:p>0.06</text:p>
          </table:table-cell>
          <table:table-cell table:style-name="ce9" table:formula="of:=[.C131]/[.F131]" office:value-type="float" office:value="0.99859227285069">
            <text:p>1.00</text:p>
          </table:table-cell>
          <table:table-cell table:style-name="ce10" office:value-type="float" office:value="3163917">
            <text:p>3,163,917</text:p>
          </table:table-cell>
          <table:table-cell table:style-name="ce9" table:formula="of:=[.P131]/[.F131]" office:value-type="float" office:value="0.813503535902056">
            <text:p>0.81</text:p>
          </table:table-cell>
          <table:table-cell office:value-type="float" office:value="313730">
            <text:p>313730</text:p>
          </table:table-cell>
          <table:table-cell table:formula="of:=[.R131]/[.C131]" office:value-type="float" office:value="0.0807796954147423">
            <text:p>0.08</text:p>
          </table:table-cell>
          <table:table-cell office:value-type="float" office:value="15500">
            <text:p>15500</text:p>
          </table:table-cell>
          <table:table-cell table:formula="of:=[.T131]/[.R131]" office:value-type="float" office:value="0.0494055397953654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3922933">
            <text:p>3922933</text:p>
          </table:table-cell>
          <table:table-cell office:value-type="float" office:value="1726079">
            <text:p>1726079</text:p>
          </table:table-cell>
          <table:table-cell table:style-name="ce9" table:formula="of:=[.D132]/[.C132]" office:value-type="float" office:value="0.43999706342168">
            <text:p>0.44</text:p>
          </table:table-cell>
          <table:table-cell table:style-name="ce10" office:value-type="float" office:value="3887979">
            <text:p>3,887,979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table:style-name="ce13" office:value-type="float" office:value="135982">
            <text:p>135,982</text:p>
          </table:table-cell>
          <table:table-cell table:style-name="ce15" table:formula="of:=[.I132]/[.D132]" office:value-type="float" office:value="0.0787808669243992">
            <text:p>0.08</text:p>
          </table:table-cell>
          <table:table-cell table:style-name="ce17" office:value-type="float" office:value="135407">
            <text:p>135,407.00</text:p>
          </table:table-cell>
          <table:table-cell table:style-name="ce17" table:formula="of:=[.K132]/[.D132]" office:value-type="float" office:value="0.0784477419631431">
            <text:p>0.08</text:p>
          </table:table-cell>
          <table:table-cell table:style-name="ce17" office:value-type="float" office:value="147110">
            <text:p>147,110.00</text:p>
          </table:table-cell>
          <table:table-cell table:style-name="ce17" table:formula="of:=[.M132]/[.D132]" office:value-type="float" office:value="0.0852278487832828">
            <text:p>0.09</text:p>
          </table:table-cell>
          <table:table-cell table:style-name="ce9" table:formula="of:=[.C132]/[.F132]" office:value-type="float" office:value="1.00899027489603">
            <text:p>1.01</text:p>
          </table:table-cell>
          <table:table-cell table:style-name="ce10" office:value-type="float" office:value="3149492">
            <text:p>3,149,492</text:p>
          </table:table-cell>
          <table:table-cell table:style-name="ce9" table:formula="of:=[.P132]/[.F132]" office:value-type="float" office:value="0.810058902067115">
            <text:p>0.81</text:p>
          </table:table-cell>
          <table:table-cell office:value-type="float" office:value="342501">
            <text:p>342501</text:p>
          </table:table-cell>
          <table:table-cell table:formula="of:=[.R132]/[.C132]" office:value-type="float" office:value="0.0873073794530776">
            <text:p>0.09</text:p>
          </table:table-cell>
          <table:table-cell office:value-type="float" office:value="15145">
            <text:p>15145</text:p>
          </table:table-cell>
          <table:table-cell table:formula="of:=[.T132]/[.R132]" office:value-type="float" office:value="0.0442188489960613">
            <text:p>0.0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913020">
            <text:p>3913020</text:p>
          </table:table-cell>
          <table:table-cell office:value-type="float" office:value="1698376">
            <text:p>1698376</text:p>
          </table:table-cell>
          <table:table-cell table:style-name="ce9" table:formula="of:=[.D133]/[.C133]" office:value-type="float" office:value="0.434032026414381">
            <text:p>0.43</text:p>
          </table:table-cell>
          <table:table-cell table:style-name="ce10" office:value-type="float" office:value="3902738">
            <text:p>3,902,738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table:style-name="ce13" office:value-type="float" office:value="127841">
            <text:p>127,841</text:p>
          </table:table-cell>
          <table:table-cell table:style-name="ce15" table:formula="of:=[.I133]/[.D133]" office:value-type="float" office:value="0.0752724956075686">
            <text:p>0.08</text:p>
          </table:table-cell>
          <table:table-cell table:style-name="ce17" office:value-type="float" office:value="138043">
            <text:p>138,043.00</text:p>
          </table:table-cell>
          <table:table-cell table:style-name="ce17" table:formula="of:=[.K133]/[.D133]" office:value-type="float" office:value="0.0812794104485697">
            <text:p>0.08</text:p>
          </table:table-cell>
          <table:table-cell table:style-name="ce17" office:value-type="float" office:value="87862">
            <text:p>87,862.00</text:p>
          </table:table-cell>
          <table:table-cell table:style-name="ce17" table:formula="of:=[.M133]/[.D133]" office:value-type="float" office:value="0.0517329495942006">
            <text:p>0.05</text:p>
          </table:table-cell>
          <table:table-cell table:style-name="ce9" table:formula="of:=[.C133]/[.F133]" office:value-type="float" office:value="1.00263456065972">
            <text:p>1.00</text:p>
          </table:table-cell>
          <table:table-cell table:style-name="ce10" office:value-type="float" office:value="3171237">
            <text:p>3,171,237</text:p>
          </table:table-cell>
          <table:table-cell table:style-name="ce9" table:formula="of:=[.P133]/[.F133]" office:value-type="float" office:value="0.812567228443211">
            <text:p>0.81</text:p>
          </table:table-cell>
          <table:table-cell office:value-type="float" office:value="320010">
            <text:p>320010</text:p>
          </table:table-cell>
          <table:table-cell table:formula="of:=[.R133]/[.C133]" office:value-type="float" office:value="0.0817808240182774">
            <text:p>0.08</text:p>
          </table:table-cell>
          <table:table-cell office:value-type="float" office:value="15162">
            <text:p>15162</text:p>
          </table:table-cell>
          <table:table-cell table:formula="of:=[.T133]/[.R133]" office:value-type="float" office:value="0.0473797693822068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835655">
            <text:p>3835655</text:p>
          </table:table-cell>
          <table:table-cell office:value-type="float" office:value="1681888">
            <text:p>1681888</text:p>
          </table:table-cell>
          <table:table-cell table:style-name="ce9" table:formula="of:=[.D134]/[.C134]" office:value-type="float" office:value="0.438487820202808">
            <text:p>0.44</text:p>
          </table:table-cell>
          <table:table-cell table:style-name="ce10" office:value-type="float" office:value="3783683">
            <text:p>3,783,683</text:p>
          </table:table-cell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table:style-name="ce13" office:value-type="float" office:value="127419">
            <text:p>127,419</text:p>
          </table:table-cell>
          <table:table-cell table:style-name="ce15" table:formula="of:=[.I134]/[.D134]" office:value-type="float" office:value="0.0757595036054719">
            <text:p>0.08</text:p>
          </table:table-cell>
          <table:table-cell table:style-name="ce17" office:value-type="float" office:value="138709">
            <text:p>138,709.00</text:p>
          </table:table-cell>
          <table:table-cell table:style-name="ce17" table:formula="of:=[.K134]/[.D134]" office:value-type="float" office:value="0.0824721979109192">
            <text:p>0.08</text:p>
          </table:table-cell>
          <table:table-cell table:style-name="ce17" office:value-type="float" office:value="119670">
            <text:p>119,670.00</text:p>
          </table:table-cell>
          <table:table-cell table:style-name="ce17" table:formula="of:=[.M134]/[.D134]" office:value-type="float" office:value="0.0711521813580928">
            <text:p>0.07</text:p>
          </table:table-cell>
          <table:table-cell table:style-name="ce9" table:formula="of:=[.C134]/[.F134]" office:value-type="float" office:value="1.01373582300631">
            <text:p>1.01</text:p>
          </table:table-cell>
          <table:table-cell table:style-name="ce10" office:value-type="float" office:value="3094267">
            <text:p>3,094,267</text:p>
          </table:table-cell>
          <table:table-cell table:style-name="ce9" table:formula="of:=[.P134]/[.F134]" office:value-type="float" office:value="0.817792346769008">
            <text:p>0.82</text:p>
          </table:table-cell>
          <table:table-cell office:value-type="float" office:value="348656">
            <text:p>348656</text:p>
          </table:table-cell>
          <table:table-cell table:formula="of:=[.R134]/[.C134]" office:value-type="float" office:value="0.0908986861435661">
            <text:p>0.09</text:p>
          </table:table-cell>
          <table:table-cell office:value-type="float" office:value="15111">
            <text:p>15111</text:p>
          </table:table-cell>
          <table:table-cell table:formula="of:=[.T134]/[.R134]" office:value-type="float" office:value="0.0433407140562618">
            <text:p>0.0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651876">
            <text:p>2651876</text:p>
          </table:table-cell>
          <table:table-cell office:value-type="float" office:value="1415030">
            <text:p>1415030</text:p>
          </table:table-cell>
          <table:table-cell table:style-name="ce9" table:formula="of:=[.D135]/[.C135]" office:value-type="float" office:value="0.533595839322804">
            <text:p>0.53</text:p>
          </table:table-cell>
          <table:table-cell table:style-name="ce10" office:value-type="float" office:value="2599398">
            <text:p>2,599,398</text:p>
          </table:table-cell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table:style-name="ce13" office:value-type="float" office:value="127184">
            <text:p>127,184</text:p>
          </table:table-cell>
          <table:table-cell table:style-name="ce15" table:formula="of:=[.I135]/[.D135]" office:value-type="float" office:value="0.0898807799127934">
            <text:p>0.09</text:p>
          </table:table-cell>
          <table:table-cell table:style-name="ce17" office:value-type="float" office:value="132430">
            <text:p>132,430.00</text:p>
          </table:table-cell>
          <table:table-cell table:style-name="ce17" table:formula="of:=[.K135]/[.D135]" office:value-type="float" office:value="0.0935881218066048">
            <text:p>0.09</text:p>
          </table:table-cell>
          <table:table-cell table:style-name="ce17" office:value-type="float" office:value="124851">
            <text:p>124,851.00</text:p>
          </table:table-cell>
          <table:table-cell table:style-name="ce17" table:formula="of:=[.M135]/[.D135]" office:value-type="float" office:value="0.0882320516172802">
            <text:p>0.09</text:p>
          </table:table-cell>
          <table:table-cell table:style-name="ce9" table:formula="of:=[.C135]/[.F135]" office:value-type="float" office:value="1.02018852057284">
            <text:p>1.02</text:p>
          </table:table-cell>
          <table:table-cell table:style-name="ce10" office:value-type="float" office:value="2311808">
            <text:p>2,311,808</text:p>
          </table:table-cell>
          <table:table-cell table:style-name="ce9" table:formula="of:=[.P135]/[.F135]" office:value-type="float" office:value="0.889362844781753">
            <text:p>0.89</text:p>
          </table:table-cell>
          <table:table-cell office:value-type="float" office:value="320289">
            <text:p>320289</text:p>
          </table:table-cell>
          <table:table-cell table:formula="of:=[.R135]/[.C135]" office:value-type="float" office:value="0.120778271683895">
            <text:p>0.12</text:p>
          </table:table-cell>
          <table:table-cell office:value-type="float" office:value="15129">
            <text:p>15129</text:p>
          </table:table-cell>
          <table:table-cell table:formula="of:=[.T135]/[.R135]" office:value-type="float" office:value="0.0472354654702472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819074">
            <text:p>1819074</text:p>
          </table:table-cell>
          <table:table-cell office:value-type="float" office:value="1147737">
            <text:p>1147737</text:p>
          </table:table-cell>
          <table:table-cell table:style-name="ce9" table:formula="of:=[.D136]/[.C136]" office:value-type="float" office:value="0.630945744922966">
            <text:p>0.63</text:p>
          </table:table-cell>
          <table:table-cell table:style-name="ce10" office:value-type="float" office:value="1782061">
            <text:p>1,782,061</text:p>
          </table:table-cell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table:style-name="ce13" office:value-type="float" office:value="129006">
            <text:p>129,006</text:p>
          </table:table-cell>
          <table:table-cell table:style-name="ce15" table:formula="of:=[.I136]/[.D136]" office:value-type="float" office:value="0.112400314706244">
            <text:p>0.11</text:p>
          </table:table-cell>
          <table:table-cell table:style-name="ce17" office:value-type="float" office:value="141915">
            <text:p>141,915.00</text:p>
          </table:table-cell>
          <table:table-cell table:style-name="ce17" table:formula="of:=[.K136]/[.D136]" office:value-type="float" office:value="0.123647664926721">
            <text:p>0.12</text:p>
          </table:table-cell>
          <table:table-cell table:style-name="ce17" office:value-type="float" office:value="148739">
            <text:p>148,739.00</text:p>
          </table:table-cell>
          <table:table-cell table:style-name="ce17" table:formula="of:=[.M136]/[.D136]" office:value-type="float" office:value="0.129593277902516">
            <text:p>0.13</text:p>
          </table:table-cell>
          <table:table-cell table:style-name="ce9" table:formula="of:=[.C136]/[.F136]" office:value-type="float" office:value="1.02076977162959">
            <text:p>1.02</text:p>
          </table:table-cell>
          <table:table-cell table:style-name="ce10" office:value-type="float" office:value="1672332">
            <text:p>1,672,332</text:p>
          </table:table-cell>
          <table:table-cell table:style-name="ce9" table:formula="of:=[.P136]/[.F136]" office:value-type="float" office:value="0.938425789016201">
            <text:p>0.94</text:p>
          </table:table-cell>
          <table:table-cell office:value-type="float" office:value="305520">
            <text:p>305520</text:p>
          </table:table-cell>
          <table:table-cell table:formula="of:=[.R136]/[.C136]" office:value-type="float" office:value="0.167953585175754">
            <text:p>0.17</text:p>
          </table:table-cell>
          <table:table-cell office:value-type="float" office:value="15061">
            <text:p>15061</text:p>
          </table:table-cell>
          <table:table-cell table:formula="of:=[.T136]/[.R136]" office:value-type="float" office:value="0.049296281749149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1571425">
            <text:p>1571425</text:p>
          </table:table-cell>
          <table:table-cell office:value-type="float" office:value="1049969">
            <text:p>1049969</text:p>
          </table:table-cell>
          <table:table-cell table:style-name="ce9" table:formula="of:=[.D137]/[.C137]" office:value-type="float" office:value="0.668163609462749">
            <text:p>0.67</text:p>
          </table:table-cell>
          <table:table-cell table:style-name="ce10" office:value-type="float" office:value="1544524">
            <text:p>1,544,524</text:p>
          </table:table-cell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table:style-name="ce13" office:value-type="float" office:value="130245">
            <text:p>130,245</text:p>
          </table:table-cell>
          <table:table-cell table:style-name="ce15" table:formula="of:=[.I137]/[.D137]" office:value-type="float" office:value="0.12404651946867">
            <text:p>0.12</text:p>
          </table:table-cell>
          <table:table-cell table:style-name="ce17" office:value-type="float" office:value="137670">
            <text:p>137,670.00</text:p>
          </table:table-cell>
          <table:table-cell table:style-name="ce17" table:formula="of:=[.K137]/[.D137]" office:value-type="float" office:value="0.131118156821773">
            <text:p>0.13</text:p>
          </table:table-cell>
          <table:table-cell table:style-name="ce17" office:value-type="float" office:value="134182">
            <text:p>134,182.00</text:p>
          </table:table-cell>
          <table:table-cell table:style-name="ce17" table:formula="of:=[.M137]/[.D137]" office:value-type="float" office:value="0.127796153981689">
            <text:p>0.13</text:p>
          </table:table-cell>
          <table:table-cell table:style-name="ce9" table:formula="of:=[.C137]/[.F137]" office:value-type="float" office:value="1.01741701650476">
            <text:p>1.02</text:p>
          </table:table-cell>
          <table:table-cell table:style-name="ce10" office:value-type="float" office:value="1471751">
            <text:p>1,471,751</text:p>
          </table:table-cell>
          <table:table-cell table:style-name="ce9" table:formula="of:=[.P137]/[.F137]" office:value-type="float" office:value="0.952883218389614">
            <text:p>0.95</text:p>
          </table:table-cell>
          <table:table-cell office:value-type="float" office:value="309141">
            <text:p>309141</text:p>
          </table:table-cell>
          <table:table-cell table:formula="of:=[.R137]/[.C137]" office:value-type="float" office:value="0.196726538014859">
            <text:p>0.2</text:p>
          </table:table-cell>
          <table:table-cell office:value-type="float" office:value="15124">
            <text:p>15124</text:p>
          </table:table-cell>
          <table:table-cell table:formula="of:=[.T137]/[.R137]" office:value-type="float" office:value="0.048922659886589">
            <text:p>0.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1548962">
            <text:p>1548962</text:p>
          </table:table-cell>
          <table:table-cell office:value-type="float" office:value="1036954">
            <text:p>1036954</text:p>
          </table:table-cell>
          <table:table-cell table:style-name="ce9" table:formula="of:=[.D138]/[.C138]" office:value-type="float" office:value="0.669450896794111">
            <text:p>0.67</text:p>
          </table:table-cell>
          <table:table-cell table:style-name="ce10" office:value-type="float" office:value="1518814">
            <text:p>1,518,814</text:p>
          </table:table-cell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table:style-name="ce13" office:value-type="float" office:value="129208">
            <text:p>129,208</text:p>
          </table:table-cell>
          <table:table-cell table:style-name="ce15" table:formula="of:=[.I138]/[.D138]" office:value-type="float" office:value="0.124603405744131">
            <text:p>0.12</text:p>
          </table:table-cell>
          <table:table-cell table:style-name="ce17" office:value-type="float" office:value="133401">
            <text:p>133,401.00</text:p>
          </table:table-cell>
          <table:table-cell table:style-name="ce17" table:formula="of:=[.K138]/[.D138]" office:value-type="float" office:value="0.12864697951886">
            <text:p>0.13</text:p>
          </table:table-cell>
          <table:table-cell table:style-name="ce17" office:value-type="float" office:value="153075">
            <text:p>153,075.00</text:p>
          </table:table-cell>
          <table:table-cell table:style-name="ce17" table:formula="of:=[.M138]/[.D138]" office:value-type="float" office:value="0.147619855847029">
            <text:p>0.15</text:p>
          </table:table-cell>
          <table:table-cell table:style-name="ce9" table:formula="of:=[.C138]/[.F138]" office:value-type="float" office:value="1.01984969851476">
            <text:p>1.02</text:p>
          </table:table-cell>
          <table:table-cell table:style-name="ce10" office:value-type="float" office:value="1445777">
            <text:p>1,445,777</text:p>
          </table:table-cell>
          <table:table-cell table:style-name="ce9" table:formula="of:=[.P138]/[.F138]" office:value-type="float" office:value="0.951911820670602">
            <text:p>0.95</text:p>
          </table:table-cell>
          <table:table-cell office:value-type="float" office:value="296451">
            <text:p>296451</text:p>
          </table:table-cell>
          <table:table-cell table:formula="of:=[.R138]/[.C138]" office:value-type="float" office:value="0.191386877147406">
            <text:p>0.19</text:p>
          </table:table-cell>
          <table:table-cell office:value-type="float" office:value="15012">
            <text:p>15012</text:p>
          </table:table-cell>
          <table:table-cell table:formula="of:=[.T138]/[.R138]" office:value-type="float" office:value="0.0506390600807553">
            <text:p>0.0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3818634">
            <text:p>3818634</text:p>
          </table:table-cell>
          <table:table-cell office:value-type="float" office:value="1632458">
            <text:p>1632458</text:p>
          </table:table-cell>
          <table:table-cell table:style-name="ce9" table:formula="of:=[.D139]/[.C139]" office:value-type="float" office:value="0.42749789584443">
            <text:p>0.43</text:p>
          </table:table-cell>
          <table:table-cell table:style-name="ce10" office:value-type="float" office:value="3858115">
            <text:p>3,858,115</text:p>
          </table:table-cell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table:style-name="ce13" office:value-type="float" office:value="131330">
            <text:p>131,330</text:p>
          </table:table-cell>
          <table:table-cell table:style-name="ce15" table:formula="of:=[.I139]/[.D139]" office:value-type="float" office:value="0.0804492366725514">
            <text:p>0.08</text:p>
          </table:table-cell>
          <table:table-cell table:style-name="ce17" office:value-type="float" office:value="54559">
            <text:p>54,559.00</text:p>
          </table:table-cell>
          <table:table-cell table:style-name="ce17" table:formula="of:=[.K139]/[.D139]" office:value-type="float" office:value="0.0334213805194376">
            <text:p>0.03</text:p>
          </table:table-cell>
          <table:table-cell table:style-name="ce17" office:value-type="float" office:value="58867">
            <text:p>58,867.00</text:p>
          </table:table-cell>
          <table:table-cell table:style-name="ce17" table:formula="of:=[.M139]/[.D139]" office:value-type="float" office:value="0.0360603458098156">
            <text:p>0.04</text:p>
          </table:table-cell>
          <table:table-cell table:style-name="ce9" table:formula="of:=[.C139]/[.F139]" office:value-type="float" office:value="0.98976676433958">
            <text:p>0.99</text:p>
          </table:table-cell>
          <table:table-cell table:style-name="ce10" office:value-type="float" office:value="3165865">
            <text:p>3,165,865</text:p>
          </table:table-cell>
          <table:table-cell table:style-name="ce9" table:formula="of:=[.P139]/[.F139]" office:value-type="float" office:value="0.820573000027215">
            <text:p>0.82</text:p>
          </table:table-cell>
          <table:table-cell office:value-type="float" office:value="73983">
            <text:p>73983</text:p>
          </table:table-cell>
          <table:table-cell table:formula="of:=[.R139]/[.C139]" office:value-type="float" office:value="0.0193742055405153">
            <text:p>0.02</text:p>
          </table:table-cell>
          <table:table-cell office:value-type="float" office:value="14828">
            <text:p>14828</text:p>
          </table:table-cell>
          <table:table-cell table:formula="of:=[.T139]/[.R139]" office:value-type="float" office:value="0.200424421826636">
            <text:p>0.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3883018">
            <text:p>3883018</text:p>
          </table:table-cell>
          <table:table-cell office:value-type="float" office:value="1684234">
            <text:p>1684234</text:p>
          </table:table-cell>
          <table:table-cell table:style-name="ce9" table:formula="of:=[.D140]/[.C140]" office:value-type="float" office:value="0.43374354690089">
            <text:p>0.43</text:p>
          </table:table-cell>
          <table:table-cell table:style-name="ce10" office:value-type="float" office:value="3878529">
            <text:p>3,878,529</text:p>
          </table:table-cell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table:style-name="ce13" office:value-type="float" office:value="115498">
            <text:p>115,498</text:p>
          </table:table-cell>
          <table:table-cell table:style-name="ce15" table:formula="of:=[.I140]/[.D140]" office:value-type="float" office:value="0.0685759817222548">
            <text:p>0.07</text:p>
          </table:table-cell>
          <table:table-cell table:style-name="ce17" office:value-type="float" office:value="22443">
            <text:p>22,443.00</text:p>
          </table:table-cell>
          <table:table-cell table:style-name="ce17" table:formula="of:=[.K140]/[.D140]" office:value-type="float" office:value="0.0133253455279967">
            <text:p>0.01</text:p>
          </table:table-cell>
          <table:table-cell table:style-name="ce17" office:value-type="float" office:value="83340">
            <text:p>83,340.00</text:p>
          </table:table-cell>
          <table:table-cell table:style-name="ce17" table:formula="of:=[.M140]/[.D140]" office:value-type="float" office:value="0.0494824353385575">
            <text:p>0.05</text:p>
          </table:table-cell>
          <table:table-cell table:style-name="ce9" table:formula="of:=[.C140]/[.F140]" office:value-type="float" office:value="1.00115739755975">
            <text:p>1.00</text:p>
          </table:table-cell>
          <table:table-cell table:style-name="ce10" office:value-type="float" office:value="3194559">
            <text:p>3,194,559</text:p>
          </table:table-cell>
          <table:table-cell table:style-name="ce9" table:formula="of:=[.P140]/[.F140]" office:value-type="float" office:value="0.823652214538038">
            <text:p>0.82</text:p>
          </table:table-cell>
          <table:table-cell office:value-type="float" office:value="75615">
            <text:p>75615</text:p>
          </table:table-cell>
          <table:table-cell table:formula="of:=[.R140]/[.C140]" office:value-type="float" office:value="0.0194732550814856">
            <text:p>0.02</text:p>
          </table:table-cell>
          <table:table-cell office:value-type="float" office:value="14785">
            <text:p>14785</text:p>
          </table:table-cell>
          <table:table-cell table:formula="of:=[.T140]/[.R140]" office:value-type="float" office:value="0.195529987436355">
            <text:p>0.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3909955">
            <text:p>3909955</text:p>
          </table:table-cell>
          <table:table-cell office:value-type="float" office:value="1743420">
            <text:p>1743420</text:p>
          </table:table-cell>
          <table:table-cell table:style-name="ce9" table:formula="of:=[.D141]/[.C141]" office:value-type="float" office:value="0.445892599786954">
            <text:p>0.45</text:p>
          </table:table-cell>
          <table:table-cell table:style-name="ce10" office:value-type="float" office:value="3917961">
            <text:p>3,917,961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table:style-name="ce13" office:value-type="float" office:value="101691">
            <text:p>101,691</text:p>
          </table:table-cell>
          <table:table-cell table:style-name="ce15" table:formula="of:=[.I141]/[.D141]" office:value-type="float" office:value="0.0583284578586915">
            <text:p>0.06</text:p>
          </table:table-cell>
          <table:table-cell table:style-name="ce17" office:value-type="float" office:value="64435">
            <text:p>64,435.00</text:p>
          </table:table-cell>
          <table:table-cell table:style-name="ce17" table:formula="of:=[.K141]/[.D141]" office:value-type="float" office:value="0.0369589657110736">
            <text:p>0.04</text:p>
          </table:table-cell>
          <table:table-cell table:style-name="ce17" office:value-type="float" office:value="115671">
            <text:p>115,671.00</text:p>
          </table:table-cell>
          <table:table-cell table:style-name="ce17" table:formula="of:=[.M141]/[.D141]" office:value-type="float" office:value="0.066347179681316">
            <text:p>0.07</text:p>
          </table:table-cell>
          <table:table-cell table:style-name="ce9" table:formula="of:=[.C141]/[.F141]" office:value-type="float" office:value="0.997956590175349">
            <text:p>1.00</text:p>
          </table:table-cell>
          <table:table-cell table:style-name="ce10" office:value-type="float" office:value="3223551">
            <text:p>3,223,551</text:p>
          </table:table-cell>
          <table:table-cell table:style-name="ce9" table:formula="of:=[.P141]/[.F141]" office:value-type="float" office:value="0.822762401157132">
            <text:p>0.82</text:p>
          </table:table-cell>
          <table:table-cell office:value-type="float" office:value="70588">
            <text:p>70588</text:p>
          </table:table-cell>
          <table:table-cell table:formula="of:=[.R141]/[.C141]" office:value-type="float" office:value="0.0180534047067038">
            <text:p>0.02</text:p>
          </table:table-cell>
          <table:table-cell office:value-type="float" office:value="14763">
            <text:p>14763</text:p>
          </table:table-cell>
          <table:table-cell table:formula="of:=[.T141]/[.R141]" office:value-type="float" office:value="0.20914319714399">
            <text:p>0.2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3910934">
            <text:p>3910934</text:p>
          </table:table-cell>
          <table:table-cell office:value-type="float" office:value="1754414">
            <text:p>1754414</text:p>
          </table:table-cell>
          <table:table-cell table:style-name="ce9" table:formula="of:=[.D142]/[.C142]" office:value-type="float" office:value="0.448592075447962">
            <text:p>0.45</text:p>
          </table:table-cell>
          <table:table-cell table:style-name="ce10" office:value-type="float" office:value="3934744">
            <text:p>3,934,744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table:style-name="ce13" office:value-type="float" office:value="102094">
            <text:p>102,094</text:p>
          </table:table-cell>
          <table:table-cell table:style-name="ce15" table:formula="of:=[.I142]/[.D142]" office:value-type="float" office:value="0.0581926500814517">
            <text:p>0.06</text:p>
          </table:table-cell>
          <table:table-cell table:style-name="ce17" office:value-type="float" office:value="53255">
            <text:p>53,255.00</text:p>
          </table:table-cell>
          <table:table-cell table:style-name="ce17" table:formula="of:=[.K142]/[.D142]" office:value-type="float" office:value="0.0303548649292584">
            <text:p>0.03</text:p>
          </table:table-cell>
          <table:table-cell table:style-name="ce17" office:value-type="float" office:value="87961">
            <text:p>87,961.00</text:p>
          </table:table-cell>
          <table:table-cell table:style-name="ce17" table:formula="of:=[.M142]/[.D142]" office:value-type="float" office:value="0.0501369688112384">
            <text:p>0.05</text:p>
          </table:table-cell>
          <table:table-cell table:style-name="ce9" table:formula="of:=[.C142]/[.F142]" office:value-type="float" office:value="0.993948780403503">
            <text:p>0.99</text:p>
          </table:table-cell>
          <table:table-cell table:style-name="ce10" office:value-type="float" office:value="3240856">
            <text:p>3,240,856</text:p>
          </table:table-cell>
          <table:table-cell table:style-name="ce9" table:formula="of:=[.P142]/[.F142]" office:value-type="float" office:value="0.823651043117417">
            <text:p>0.82</text:p>
          </table:table-cell>
          <table:table-cell office:value-type="float" office:value="75706">
            <text:p>75706</text:p>
          </table:table-cell>
          <table:table-cell table:formula="of:=[.R142]/[.C142]" office:value-type="float" office:value="0.0193575243151636">
            <text:p>0.02</text:p>
          </table:table-cell>
          <table:table-cell office:value-type="float" office:value="14721">
            <text:p>14721</text:p>
          </table:table-cell>
          <table:table-cell table:formula="of:=[.T142]/[.R142]" office:value-type="float" office:value="0.194449581274932">
            <text:p>0.1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3802963">
            <text:p>3802963</text:p>
          </table:table-cell>
          <table:table-cell office:value-type="float" office:value="1699419">
            <text:p>1699419</text:p>
          </table:table-cell>
          <table:table-cell table:style-name="ce9" table:formula="of:=[.D143]/[.C143]" office:value-type="float" office:value="0.446867087584076">
            <text:p>0.45</text:p>
          </table:table-cell>
          <table:table-cell table:style-name="ce10" office:value-type="float" office:value="3801950">
            <text:p>3,801,950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table:style-name="ce13" office:value-type="float" office:value="84305">
            <text:p>84,305</text:p>
          </table:table-cell>
          <table:table-cell table:style-name="ce15" table:formula="of:=[.I143]/[.D143]" office:value-type="float" office:value="0.0496081307788132">
            <text:p>0.05</text:p>
          </table:table-cell>
          <table:table-cell table:style-name="ce17" office:value-type="float" office:value="41243">
            <text:p>41,243.00</text:p>
          </table:table-cell>
          <table:table-cell table:style-name="ce17" table:formula="of:=[.K143]/[.D143]" office:value-type="float" office:value="0.0242688824827779">
            <text:p>0.02</text:p>
          </table:table-cell>
          <table:table-cell table:style-name="ce17" office:value-type="float" office:value="118925">
            <text:p>118,925.00</text:p>
          </table:table-cell>
          <table:table-cell table:style-name="ce17" table:formula="of:=[.M143]/[.D143]" office:value-type="float" office:value="0.0699797989783567">
            <text:p>0.07</text:p>
          </table:table-cell>
          <table:table-cell table:style-name="ce9" table:formula="of:=[.C143]/[.F143]" office:value-type="float" office:value="1.00026644222044">
            <text:p>1.00</text:p>
          </table:table-cell>
          <table:table-cell table:style-name="ce10" office:value-type="float" office:value="3141960">
            <text:p>3,141,960</text:p>
          </table:table-cell>
          <table:table-cell table:style-name="ce9" table:formula="of:=[.P143]/[.F143]" office:value-type="float" office:value="0.826407501413748">
            <text:p>0.83</text:p>
          </table:table-cell>
          <table:table-cell office:value-type="float" office:value="75100">
            <text:p>75100</text:p>
          </table:table-cell>
          <table:table-cell table:formula="of:=[.R143]/[.C143]" office:value-type="float" office:value="0.0197477598388415">
            <text:p>0.02</text:p>
          </table:table-cell>
          <table:table-cell office:value-type="float" office:value="14600">
            <text:p>14600</text:p>
          </table:table-cell>
          <table:table-cell table:formula="of:=[.T143]/[.R143]" office:value-type="float" office:value="0.194407456724368">
            <text:p>0.1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2648772">
            <text:p>2648772</text:p>
          </table:table-cell>
          <table:table-cell office:value-type="float" office:value="1416234">
            <text:p>1416234</text:p>
          </table:table-cell>
          <table:table-cell table:style-name="ce9" table:formula="of:=[.D144]/[.C144]" office:value-type="float" office:value="0.534675691225972">
            <text:p>0.53</text:p>
          </table:table-cell>
          <table:table-cell table:style-name="ce10" office:value-type="float" office:value="2600396">
            <text:p>2,600,396</text:p>
          </table:table-cell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table:style-name="ce13" office:value-type="float" office:value="124102">
            <text:p>124,102</text:p>
          </table:table-cell>
          <table:table-cell table:style-name="ce15" table:formula="of:=[.I144]/[.D144]" office:value-type="float" office:value="0.0876281744400996">
            <text:p>0.09</text:p>
          </table:table-cell>
          <table:table-cell table:style-name="ce17" office:value-type="float" office:value="48718">
            <text:p>48,718.00</text:p>
          </table:table-cell>
          <table:table-cell table:style-name="ce17" table:formula="of:=[.K144]/[.D144]" office:value-type="float" office:value="0.0343996825383376">
            <text:p>0.03</text:p>
          </table:table-cell>
          <table:table-cell table:style-name="ce17" office:value-type="float" office:value="119507">
            <text:p>119,507.00</text:p>
          </table:table-cell>
          <table:table-cell table:style-name="ce17" table:formula="of:=[.M144]/[.D144]" office:value-type="float" office:value="0.0843836541136564">
            <text:p>0.08</text:p>
          </table:table-cell>
          <table:table-cell table:style-name="ce9" table:formula="of:=[.C144]/[.F144]" office:value-type="float" office:value="1.01860332041735">
            <text:p>1.02</text:p>
          </table:table-cell>
          <table:table-cell table:style-name="ce10" office:value-type="float" office:value="2331492">
            <text:p>2,331,492</text:p>
          </table:table-cell>
          <table:table-cell table:style-name="ce9" table:formula="of:=[.P144]/[.F144]" office:value-type="float" office:value="0.896591134581041">
            <text:p>0.90</text:p>
          </table:table-cell>
          <table:table-cell office:value-type="float" office:value="75080">
            <text:p>75080</text:p>
          </table:table-cell>
          <table:table-cell table:formula="of:=[.R144]/[.C144]" office:value-type="float" office:value="0.0283452105352971">
            <text:p>0.03</text:p>
          </table:table-cell>
          <table:table-cell office:value-type="float" office:value="14733">
            <text:p>14733</text:p>
          </table:table-cell>
          <table:table-cell table:formula="of:=[.T144]/[.R144]" office:value-type="float" office:value="0.196230687266915">
            <text:p>0.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817143">
            <text:p>1817143</text:p>
          </table:table-cell>
          <table:table-cell office:value-type="float" office:value="1150794">
            <text:p>1150794</text:p>
          </table:table-cell>
          <table:table-cell table:style-name="ce9" table:formula="of:=[.D145]/[.C145]" office:value-type="float" office:value="0.63329853511804">
            <text:p>0.63</text:p>
          </table:table-cell>
          <table:table-cell table:style-name="ce10" office:value-type="float" office:value="1789294">
            <text:p>1,789,294</text:p>
          </table:table-cell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table:style-name="ce13" office:value-type="float" office:value="139392">
            <text:p>139,392</text:p>
          </table:table-cell>
          <table:table-cell table:style-name="ce15" table:formula="of:=[.I145]/[.D145]" office:value-type="float" office:value="0.12112680462359">
            <text:p>0.12</text:p>
          </table:table-cell>
          <table:table-cell table:style-name="ce17" office:value-type="float" office:value="47339">
            <text:p>47,339.00</text:p>
          </table:table-cell>
          <table:table-cell table:style-name="ce17" table:formula="of:=[.K145]/[.D145]" office:value-type="float" office:value="0.0411359461380577">
            <text:p>0.04</text:p>
          </table:table-cell>
          <table:table-cell table:style-name="ce17" office:value-type="float" office:value="153183">
            <text:p>153,183.00</text:p>
          </table:table-cell>
          <table:table-cell table:style-name="ce17" table:formula="of:=[.M145]/[.D145]" office:value-type="float" office:value="0.133110704435372">
            <text:p>0.13</text:p>
          </table:table-cell>
          <table:table-cell table:style-name="ce9" table:formula="of:=[.C145]/[.F145]" office:value-type="float" office:value="1.01556423930332">
            <text:p>1.02</text:p>
          </table:table-cell>
          <table:table-cell table:style-name="ce10" office:value-type="float" office:value="1673704">
            <text:p>1,673,704</text:p>
          </table:table-cell>
          <table:table-cell table:style-name="ce9" table:formula="of:=[.P145]/[.F145]" office:value-type="float" office:value="0.935399101545079">
            <text:p>0.94</text:p>
          </table:table-cell>
          <table:table-cell office:value-type="float" office:value="73130">
            <text:p>73130</text:p>
          </table:table-cell>
          <table:table-cell table:formula="of:=[.R145]/[.C145]" office:value-type="float" office:value="0.0402444936914706">
            <text:p>0.04</text:p>
          </table:table-cell>
          <table:table-cell office:value-type="float" office:value="14360">
            <text:p>14360</text:p>
          </table:table-cell>
          <table:table-cell table:formula="of:=[.T145]/[.R145]" office:value-type="float" office:value="0.196362641870641">
            <text:p>0.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568297">
            <text:p>1568297</text:p>
          </table:table-cell>
          <table:table-cell office:value-type="float" office:value="1051071">
            <text:p>1051071</text:p>
          </table:table-cell>
          <table:table-cell table:style-name="ce9" table:formula="of:=[.D146]/[.C146]" office:value-type="float" office:value="0.670198948285943">
            <text:p>0.67</text:p>
          </table:table-cell>
          <table:table-cell table:style-name="ce10" office:value-type="float" office:value="1545673">
            <text:p>1,545,673</text:p>
          </table:table-cell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table:style-name="ce13" office:value-type="float" office:value="35753">
            <text:p>35,753</text:p>
          </table:table-cell>
          <table:table-cell table:style-name="ce15" table:formula="of:=[.I146]/[.D146]" office:value-type="float" office:value="0.0340157800947795">
            <text:p>0.03</text:p>
          </table:table-cell>
          <table:table-cell table:style-name="ce17" office:value-type="float" office:value="49562">
            <text:p>49,562.00</text:p>
          </table:table-cell>
          <table:table-cell table:style-name="ce17" table:formula="of:=[.K146]/[.D146]" office:value-type="float" office:value="0.0471538078778693">
            <text:p>0.05</text:p>
          </table:table-cell>
          <table:table-cell table:style-name="ce17" office:value-type="float" office:value="135011">
            <text:p>135,011.00</text:p>
          </table:table-cell>
          <table:table-cell table:style-name="ce17" table:formula="of:=[.M146]/[.D146]" office:value-type="float" office:value="0.128450884859348">
            <text:p>0.13</text:p>
          </table:table-cell>
          <table:table-cell table:style-name="ce9" table:formula="of:=[.C146]/[.F146]" office:value-type="float" office:value="1.01463698984197">
            <text:p>1.01</text:p>
          </table:table-cell>
          <table:table-cell table:style-name="ce10" office:value-type="float" office:value="1475730">
            <text:p>1,475,730</text:p>
          </table:table-cell>
          <table:table-cell table:style-name="ce9" table:formula="of:=[.P146]/[.F146]" office:value-type="float" office:value="0.954749161045059">
            <text:p>0.95</text:p>
          </table:table-cell>
          <table:table-cell office:value-type="float" office:value="77634">
            <text:p>77634</text:p>
          </table:table-cell>
          <table:table-cell table:formula="of:=[.R146]/[.C146]" office:value-type="float" office:value="0.0495021032368231">
            <text:p>0.05</text:p>
          </table:table-cell>
          <table:table-cell office:value-type="float" office:value="15126">
            <text:p>15126</text:p>
          </table:table-cell>
          <table:table-cell table:formula="of:=[.T146]/[.R146]" office:value-type="float" office:value="0.194837313548188">
            <text:p>0.1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546755">
            <text:p>1546755</text:p>
          </table:table-cell>
          <table:table-cell office:value-type="float" office:value="1035090">
            <text:p>1035090</text:p>
          </table:table-cell>
          <table:table-cell table:style-name="ce9" table:formula="of:=[.D147]/[.C147]" office:value-type="float" office:value="0.669201004684">
            <text:p>0.67</text:p>
          </table:table-cell>
          <table:table-cell table:style-name="ce10" office:value-type="float" office:value="1521130">
            <text:p>1,521,130</text:p>
          </table:table-cell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table:style-name="ce13" office:value-type="float" office:value="27512">
            <text:p>27,512</text:p>
          </table:table-cell>
          <table:table-cell table:style-name="ce15" table:formula="of:=[.I147]/[.D147]" office:value-type="float" office:value="0.0265793312658803">
            <text:p>0.03</text:p>
          </table:table-cell>
          <table:table-cell table:style-name="ce17" office:value-type="float" office:value="87225">
            <text:p>87,225.00</text:p>
          </table:table-cell>
          <table:table-cell table:style-name="ce17" table:formula="of:=[.K147]/[.D147]" office:value-type="float" office:value="0.0842680346636524">
            <text:p>0.08</text:p>
          </table:table-cell>
          <table:table-cell table:style-name="ce17" office:value-type="float" office:value="150030">
            <text:p>150,030.00</text:p>
          </table:table-cell>
          <table:table-cell table:style-name="ce17" table:formula="of:=[.M147]/[.D147]" office:value-type="float" office:value="0.144943917920181">
            <text:p>0.14</text:p>
          </table:table-cell>
          <table:table-cell table:style-name="ce9" table:formula="of:=[.C147]/[.F147]" office:value-type="float" office:value="1.01684602893901">
            <text:p>1.02</text:p>
          </table:table-cell>
          <table:table-cell table:style-name="ce10" office:value-type="float" office:value="1451782">
            <text:p>1,451,782</text:p>
          </table:table-cell>
          <table:table-cell table:style-name="ce9" table:formula="of:=[.P147]/[.F147]" office:value-type="float" office:value="0.954410208200483">
            <text:p>0.95</text:p>
          </table:table-cell>
          <table:table-cell office:value-type="float" office:value="77965">
            <text:p>77965</text:p>
          </table:table-cell>
          <table:table-cell table:formula="of:=[.R147]/[.C147]" office:value-type="float" office:value="0.0504055264085133">
            <text:p>0.05</text:p>
          </table:table-cell>
          <table:table-cell office:value-type="float" office:value="15104">
            <text:p>15104</text:p>
          </table:table-cell>
          <table:table-cell table:formula="of:=[.T147]/[.R147]" office:value-type="float" office:value="0.193727954851536">
            <text:p>0.1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0426">
            <text:p>80426</text:p>
          </table:table-cell>
          <table:table-cell office:value-type="float" office:value="78186">
            <text:p>78186</text:p>
          </table:table-cell>
          <table:table-cell table:style-name="ce9" table:formula="of:=[.D148]/[.C148]" office:value-type="float" office:value="0.97214831024793">
            <text:p>0.97</text:p>
          </table:table-cell>
          <table:table-cell table:style-name="ce10" office:value-type="float" office:value="79185">
            <text:p>79,185</text:p>
          </table:table-cell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table:style-name="ce13" office:value-type="float" office:value="43438">
            <text:p>43,438</text:p>
          </table:table-cell>
          <table:table-cell table:style-name="ce15" table:formula="of:=[.I148]/[.D148]" office:value-type="float" office:value="0.555572608906966">
            <text:p>0.56</text:p>
          </table:table-cell>
          <table:table-cell table:style-name="ce17" office:value-type="float" office:value="59635">
            <text:p>59,635.00</text:p>
          </table:table-cell>
          <table:table-cell table:style-name="ce17" table:formula="of:=[.K148]/[.D148]" office:value-type="float" office:value="0.762732458496406">
            <text:p>0.76</text:p>
          </table:table-cell>
          <table:table-cell table:style-name="ce17" office:value-type="float" office:value="62454">
            <text:p>62,454.00</text:p>
          </table:table-cell>
          <table:table-cell table:style-name="ce17" table:formula="of:=[.M148]/[.D148]" office:value-type="float" office:value="0.798787506714757">
            <text:p>0.80</text:p>
          </table:table-cell>
          <table:table-cell table:style-name="ce9" table:formula="of:=[.C148]/[.F148]" office:value-type="float" office:value="1.01567216013134">
            <text:p>1.02</text:p>
          </table:table-cell>
          <table:table-cell table:style-name="ce10" office:value-type="float" office:value="78613">
            <text:p>78,613</text:p>
          </table:table-cell>
          <table:table-cell table:style-name="ce9" table:formula="of:=[.P148]/[.F148]" office:value-type="float" office:value="0.992776409673549">
            <text:p>0.99</text:p>
          </table:table-cell>
          <table:table-cell office:value-type="float" office:value="82704">
            <text:p>82704</text:p>
          </table:table-cell>
          <table:table-cell table:formula="of:=[.R148]/[.C148]" office:value-type="float" office:value="1.02832417377465">
            <text:p>1.03</text:p>
          </table:table-cell>
          <table:table-cell office:value-type="float" office:value="15185">
            <text:p>15185</text:p>
          </table:table-cell>
          <table:table-cell table:formula="of:=[.T148]/[.R148]" office:value-type="float" office:value="0.1836065970207">
            <text:p>0.1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79604">
            <text:p>79604</text:p>
          </table:table-cell>
          <table:table-cell office:value-type="float" office:value="80718">
            <text:p>80718</text:p>
          </table:table-cell>
          <table:table-cell table:style-name="ce9" table:formula="of:=[.D149]/[.C149]" office:value-type="float" office:value="1.01399427164464">
            <text:p>1.01</text:p>
          </table:table-cell>
          <table:table-cell table:style-name="ce10" office:value-type="float" office:value="79885">
            <text:p>79,885</text:p>
          </table:table-cell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table:style-name="ce13" office:value-type="float" office:value="44612">
            <text:p>44,612</text:p>
          </table:table-cell>
          <table:table-cell table:style-name="ce15" table:formula="of:=[.I149]/[.D149]" office:value-type="float" office:value="0.552689610743576">
            <text:p>0.55</text:p>
          </table:table-cell>
          <table:table-cell table:style-name="ce17" office:value-type="float" office:value="41961">
            <text:p>41,961.00</text:p>
          </table:table-cell>
          <table:table-cell table:style-name="ce17" table:formula="of:=[.K149]/[.D149]" office:value-type="float" office:value="0.519846874303129">
            <text:p>0.52</text:p>
          </table:table-cell>
          <table:table-cell table:style-name="ce17" office:value-type="float" office:value="58674">
            <text:p>58,674.00</text:p>
          </table:table-cell>
          <table:table-cell table:style-name="ce17" table:formula="of:=[.M149]/[.D149]" office:value-type="float" office:value="0.726901062959935">
            <text:p>0.73</text:p>
          </table:table-cell>
          <table:table-cell table:style-name="ce9" table:formula="of:=[.C149]/[.F149]" office:value-type="float" office:value="0.996482443512549">
            <text:p>1.00</text:p>
          </table:table-cell>
          <table:table-cell table:style-name="ce10" office:value-type="float" office:value="78743">
            <text:p>78,743</text:p>
          </table:table-cell>
          <table:table-cell table:style-name="ce9" table:formula="of:=[.P149]/[.F149]" office:value-type="float" office:value="0.985704450147086">
            <text:p>0.99</text:p>
          </table:table-cell>
          <table:table-cell office:value-type="float" office:value="75899">
            <text:p>75899</text:p>
          </table:table-cell>
          <table:table-cell table:formula="of:=[.R149]/[.C149]" office:value-type="float" office:value="0.953457112707904">
            <text:p>0.95</text:p>
          </table:table-cell>
          <table:table-cell office:value-type="float" office:value="15143">
            <text:p>15143</text:p>
          </table:table-cell>
          <table:table-cell table:formula="of:=[.T149]/[.R149]" office:value-type="float" office:value="0.199515145127077">
            <text:p>0.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77865">
            <text:p>77865</text:p>
          </table:table-cell>
          <table:table-cell office:value-type="float" office:value="77683">
            <text:p>77683</text:p>
          </table:table-cell>
          <table:table-cell table:style-name="ce9" table:formula="of:=[.D150]/[.C150]" office:value-type="float" office:value="0.997662621203365">
            <text:p>1.00</text:p>
          </table:table-cell>
          <table:table-cell table:style-name="ce10" office:value-type="float" office:value="79628">
            <text:p>79,628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table:style-name="ce13" office:value-type="float" office:value="45173">
            <text:p>45,173</text:p>
          </table:table-cell>
          <table:table-cell table:style-name="ce15" table:formula="of:=[.I150]/[.D150]" office:value-type="float" office:value="0.581504318834237">
            <text:p>0.58</text:p>
          </table:table-cell>
          <table:table-cell table:style-name="ce17" office:value-type="float" office:value="27231">
            <text:p>27,231.00</text:p>
          </table:table-cell>
          <table:table-cell table:style-name="ce17" table:formula="of:=[.K150]/[.D150]" office:value-type="float" office:value="0.350540015189939">
            <text:p>0.35</text:p>
          </table:table-cell>
          <table:table-cell table:style-name="ce17" office:value-type="float" office:value="52811">
            <text:p>52,811.00</text:p>
          </table:table-cell>
          <table:table-cell table:style-name="ce17" table:formula="of:=[.M150]/[.D150]" office:value-type="float" office:value="0.679826989173951">
            <text:p>0.68</text:p>
          </table:table-cell>
          <table:table-cell table:style-name="ce9" table:formula="of:=[.C150]/[.F150]" office:value-type="float" office:value="0.977859546893053">
            <text:p>0.98</text:p>
          </table:table-cell>
          <table:table-cell table:style-name="ce10" office:value-type="float" office:value="77283">
            <text:p>77,283</text:p>
          </table:table-cell>
          <table:table-cell table:style-name="ce9" table:formula="of:=[.P150]/[.F150]" office:value-type="float" office:value="0.970550560104486">
            <text:p>0.97</text:p>
          </table:table-cell>
          <table:table-cell office:value-type="float" office:value="75683">
            <text:p>75683</text:p>
          </table:table-cell>
          <table:table-cell table:formula="of:=[.R150]/[.C150]" office:value-type="float" office:value="0.971977139921659">
            <text:p>0.97</text:p>
          </table:table-cell>
          <table:table-cell office:value-type="float" office:value="15196">
            <text:p>15196</text:p>
          </table:table-cell>
          <table:table-cell table:formula="of:=[.T150]/[.R150]" office:value-type="float" office:value="0.200784852608908">
            <text:p>0.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77622">
            <text:p>77622</text:p>
          </table:table-cell>
          <table:table-cell office:value-type="float" office:value="69869">
            <text:p>69869</text:p>
          </table:table-cell>
          <table:table-cell table:style-name="ce9" table:formula="of:=[.D151]/[.C151]" office:value-type="float" office:value="0.900118523099121">
            <text:p>0.90</text:p>
          </table:table-cell>
          <table:table-cell table:style-name="ce10" office:value-type="float" office:value="79132">
            <text:p>79,132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table:style-name="ce13" office:value-type="float" office:value="34442">
            <text:p>34,442</text:p>
          </table:table-cell>
          <table:table-cell table:style-name="ce15" table:formula="of:=[.I151]/[.D151]" office:value-type="float" office:value="0.492951094190557">
            <text:p>0.49</text:p>
          </table:table-cell>
          <table:table-cell table:style-name="ce17" office:value-type="float" office:value="40912">
            <text:p>40,912.00</text:p>
          </table:table-cell>
          <table:table-cell table:style-name="ce17" table:formula="of:=[.K151]/[.D151]" office:value-type="float" office:value="0.58555296340294">
            <text:p>0.59</text:p>
          </table:table-cell>
          <table:table-cell table:style-name="ce17" office:value-type="float" office:value="52618">
            <text:p>52,618.00</text:p>
          </table:table-cell>
          <table:table-cell table:style-name="ce17" table:formula="of:=[.M151]/[.D151]" office:value-type="float" office:value="0.753095077931558">
            <text:p>0.75</text:p>
          </table:table-cell>
          <table:table-cell table:style-name="ce9" table:formula="of:=[.C151]/[.F151]" office:value-type="float" office:value="0.98091795986453">
            <text:p>0.98</text:p>
          </table:table-cell>
          <table:table-cell table:style-name="ce10" office:value-type="float" office:value="76635">
            <text:p>76,635</text:p>
          </table:table-cell>
          <table:table-cell table:style-name="ce9" table:formula="of:=[.P151]/[.F151]" office:value-type="float" office:value="0.968445129656776">
            <text:p>0.97</text:p>
          </table:table-cell>
          <table:table-cell office:value-type="float" office:value="68274">
            <text:p>68274</text:p>
          </table:table-cell>
          <table:table-cell table:formula="of:=[.R151]/[.C151]" office:value-type="float" office:value="0.879570224936229">
            <text:p>0.88</text:p>
          </table:table-cell>
          <table:table-cell office:value-type="float" office:value="15190">
            <text:p>15190</text:p>
          </table:table-cell>
          <table:table-cell table:formula="of:=[.T151]/[.R151]" office:value-type="float" office:value="0.222485865776137">
            <text:p>0.2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78404">
            <text:p>78404</text:p>
          </table:table-cell>
          <table:table-cell office:value-type="float" office:value="74009">
            <text:p>74009</text:p>
          </table:table-cell>
          <table:table-cell table:style-name="ce9" table:formula="of:=[.D152]/[.C152]" office:value-type="float" office:value="0.943944186521096">
            <text:p>0.94</text:p>
          </table:table-cell>
          <table:table-cell table:style-name="ce10" office:value-type="float" office:value="78743">
            <text:p>78,743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table:style-name="ce13" office:value-type="float" office:value="44845">
            <text:p>44,845</text:p>
          </table:table-cell>
          <table:table-cell table:style-name="ce15" table:formula="of:=[.I152]/[.D152]" office:value-type="float" office:value="0.605939818130227">
            <text:p>0.61</text:p>
          </table:table-cell>
          <table:table-cell table:style-name="ce17" office:value-type="float" office:value="43147">
            <text:p>43,147.00</text:p>
          </table:table-cell>
          <table:table-cell table:style-name="ce17" table:formula="of:=[.K152]/[.D152]" office:value-type="float" office:value="0.582996662568066">
            <text:p>0.58</text:p>
          </table:table-cell>
          <table:table-cell table:style-name="ce17" office:value-type="float" office:value="52011">
            <text:p>52,011.00</text:p>
          </table:table-cell>
          <table:table-cell table:style-name="ce17" table:formula="of:=[.M152]/[.D152]" office:value-type="float" office:value="0.702765879825427">
            <text:p>0.70</text:p>
          </table:table-cell>
          <table:table-cell table:style-name="ce9" table:formula="of:=[.C152]/[.F152]" office:value-type="float" office:value="0.995694855415719">
            <text:p>1.00</text:p>
          </table:table-cell>
          <table:table-cell table:style-name="ce10" office:value-type="float" office:value="77240">
            <text:p>77,240</text:p>
          </table:table-cell>
          <table:table-cell table:style-name="ce9" table:formula="of:=[.P152]/[.F152]" office:value-type="float" office:value="0.980912589055535">
            <text:p>0.98</text:p>
          </table:table-cell>
          <table:table-cell office:value-type="float" office:value="73278">
            <text:p>73278</text:p>
          </table:table-cell>
          <table:table-cell table:formula="of:=[.R152]/[.C152]" office:value-type="float" office:value="0.934620682618234">
            <text:p>0.93</text:p>
          </table:table-cell>
          <table:table-cell office:value-type="float" office:value="15174">
            <text:p>15174</text:p>
          </table:table-cell>
          <table:table-cell table:formula="of:=[.T152]/[.R152]" office:value-type="float" office:value="0.207074428887251">
            <text:p>0.2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77865">
            <text:p>77865</text:p>
          </table:table-cell>
          <table:table-cell office:value-type="float" office:value="76523">
            <text:p>76523</text:p>
          </table:table-cell>
          <table:table-cell table:style-name="ce9" table:formula="of:=[.D153]/[.C153]" office:value-type="float" office:value="0.982765042059976">
            <text:p>0.98</text:p>
          </table:table-cell>
          <table:table-cell table:style-name="ce10" office:value-type="float" office:value="78350">
            <text:p>78,350</text:p>
          </table:table-cell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table:style-name="ce13" office:value-type="float" office:value="35865">
            <text:p>35,865</text:p>
          </table:table-cell>
          <table:table-cell table:style-name="ce15" table:formula="of:=[.I153]/[.D153]" office:value-type="float" office:value="0.468682618297767">
            <text:p>0.47</text:p>
          </table:table-cell>
          <table:table-cell table:style-name="ce17" office:value-type="float" office:value="64588">
            <text:p>64,588.00</text:p>
          </table:table-cell>
          <table:table-cell table:style-name="ce17" table:formula="of:=[.K153]/[.D153]" office:value-type="float" office:value="0.844033819897286">
            <text:p>0.84</text:p>
          </table:table-cell>
          <table:table-cell table:style-name="ce17" office:value-type="float" office:value="55496">
            <text:p>55,496.00</text:p>
          </table:table-cell>
          <table:table-cell table:style-name="ce17" table:formula="of:=[.M153]/[.D153]" office:value-type="float" office:value="0.725219868536257">
            <text:p>0.73</text:p>
          </table:table-cell>
          <table:table-cell table:style-name="ce9" table:formula="of:=[.C153]/[.F153]" office:value-type="float" office:value="0.993809827696235">
            <text:p>0.99</text:p>
          </table:table-cell>
          <table:table-cell table:style-name="ce10" office:value-type="float" office:value="77256">
            <text:p>77,256</text:p>
          </table:table-cell>
          <table:table-cell table:style-name="ce9" table:formula="of:=[.P153]/[.F153]" office:value-type="float" office:value="0.986037013401404">
            <text:p>0.99</text:p>
          </table:table-cell>
          <table:table-cell office:value-type="float" office:value="75696">
            <text:p>75696</text:p>
          </table:table-cell>
          <table:table-cell table:formula="of:=[.R153]/[.C153]" office:value-type="float" office:value="0.97214409554999">
            <text:p>0.97</text:p>
          </table:table-cell>
          <table:table-cell office:value-type="float" office:value="15188">
            <text:p>15188</text:p>
          </table:table-cell>
          <table:table-cell table:formula="of:=[.T153]/[.R153]" office:value-type="float" office:value="0.200644683999154">
            <text:p>0.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75528">
            <text:p>75528</text:p>
          </table:table-cell>
          <table:table-cell office:value-type="float" office:value="77900">
            <text:p>77900</text:p>
          </table:table-cell>
          <table:table-cell table:style-name="ce9" table:formula="of:=[.D154]/[.C154]" office:value-type="float" office:value="1.0314055714437">
            <text:p>1.03</text:p>
          </table:table-cell>
          <table:table-cell table:style-name="ce10" office:value-type="float" office:value="78137">
            <text:p>78,137</text:p>
          </table:table-cell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table:style-name="ce13" office:value-type="float" office:value="27573">
            <text:p>27,573</text:p>
          </table:table-cell>
          <table:table-cell table:style-name="ce15" table:formula="of:=[.I154]/[.D154]" office:value-type="float" office:value="0.35395378690629">
            <text:p>0.35</text:p>
          </table:table-cell>
          <table:table-cell table:style-name="ce17" office:value-type="float" office:value="33292">
            <text:p>33,292.00</text:p>
          </table:table-cell>
          <table:table-cell table:style-name="ce17" table:formula="of:=[.K154]/[.D154]" office:value-type="float" office:value="0.427368421052632">
            <text:p>0.43</text:p>
          </table:table-cell>
          <table:table-cell table:style-name="ce17" office:value-type="float" office:value="33679">
            <text:p>33,679.00</text:p>
          </table:table-cell>
          <table:table-cell table:style-name="ce17" table:formula="of:=[.M154]/[.D154]" office:value-type="float" office:value="0.432336328626444">
            <text:p>0.43</text:p>
          </table:table-cell>
          <table:table-cell table:style-name="ce9" table:formula="of:=[.C154]/[.F154]" office:value-type="float" office:value="0.966609928714949">
            <text:p>0.97</text:p>
          </table:table-cell>
          <table:table-cell table:style-name="ce10" office:value-type="float" office:value="77198">
            <text:p>77,198</text:p>
          </table:table-cell>
          <table:table-cell table:style-name="ce9" table:formula="of:=[.P154]/[.F154]" office:value-type="float" office:value="0.987982645865595">
            <text:p>0.99</text:p>
          </table:table-cell>
          <table:table-cell office:value-type="float" office:value="67187">
            <text:p>67187</text:p>
          </table:table-cell>
          <table:table-cell table:formula="of:=[.R154]/[.C154]" office:value-type="float" office:value="0.889564135155174">
            <text:p>0.89</text:p>
          </table:table-cell>
          <table:table-cell office:value-type="float" office:value="15120">
            <text:p>15120</text:p>
          </table:table-cell>
          <table:table-cell table:formula="of:=[.T154]/[.R154]" office:value-type="float" office:value="0.225043535207704">
            <text:p>0.2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76513">
            <text:p>76513</text:p>
          </table:table-cell>
          <table:table-cell office:value-type="float" office:value="76289">
            <text:p>76289</text:p>
          </table:table-cell>
          <table:table-cell table:style-name="ce9" table:formula="of:=[.D155]/[.C155]" office:value-type="float" office:value="0.997072392926692">
            <text:p>1.00</text:p>
          </table:table-cell>
          <table:table-cell table:style-name="ce10" office:value-type="float" office:value="77718">
            <text:p>77,718</text:p>
          </table:table-cell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table:style-name="ce13" office:value-type="float" office:value="37581">
            <text:p>37,581</text:p>
          </table:table-cell>
          <table:table-cell table:style-name="ce15" table:formula="of:=[.I155]/[.D155]" office:value-type="float" office:value="0.49261361402037">
            <text:p>0.49</text:p>
          </table:table-cell>
          <table:table-cell table:style-name="ce17" office:value-type="float" office:value="57734">
            <text:p>57,734.00</text:p>
          </table:table-cell>
          <table:table-cell table:style-name="ce17" table:formula="of:=[.K155]/[.D155]" office:value-type="float" office:value="0.756780138683165">
            <text:p>0.76</text:p>
          </table:table-cell>
          <table:table-cell table:style-name="ce17" office:value-type="float" office:value="57015">
            <text:p>57,015.00</text:p>
          </table:table-cell>
          <table:table-cell table:style-name="ce17" table:formula="of:=[.M155]/[.D155]" office:value-type="float" office:value="0.747355450982448">
            <text:p>0.75</text:p>
          </table:table-cell>
          <table:table-cell table:style-name="ce9" table:formula="of:=[.C155]/[.F155]" office:value-type="float" office:value="0.984495226331094">
            <text:p>0.98</text:p>
          </table:table-cell>
          <table:table-cell table:style-name="ce10" office:value-type="float" office:value="76760">
            <text:p>76,760</text:p>
          </table:table-cell>
          <table:table-cell table:style-name="ce9" table:formula="of:=[.P155]/[.F155]" office:value-type="float" office:value="0.987673383257418">
            <text:p>0.99</text:p>
          </table:table-cell>
          <table:table-cell office:value-type="float" office:value="73268">
            <text:p>73268</text:p>
          </table:table-cell>
          <table:table-cell table:formula="of:=[.R155]/[.C155]" office:value-type="float" office:value="0.95758890646034">
            <text:p>0.96</text:p>
          </table:table-cell>
          <table:table-cell office:value-type="float" office:value="15193">
            <text:p>15193</text:p>
          </table:table-cell>
          <table:table-cell table:formula="of:=[.T155]/[.R155]" office:value-type="float" office:value="0.207362013430147">
            <text:p>0.2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4286">
            <text:p>74286</text:p>
          </table:table-cell>
          <table:table-cell office:value-type="float" office:value="78967">
            <text:p>78967</text:p>
          </table:table-cell>
          <table:table-cell table:style-name="ce9" table:formula="of:=[.D156]/[.C156]" office:value-type="float" office:value="1.06301321917993">
            <text:p>1.06</text:p>
          </table:table-cell>
          <table:table-cell table:style-name="ce10" office:value-type="float" office:value="77398">
            <text:p>77,398</text:p>
          </table:table-cell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table:style-name="ce13" office:value-type="float" office:value="39203">
            <text:p>39,203</text:p>
          </table:table-cell>
          <table:table-cell table:style-name="ce15" table:formula="of:=[.I156]/[.D156]" office:value-type="float" office:value="0.496447883293021">
            <text:p>0.50</text:p>
          </table:table-cell>
          <table:table-cell table:style-name="ce17" office:value-type="float" office:value="28157">
            <text:p>28,157.00</text:p>
          </table:table-cell>
          <table:table-cell table:style-name="ce17" table:formula="of:=[.K156]/[.D156]" office:value-type="float" office:value="0.356566667088784">
            <text:p>0.36</text:p>
          </table:table-cell>
          <table:table-cell table:style-name="ce17" office:value-type="float" office:value="31272">
            <text:p>31,272.00</text:p>
          </table:table-cell>
          <table:table-cell table:style-name="ce17" table:formula="of:=[.M156]/[.D156]" office:value-type="float" office:value="0.396013524636874">
            <text:p>0.40</text:p>
          </table:table-cell>
          <table:table-cell table:style-name="ce9" table:formula="of:=[.C156]/[.F156]" office:value-type="float" office:value="0.95979224269361">
            <text:p>0.96</text:p>
          </table:table-cell>
          <table:table-cell table:style-name="ce10" office:value-type="float" office:value="76572">
            <text:p>76,572</text:p>
          </table:table-cell>
          <table:table-cell table:style-name="ce9" table:formula="of:=[.P156]/[.F156]" office:value-type="float" office:value="0.989327889609551">
            <text:p>0.99</text:p>
          </table:table-cell>
          <table:table-cell office:value-type="float" office:value="74564">
            <text:p>74564</text:p>
          </table:table-cell>
          <table:table-cell table:formula="of:=[.R156]/[.C156]" office:value-type="float" office:value="1.00374229329887">
            <text:p>1</text:p>
          </table:table-cell>
          <table:table-cell office:value-type="float" office:value="15079">
            <text:p>15079</text:p>
          </table:table-cell>
          <table:table-cell table:formula="of:=[.T156]/[.R156]" office:value-type="float" office:value="0.202228957673945">
            <text:p>0.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69167">
            <text:p>69167</text:p>
          </table:table-cell>
          <table:table-cell office:value-type="float" office:value="75859">
            <text:p>75859</text:p>
          </table:table-cell>
          <table:table-cell table:style-name="ce9" table:formula="of:=[.D157]/[.C157]" office:value-type="float" office:value="1.09675134095739">
            <text:p>1.10</text:p>
          </table:table-cell>
          <table:table-cell table:style-name="ce10" office:value-type="float" office:value="74478">
            <text:p>74,478</text:p>
          </table:table-cell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table:style-name="ce13" office:value-type="float" office:value="34074">
            <text:p>34,074</text:p>
          </table:table-cell>
          <table:table-cell table:style-name="ce15" table:formula="of:=[.I157]/[.D157]" office:value-type="float" office:value="0.449175443915686">
            <text:p>0.45</text:p>
          </table:table-cell>
          <table:table-cell table:style-name="ce17" office:value-type="float" office:value="47167">
            <text:p>47,167.00</text:p>
          </table:table-cell>
          <table:table-cell table:style-name="ce17" table:formula="of:=[.K157]/[.D157]" office:value-type="float" office:value="0.621771971684309">
            <text:p>0.62</text:p>
          </table:table-cell>
          <table:table-cell table:style-name="ce17" office:value-type="float" office:value="50816">
            <text:p>50,816.00</text:p>
          </table:table-cell>
          <table:table-cell table:style-name="ce17" table:formula="of:=[.M157]/[.D157]" office:value-type="float" office:value="0.669874372190511">
            <text:p>0.67</text:p>
          </table:table-cell>
          <table:table-cell table:style-name="ce9" table:formula="of:=[.C157]/[.F157]" office:value-type="float" office:value="0.928690351513199">
            <text:p>0.93</text:p>
          </table:table-cell>
          <table:table-cell table:style-name="ce10" office:value-type="float" office:value="74333">
            <text:p>74,333</text:p>
          </table:table-cell>
          <table:table-cell table:style-name="ce9" table:formula="of:=[.P157]/[.F157]" office:value-type="float" office:value="0.998053116356508">
            <text:p>1.00</text:p>
          </table:table-cell>
          <table:table-cell office:value-type="float" office:value="75011">
            <text:p>75011</text:p>
          </table:table-cell>
          <table:table-cell table:formula="of:=[.R157]/[.C157]" office:value-type="float" office:value="1.08449115907875">
            <text:p>1.08</text:p>
          </table:table-cell>
          <table:table-cell office:value-type="float" office:value="15255">
            <text:p>15255</text:p>
          </table:table-cell>
          <table:table-cell table:formula="of:=[.T157]/[.R157]" office:value-type="float" office:value="0.203370172374718">
            <text:p>0.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0316">
            <text:p>70316</text:p>
          </table:table-cell>
          <table:table-cell office:value-type="float" office:value="79190">
            <text:p>79190</text:p>
          </table:table-cell>
          <table:table-cell table:style-name="ce9" table:formula="of:=[.D158]/[.C158]" office:value-type="float" office:value="1.12620171795893">
            <text:p>1.13</text:p>
          </table:table-cell>
          <table:table-cell table:style-name="ce10" office:value-type="float" office:value="74626">
            <text:p>74,626</text:p>
          </table:table-cell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table:style-name="ce13" office:value-type="float" office:value="56958">
            <text:p>56,958</text:p>
          </table:table-cell>
          <table:table-cell table:style-name="ce15" table:formula="of:=[.I158]/[.D158]" office:value-type="float" office:value="0.719257482005304">
            <text:p>0.72</text:p>
          </table:table-cell>
          <table:table-cell table:style-name="ce17" office:value-type="float" office:value="69273">
            <text:p>69,273.00</text:p>
          </table:table-cell>
          <table:table-cell table:style-name="ce17" table:formula="of:=[.K158]/[.D158]" office:value-type="float" office:value="0.874769541608789">
            <text:p>0.87</text:p>
          </table:table-cell>
          <table:table-cell table:style-name="ce17" office:value-type="float" office:value="49506">
            <text:p>49,506.00</text:p>
          </table:table-cell>
          <table:table-cell table:style-name="ce17" table:formula="of:=[.M158]/[.D158]" office:value-type="float" office:value="0.625154691248895">
            <text:p>0.63</text:p>
          </table:table-cell>
          <table:table-cell table:style-name="ce9" table:formula="of:=[.C158]/[.F158]" office:value-type="float" office:value="0.942245330045829">
            <text:p>0.94</text:p>
          </table:table-cell>
          <table:table-cell table:style-name="ce10" office:value-type="float" office:value="74172">
            <text:p>74,172</text:p>
          </table:table-cell>
          <table:table-cell table:style-name="ce9" table:formula="of:=[.P158]/[.F158]" office:value-type="float" office:value="0.993916329429421">
            <text:p>0.99</text:p>
          </table:table-cell>
          <table:table-cell office:value-type="float" office:value="72556">
            <text:p>72556</text:p>
          </table:table-cell>
          <table:table-cell table:formula="of:=[.R158]/[.C158]" office:value-type="float" office:value="1.03185619204733">
            <text:p>1.03</text:p>
          </table:table-cell>
          <table:table-cell office:value-type="float" office:value="15191">
            <text:p>15191</text:p>
          </table:table-cell>
          <table:table-cell table:formula="of:=[.T158]/[.R158]" office:value-type="float" office:value="0.209369314736204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66961">
            <text:p>66961</text:p>
          </table:table-cell>
          <table:table-cell office:value-type="float" office:value="80328">
            <text:p>80328</text:p>
          </table:table-cell>
          <table:table-cell table:style-name="ce9" table:formula="of:=[.D159]/[.C159]" office:value-type="float" office:value="1.19962366153433">
            <text:p>1.20</text:p>
          </table:table-cell>
          <table:table-cell table:style-name="ce10" office:value-type="float" office:value="73162">
            <text:p>73,162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table:style-name="ce13" office:value-type="float" office:value="39115">
            <text:p>39,115</text:p>
          </table:table-cell>
          <table:table-cell table:style-name="ce15" table:formula="of:=[.I159]/[.D159]" office:value-type="float" office:value="0.486941041728911">
            <text:p>0.49</text:p>
          </table:table-cell>
          <table:table-cell table:style-name="ce17" office:value-type="float" office:value="48043">
            <text:p>48,043.00</text:p>
          </table:table-cell>
          <table:table-cell table:style-name="ce17" table:formula="of:=[.K159]/[.D159]" office:value-type="float" office:value="0.598085350064735">
            <text:p>0.60</text:p>
          </table:table-cell>
          <table:table-cell table:style-name="ce17" office:value-type="float" office:value="43907">
            <text:p>43,907.00</text:p>
          </table:table-cell>
          <table:table-cell table:style-name="ce17" table:formula="of:=[.M159]/[.D159]" office:value-type="float" office:value="0.546596454536401">
            <text:p>0.55</text:p>
          </table:table-cell>
          <table:table-cell table:style-name="ce9" table:formula="of:=[.C159]/[.F159]" office:value-type="float" office:value="0.915242885651021">
            <text:p>0.92</text:p>
          </table:table-cell>
          <table:table-cell table:style-name="ce10" office:value-type="float" office:value="72464">
            <text:p>72,464</text:p>
          </table:table-cell>
          <table:table-cell table:style-name="ce9" table:formula="of:=[.P159]/[.F159]" office:value-type="float" office:value="0.990459528170362">
            <text:p>0.99</text:p>
          </table:table-cell>
          <table:table-cell office:value-type="float" office:value="73377">
            <text:p>73377</text:p>
          </table:table-cell>
          <table:table-cell table:formula="of:=[.R159]/[.C159]" office:value-type="float" office:value="1.0958169680859">
            <text:p>1.1</text:p>
          </table:table-cell>
          <table:table-cell office:value-type="float" office:value="15157">
            <text:p>15157</text:p>
          </table:table-cell>
          <table:table-cell table:formula="of:=[.T159]/[.R159]" office:value-type="float" office:value="0.206563364542023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66061">
            <text:p>66061</text:p>
          </table:table-cell>
          <table:table-cell office:value-type="float" office:value="77734">
            <text:p>77734</text:p>
          </table:table-cell>
          <table:table-cell table:style-name="ce9" table:formula="of:=[.D160]/[.C160]" office:value-type="float" office:value="1.17670032242927">
            <text:p>1.18</text:p>
          </table:table-cell>
          <table:table-cell table:style-name="ce10" office:value-type="float" office:value="72182">
            <text:p>72,182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table:style-name="ce13" office:value-type="float" office:value="63714">
            <text:p>63,714</text:p>
          </table:table-cell>
          <table:table-cell table:style-name="ce15" table:formula="of:=[.I160]/[.D160]" office:value-type="float" office:value="0.819641340983353">
            <text:p>0.82</text:p>
          </table:table-cell>
          <table:table-cell table:style-name="ce17" office:value-type="float" office:value="61737">
            <text:p>61,737.00</text:p>
          </table:table-cell>
          <table:table-cell table:style-name="ce17" table:formula="of:=[.K160]/[.D160]" office:value-type="float" office:value="0.794208454472946">
            <text:p>0.79</text:p>
          </table:table-cell>
          <table:table-cell table:style-name="ce17" office:value-type="float" office:value="66128">
            <text:p>66,128.00</text:p>
          </table:table-cell>
          <table:table-cell table:style-name="ce17" table:formula="of:=[.M160]/[.D160]" office:value-type="float" office:value="0.850695963156405">
            <text:p>0.85</text:p>
          </table:table-cell>
          <table:table-cell table:style-name="ce9" table:formula="of:=[.C160]/[.F160]" office:value-type="float" office:value="0.915200465490011">
            <text:p>0.92</text:p>
          </table:table-cell>
          <table:table-cell table:style-name="ce10" office:value-type="float" office:value="71575">
            <text:p>71,575</text:p>
          </table:table-cell>
          <table:table-cell table:style-name="ce9" table:formula="of:=[.P160]/[.F160]" office:value-type="float" office:value="0.991590701282868">
            <text:p>0.99</text:p>
          </table:table-cell>
          <table:table-cell office:value-type="float" office:value="73823">
            <text:p>73823</text:p>
          </table:table-cell>
          <table:table-cell table:formula="of:=[.R160]/[.C160]" office:value-type="float" office:value="1.11749746446466">
            <text:p>1.12</text:p>
          </table:table-cell>
          <table:table-cell office:value-type="float" office:value="15164">
            <text:p>15164</text:p>
          </table:table-cell>
          <table:table-cell table:formula="of:=[.T160]/[.R160]" office:value-type="float" office:value="0.205410238001707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3006">
            <text:p>63006</text:p>
          </table:table-cell>
          <table:table-cell office:value-type="float" office:value="80546">
            <text:p>80546</text:p>
          </table:table-cell>
          <table:table-cell table:style-name="ce9" table:formula="of:=[.D161]/[.C161]" office:value-type="float" office:value="1.27838618544266">
            <text:p>1.28</text:p>
          </table:table-cell>
          <table:table-cell table:style-name="ce10" office:value-type="float" office:value="70500">
            <text:p>70,500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table:style-name="ce13" office:value-type="float" office:value="44425">
            <text:p>44,425</text:p>
          </table:table-cell>
          <table:table-cell table:style-name="ce15" table:formula="of:=[.I161]/[.D161]" office:value-type="float" office:value="0.551548183646612">
            <text:p>0.55</text:p>
          </table:table-cell>
          <table:table-cell table:style-name="ce17" office:value-type="float" office:value="43559">
            <text:p>43,559.00</text:p>
          </table:table-cell>
          <table:table-cell table:style-name="ce17" table:formula="of:=[.K161]/[.D161]" office:value-type="float" office:value="0.540796563454424">
            <text:p>0.54</text:p>
          </table:table-cell>
          <table:table-cell table:style-name="ce17" office:value-type="float" office:value="36440">
            <text:p>36,440.00</text:p>
          </table:table-cell>
          <table:table-cell table:style-name="ce17" table:formula="of:=[.M161]/[.D161]" office:value-type="float" office:value="0.452412286147046">
            <text:p>0.45</text:p>
          </table:table-cell>
          <table:table-cell table:style-name="ce9" table:formula="of:=[.C161]/[.F161]" office:value-type="float" office:value="0.893702127659574">
            <text:p>0.89</text:p>
          </table:table-cell>
          <table:table-cell table:style-name="ce10" office:value-type="float" office:value="70191">
            <text:p>70,191</text:p>
          </table:table-cell>
          <table:table-cell table:style-name="ce9" table:formula="of:=[.P161]/[.F161]" office:value-type="float" office:value="0.995617021276596">
            <text:p>1.00</text:p>
          </table:table-cell>
          <table:table-cell office:value-type="float" office:value="72478">
            <text:p>72478</text:p>
          </table:table-cell>
          <table:table-cell table:formula="of:=[.R161]/[.C161]" office:value-type="float" office:value="1.15033488874076">
            <text:p>1.15</text:p>
          </table:table-cell>
          <table:table-cell office:value-type="float" office:value="15104">
            <text:p>15104</text:p>
          </table:table-cell>
          <table:table-cell table:formula="of:=[.T161]/[.R161]" office:value-type="float" office:value="0.208394271365104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2047">
            <text:p>62047</text:p>
          </table:table-cell>
          <table:table-cell office:value-type="float" office:value="75872">
            <text:p>75872</text:p>
          </table:table-cell>
          <table:table-cell table:style-name="ce9" table:formula="of:=[.D162]/[.C162]" office:value-type="float" office:value="1.22281496285074">
            <text:p>1.22</text:p>
          </table:table-cell>
          <table:table-cell table:style-name="ce10" office:value-type="float" office:value="67757">
            <text:p>67,757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table:style-name="ce13" office:value-type="float" office:value="48463">
            <text:p>48,463</text:p>
          </table:table-cell>
          <table:table-cell table:style-name="ce15" table:formula="of:=[.I162]/[.D162]" office:value-type="float" office:value="0.638746836777731">
            <text:p>0.64</text:p>
          </table:table-cell>
          <table:table-cell table:style-name="ce17" office:value-type="float" office:value="59066">
            <text:p>59,066.00</text:p>
          </table:table-cell>
          <table:table-cell table:style-name="ce17" table:formula="of:=[.K162]/[.D162]" office:value-type="float" office:value="0.778495360607339">
            <text:p>0.78</text:p>
          </table:table-cell>
          <table:table-cell table:style-name="ce17" office:value-type="float" office:value="51069">
            <text:p>51,069.00</text:p>
          </table:table-cell>
          <table:table-cell table:style-name="ce17" table:formula="of:=[.M162]/[.D162]" office:value-type="float" office:value="0.673094158582877">
            <text:p>0.67</text:p>
          </table:table-cell>
          <table:table-cell table:style-name="ce9" table:formula="of:=[.C162]/[.F162]" office:value-type="float" office:value="0.915728264238381">
            <text:p>0.92</text:p>
          </table:table-cell>
          <table:table-cell table:style-name="ce10" office:value-type="float" office:value="68127">
            <text:p>68,127</text:p>
          </table:table-cell>
          <table:table-cell table:style-name="ce9" table:formula="of:=[.P162]/[.F162]" office:value-type="float" office:value="1.00546069040837">
            <text:p>1.01</text:p>
          </table:table-cell>
          <table:table-cell office:value-type="float" office:value="74857">
            <text:p>74857</text:p>
          </table:table-cell>
          <table:table-cell table:formula="of:=[.R162]/[.C162]" office:value-type="float" office:value="1.2064563959579">
            <text:p>1.21</text:p>
          </table:table-cell>
          <table:table-cell office:value-type="float" office:value="15092">
            <text:p>15092</text:p>
          </table:table-cell>
          <table:table-cell table:formula="of:=[.T162]/[.R162]" office:value-type="float" office:value="0.201611071776855">
            <text:p>0.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0739">
            <text:p>60739</text:p>
          </table:table-cell>
          <table:table-cell office:value-type="float" office:value="77530">
            <text:p>77530</text:p>
          </table:table-cell>
          <table:table-cell table:style-name="ce9" table:formula="of:=[.D163]/[.C163]" office:value-type="float" office:value="1.27644511763447">
            <text:p>1.28</text:p>
          </table:table-cell>
          <table:table-cell table:style-name="ce10" office:value-type="float" office:value="68751">
            <text:p>68,751</text:p>
          </table:table-cell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table:style-name="ce13" office:value-type="float" office:value="37248">
            <text:p>37,248</text:p>
          </table:table-cell>
          <table:table-cell table:style-name="ce15" table:formula="of:=[.I163]/[.D163]" office:value-type="float" office:value="0.480433380626854">
            <text:p>0.48</text:p>
          </table:table-cell>
          <table:table-cell table:style-name="ce17" office:value-type="float" office:value="59417">
            <text:p>59,417.00</text:p>
          </table:table-cell>
          <table:table-cell table:style-name="ce17" table:formula="of:=[.K163]/[.D163]" office:value-type="float" office:value="0.766374306719979">
            <text:p>0.77</text:p>
          </table:table-cell>
          <table:table-cell table:style-name="ce17" office:value-type="float" office:value="59615">
            <text:p>59,615.00</text:p>
          </table:table-cell>
          <table:table-cell table:style-name="ce17" table:formula="of:=[.M163]/[.D163]" office:value-type="float" office:value="0.768928156842513">
            <text:p>0.77</text:p>
          </table:table-cell>
          <table:table-cell table:style-name="ce9" table:formula="of:=[.C163]/[.F163]" office:value-type="float" office:value="0.883463513257989">
            <text:p>0.88</text:p>
          </table:table-cell>
          <table:table-cell table:style-name="ce10" office:value-type="float" office:value="67724">
            <text:p>67,724</text:p>
          </table:table-cell>
          <table:table-cell table:style-name="ce9" table:formula="of:=[.P163]/[.F163]" office:value-type="float" office:value="0.985062035461302">
            <text:p>0.99</text:p>
          </table:table-cell>
          <table:table-cell office:value-type="float" office:value="73084">
            <text:p>73084</text:p>
          </table:table-cell>
          <table:table-cell table:formula="of:=[.R163]/[.C163]" office:value-type="float" office:value="1.20324667841091">
            <text:p>1.2</text:p>
          </table:table-cell>
          <table:table-cell office:value-type="float" office:value="15078">
            <text:p>15078</text:p>
          </table:table-cell>
          <table:table-cell table:formula="of:=[.T163]/[.R163]" office:value-type="float" office:value="0.206310546768102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57873">
            <text:p>57873</text:p>
          </table:table-cell>
          <table:table-cell office:value-type="float" office:value="77870">
            <text:p>77870</text:p>
          </table:table-cell>
          <table:table-cell table:style-name="ce9" table:formula="of:=[.D164]/[.C164]" office:value-type="float" office:value="1.34553245900506">
            <text:p>1.35</text:p>
          </table:table-cell>
          <table:table-cell table:style-name="ce10" office:value-type="float" office:value="66625">
            <text:p>66,625</text:p>
          </table:table-cell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table:style-name="ce13" office:value-type="float" office:value="62892">
            <text:p>62,892</text:p>
          </table:table-cell>
          <table:table-cell table:style-name="ce15" table:formula="of:=[.I164]/[.D164]" office:value-type="float" office:value="0.807653781944266">
            <text:p>0.81</text:p>
          </table:table-cell>
          <table:table-cell table:style-name="ce17" office:value-type="float" office:value="66797">
            <text:p>66,797.00</text:p>
          </table:table-cell>
          <table:table-cell table:style-name="ce17" table:formula="of:=[.K164]/[.D164]" office:value-type="float" office:value="0.857801463978426">
            <text:p>0.86</text:p>
          </table:table-cell>
          <table:table-cell table:style-name="ce17" office:value-type="float" office:value="67964">
            <text:p>67,964.00</text:p>
          </table:table-cell>
          <table:table-cell table:style-name="ce17" table:formula="of:=[.M164]/[.D164]" office:value-type="float" office:value="0.872787979966611">
            <text:p>0.87</text:p>
          </table:table-cell>
          <table:table-cell table:style-name="ce9" table:formula="of:=[.C164]/[.F164]" office:value-type="float" office:value="0.868637898686679">
            <text:p>0.87</text:p>
          </table:table-cell>
          <table:table-cell table:style-name="ce10" office:value-type="float" office:value="65166">
            <text:p>65,166</text:p>
          </table:table-cell>
          <table:table-cell table:style-name="ce9" table:formula="of:=[.P164]/[.F164]" office:value-type="float" office:value="0.978101313320826">
            <text:p>0.98</text:p>
          </table:table-cell>
          <table:table-cell office:value-type="float" office:value="73228">
            <text:p>73228</text:p>
          </table:table-cell>
          <table:table-cell table:formula="of:=[.R164]/[.C164]" office:value-type="float" office:value="1.2653223437527">
            <text:p>1.27</text:p>
          </table:table-cell>
          <table:table-cell office:value-type="float" office:value="15058">
            <text:p>15058</text:p>
          </table:table-cell>
          <table:table-cell table:formula="of:=[.T164]/[.R164]" office:value-type="float" office:value="0.205631725569454">
            <text:p>0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56119">
            <text:p>56119</text:p>
          </table:table-cell>
          <table:table-cell office:value-type="float" office:value="80405">
            <text:p>80405</text:p>
          </table:table-cell>
          <table:table-cell table:style-name="ce9" table:formula="of:=[.D165]/[.C165]" office:value-type="float" office:value="1.43275895864146">
            <text:p>1.43</text:p>
          </table:table-cell>
          <table:table-cell table:style-name="ce10" office:value-type="float" office:value="65057">
            <text:p>65,057</text:p>
          </table:table-cell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table:style-name="ce13" office:value-type="float" office:value="24805">
            <text:p>24,805</text:p>
          </table:table-cell>
          <table:table-cell table:style-name="ce15" table:formula="of:=[.I165]/[.D165]" office:value-type="float" office:value="0.308500715129656">
            <text:p>0.31</text:p>
          </table:table-cell>
          <table:table-cell table:style-name="ce17" office:value-type="float" office:value="32718">
            <text:p>32,718.00</text:p>
          </table:table-cell>
          <table:table-cell table:style-name="ce17" table:formula="of:=[.K165]/[.D165]" office:value-type="float" office:value="0.406914992848703">
            <text:p>0.41</text:p>
          </table:table-cell>
          <table:table-cell table:style-name="ce17" office:value-type="float" office:value="31152">
            <text:p>31,152.00</text:p>
          </table:table-cell>
          <table:table-cell table:style-name="ce17" table:formula="of:=[.M165]/[.D165]" office:value-type="float" office:value="0.387438592127355">
            <text:p>0.39</text:p>
          </table:table-cell>
          <table:table-cell table:style-name="ce9" table:formula="of:=[.C165]/[.F165]" office:value-type="float" office:value="0.862612785710992">
            <text:p>0.86</text:p>
          </table:table-cell>
          <table:table-cell table:style-name="ce10" office:value-type="float" office:value="64631">
            <text:p>64,631</text:p>
          </table:table-cell>
          <table:table-cell table:style-name="ce9" table:formula="of:=[.P165]/[.F165]" office:value-type="float" office:value="0.993451896029636">
            <text:p>0.99</text:p>
          </table:table-cell>
          <table:table-cell office:value-type="float" office:value="73465">
            <text:p>73465</text:p>
          </table:table-cell>
          <table:table-cell table:formula="of:=[.R165]/[.C165]" office:value-type="float" office:value="1.30909317699888">
            <text:p>1.31</text:p>
          </table:table-cell>
          <table:table-cell office:value-type="float" office:value="15049">
            <text:p>15049</text:p>
          </table:table-cell>
          <table:table-cell table:formula="of:=[.T165]/[.R165]" office:value-type="float" office:value="0.204845844960185">
            <text:p>0.2</text:p>
          </table:table-cell>
        </table:table-row>
        <table:table-row table:style-name="ro1">
          <table:table-cell table:number-columns-repeated="8"/>
          <table:table-cell table:style-name="ce13"/>
          <table:table-cell table:number-columns-repeated="12"/>
        </table:table-row>
        <table:table-row table:style-name="ro1" table:number-rows-repeated="10484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wri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1" table:default-cell-style-name="ce2"/>
        <table:table-column table:style-name="co12" table:default-cell-style-name="ce5"/>
        <table:table-column table:style-name="co13" table:default-cell-style-name="Default"/>
        <table:table-column table:style-name="co1" table:default-cell-style-name="Default"/>
        <table:table-column table:style-name="co4" table:default-cell-style-name="ce12"/>
        <table:table-column table:style-name="co14" table:default-cell-style-name="ce14"/>
        <table:table-column table:style-name="co4" table:default-cell-style-name="ce16"/>
        <table:table-column table:style-name="co1" table:default-cell-style-name="ce16"/>
        <table:table-column table:style-name="co5" table:default-cell-style-name="ce16"/>
        <table:table-column table:style-name="co6" table:default-cell-style-name="ce1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0"/>
        <table:table-column table:style-name="co15" table:default-cell-style-name="ce20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>
            <text:p>Fedora64bit-Linux-base-write</text:p>
          </table:table-cell>
          <table:table-cell office:value-type="string">
            <text:p>Windows-base-write</text:p>
          </table:table-cell>
          <table:table-cell office:value-type="string">
            <text:p>Lin-base-win-base-ratio</text:p>
          </table:table-cell>
          <table:table-cell table:style-name="ce8" office:value-type="string">
            <text:p>Ubuntu64bit-Linux-base</text:p>
          </table:table-cell>
          <table:table-cell table:style-name="ce11" office:value-type="string">
            <text:p>win7-guest</text:p>
          </table:table-cell>
          <table:table-cell office:value-type="string">
            <text:p>win7-guest-to-win7-base</text:p>
          </table:table-cell>
          <table:table-cell office:value-type="string">
            <text:p>win7-raw-disk</text:p>
          </table:table-cell>
          <table:table-cell office:value-type="string">
            <text:p>win7-guest-to-win7-base</text:p>
          </table:table-cell>
          <table:table-cell office:value-type="string">
            <text:p>win7 lv disk</text:p>
          </table:table-cell>
          <table:table-cell office:value-type="string">
            <text:p>win7-guest-to-win7-base</text:p>
          </table:table-cell>
          <table:table-cell table:style-name="ce8" office:value-type="string">
            <text:p>Fedora64-to-Ubuntu64</text:p>
          </table:table-cell>
          <table:table-cell table:style-name="ce8" office:value-type="string">
            <text:p>Ubuntu32bit-Linux-base</text:p>
          </table:table-cell>
          <table:table-cell table:style-name="ce8" office:value-type="string">
            <text:p>Ubuntu32-to-Ubuntu64</text:p>
          </table:table-cell>
          <table:table-cell office:value-type="string">
            <text:p>Linux-guest-write</text:p>
          </table:table-cell>
          <table:table-cell office:value-type="string">
            <text:p>Linux-guest-to-Linux-base</text:p>
          </table:table-cell>
          <table:table-cell office:value-type="string">
            <text:p>Linux-guest-to-FS-VM</text:p>
          </table:table-cell>
          <table:table-cell office:value-type="string">
            <text:p>GuestToFS-VM-toLinuxGues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I/O Throughput KB/s</text:p>
          </table:table-cell>
          <table:table-cell/>
          <table:table-cell table:style-name="ce8"/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table:style-name="ce8" table:number-columns-repeated="3"/>
          <table:table-cell table:style-name="ce18"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C4:.C165])" office:value-type="float" office:value="594947.419753086">
            <text:p>594947.42</text:p>
          </table:table-cell>
          <table:table-cell table:formula="of:=AVERAGE([.D4:.D165])" office:value-type="float" office:value="687437.913580247">
            <text:p>687437.91</text:p>
          </table:table-cell>
          <table:table-cell table:formula="of:=[.C3]/[.D3]" office:value-type="float" office:value="0.865456222300192">
            <text:p>0.87</text:p>
          </table:table-cell>
          <table:table-cell table:formula="of:=AVERAGE([.F4:.F165])" office:value-type="float" office:value="598331.580246914">
            <text:p>598331.58</text:p>
          </table:table-cell>
          <table:table-cell table:style-name="ce11" table:formula="of:=AVERAGE([.G4:.G165])" office:value-type="float" office:value="147291.703703704">
            <text:p>147,292</text:p>
          </table:table-cell>
          <table:table-cell table:formula="of:=[.G3]/[.D3]" office:value-type="float" office:value="0.21426182756868">
            <text:p>0.21</text:p>
          </table:table-cell>
          <table:table-cell table:formula="of:=AVERAGE([.I4:.I165])" office:value-type="float" office:value="129669.172839506">
            <text:p>129,669.17</text:p>
          </table:table-cell>
          <table:table-cell table:formula="of:=[.I3]/[.D3]" office:value-type="float" office:value="0.188626740361433">
            <text:p>0.19</text:p>
          </table:table-cell>
          <table:table-cell table:formula="of:=AVERAGE([.K4:.K165])" office:value-type="float" office:value="145721.462962963">
            <text:p>145,721.46</text:p>
          </table:table-cell>
          <table:table-cell table:formula="of:=[.K3]/[.D3]" office:value-type="float" office:value="0.211977634756906">
            <text:p>0.21</text:p>
          </table:table-cell>
          <table:table-cell table:formula="of:=[.C3]/[.F3]" office:value-type="float" office:value="0.994344004887005">
            <text:p>0.99</text:p>
          </table:table-cell>
          <table:table-cell table:style-name="ce21" table:formula="of:=AVERAGE([.N4:.N165])" office:value-type="float" office:value="450906.617283951">
            <text:p>450907</text:p>
          </table:table-cell>
          <table:table-cell table:style-name="ce22" table:formula="of:=[.N3]/[.F3]" office:value-type="float" office:value="0.753606582319915">
            <text:p>0.75</text:p>
          </table:table-cell>
          <table:table-cell table:formula="of:=AVERAGE([.P4:.P165])" office:value-type="float" office:value="510556.901234568">
            <text:p>510556.9</text:p>
          </table:table-cell>
          <table:table-cell table:formula="of:=[.P3]/[.C3]" office:value-type="float" office:value="0.858154660871473">
            <text:p>0.86</text:p>
          </table:table-cell>
          <table:table-cell table:formula="of:=AVERAGE([.R4:.R165])" office:value-type="float" office:value="598421.061728395">
            <text:p>598421.06</text:p>
          </table:table-cell>
          <table:table-cell table:formula="of:=[.R3]/[.P3]" office:value-type="float" office:value="1.17209474650399">
            <text:p>1.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438759">
            <text:p>438759</text:p>
          </table:table-cell>
          <table:table-cell office:value-type="float" office:value="189400">
            <text:p>189400</text:p>
          </table:table-cell>
          <table:table-cell table:formula="of:=[.C4]/[.D4]" office:value-type="float" office:value="2.31657338965153">
            <text:p>2.32</text:p>
          </table:table-cell>
          <table:table-cell office:value-type="float" office:value="500060">
            <text:p>500060</text:p>
          </table:table-cell>
          <table:table-cell office:value-type="float" office:value="83562">
            <text:p>83562</text:p>
          </table:table-cell>
          <table:table-cell table:formula="of:=[.G4]/[.D4]" office:value-type="float" office:value="0.441193241816262">
            <text:p>0.44</text:p>
          </table:table-cell>
          <table:table-cell office:value-type="float" office:value="56211">
            <text:p>56,211.00</text:p>
          </table:table-cell>
          <table:table-cell table:formula="of:=[.I4]/[.D4]" office:value-type="float" office:value="0.296784582893347">
            <text:p>0.30</text:p>
          </table:table-cell>
          <table:table-cell office:value-type="float" office:value="58576">
            <text:p>58,576.00</text:p>
          </table:table-cell>
          <table:table-cell table:formula="of:=[.K4]/[.D4]" office:value-type="float" office:value="0.309271383315734">
            <text:p>0.31</text:p>
          </table:table-cell>
          <table:table-cell table:formula="of:=[.C4]/[.F4]" office:value-type="float" office:value="0.877412710474743">
            <text:p>0.88</text:p>
          </table:table-cell>
          <table:table-cell office:value-type="float" office:value="503712">
            <text:p>503712</text:p>
          </table:table-cell>
          <table:table-cell table:style-name="ce22" table:formula="of:=[.N4]/[.F4]" office:value-type="float" office:value="1.00730312362517">
            <text:p>1.01</text:p>
          </table:table-cell>
          <table:table-cell office:value-type="float" office:value="174404">
            <text:p>174404</text:p>
          </table:table-cell>
          <table:table-cell table:formula="of:=[.P4]/[.C4]" office:value-type="float" office:value="0.397493840582187">
            <text:p>0.4</text:p>
          </table:table-cell>
          <table:table-cell office:value-type="float" office:value="762412">
            <text:p>762412</text:p>
          </table:table-cell>
          <table:table-cell table:formula="of:=[.R4]/[.P4]" office:value-type="float" office:value="4.37152817595927">
            <text:p>4.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551422">
            <text:p>551422</text:p>
          </table:table-cell>
          <table:table-cell office:value-type="float" office:value="272047">
            <text:p>272047</text:p>
          </table:table-cell>
          <table:table-cell table:formula="of:=[.C5]/[.D5]" office:value-type="float" office:value="2.02693652199804">
            <text:p>2.03</text:p>
          </table:table-cell>
          <table:table-cell office:value-type="float" office:value="577521">
            <text:p>577521</text:p>
          </table:table-cell>
          <table:table-cell office:value-type="float" office:value="62993">
            <text:p>62993</text:p>
          </table:table-cell>
          <table:table-cell table:formula="of:=[.G5]/[.D5]" office:value-type="float" office:value="0.23155190095829">
            <text:p>0.23</text:p>
          </table:table-cell>
          <table:table-cell office:value-type="float" office:value="59347">
            <text:p>59,347.00</text:p>
          </table:table-cell>
          <table:table-cell table:formula="of:=[.I5]/[.D5]" office:value-type="float" office:value="0.218149804996931">
            <text:p>0.22</text:p>
          </table:table-cell>
          <table:table-cell office:value-type="float" office:value="67254">
            <text:p>67,254.00</text:p>
          </table:table-cell>
          <table:table-cell table:formula="of:=[.K5]/[.D5]" office:value-type="float" office:value="0.24721463570633">
            <text:p>0.25</text:p>
          </table:table-cell>
          <table:table-cell table:formula="of:=[.C5]/[.F5]" office:value-type="float" office:value="0.954808569731663">
            <text:p>0.95</text:p>
          </table:table-cell>
          <table:table-cell office:value-type="float" office:value="571165">
            <text:p>571165</text:p>
          </table:table-cell>
          <table:table-cell table:style-name="ce22" table:formula="of:=[.N5]/[.F5]" office:value-type="float" office:value="0.988994339599772">
            <text:p>0.99</text:p>
          </table:table-cell>
          <table:table-cell office:value-type="float" office:value="198090">
            <text:p>198090</text:p>
          </table:table-cell>
          <table:table-cell table:formula="of:=[.P5]/[.C5]" office:value-type="float" office:value="0.359234850985271">
            <text:p>0.36</text:p>
          </table:table-cell>
          <table:table-cell office:value-type="float" office:value="901723">
            <text:p>901723</text:p>
          </table:table-cell>
          <table:table-cell table:formula="of:=[.R5]/[.P5]" office:value-type="float" office:value="4.55208743500429">
            <text:p>4.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582535">
            <text:p>582535</text:p>
          </table:table-cell>
          <table:table-cell office:value-type="float" office:value="262042">
            <text:p>262042</text:p>
          </table:table-cell>
          <table:table-cell table:formula="of:=[.C6]/[.D6]" office:value-type="float" office:value="2.22305966219156">
            <text:p>2.22</text:p>
          </table:table-cell>
          <table:table-cell office:value-type="float" office:value="598110">
            <text:p>598110</text:p>
          </table:table-cell>
          <table:table-cell office:value-type="float" office:value="71580">
            <text:p>71580</text:p>
          </table:table-cell>
          <table:table-cell table:formula="of:=[.G6]/[.D6]" office:value-type="float" office:value="0.273162317491089">
            <text:p>0.27</text:p>
          </table:table-cell>
          <table:table-cell office:value-type="float" office:value="64175">
            <text:p>64,175.00</text:p>
          </table:table-cell>
          <table:table-cell table:formula="of:=[.I6]/[.D6]" office:value-type="float" office:value="0.244903488753711">
            <text:p>0.24</text:p>
          </table:table-cell>
          <table:table-cell office:value-type="float" office:value="69418">
            <text:p>69,418.00</text:p>
          </table:table-cell>
          <table:table-cell table:formula="of:=[.K6]/[.D6]" office:value-type="float" office:value="0.264911731707131">
            <text:p>0.26</text:p>
          </table:table-cell>
          <table:table-cell table:formula="of:=[.C6]/[.F6]" office:value-type="float" office:value="0.97395963953119">
            <text:p>0.97</text:p>
          </table:table-cell>
          <table:table-cell office:value-type="float" office:value="586764">
            <text:p>586764</text:p>
          </table:table-cell>
          <table:table-cell table:style-name="ce22" table:formula="of:=[.N6]/[.F6]" office:value-type="float" office:value="0.981030245272609">
            <text:p>0.98</text:p>
          </table:table-cell>
          <table:table-cell office:value-type="float" office:value="183424">
            <text:p>183424</text:p>
          </table:table-cell>
          <table:table-cell table:formula="of:=[.P6]/[.C6]" office:value-type="float" office:value="0.314872067772752">
            <text:p>0.31</text:p>
          </table:table-cell>
          <table:table-cell office:value-type="float" office:value="653755">
            <text:p>653755</text:p>
          </table:table-cell>
          <table:table-cell table:formula="of:=[.R6]/[.P6]" office:value-type="float" office:value="3.56417371772505">
            <text:p>3.5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7135">
            <text:p>647135</text:p>
          </table:table-cell>
          <table:table-cell office:value-type="float" office:value="289973">
            <text:p>289973</text:p>
          </table:table-cell>
          <table:table-cell table:formula="of:=[.C7]/[.D7]" office:value-type="float" office:value="2.23170777968983">
            <text:p>2.23</text:p>
          </table:table-cell>
          <table:table-cell office:value-type="float" office:value="653436">
            <text:p>653436</text:p>
          </table:table-cell>
          <table:table-cell office:value-type="float" office:value="70559">
            <text:p>70559</text:p>
          </table:table-cell>
          <table:table-cell table:formula="of:=[.G7]/[.D7]" office:value-type="float" office:value="0.243329551372024">
            <text:p>0.24</text:p>
          </table:table-cell>
          <table:table-cell office:value-type="float" office:value="85455">
            <text:p>85,455.00</text:p>
          </table:table-cell>
          <table:table-cell table:formula="of:=[.I7]/[.D7]" office:value-type="float" office:value="0.294699851365472">
            <text:p>0.29</text:p>
          </table:table-cell>
          <table:table-cell office:value-type="float" office:value="98689">
            <text:p>98,689.00</text:p>
          </table:table-cell>
          <table:table-cell table:formula="of:=[.K7]/[.D7]" office:value-type="float" office:value="0.340338583247406">
            <text:p>0.34</text:p>
          </table:table-cell>
          <table:table-cell table:formula="of:=[.C7]/[.F7]" office:value-type="float" office:value="0.990357127553425">
            <text:p>0.99</text:p>
          </table:table-cell>
          <table:table-cell office:value-type="float" office:value="571014">
            <text:p>571014</text:p>
          </table:table-cell>
          <table:table-cell table:style-name="ce22" table:formula="of:=[.N7]/[.F7]" office:value-type="float" office:value="0.873863698969754">
            <text:p>0.87</text:p>
          </table:table-cell>
          <table:table-cell office:value-type="float" office:value="326347">
            <text:p>326347</text:p>
          </table:table-cell>
          <table:table-cell table:formula="of:=[.P7]/[.C7]" office:value-type="float" office:value="0.504295085260417">
            <text:p>0.5</text:p>
          </table:table-cell>
          <table:table-cell office:value-type="float" office:value="1205390">
            <text:p>1205390</text:p>
          </table:table-cell>
          <table:table-cell table:formula="of:=[.R7]/[.P7]" office:value-type="float" office:value="3.69358382335367">
            <text:p>3.69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668072">
            <text:p>668072</text:p>
          </table:table-cell>
          <table:table-cell office:value-type="float" office:value="377844">
            <text:p>377844</text:p>
          </table:table-cell>
          <table:table-cell table:formula="of:=[.C8]/[.D8]" office:value-type="float" office:value="1.76811594202899">
            <text:p>1.77</text:p>
          </table:table-cell>
          <table:table-cell office:value-type="float" office:value="666414">
            <text:p>666414</text:p>
          </table:table-cell>
          <table:table-cell office:value-type="float" office:value="75475">
            <text:p>75475</text:p>
          </table:table-cell>
          <table:table-cell table:formula="of:=[.G8]/[.D8]" office:value-type="float" office:value="0.199751749399223">
            <text:p>0.20</text:p>
          </table:table-cell>
          <table:table-cell office:value-type="float" office:value="74498">
            <text:p>74,498.00</text:p>
          </table:table-cell>
          <table:table-cell table:formula="of:=[.I8]/[.D8]" office:value-type="float" office:value="0.197166026190703">
            <text:p>0.20</text:p>
          </table:table-cell>
          <table:table-cell office:value-type="float" office:value="91530">
            <text:p>91,530.00</text:p>
          </table:table-cell>
          <table:table-cell table:formula="of:=[.K8]/[.D8]" office:value-type="float" office:value="0.24224283037444">
            <text:p>0.24</text:p>
          </table:table-cell>
          <table:table-cell table:formula="of:=[.C8]/[.F8]" office:value-type="float" office:value="1.00248794293037">
            <text:p>1</text:p>
          </table:table-cell>
          <table:table-cell office:value-type="float" office:value="609970">
            <text:p>609970</text:p>
          </table:table-cell>
          <table:table-cell table:style-name="ce22" table:formula="of:=[.N8]/[.F8]" office:value-type="float" office:value="0.91530189941988">
            <text:p>0.92</text:p>
          </table:table-cell>
          <table:table-cell office:value-type="float" office:value="274592">
            <text:p>274592</text:p>
          </table:table-cell>
          <table:table-cell table:formula="of:=[.P8]/[.C8]" office:value-type="float" office:value="0.411021566537738">
            <text:p>0.41</text:p>
          </table:table-cell>
          <table:table-cell office:value-type="float" office:value="1206072">
            <text:p>1206072</text:p>
          </table:table-cell>
          <table:table-cell table:formula="of:=[.R8]/[.P8]" office:value-type="float" office:value="4.39223283999534">
            <text:p>4.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99970">
            <text:p>499970</text:p>
          </table:table-cell>
          <table:table-cell office:value-type="float" office:value="240170">
            <text:p>240170</text:p>
          </table:table-cell>
          <table:table-cell table:formula="of:=[.C9]/[.D9]" office:value-type="float" office:value="2.08173377191156">
            <text:p>2.08</text:p>
          </table:table-cell>
          <table:table-cell office:value-type="float" office:value="542400">
            <text:p>542400</text:p>
          </table:table-cell>
          <table:table-cell office:value-type="float" office:value="84617">
            <text:p>84617</text:p>
          </table:table-cell>
          <table:table-cell table:formula="of:=[.G9]/[.D9]" office:value-type="float" office:value="0.352321272432027">
            <text:p>0.35</text:p>
          </table:table-cell>
          <table:table-cell office:value-type="float" office:value="58832">
            <text:p>58,832.00</text:p>
          </table:table-cell>
          <table:table-cell table:formula="of:=[.I9]/[.D9]" office:value-type="float" office:value="0.24495982012741">
            <text:p>0.24</text:p>
          </table:table-cell>
          <table:table-cell office:value-type="float" office:value="90602">
            <text:p>90,602.00</text:p>
          </table:table-cell>
          <table:table-cell table:formula="of:=[.K9]/[.D9]" office:value-type="float" office:value="0.377241120872715">
            <text:p>0.38</text:p>
          </table:table-cell>
          <table:table-cell table:formula="of:=[.C9]/[.F9]" office:value-type="float" office:value="0.921773598820059">
            <text:p>0.92</text:p>
          </table:table-cell>
          <table:table-cell office:value-type="float" office:value="544420">
            <text:p>544420</text:p>
          </table:table-cell>
          <table:table-cell table:style-name="ce22" table:formula="of:=[.N9]/[.F9]" office:value-type="float" office:value="1.00372418879056">
            <text:p>1.00</text:p>
          </table:table-cell>
          <table:table-cell office:value-type="float" office:value="260710">
            <text:p>260710</text:p>
          </table:table-cell>
          <table:table-cell table:formula="of:=[.P9]/[.C9]" office:value-type="float" office:value="0.521451287077225">
            <text:p>0.52</text:p>
          </table:table-cell>
          <table:table-cell office:value-type="float" office:value="901240">
            <text:p>901240</text:p>
          </table:table-cell>
          <table:table-cell table:formula="of:=[.R9]/[.P9]" office:value-type="float" office:value="3.45686778412796">
            <text:p>3.4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51878">
            <text:p>551878</text:p>
          </table:table-cell>
          <table:table-cell office:value-type="float" office:value="339673">
            <text:p>339673</text:p>
          </table:table-cell>
          <table:table-cell table:formula="of:=[.C10]/[.D10]" office:value-type="float" office:value="1.62473319928284">
            <text:p>1.62</text:p>
          </table:table-cell>
          <table:table-cell office:value-type="float" office:value="566435">
            <text:p>566435</text:p>
          </table:table-cell>
          <table:table-cell office:value-type="float" office:value="108025">
            <text:p>108025</text:p>
          </table:table-cell>
          <table:table-cell table:formula="of:=[.G10]/[.D10]" office:value-type="float" office:value="0.318026454855111">
            <text:p>0.32</text:p>
          </table:table-cell>
          <table:table-cell office:value-type="float" office:value="80595">
            <text:p>80,595.00</text:p>
          </table:table-cell>
          <table:table-cell table:formula="of:=[.I10]/[.D10]" office:value-type="float" office:value="0.23727231778799">
            <text:p>0.24</text:p>
          </table:table-cell>
          <table:table-cell office:value-type="float" office:value="110294">
            <text:p>110,294.00</text:p>
          </table:table-cell>
          <table:table-cell table:formula="of:=[.K10]/[.D10]" office:value-type="float" office:value="0.324706408810827">
            <text:p>0.32</text:p>
          </table:table-cell>
          <table:table-cell table:formula="of:=[.C10]/[.F10]" office:value-type="float" office:value="0.974300669979786">
            <text:p>0.97</text:p>
          </table:table-cell>
          <table:table-cell office:value-type="float" office:value="595362">
            <text:p>595362</text:p>
          </table:table-cell>
          <table:table-cell table:style-name="ce22" table:formula="of:=[.N10]/[.F10]" office:value-type="float" office:value="1.05106852507349">
            <text:p>1.05</text:p>
          </table:table-cell>
          <table:table-cell office:value-type="float" office:value="556486">
            <text:p>556486</text:p>
          </table:table-cell>
          <table:table-cell table:formula="of:=[.P10]/[.C10]" office:value-type="float" office:value="1.00834967148536">
            <text:p>1.01</text:p>
          </table:table-cell>
          <table:table-cell office:value-type="float" office:value="1133097">
            <text:p>1133097</text:p>
          </table:table-cell>
          <table:table-cell table:formula="of:=[.R10]/[.P10]" office:value-type="float" office:value="2.03616443180961">
            <text:p>2.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652488">
            <text:p>652488</text:p>
          </table:table-cell>
          <table:table-cell office:value-type="float" office:value="320056">
            <text:p>320056</text:p>
          </table:table-cell>
          <table:table-cell table:formula="of:=[.C11]/[.D11]" office:value-type="float" office:value="2.03866823305921">
            <text:p>2.04</text:p>
          </table:table-cell>
          <table:table-cell office:value-type="float" office:value="677178">
            <text:p>677178</text:p>
          </table:table-cell>
          <table:table-cell office:value-type="float" office:value="107429">
            <text:p>107429</text:p>
          </table:table-cell>
          <table:table-cell table:formula="of:=[.G11]/[.D11]" office:value-type="float" office:value="0.335656885045117">
            <text:p>0.34</text:p>
          </table:table-cell>
          <table:table-cell office:value-type="float" office:value="89300">
            <text:p>89,300.00</text:p>
          </table:table-cell>
          <table:table-cell table:formula="of:=[.I11]/[.D11]" office:value-type="float" office:value="0.279013672607294">
            <text:p>0.28</text:p>
          </table:table-cell>
          <table:table-cell office:value-type="float" office:value="117454">
            <text:p>117,454.00</text:p>
          </table:table-cell>
          <table:table-cell table:formula="of:=[.K11]/[.D11]" office:value-type="float" office:value="0.366979528582498">
            <text:p>0.37</text:p>
          </table:table-cell>
          <table:table-cell table:formula="of:=[.C11]/[.F11]" office:value-type="float" office:value="0.963539866918299">
            <text:p>0.96</text:p>
          </table:table-cell>
          <table:table-cell office:value-type="float" office:value="621371">
            <text:p>621371</text:p>
          </table:table-cell>
          <table:table-cell table:style-name="ce22" table:formula="of:=[.N11]/[.F11]" office:value-type="float" office:value="0.917588876189126">
            <text:p>0.92</text:p>
          </table:table-cell>
          <table:table-cell office:value-type="float" office:value="568916">
            <text:p>568916</text:p>
          </table:table-cell>
          <table:table-cell table:formula="of:=[.P11]/[.C11]" office:value-type="float" office:value="0.871917950981474">
            <text:p>0.87</text:p>
          </table:table-cell>
          <table:table-cell office:value-type="float" office:value="941423">
            <text:p>941423</text:p>
          </table:table-cell>
          <table:table-cell table:formula="of:=[.R11]/[.P11]" office:value-type="float" office:value="1.65476625723305">
            <text:p>1.6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621518">
            <text:p>621518</text:p>
          </table:table-cell>
          <table:table-cell office:value-type="float" office:value="352476">
            <text:p>352476</text:p>
          </table:table-cell>
          <table:table-cell table:formula="of:=[.C12]/[.D12]" office:value-type="float" office:value="1.76329168510764">
            <text:p>1.76</text:p>
          </table:table-cell>
          <table:table-cell office:value-type="float" office:value="711270">
            <text:p>711270</text:p>
          </table:table-cell>
          <table:table-cell office:value-type="float" office:value="101216">
            <text:p>101216</text:p>
          </table:table-cell>
          <table:table-cell table:formula="of:=[.G12]/[.D12]" office:value-type="float" office:value="0.287157139776893">
            <text:p>0.29</text:p>
          </table:table-cell>
          <table:table-cell office:value-type="float" office:value="73569">
            <text:p>73,569.00</text:p>
          </table:table-cell>
          <table:table-cell table:formula="of:=[.I12]/[.D12]" office:value-type="float" office:value="0.208720593742553">
            <text:p>0.21</text:p>
          </table:table-cell>
          <table:table-cell office:value-type="float" office:value="126627">
            <text:p>126,627.00</text:p>
          </table:table-cell>
          <table:table-cell table:formula="of:=[.K12]/[.D12]" office:value-type="float" office:value="0.359249991488782">
            <text:p>0.36</text:p>
          </table:table-cell>
          <table:table-cell table:formula="of:=[.C12]/[.F12]" office:value-type="float" office:value="0.873814444585038">
            <text:p>0.87</text:p>
          </table:table-cell>
          <table:table-cell office:value-type="float" office:value="627439">
            <text:p>627439</text:p>
          </table:table-cell>
          <table:table-cell table:style-name="ce22" table:formula="of:=[.N12]/[.F12]" office:value-type="float" office:value="0.882138990819239">
            <text:p>0.88</text:p>
          </table:table-cell>
          <table:table-cell office:value-type="float" office:value="528881">
            <text:p>528881</text:p>
          </table:table-cell>
          <table:table-cell table:formula="of:=[.P12]/[.C12]" office:value-type="float" office:value="0.850950414951779">
            <text:p>0.85</text:p>
          </table:table-cell>
          <table:table-cell office:value-type="float" office:value="1268548">
            <text:p>1268548</text:p>
          </table:table-cell>
          <table:table-cell table:formula="of:=[.R12]/[.P12]" office:value-type="float" office:value="2.39855090275506">
            <text:p>2.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40042">
            <text:p>640042</text:p>
          </table:table-cell>
          <table:table-cell office:value-type="float" office:value="524084">
            <text:p>524084</text:p>
          </table:table-cell>
          <table:table-cell table:formula="of:=[.C13]/[.D13]" office:value-type="float" office:value="1.22125842422207">
            <text:p>1.22</text:p>
          </table:table-cell>
          <table:table-cell office:value-type="float" office:value="723735">
            <text:p>723735</text:p>
          </table:table-cell>
          <table:table-cell office:value-type="float" office:value="103063">
            <text:p>103063</text:p>
          </table:table-cell>
          <table:table-cell table:formula="of:=[.G13]/[.D13]" office:value-type="float" office:value="0.196653589882538">
            <text:p>0.20</text:p>
          </table:table-cell>
          <table:table-cell office:value-type="float" office:value="103715">
            <text:p>103,715.00</text:p>
          </table:table-cell>
          <table:table-cell table:formula="of:=[.I13]/[.D13]" office:value-type="float" office:value="0.197897665259768">
            <text:p>0.20</text:p>
          </table:table-cell>
          <table:table-cell office:value-type="float" office:value="130829">
            <text:p>130,829.00</text:p>
          </table:table-cell>
          <table:table-cell table:formula="of:=[.K13]/[.D13]" office:value-type="float" office:value="0.249633646514681">
            <text:p>0.25</text:p>
          </table:table-cell>
          <table:table-cell table:formula="of:=[.C13]/[.F13]" office:value-type="float" office:value="0.884359606762144">
            <text:p>0.88</text:p>
          </table:table-cell>
          <table:table-cell office:value-type="float" office:value="643029">
            <text:p>643029</text:p>
          </table:table-cell>
          <table:table-cell table:style-name="ce22" table:formula="of:=[.N13]/[.F13]" office:value-type="float" office:value="0.888486808016746">
            <text:p>0.89</text:p>
          </table:table-cell>
          <table:table-cell office:value-type="float" office:value="589796">
            <text:p>589796</text:p>
          </table:table-cell>
          <table:table-cell table:formula="of:=[.P13]/[.C13]" office:value-type="float" office:value="0.921495776839645">
            <text:p>0.92</text:p>
          </table:table-cell>
          <table:table-cell office:value-type="float" office:value="1504897">
            <text:p>1504897</text:p>
          </table:table-cell>
          <table:table-cell table:formula="of:=[.R13]/[.P13]" office:value-type="float" office:value="2.55155511397161">
            <text:p>2.55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699227">
            <text:p>699227</text:p>
          </table:table-cell>
          <table:table-cell office:value-type="float" office:value="622146">
            <text:p>622146</text:p>
          </table:table-cell>
          <table:table-cell table:formula="of:=[.C14]/[.D14]" office:value-type="float" office:value="1.12389535575251">
            <text:p>1.12</text:p>
          </table:table-cell>
          <table:table-cell office:value-type="float" office:value="739689">
            <text:p>739689</text:p>
          </table:table-cell>
          <table:table-cell office:value-type="float" office:value="117603">
            <text:p>117603</text:p>
          </table:table-cell>
          <table:table-cell table:formula="of:=[.G14]/[.D14]" office:value-type="float" office:value="0.189027977355798">
            <text:p>0.19</text:p>
          </table:table-cell>
          <table:table-cell office:value-type="float" office:value="113225">
            <text:p>113,225.00</text:p>
          </table:table-cell>
          <table:table-cell table:formula="of:=[.I14]/[.D14]" office:value-type="float" office:value="0.181991043902878">
            <text:p>0.18</text:p>
          </table:table-cell>
          <table:table-cell office:value-type="float" office:value="155954">
            <text:p>155,954.00</text:p>
          </table:table-cell>
          <table:table-cell table:formula="of:=[.K14]/[.D14]" office:value-type="float" office:value="0.25067106434824">
            <text:p>0.25</text:p>
          </table:table-cell>
          <table:table-cell table:formula="of:=[.C14]/[.F14]" office:value-type="float" office:value="0.945298632263019">
            <text:p>0.95</text:p>
          </table:table-cell>
          <table:table-cell office:value-type="float" office:value="642882">
            <text:p>642882</text:p>
          </table:table-cell>
          <table:table-cell table:style-name="ce22" table:formula="of:=[.N14]/[.F14]" office:value-type="float" office:value="0.869124726743266">
            <text:p>0.87</text:p>
          </table:table-cell>
          <table:table-cell office:value-type="float" office:value="326520">
            <text:p>326520</text:p>
          </table:table-cell>
          <table:table-cell table:formula="of:=[.P14]/[.C14]" office:value-type="float" office:value="0.466972814264895">
            <text:p>0.47</text:p>
          </table:table-cell>
          <table:table-cell office:value-type="float" office:value="1422500">
            <text:p>1422500</text:p>
          </table:table-cell>
          <table:table-cell table:formula="of:=[.R14]/[.P14]" office:value-type="float" office:value="4.35654783780473">
            <text:p>4.3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491233">
            <text:p>491233</text:p>
          </table:table-cell>
          <table:table-cell office:value-type="float" office:value="307083">
            <text:p>307083</text:p>
          </table:table-cell>
          <table:table-cell table:formula="of:=[.C15]/[.D15]" office:value-type="float" office:value="1.59967500643149">
            <text:p>1.6</text:p>
          </table:table-cell>
          <table:table-cell office:value-type="float" office:value="568777">
            <text:p>568777</text:p>
          </table:table-cell>
          <table:table-cell office:value-type="float" office:value="92960">
            <text:p>92960</text:p>
          </table:table-cell>
          <table:table-cell table:formula="of:=[.G15]/[.D15]" office:value-type="float" office:value="0.302719460211083">
            <text:p>0.30</text:p>
          </table:table-cell>
          <table:table-cell office:value-type="float" office:value="82156">
            <text:p>82,156.00</text:p>
          </table:table-cell>
          <table:table-cell table:formula="of:=[.I15]/[.D15]" office:value-type="float" office:value="0.267536789727859">
            <text:p>0.27</text:p>
          </table:table-cell>
          <table:table-cell office:value-type="float" office:value="99843">
            <text:p>99,843.00</text:p>
          </table:table-cell>
          <table:table-cell table:formula="of:=[.K15]/[.D15]" office:value-type="float" office:value="0.325133595803089">
            <text:p>0.33</text:p>
          </table:table-cell>
          <table:table-cell table:formula="of:=[.C15]/[.F15]" office:value-type="float" office:value="0.863665373248215">
            <text:p>0.86</text:p>
          </table:table-cell>
          <table:table-cell office:value-type="float" office:value="560195">
            <text:p>560195</text:p>
          </table:table-cell>
          <table:table-cell table:style-name="ce22" table:formula="of:=[.N15]/[.F15]" office:value-type="float" office:value="0.984911485520687">
            <text:p>0.98</text:p>
          </table:table-cell>
          <table:table-cell office:value-type="float" office:value="286657">
            <text:p>286657</text:p>
          </table:table-cell>
          <table:table-cell table:formula="of:=[.P15]/[.C15]" office:value-type="float" office:value="0.583545893700138">
            <text:p>0.58</text:p>
          </table:table-cell>
          <table:table-cell office:value-type="float" office:value="944986">
            <text:p>944986</text:p>
          </table:table-cell>
          <table:table-cell table:formula="of:=[.R15]/[.P15]" office:value-type="float" office:value="3.29657395423799">
            <text:p>3.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620012">
            <text:p>620012</text:p>
          </table:table-cell>
          <table:table-cell office:value-type="float" office:value="425376">
            <text:p>425376</text:p>
          </table:table-cell>
          <table:table-cell table:formula="of:=[.C16]/[.D16]" office:value-type="float" office:value="1.4575622508087">
            <text:p>1.46</text:p>
          </table:table-cell>
          <table:table-cell office:value-type="float" office:value="621448">
            <text:p>621448</text:p>
          </table:table-cell>
          <table:table-cell office:value-type="float" office:value="122104">
            <text:p>122104</text:p>
          </table:table-cell>
          <table:table-cell table:formula="of:=[.G16]/[.D16]" office:value-type="float" office:value="0.287049574964267">
            <text:p>0.29</text:p>
          </table:table-cell>
          <table:table-cell office:value-type="float" office:value="106081">
            <text:p>106,081.00</text:p>
          </table:table-cell>
          <table:table-cell table:formula="of:=[.I16]/[.D16]" office:value-type="float" office:value="0.249381723463477">
            <text:p>0.25</text:p>
          </table:table-cell>
          <table:table-cell office:value-type="float" office:value="125736">
            <text:p>125,736.00</text:p>
          </table:table-cell>
          <table:table-cell table:formula="of:=[.K16]/[.D16]" office:value-type="float" office:value="0.295587903407809">
            <text:p>0.30</text:p>
          </table:table-cell>
          <table:table-cell table:formula="of:=[.C16]/[.F16]" office:value-type="float" office:value="0.997689267645885">
            <text:p>1</text:p>
          </table:table-cell>
          <table:table-cell office:value-type="float" office:value="625778">
            <text:p>625778</text:p>
          </table:table-cell>
          <table:table-cell table:style-name="ce22" table:formula="of:=[.N16]/[.F16]" office:value-type="float" office:value="1.0069675982544">
            <text:p>1.01</text:p>
          </table:table-cell>
          <table:table-cell office:value-type="float" office:value="737817">
            <text:p>737817</text:p>
          </table:table-cell>
          <table:table-cell table:formula="of:=[.P16]/[.C16]" office:value-type="float" office:value="1.19000438701186">
            <text:p>1.19</text:p>
          </table:table-cell>
          <table:table-cell office:value-type="float" office:value="790236">
            <text:p>790236</text:p>
          </table:table-cell>
          <table:table-cell table:formula="of:=[.R16]/[.P16]" office:value-type="float" office:value="1.07104607240007">
            <text:p>1.0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641880">
            <text:p>641880</text:p>
          </table:table-cell>
          <table:table-cell office:value-type="float" office:value="534379">
            <text:p>534379</text:p>
          </table:table-cell>
          <table:table-cell table:formula="of:=[.C17]/[.D17]" office:value-type="float" office:value="1.20116995615471">
            <text:p>1.2</text:p>
          </table:table-cell>
          <table:table-cell office:value-type="float" office:value="699139">
            <text:p>699139</text:p>
          </table:table-cell>
          <table:table-cell office:value-type="float" office:value="136741">
            <text:p>136741</text:p>
          </table:table-cell>
          <table:table-cell table:formula="of:=[.G17]/[.D17]" office:value-type="float" office:value="0.255887675226759">
            <text:p>0.26</text:p>
          </table:table-cell>
          <table:table-cell office:value-type="float" office:value="113932">
            <text:p>113,932.00</text:p>
          </table:table-cell>
          <table:table-cell table:formula="of:=[.I17]/[.D17]" office:value-type="float" office:value="0.213204485954725">
            <text:p>0.21</text:p>
          </table:table-cell>
          <table:table-cell office:value-type="float" office:value="149059">
            <text:p>149,059.00</text:p>
          </table:table-cell>
          <table:table-cell table:formula="of:=[.K17]/[.D17]" office:value-type="float" office:value="0.278938730751021">
            <text:p>0.28</text:p>
          </table:table-cell>
          <table:table-cell table:formula="of:=[.C17]/[.F17]" office:value-type="float" office:value="0.918100692423109">
            <text:p>0.92</text:p>
          </table:table-cell>
          <table:table-cell office:value-type="float" office:value="648190">
            <text:p>648190</text:p>
          </table:table-cell>
          <table:table-cell table:style-name="ce22" table:formula="of:=[.N17]/[.F17]" office:value-type="float" office:value="0.927126079363331">
            <text:p>0.93</text:p>
          </table:table-cell>
          <table:table-cell office:value-type="float" office:value="775927">
            <text:p>775927</text:p>
          </table:table-cell>
          <table:table-cell table:formula="of:=[.P17]/[.C17]" office:value-type="float" office:value="1.20883498473235">
            <text:p>1.21</text:p>
          </table:table-cell>
          <table:table-cell office:value-type="float" office:value="859007">
            <text:p>859007</text:p>
          </table:table-cell>
          <table:table-cell table:formula="of:=[.R17]/[.P17]" office:value-type="float" office:value="1.10707192815819">
            <text:p>1.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682258">
            <text:p>682258</text:p>
          </table:table-cell>
          <table:table-cell office:value-type="float" office:value="535335">
            <text:p>535335</text:p>
          </table:table-cell>
          <table:table-cell table:formula="of:=[.C18]/[.D18]" office:value-type="float" office:value="1.27445057767566">
            <text:p>1.27</text:p>
          </table:table-cell>
          <table:table-cell office:value-type="float" office:value="725596">
            <text:p>725596</text:p>
          </table:table-cell>
          <table:table-cell office:value-type="float" office:value="151664">
            <text:p>151664</text:p>
          </table:table-cell>
          <table:table-cell table:formula="of:=[.G18]/[.D18]" office:value-type="float" office:value="0.28330671448719">
            <text:p>0.28</text:p>
          </table:table-cell>
          <table:table-cell office:value-type="float" office:value="146651">
            <text:p>146,651.00</text:p>
          </table:table-cell>
          <table:table-cell table:formula="of:=[.I18]/[.D18]" office:value-type="float" office:value="0.273942484612439">
            <text:p>0.27</text:p>
          </table:table-cell>
          <table:table-cell office:value-type="float" office:value="138791">
            <text:p>138,791.00</text:p>
          </table:table-cell>
          <table:table-cell table:formula="of:=[.K18]/[.D18]" office:value-type="float" office:value="0.259260089476683">
            <text:p>0.26</text:p>
          </table:table-cell>
          <table:table-cell table:formula="of:=[.C18]/[.F18]" office:value-type="float" office:value="0.940272548360245">
            <text:p>0.94</text:p>
          </table:table-cell>
          <table:table-cell office:value-type="float" office:value="663371">
            <text:p>663371</text:p>
          </table:table-cell>
          <table:table-cell table:style-name="ce22" table:formula="of:=[.N18]/[.F18]" office:value-type="float" office:value="0.914242912033694">
            <text:p>0.91</text:p>
          </table:table-cell>
          <table:table-cell office:value-type="float" office:value="864743">
            <text:p>864743</text:p>
          </table:table-cell>
          <table:table-cell table:formula="of:=[.P18]/[.C18]" office:value-type="float" office:value="1.26747212931179">
            <text:p>1.27</text:p>
          </table:table-cell>
          <table:table-cell office:value-type="float" office:value="948083">
            <text:p>948083</text:p>
          </table:table-cell>
          <table:table-cell table:formula="of:=[.R18]/[.P18]" office:value-type="float" office:value="1.09637545490394">
            <text:p>1.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744204">
            <text:p>744204</text:p>
          </table:table-cell>
          <table:table-cell office:value-type="float" office:value="608855">
            <text:p>608855</text:p>
          </table:table-cell>
          <table:table-cell table:formula="of:=[.C19]/[.D19]" office:value-type="float" office:value="1.2223008762349">
            <text:p>1.22</text:p>
          </table:table-cell>
          <table:table-cell office:value-type="float" office:value="725106">
            <text:p>725106</text:p>
          </table:table-cell>
          <table:table-cell office:value-type="float" office:value="150055">
            <text:p>150055</text:p>
          </table:table-cell>
          <table:table-cell table:formula="of:=[.G19]/[.D19]" office:value-type="float" office:value="0.246454410327582">
            <text:p>0.25</text:p>
          </table:table-cell>
          <table:table-cell office:value-type="float" office:value="108790">
            <text:p>108,790.00</text:p>
          </table:table-cell>
          <table:table-cell table:formula="of:=[.I19]/[.D19]" office:value-type="float" office:value="0.178679652790894">
            <text:p>0.18</text:p>
          </table:table-cell>
          <table:table-cell office:value-type="float" office:value="168992">
            <text:p>168,992.00</text:p>
          </table:table-cell>
          <table:table-cell table:formula="of:=[.K19]/[.D19]" office:value-type="float" office:value="0.277557053814127">
            <text:p>0.28</text:p>
          </table:table-cell>
          <table:table-cell table:formula="of:=[.C19]/[.F19]" office:value-type="float" office:value="1.02633821813638">
            <text:p>1.03</text:p>
          </table:table-cell>
          <table:table-cell office:value-type="float" office:value="666862">
            <text:p>666862</text:p>
          </table:table-cell>
          <table:table-cell table:style-name="ce22" table:formula="of:=[.N19]/[.F19]" office:value-type="float" office:value="0.91967519231671">
            <text:p>0.92</text:p>
          </table:table-cell>
          <table:table-cell office:value-type="float" office:value="825693">
            <text:p>825693</text:p>
          </table:table-cell>
          <table:table-cell table:formula="of:=[.P19]/[.C19]" office:value-type="float" office:value="1.10949820210587">
            <text:p>1.11</text:p>
          </table:table-cell>
          <table:table-cell office:value-type="float" office:value="1011885">
            <text:p>1011885</text:p>
          </table:table-cell>
          <table:table-cell table:formula="of:=[.R19]/[.P19]" office:value-type="float" office:value="1.22549785452947">
            <text:p>1.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727563">
            <text:p>727563</text:p>
          </table:table-cell>
          <table:table-cell office:value-type="float" office:value="768299">
            <text:p>768299</text:p>
          </table:table-cell>
          <table:table-cell table:formula="of:=[.C20]/[.D20]" office:value-type="float" office:value="0.946978975633184">
            <text:p>0.95</text:p>
          </table:table-cell>
          <table:table-cell office:value-type="float" office:value="753077">
            <text:p>753077</text:p>
          </table:table-cell>
          <table:table-cell office:value-type="float" office:value="165368">
            <text:p>165368</text:p>
          </table:table-cell>
          <table:table-cell table:formula="of:=[.G20]/[.D20]" office:value-type="float" office:value="0.21523911914502">
            <text:p>0.22</text:p>
          </table:table-cell>
          <table:table-cell office:value-type="float" office:value="158938">
            <text:p>158,938.00</text:p>
          </table:table-cell>
          <table:table-cell table:formula="of:=[.I20]/[.D20]" office:value-type="float" office:value="0.206869981608723">
            <text:p>0.21</text:p>
          </table:table-cell>
          <table:table-cell office:value-type="float" office:value="182815">
            <text:p>182,815.00</text:p>
          </table:table-cell>
          <table:table-cell table:formula="of:=[.K20]/[.D20]" office:value-type="float" office:value="0.237947726080601">
            <text:p>0.24</text:p>
          </table:table-cell>
          <table:table-cell table:formula="of:=[.C20]/[.F20]" office:value-type="float" office:value="0.966120330324788">
            <text:p>0.97</text:p>
          </table:table-cell>
          <table:table-cell office:value-type="float" office:value="671810">
            <text:p>671810</text:p>
          </table:table-cell>
          <table:table-cell table:style-name="ce22" table:formula="of:=[.N20]/[.F20]" office:value-type="float" office:value="0.89208673216683">
            <text:p>0.89</text:p>
          </table:table-cell>
          <table:table-cell office:value-type="float" office:value="790245">
            <text:p>790245</text:p>
          </table:table-cell>
          <table:table-cell table:formula="of:=[.P20]/[.C20]" office:value-type="float" office:value="1.08615336403858">
            <text:p>1.09</text:p>
          </table:table-cell>
          <table:table-cell office:value-type="float" office:value="941120">
            <text:p>941120</text:p>
          </table:table-cell>
          <table:table-cell table:formula="of:=[.R20]/[.P20]" office:value-type="float" office:value="1.19092180273206">
            <text:p>1.19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742146">
            <text:p>742146</text:p>
          </table:table-cell>
          <table:table-cell office:value-type="float" office:value="965330">
            <text:p>965330</text:p>
          </table:table-cell>
          <table:table-cell table:formula="of:=[.C21]/[.D21]" office:value-type="float" office:value="0.768800306630893">
            <text:p>0.77</text:p>
          </table:table-cell>
          <table:table-cell office:value-type="float" office:value="757326">
            <text:p>757326</text:p>
          </table:table-cell>
          <table:table-cell office:value-type="float" office:value="168747">
            <text:p>168747</text:p>
          </table:table-cell>
          <table:table-cell table:formula="of:=[.G21]/[.D21]" office:value-type="float" office:value="0.174807578755452">
            <text:p>0.17</text:p>
          </table:table-cell>
          <table:table-cell office:value-type="float" office:value="170552">
            <text:p>170,552.00</text:p>
          </table:table-cell>
          <table:table-cell table:formula="of:=[.I21]/[.D21]" office:value-type="float" office:value="0.176677405654025">
            <text:p>0.18</text:p>
          </table:table-cell>
          <table:table-cell office:value-type="float" office:value="191226">
            <text:p>191,226.00</text:p>
          </table:table-cell>
          <table:table-cell table:formula="of:=[.K21]/[.D21]" office:value-type="float" office:value="0.198093916070152">
            <text:p>0.20</text:p>
          </table:table-cell>
          <table:table-cell table:formula="of:=[.C21]/[.F21]" office:value-type="float" office:value="0.979955791825449">
            <text:p>0.98</text:p>
          </table:table-cell>
          <table:table-cell office:value-type="float" office:value="680740">
            <text:p>680740</text:p>
          </table:table-cell>
          <table:table-cell table:style-name="ce22" table:formula="of:=[.N21]/[.F21]" office:value-type="float" office:value="0.898873140496959">
            <text:p>0.90</text:p>
          </table:table-cell>
          <table:table-cell office:value-type="float" office:value="479483">
            <text:p>479483</text:p>
          </table:table-cell>
          <table:table-cell table:formula="of:=[.P21]/[.C21]" office:value-type="float" office:value="0.646076378502343">
            <text:p>0.65</text:p>
          </table:table-cell>
          <table:table-cell office:value-type="float" office:value="823419">
            <text:p>823419</text:p>
          </table:table-cell>
          <table:table-cell table:formula="of:=[.R21]/[.P21]" office:value-type="float" office:value="1.71730593159716">
            <text:p>1.7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505432">
            <text:p>505432</text:p>
          </table:table-cell>
          <table:table-cell office:value-type="float" office:value="348170">
            <text:p>348170</text:p>
          </table:table-cell>
          <table:table-cell table:formula="of:=[.C22]/[.D22]" office:value-type="float" office:value="1.45168164976879">
            <text:p>1.45</text:p>
          </table:table-cell>
          <table:table-cell office:value-type="float" office:value="573303">
            <text:p>573303</text:p>
          </table:table-cell>
          <table:table-cell office:value-type="float" office:value="110269">
            <text:p>110269</text:p>
          </table:table-cell>
          <table:table-cell table:formula="of:=[.G22]/[.D22]" office:value-type="float" office:value="0.3167102277623">
            <text:p>0.32</text:p>
          </table:table-cell>
          <table:table-cell office:value-type="float" office:value="104345">
            <text:p>104,345.00</text:p>
          </table:table-cell>
          <table:table-cell table:formula="of:=[.I22]/[.D22]" office:value-type="float" office:value="0.299695551023925">
            <text:p>0.30</text:p>
          </table:table-cell>
          <table:table-cell office:value-type="float" office:value="109584">
            <text:p>109,584.00</text:p>
          </table:table-cell>
          <table:table-cell table:formula="of:=[.K22]/[.D22]" office:value-type="float" office:value="0.31474279805842">
            <text:p>0.31</text:p>
          </table:table-cell>
          <table:table-cell table:formula="of:=[.C22]/[.F22]" office:value-type="float" office:value="0.881614085396378">
            <text:p>0.88</text:p>
          </table:table-cell>
          <table:table-cell office:value-type="float" office:value="582509">
            <text:p>582509</text:p>
          </table:table-cell>
          <table:table-cell table:style-name="ce22" table:formula="of:=[.N22]/[.F22]" office:value-type="float" office:value="1.01605782631523">
            <text:p>1.02</text:p>
          </table:table-cell>
          <table:table-cell office:value-type="float" office:value="292754">
            <text:p>292754</text:p>
          </table:table-cell>
          <table:table-cell table:formula="of:=[.P22]/[.C22]" office:value-type="float" office:value="0.579215403852546">
            <text:p>0.58</text:p>
          </table:table-cell>
          <table:table-cell office:value-type="float" office:value="667590">
            <text:p>667590</text:p>
          </table:table-cell>
          <table:table-cell table:formula="of:=[.R22]/[.P22]" office:value-type="float" office:value="2.28037874802735">
            <text:p>2.2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5299">
            <text:p>605299</text:p>
          </table:table-cell>
          <table:table-cell office:value-type="float" office:value="518410">
            <text:p>518410</text:p>
          </table:table-cell>
          <table:table-cell table:formula="of:=[.C23]/[.D23]" office:value-type="float" office:value="1.16760672054937">
            <text:p>1.17</text:p>
          </table:table-cell>
          <table:table-cell office:value-type="float" office:value="656360">
            <text:p>656360</text:p>
          </table:table-cell>
          <table:table-cell office:value-type="float" office:value="132788">
            <text:p>132788</text:p>
          </table:table-cell>
          <table:table-cell table:formula="of:=[.G23]/[.D23]" office:value-type="float" office:value="0.256144750294169">
            <text:p>0.26</text:p>
          </table:table-cell>
          <table:table-cell office:value-type="float" office:value="123095">
            <text:p>123,095.00</text:p>
          </table:table-cell>
          <table:table-cell table:formula="of:=[.I23]/[.D23]" office:value-type="float" office:value="0.237447194305665">
            <text:p>0.24</text:p>
          </table:table-cell>
          <table:table-cell office:value-type="float" office:value="141685">
            <text:p>141,685.00</text:p>
          </table:table-cell>
          <table:table-cell table:formula="of:=[.K23]/[.D23]" office:value-type="float" office:value="0.273306842074806">
            <text:p>0.27</text:p>
          </table:table-cell>
          <table:table-cell table:formula="of:=[.C23]/[.F23]" office:value-type="float" office:value="0.922205801694192">
            <text:p>0.92</text:p>
          </table:table-cell>
          <table:table-cell office:value-type="float" office:value="619889">
            <text:p>619889</text:p>
          </table:table-cell>
          <table:table-cell table:style-name="ce22" table:formula="of:=[.N23]/[.F23]" office:value-type="float" office:value="0.944434456700591">
            <text:p>0.94</text:p>
          </table:table-cell>
          <table:table-cell office:value-type="float" office:value="713105">
            <text:p>713105</text:p>
          </table:table-cell>
          <table:table-cell table:formula="of:=[.P23]/[.C23]" office:value-type="float" office:value="1.17810371403224">
            <text:p>1.18</text:p>
          </table:table-cell>
          <table:table-cell office:value-type="float" office:value="385538">
            <text:p>385538</text:p>
          </table:table-cell>
          <table:table-cell table:formula="of:=[.R23]/[.P23]" office:value-type="float" office:value="0.540646889308026">
            <text:p>0.5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674502">
            <text:p>674502</text:p>
          </table:table-cell>
          <table:table-cell office:value-type="float" office:value="664267">
            <text:p>664267</text:p>
          </table:table-cell>
          <table:table-cell table:formula="of:=[.C24]/[.D24]" office:value-type="float" office:value="1.01540796095546">
            <text:p>1.02</text:p>
          </table:table-cell>
          <table:table-cell office:value-type="float" office:value="704137">
            <text:p>704137</text:p>
          </table:table-cell>
          <table:table-cell office:value-type="float" office:value="153052">
            <text:p>153052</text:p>
          </table:table-cell>
          <table:table-cell table:formula="of:=[.G24]/[.D24]" office:value-type="float" office:value="0.230407351260863">
            <text:p>0.23</text:p>
          </table:table-cell>
          <table:table-cell office:value-type="float" office:value="126023">
            <text:p>126,023.00</text:p>
          </table:table-cell>
          <table:table-cell table:formula="of:=[.I24]/[.D24]" office:value-type="float" office:value="0.18971738773716">
            <text:p>0.19</text:p>
          </table:table-cell>
          <table:table-cell office:value-type="float" office:value="166907">
            <text:p>166,907.00</text:p>
          </table:table-cell>
          <table:table-cell table:formula="of:=[.K24]/[.D24]" office:value-type="float" office:value="0.251264928108727">
            <text:p>0.25</text:p>
          </table:table-cell>
          <table:table-cell table:formula="of:=[.C24]/[.F24]" office:value-type="float" office:value="0.95791301976746">
            <text:p>0.96</text:p>
          </table:table-cell>
          <table:table-cell office:value-type="float" office:value="655578">
            <text:p>655578</text:p>
          </table:table-cell>
          <table:table-cell table:style-name="ce22" table:formula="of:=[.N24]/[.F24]" office:value-type="float" office:value="0.931037567973278">
            <text:p>0.93</text:p>
          </table:table-cell>
          <table:table-cell office:value-type="float" office:value="717189">
            <text:p>717189</text:p>
          </table:table-cell>
          <table:table-cell table:formula="of:=[.P24]/[.C24]" office:value-type="float" office:value="1.06328669151463">
            <text:p>1.06</text:p>
          </table:table-cell>
          <table:table-cell office:value-type="float" office:value="616812">
            <text:p>616812</text:p>
          </table:table-cell>
          <table:table-cell table:formula="of:=[.R24]/[.P24]" office:value-type="float" office:value="0.86004107703827">
            <text:p>0.8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726285">
            <text:p>726285</text:p>
          </table:table-cell>
          <table:table-cell office:value-type="float" office:value="731221">
            <text:p>731221</text:p>
          </table:table-cell>
          <table:table-cell table:formula="of:=[.C25]/[.D25]" office:value-type="float" office:value="0.993249646823601">
            <text:p>0.99</text:p>
          </table:table-cell>
          <table:table-cell office:value-type="float" office:value="740050">
            <text:p>740050</text:p>
          </table:table-cell>
          <table:table-cell office:value-type="float" office:value="161322">
            <text:p>161322</text:p>
          </table:table-cell>
          <table:table-cell table:formula="of:=[.G25]/[.D25]" office:value-type="float" office:value="0.220620031426887">
            <text:p>0.22</text:p>
          </table:table-cell>
          <table:table-cell office:value-type="float" office:value="147130">
            <text:p>147,130.00</text:p>
          </table:table-cell>
          <table:table-cell table:formula="of:=[.I25]/[.D25]" office:value-type="float" office:value="0.201211398469136">
            <text:p>0.20</text:p>
          </table:table-cell>
          <table:table-cell office:value-type="float" office:value="176218">
            <text:p>176,218.00</text:p>
          </table:table-cell>
          <table:table-cell table:formula="of:=[.K25]/[.D25]" office:value-type="float" office:value="0.24099143760915">
            <text:p>0.24</text:p>
          </table:table-cell>
          <table:table-cell table:formula="of:=[.C25]/[.F25]" office:value-type="float" office:value="0.981399905411796">
            <text:p>0.98</text:p>
          </table:table-cell>
          <table:table-cell office:value-type="float" office:value="613850">
            <text:p>613850</text:p>
          </table:table-cell>
          <table:table-cell table:style-name="ce22" table:formula="of:=[.N25]/[.F25]" office:value-type="float" office:value="0.829470981690426">
            <text:p>0.83</text:p>
          </table:table-cell>
          <table:table-cell office:value-type="float" office:value="696686">
            <text:p>696686</text:p>
          </table:table-cell>
          <table:table-cell table:formula="of:=[.P25]/[.C25]" office:value-type="float" office:value="0.959246026009074">
            <text:p>0.96</text:p>
          </table:table-cell>
          <table:table-cell office:value-type="float" office:value="570773">
            <text:p>570773</text:p>
          </table:table-cell>
          <table:table-cell table:formula="of:=[.R25]/[.P25]" office:value-type="float" office:value="0.819268651874733">
            <text:p>0.8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732478">
            <text:p>732478</text:p>
          </table:table-cell>
          <table:table-cell office:value-type="float" office:value="860539">
            <text:p>860539</text:p>
          </table:table-cell>
          <table:table-cell table:formula="of:=[.C26]/[.D26]" office:value-type="float" office:value="0.851185129320112">
            <text:p>0.85</text:p>
          </table:table-cell>
          <table:table-cell office:value-type="float" office:value="752761">
            <text:p>752761</text:p>
          </table:table-cell>
          <table:table-cell office:value-type="float" office:value="259590">
            <text:p>259590</text:p>
          </table:table-cell>
          <table:table-cell table:formula="of:=[.G26]/[.D26]" office:value-type="float" office:value="0.301659773699972">
            <text:p>0.30</text:p>
          </table:table-cell>
          <table:table-cell office:value-type="float" office:value="162211">
            <text:p>162,211.00</text:p>
          </table:table-cell>
          <table:table-cell table:formula="of:=[.I26]/[.D26]" office:value-type="float" office:value="0.188499301019477">
            <text:p>0.19</text:p>
          </table:table-cell>
          <table:table-cell office:value-type="float" office:value="176741">
            <text:p>176,741.00</text:p>
          </table:table-cell>
          <table:table-cell table:formula="of:=[.K26]/[.D26]" office:value-type="float" office:value="0.205384067427508">
            <text:p>0.21</text:p>
          </table:table-cell>
          <table:table-cell table:formula="of:=[.C26]/[.F26]" office:value-type="float" office:value="0.973055192816844">
            <text:p>0.97</text:p>
          </table:table-cell>
          <table:table-cell office:value-type="float" office:value="685314">
            <text:p>685314</text:p>
          </table:table-cell>
          <table:table-cell table:style-name="ce22" table:formula="of:=[.N26]/[.F26]" office:value-type="float" office:value="0.910400512247579">
            <text:p>0.91</text:p>
          </table:table-cell>
          <table:table-cell office:value-type="float" office:value="769984">
            <text:p>769984</text:p>
          </table:table-cell>
          <table:table-cell table:formula="of:=[.P26]/[.C26]" office:value-type="float" office:value="1.05120426825106">
            <text:p>1.05</text:p>
          </table:table-cell>
          <table:table-cell office:value-type="float" office:value="581889">
            <text:p>581889</text:p>
          </table:table-cell>
          <table:table-cell table:formula="of:=[.R26]/[.P26]" office:value-type="float" office:value="0.755715703183443">
            <text:p>0.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735488">
            <text:p>735488</text:p>
          </table:table-cell>
          <table:table-cell office:value-type="float" office:value="981960">
            <text:p>981960</text:p>
          </table:table-cell>
          <table:table-cell table:formula="of:=[.C27]/[.D27]" office:value-type="float" office:value="0.748999959265143">
            <text:p>0.75</text:p>
          </table:table-cell>
          <table:table-cell office:value-type="float" office:value="768658">
            <text:p>768658</text:p>
          </table:table-cell>
          <table:table-cell office:value-type="float" office:value="192724">
            <text:p>192724</text:p>
          </table:table-cell>
          <table:table-cell table:formula="of:=[.G27]/[.D27]" office:value-type="float" office:value="0.196264613629883">
            <text:p>0.20</text:p>
          </table:table-cell>
          <table:table-cell office:value-type="float" office:value="174229">
            <text:p>174,229.00</text:p>
          </table:table-cell>
          <table:table-cell table:formula="of:=[.I27]/[.D27]" office:value-type="float" office:value="0.177429834209133">
            <text:p>0.18</text:p>
          </table:table-cell>
          <table:table-cell office:value-type="float" office:value="190703">
            <text:p>190,703.00</text:p>
          </table:table-cell>
          <table:table-cell table:formula="of:=[.K27]/[.D27]" office:value-type="float" office:value="0.194206484989205">
            <text:p>0.19</text:p>
          </table:table-cell>
          <table:table-cell table:formula="of:=[.C27]/[.F27]" office:value-type="float" office:value="0.956846868178045">
            <text:p>0.96</text:p>
          </table:table-cell>
          <table:table-cell office:value-type="float" office:value="685421">
            <text:p>685421</text:p>
          </table:table-cell>
          <table:table-cell table:style-name="ce22" table:formula="of:=[.N27]/[.F27]" office:value-type="float" office:value="0.891711268210309">
            <text:p>0.89</text:p>
          </table:table-cell>
          <table:table-cell office:value-type="float" office:value="792639">
            <text:p>792639</text:p>
          </table:table-cell>
          <table:table-cell table:formula="of:=[.P27]/[.C27]" office:value-type="float" office:value="1.07770487077967">
            <text:p>1.08</text:p>
          </table:table-cell>
          <table:table-cell office:value-type="float" office:value="1239546">
            <text:p>1239546</text:p>
          </table:table-cell>
          <table:table-cell table:formula="of:=[.R27]/[.P27]" office:value-type="float" office:value="1.56382161362234">
            <text:p>1.5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741072">
            <text:p>741072</text:p>
          </table:table-cell>
          <table:table-cell office:value-type="float" office:value="1166676">
            <text:p>1166676</text:p>
          </table:table-cell>
          <table:table-cell table:formula="of:=[.C28]/[.D28]" office:value-type="float" office:value="0.635199489832653">
            <text:p>0.64</text:p>
          </table:table-cell>
          <table:table-cell office:value-type="float" office:value="776721">
            <text:p>776721</text:p>
          </table:table-cell>
          <table:table-cell office:value-type="float" office:value="199792">
            <text:p>199792</text:p>
          </table:table-cell>
          <table:table-cell table:formula="of:=[.G28]/[.D28]" office:value-type="float" office:value="0.17124891572296">
            <text:p>0.17</text:p>
          </table:table-cell>
          <table:table-cell office:value-type="float" office:value="155265">
            <text:p>155,265.00</text:p>
          </table:table-cell>
          <table:table-cell table:formula="of:=[.I28]/[.D28]" office:value-type="float" office:value="0.133083221048517">
            <text:p>0.13</text:p>
          </table:table-cell>
          <table:table-cell office:value-type="float" office:value="203651">
            <text:p>203,651.00</text:p>
          </table:table-cell>
          <table:table-cell table:formula="of:=[.K28]/[.D28]" office:value-type="float" office:value="0.174556603547172">
            <text:p>0.17</text:p>
          </table:table-cell>
          <table:table-cell table:formula="of:=[.C28]/[.F28]" office:value-type="float" office:value="0.954103210805424">
            <text:p>0.95</text:p>
          </table:table-cell>
          <table:table-cell office:value-type="float" office:value="667477">
            <text:p>667477</text:p>
          </table:table-cell>
          <table:table-cell table:style-name="ce22" table:formula="of:=[.N28]/[.F28]" office:value-type="float" office:value="0.859352328571005">
            <text:p>0.86</text:p>
          </table:table-cell>
          <table:table-cell office:value-type="float" office:value="805054">
            <text:p>805054</text:p>
          </table:table-cell>
          <table:table-cell table:formula="of:=[.P28]/[.C28]" office:value-type="float" office:value="1.08633709005333">
            <text:p>1.09</text:p>
          </table:table-cell>
          <table:table-cell office:value-type="float" office:value="1635913">
            <text:p>1635913</text:p>
          </table:table-cell>
          <table:table-cell table:formula="of:=[.R28]/[.P28]" office:value-type="float" office:value="2.03205375043165">
            <text:p>2.03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726285">
            <text:p>726285</text:p>
          </table:table-cell>
          <table:table-cell office:value-type="float" office:value="1171242">
            <text:p>1171242</text:p>
          </table:table-cell>
          <table:table-cell table:formula="of:=[.C29]/[.D29]" office:value-type="float" office:value="0.620098152217902">
            <text:p>0.62</text:p>
          </table:table-cell>
          <table:table-cell office:value-type="float" office:value="766464">
            <text:p>766464</text:p>
          </table:table-cell>
          <table:table-cell office:value-type="float" office:value="189201">
            <text:p>189201</text:p>
          </table:table-cell>
          <table:table-cell table:formula="of:=[.G29]/[.D29]" office:value-type="float" office:value="0.161538776785669">
            <text:p>0.16</text:p>
          </table:table-cell>
          <table:table-cell office:value-type="float" office:value="186303">
            <text:p>186,303.00</text:p>
          </table:table-cell>
          <table:table-cell table:formula="of:=[.I29]/[.D29]" office:value-type="float" office:value="0.159064480269662">
            <text:p>0.16</text:p>
          </table:table-cell>
          <table:table-cell office:value-type="float" office:value="210975">
            <text:p>210,975.00</text:p>
          </table:table-cell>
          <table:table-cell table:formula="of:=[.K29]/[.D29]" office:value-type="float" office:value="0.180129298641954">
            <text:p>0.18</text:p>
          </table:table-cell>
          <table:table-cell table:formula="of:=[.C29]/[.F29]" office:value-type="float" office:value="0.947578751252505">
            <text:p>0.95</text:p>
          </table:table-cell>
          <table:table-cell office:value-type="float" office:value="686309">
            <text:p>686309</text:p>
          </table:table-cell>
          <table:table-cell table:style-name="ce22" table:formula="of:=[.N29]/[.F29]" office:value-type="float" office:value="0.89542235512692">
            <text:p>0.90</text:p>
          </table:table-cell>
          <table:table-cell office:value-type="float" office:value="364687">
            <text:p>364687</text:p>
          </table:table-cell>
          <table:table-cell table:formula="of:=[.P29]/[.C29]" office:value-type="float" office:value="0.502126575655562">
            <text:p>0.5</text:p>
          </table:table-cell>
          <table:table-cell office:value-type="float" office:value="327162">
            <text:p>327162</text:p>
          </table:table-cell>
          <table:table-cell table:formula="of:=[.R29]/[.P29]" office:value-type="float" office:value="0.897103543586692">
            <text:p>0.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14317">
            <text:p>514317</text:p>
          </table:table-cell>
          <table:table-cell office:value-type="float" office:value="402153">
            <text:p>402153</text:p>
          </table:table-cell>
          <table:table-cell table:formula="of:=[.C30]/[.D30]" office:value-type="float" office:value="1.27890877352649">
            <text:p>1.28</text:p>
          </table:table-cell>
          <table:table-cell office:value-type="float" office:value="584126">
            <text:p>584126</text:p>
          </table:table-cell>
          <table:table-cell office:value-type="float" office:value="141938">
            <text:p>141938</text:p>
          </table:table-cell>
          <table:table-cell table:formula="of:=[.G30]/[.D30]" office:value-type="float" office:value="0.352945272073067">
            <text:p>0.35</text:p>
          </table:table-cell>
          <table:table-cell office:value-type="float" office:value="108879">
            <text:p>108,879.00</text:p>
          </table:table-cell>
          <table:table-cell table:formula="of:=[.I30]/[.D30]" office:value-type="float" office:value="0.270740240654676">
            <text:p>0.27</text:p>
          </table:table-cell>
          <table:table-cell office:value-type="float" office:value="113949">
            <text:p>113,949.00</text:p>
          </table:table-cell>
          <table:table-cell table:formula="of:=[.K30]/[.D30]" office:value-type="float" office:value="0.28334738271255">
            <text:p>0.28</text:p>
          </table:table-cell>
          <table:table-cell table:formula="of:=[.C30]/[.F30]" office:value-type="float" office:value="0.88048982582525">
            <text:p>0.88</text:p>
          </table:table-cell>
          <table:table-cell office:value-type="float" office:value="588155">
            <text:p>588155</text:p>
          </table:table-cell>
          <table:table-cell table:style-name="ce22" table:formula="of:=[.N30]/[.F30]" office:value-type="float" office:value="1.00689748444685">
            <text:p>1.01</text:p>
          </table:table-cell>
          <table:table-cell office:value-type="float" office:value="301537">
            <text:p>301537</text:p>
          </table:table-cell>
          <table:table-cell table:formula="of:=[.P30]/[.C30]" office:value-type="float" office:value="0.586286278695824">
            <text:p>0.59</text:p>
          </table:table-cell>
          <table:table-cell office:value-type="float" office:value="236384">
            <text:p>236384</text:p>
          </table:table-cell>
          <table:table-cell table:formula="of:=[.R30]/[.P30]" office:value-type="float" office:value="0.78393033027456">
            <text:p>0.7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3072">
            <text:p>603072</text:p>
          </table:table-cell>
          <table:table-cell office:value-type="float" office:value="612594">
            <text:p>612594</text:p>
          </table:table-cell>
          <table:table-cell table:formula="of:=[.C31]/[.D31]" office:value-type="float" office:value="0.984456263038815">
            <text:p>0.98</text:p>
          </table:table-cell>
          <table:table-cell office:value-type="float" office:value="659768">
            <text:p>659768</text:p>
          </table:table-cell>
          <table:table-cell office:value-type="float" office:value="154411">
            <text:p>154411</text:p>
          </table:table-cell>
          <table:table-cell table:formula="of:=[.G31]/[.D31]" office:value-type="float" office:value="0.252060908203476">
            <text:p>0.25</text:p>
          </table:table-cell>
          <table:table-cell office:value-type="float" office:value="132509">
            <text:p>132,509.00</text:p>
          </table:table-cell>
          <table:table-cell table:formula="of:=[.I31]/[.D31]" office:value-type="float" office:value="0.216308027829198">
            <text:p>0.22</text:p>
          </table:table-cell>
          <table:table-cell office:value-type="float" office:value="142552">
            <text:p>142,552.00</text:p>
          </table:table-cell>
          <table:table-cell table:formula="of:=[.K31]/[.D31]" office:value-type="float" office:value="0.232702246512372">
            <text:p>0.23</text:p>
          </table:table-cell>
          <table:table-cell table:formula="of:=[.C31]/[.F31]" office:value-type="float" office:value="0.914066762862097">
            <text:p>0.91</text:p>
          </table:table-cell>
          <table:table-cell office:value-type="float" office:value="633284">
            <text:p>633284</text:p>
          </table:table-cell>
          <table:table-cell table:style-name="ce22" table:formula="of:=[.N31]/[.F31]" office:value-type="float" office:value="0.959858616968389">
            <text:p>0.96</text:p>
          </table:table-cell>
          <table:table-cell office:value-type="float" office:value="657684">
            <text:p>657684</text:p>
          </table:table-cell>
          <table:table-cell table:formula="of:=[.P31]/[.C31]" office:value-type="float" office:value="1.09055635148042">
            <text:p>1.09</text:p>
          </table:table-cell>
          <table:table-cell office:value-type="float" office:value="978088">
            <text:p>978088</text:p>
          </table:table-cell>
          <table:table-cell table:formula="of:=[.R31]/[.P31]" office:value-type="float" office:value="1.48717013033615">
            <text:p>1.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66629">
            <text:p>666629</text:p>
          </table:table-cell>
          <table:table-cell office:value-type="float" office:value="805524">
            <text:p>805524</text:p>
          </table:table-cell>
          <table:table-cell table:formula="of:=[.C32]/[.D32]" office:value-type="float" office:value="0.827571866263451">
            <text:p>0.83</text:p>
          </table:table-cell>
          <table:table-cell office:value-type="float" office:value="714659">
            <text:p>714659</text:p>
          </table:table-cell>
          <table:table-cell office:value-type="float" office:value="179609">
            <text:p>179609</text:p>
          </table:table-cell>
          <table:table-cell table:formula="of:=[.G32]/[.D32]" office:value-type="float" office:value="0.222971630888713">
            <text:p>0.22</text:p>
          </table:table-cell>
          <table:table-cell office:value-type="float" office:value="172985">
            <text:p>172,985.00</text:p>
          </table:table-cell>
          <table:table-cell table:formula="of:=[.I32]/[.D32]" office:value-type="float" office:value="0.214748412213665">
            <text:p>0.21</text:p>
          </table:table-cell>
          <table:table-cell office:value-type="float" office:value="166445">
            <text:p>166,445.00</text:p>
          </table:table-cell>
          <table:table-cell table:formula="of:=[.K32]/[.D32]" office:value-type="float" office:value="0.206629473485582">
            <text:p>0.21</text:p>
          </table:table-cell>
          <table:table-cell table:formula="of:=[.C32]/[.F32]" office:value-type="float" office:value="0.932793122314279">
            <text:p>0.93</text:p>
          </table:table-cell>
          <table:table-cell office:value-type="float" office:value="658983">
            <text:p>658983</text:p>
          </table:table-cell>
          <table:table-cell table:style-name="ce22" table:formula="of:=[.N32]/[.F32]" office:value-type="float" office:value="0.922094313511759">
            <text:p>0.92</text:p>
          </table:table-cell>
          <table:table-cell office:value-type="float" office:value="757334">
            <text:p>757334</text:p>
          </table:table-cell>
          <table:table-cell table:formula="of:=[.P32]/[.C32]" office:value-type="float" office:value="1.1360651876831">
            <text:p>1.14</text:p>
          </table:table-cell>
          <table:table-cell office:value-type="float" office:value="1233765">
            <text:p>1233765</text:p>
          </table:table-cell>
          <table:table-cell table:formula="of:=[.R32]/[.P32]" office:value-type="float" office:value="1.62908967509712">
            <text:p>1.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714065">
            <text:p>714065</text:p>
          </table:table-cell>
          <table:table-cell office:value-type="float" office:value="987631">
            <text:p>987631</text:p>
          </table:table-cell>
          <table:table-cell table:formula="of:=[.C33]/[.D33]" office:value-type="float" office:value="0.723007884523673">
            <text:p>0.72</text:p>
          </table:table-cell>
          <table:table-cell office:value-type="float" office:value="761815">
            <text:p>761815</text:p>
          </table:table-cell>
          <table:table-cell office:value-type="float" office:value="202808">
            <text:p>202808</text:p>
          </table:table-cell>
          <table:table-cell table:formula="of:=[.G33]/[.D33]" office:value-type="float" office:value="0.205347948778441">
            <text:p>0.21</text:p>
          </table:table-cell>
          <table:table-cell office:value-type="float" office:value="173093">
            <text:p>173,093.00</text:p>
          </table:table-cell>
          <table:table-cell table:formula="of:=[.I33]/[.D33]" office:value-type="float" office:value="0.17526080084566">
            <text:p>0.18</text:p>
          </table:table-cell>
          <table:table-cell office:value-type="float" office:value="194502">
            <text:p>194,502.00</text:p>
          </table:table-cell>
          <table:table-cell table:formula="of:=[.K33]/[.D33]" office:value-type="float" office:value="0.196937925196759">
            <text:p>0.20</text:p>
          </table:table-cell>
          <table:table-cell table:formula="of:=[.C33]/[.F33]" office:value-type="float" office:value="0.937320740599752">
            <text:p>0.94</text:p>
          </table:table-cell>
          <table:table-cell office:value-type="float" office:value="664524">
            <text:p>664524</text:p>
          </table:table-cell>
          <table:table-cell table:style-name="ce22" table:formula="of:=[.N33]/[.F33]" office:value-type="float" office:value="0.872290516726502">
            <text:p>0.87</text:p>
          </table:table-cell>
          <table:table-cell office:value-type="float" office:value="670641">
            <text:p>670641</text:p>
          </table:table-cell>
          <table:table-cell table:formula="of:=[.P33]/[.C33]" office:value-type="float" office:value="0.939187608971172">
            <text:p>0.94</text:p>
          </table:table-cell>
          <table:table-cell office:value-type="float" office:value="1092923">
            <text:p>1092923</text:p>
          </table:table-cell>
          <table:table-cell table:formula="of:=[.R33]/[.P33]" office:value-type="float" office:value="1.62966922690381">
            <text:p>1.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733454">
            <text:p>733454</text:p>
          </table:table-cell>
          <table:table-cell office:value-type="float" office:value="1090172">
            <text:p>1090172</text:p>
          </table:table-cell>
          <table:table-cell table:formula="of:=[.C34]/[.D34]" office:value-type="float" office:value="0.672787413362295">
            <text:p>0.67</text:p>
          </table:table-cell>
          <table:table-cell office:value-type="float" office:value="747496">
            <text:p>747496</text:p>
          </table:table-cell>
          <table:table-cell office:value-type="float" office:value="201881">
            <text:p>201881</text:p>
          </table:table-cell>
          <table:table-cell table:formula="of:=[.G34]/[.D34]" office:value-type="float" office:value="0.185182705114422">
            <text:p>0.19</text:p>
          </table:table-cell>
          <table:table-cell office:value-type="float" office:value="179893">
            <text:p>179,893.00</text:p>
          </table:table-cell>
          <table:table-cell table:formula="of:=[.I34]/[.D34]" office:value-type="float" office:value="0.165013410727848">
            <text:p>0.17</text:p>
          </table:table-cell>
          <table:table-cell office:value-type="float" office:value="205128">
            <text:p>205,128.00</text:p>
          </table:table-cell>
          <table:table-cell table:formula="of:=[.K34]/[.D34]" office:value-type="float" office:value="0.188161134206345">
            <text:p>0.19</text:p>
          </table:table-cell>
          <table:table-cell table:formula="of:=[.C34]/[.F34]" office:value-type="float" office:value="0.981214615195265">
            <text:p>0.98</text:p>
          </table:table-cell>
          <table:table-cell office:value-type="float" office:value="678578">
            <text:p>678578</text:p>
          </table:table-cell>
          <table:table-cell table:style-name="ce22" table:formula="of:=[.N34]/[.F34]" office:value-type="float" office:value="0.907801513319135">
            <text:p>0.91</text:p>
          </table:table-cell>
          <table:table-cell office:value-type="float" office:value="719125">
            <text:p>719125</text:p>
          </table:table-cell>
          <table:table-cell table:formula="of:=[.P34]/[.C34]" office:value-type="float" office:value="0.980463669159893">
            <text:p>0.98</text:p>
          </table:table-cell>
          <table:table-cell office:value-type="float" office:value="1389466">
            <text:p>1389466</text:p>
          </table:table-cell>
          <table:table-cell table:formula="of:=[.R34]/[.P34]" office:value-type="float" office:value="1.93216200243351">
            <text:p>1.9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746846">
            <text:p>746846</text:p>
          </table:table-cell>
          <table:table-cell office:value-type="float" office:value="1197009">
            <text:p>1197009</text:p>
          </table:table-cell>
          <table:table-cell table:formula="of:=[.C35]/[.D35]" office:value-type="float" office:value="0.6239268042262">
            <text:p>0.62</text:p>
          </table:table-cell>
          <table:table-cell office:value-type="float" office:value="777537">
            <text:p>777537</text:p>
          </table:table-cell>
          <table:table-cell office:value-type="float" office:value="180863">
            <text:p>180863</text:p>
          </table:table-cell>
          <table:table-cell table:formula="of:=[.G35]/[.D35]" office:value-type="float" office:value="0.151095772880571">
            <text:p>0.15</text:p>
          </table:table-cell>
          <table:table-cell office:value-type="float" office:value="192969">
            <text:p>192,969.00</text:p>
          </table:table-cell>
          <table:table-cell table:formula="of:=[.I35]/[.D35]" office:value-type="float" office:value="0.161209314215683">
            <text:p>0.16</text:p>
          </table:table-cell>
          <table:table-cell office:value-type="float" office:value="201022">
            <text:p>201,022.00</text:p>
          </table:table-cell>
          <table:table-cell table:formula="of:=[.K35]/[.D35]" office:value-type="float" office:value="0.167936916096704">
            <text:p>0.17</text:p>
          </table:table-cell>
          <table:table-cell table:formula="of:=[.C35]/[.F35]" office:value-type="float" office:value="0.96052792343001">
            <text:p>0.96</text:p>
          </table:table-cell>
          <table:table-cell office:value-type="float" office:value="676771">
            <text:p>676771</text:p>
          </table:table-cell>
          <table:table-cell table:style-name="ce22" table:formula="of:=[.N35]/[.F35]" office:value-type="float" office:value="0.870403594941462">
            <text:p>0.87</text:p>
          </table:table-cell>
          <table:table-cell office:value-type="float" office:value="916664">
            <text:p>916664</text:p>
          </table:table-cell>
          <table:table-cell table:formula="of:=[.P35]/[.C35]" office:value-type="float" office:value="1.22738020957466">
            <text:p>1.23</text:p>
          </table:table-cell>
          <table:table-cell office:value-type="float" office:value="1914110">
            <text:p>1914110</text:p>
          </table:table-cell>
          <table:table-cell table:formula="of:=[.R35]/[.P35]" office:value-type="float" office:value="2.08812607454858">
            <text:p>2.0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748538">
            <text:p>748538</text:p>
          </table:table-cell>
          <table:table-cell office:value-type="float" office:value="1186921">
            <text:p>1186921</text:p>
          </table:table-cell>
          <table:table-cell table:formula="of:=[.C36]/[.D36]" office:value-type="float" office:value="0.630655283713069">
            <text:p>0.63</text:p>
          </table:table-cell>
          <table:table-cell office:value-type="float" office:value="785357">
            <text:p>785357</text:p>
          </table:table-cell>
          <table:table-cell office:value-type="float" office:value="204831">
            <text:p>204831</text:p>
          </table:table-cell>
          <table:table-cell table:formula="of:=[.G36]/[.D36]" office:value-type="float" office:value="0.172573406317691">
            <text:p>0.17</text:p>
          </table:table-cell>
          <table:table-cell office:value-type="float" office:value="178689">
            <text:p>178,689.00</text:p>
          </table:table-cell>
          <table:table-cell table:formula="of:=[.I36]/[.D36]" office:value-type="float" office:value="0.15054835157521">
            <text:p>0.15</text:p>
          </table:table-cell>
          <table:table-cell office:value-type="float" office:value="221199">
            <text:p>221,199.00</text:p>
          </table:table-cell>
          <table:table-cell table:formula="of:=[.K36]/[.D36]" office:value-type="float" office:value="0.186363709126387">
            <text:p>0.19</text:p>
          </table:table-cell>
          <table:table-cell table:formula="of:=[.C36]/[.F36]" office:value-type="float" office:value="0.953118136083335">
            <text:p>0.95</text:p>
          </table:table-cell>
          <table:table-cell office:value-type="float" office:value="697971">
            <text:p>697971</text:p>
          </table:table-cell>
          <table:table-cell table:style-name="ce22" table:formula="of:=[.N36]/[.F36]" office:value-type="float" office:value="0.888730857431716">
            <text:p>0.89</text:p>
          </table:table-cell>
          <table:table-cell office:value-type="float" office:value="804324">
            <text:p>804324</text:p>
          </table:table-cell>
          <table:table-cell table:formula="of:=[.P36]/[.C36]" office:value-type="float" office:value="1.07452661053948">
            <text:p>1.07</text:p>
          </table:table-cell>
          <table:table-cell office:value-type="float" office:value="1928412">
            <text:p>1928412</text:p>
          </table:table-cell>
          <table:table-cell table:formula="of:=[.R36]/[.P36]" office:value-type="float" office:value="2.39755620869202">
            <text:p>2.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747496">
            <text:p>747496</text:p>
          </table:table-cell>
          <table:table-cell office:value-type="float" office:value="1414069">
            <text:p>1414069</text:p>
          </table:table-cell>
          <table:table-cell table:formula="of:=[.C37]/[.D37]" office:value-type="float" office:value="0.528613525931196">
            <text:p>0.53</text:p>
          </table:table-cell>
          <table:table-cell office:value-type="float" office:value="762491">
            <text:p>762491</text:p>
          </table:table-cell>
          <table:table-cell office:value-type="float" office:value="203557">
            <text:p>203557</text:p>
          </table:table-cell>
          <table:table-cell table:formula="of:=[.G37]/[.D37]" office:value-type="float" office:value="0.143951249903647">
            <text:p>0.14</text:p>
          </table:table-cell>
          <table:table-cell office:value-type="float" office:value="224096">
            <text:p>224,096.00</text:p>
          </table:table-cell>
          <table:table-cell table:formula="of:=[.I37]/[.D37]" office:value-type="float" office:value="0.158476000817499">
            <text:p>0.16</text:p>
          </table:table-cell>
          <table:table-cell office:value-type="float" office:value="202174">
            <text:p>202,174.00</text:p>
          </table:table-cell>
          <table:table-cell table:formula="of:=[.K37]/[.D37]" office:value-type="float" office:value="0.142973221250165">
            <text:p>0.14</text:p>
          </table:table-cell>
          <table:table-cell table:formula="of:=[.C37]/[.F37]" office:value-type="float" office:value="0.980334194108521">
            <text:p>0.98</text:p>
          </table:table-cell>
          <table:table-cell office:value-type="float" office:value="688602">
            <text:p>688602</text:p>
          </table:table-cell>
          <table:table-cell table:style-name="ce22" table:formula="of:=[.N37]/[.F37]" office:value-type="float" office:value="0.903095249648848">
            <text:p>0.90</text:p>
          </table:table-cell>
          <table:table-cell office:value-type="float" office:value="897406">
            <text:p>897406</text:p>
          </table:table-cell>
          <table:table-cell table:formula="of:=[.P37]/[.C37]" office:value-type="float" office:value="1.20054956815822">
            <text:p>1.2</text:p>
          </table:table-cell>
          <table:table-cell office:value-type="float" office:value="1475344">
            <text:p>1475344</text:p>
          </table:table-cell>
          <table:table-cell table:formula="of:=[.R37]/[.P37]" office:value-type="float" office:value="1.64400951185974">
            <text:p>1.64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726261">
            <text:p>726261</text:p>
          </table:table-cell>
          <table:table-cell office:value-type="float" office:value="1455331">
            <text:p>1455331</text:p>
          </table:table-cell>
          <table:table-cell table:formula="of:=[.C38]/[.D38]" office:value-type="float" office:value="0.499034927449494">
            <text:p>0.5</text:p>
          </table:table-cell>
          <table:table-cell office:value-type="float" office:value="757382">
            <text:p>757382</text:p>
          </table:table-cell>
          <table:table-cell office:value-type="float" office:value="197741">
            <text:p>197741</text:p>
          </table:table-cell>
          <table:table-cell table:formula="of:=[.G38]/[.D38]" office:value-type="float" office:value="0.135873557286968">
            <text:p>0.14</text:p>
          </table:table-cell>
          <table:table-cell office:value-type="float" office:value="177994">
            <text:p>177,994.00</text:p>
          </table:table-cell>
          <table:table-cell table:formula="of:=[.I38]/[.D38]" office:value-type="float" office:value="0.122304822751663">
            <text:p>0.12</text:p>
          </table:table-cell>
          <table:table-cell office:value-type="float" office:value="210074">
            <text:p>210,074.00</text:p>
          </table:table-cell>
          <table:table-cell table:formula="of:=[.K38]/[.D38]" office:value-type="float" office:value="0.14434791810248">
            <text:p>0.14</text:p>
          </table:table-cell>
          <table:table-cell table:formula="of:=[.C38]/[.F38]" office:value-type="float" office:value="0.95890977076297">
            <text:p>0.96</text:p>
          </table:table-cell>
          <table:table-cell office:value-type="float" office:value="670195">
            <text:p>670195</text:p>
          </table:table-cell>
          <table:table-cell table:style-name="ce22" table:formula="of:=[.N38]/[.F38]" office:value-type="float" office:value="0.88488371785968">
            <text:p>0.88</text:p>
          </table:table-cell>
          <table:table-cell office:value-type="float" office:value="363503">
            <text:p>363503</text:p>
          </table:table-cell>
          <table:table-cell table:formula="of:=[.P38]/[.C38]" office:value-type="float" office:value="0.500512901009417">
            <text:p>0.5</text:p>
          </table:table-cell>
          <table:table-cell office:value-type="float" office:value="309561">
            <text:p>309561</text:p>
          </table:table-cell>
          <table:table-cell table:formula="of:=[.R38]/[.P38]" office:value-type="float" office:value="0.851605076161682">
            <text:p>0.8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619460">
            <text:p>619460</text:p>
          </table:table-cell>
          <table:table-cell office:value-type="float" office:value="445481">
            <text:p>445481</text:p>
          </table:table-cell>
          <table:table-cell table:formula="of:=[.C39]/[.D39]" office:value-type="float" office:value="1.39054190863359">
            <text:p>1.39</text:p>
          </table:table-cell>
          <table:table-cell office:value-type="float" office:value="584476">
            <text:p>584476</text:p>
          </table:table-cell>
          <table:table-cell office:value-type="float" office:value="125103">
            <text:p>125103</text:p>
          </table:table-cell>
          <table:table-cell table:formula="of:=[.G39]/[.D39]" office:value-type="float" office:value="0.280826791715023">
            <text:p>0.28</text:p>
          </table:table-cell>
          <table:table-cell office:value-type="float" office:value="103071">
            <text:p>103,071.00</text:p>
          </table:table-cell>
          <table:table-cell table:formula="of:=[.I39]/[.D39]" office:value-type="float" office:value="0.231370136997986">
            <text:p>0.23</text:p>
          </table:table-cell>
          <table:table-cell office:value-type="float" office:value="114637">
            <text:p>114,637.00</text:p>
          </table:table-cell>
          <table:table-cell table:formula="of:=[.K39]/[.D39]" office:value-type="float" office:value="0.257333084912712">
            <text:p>0.26</text:p>
          </table:table-cell>
          <table:table-cell table:formula="of:=[.C39]/[.F39]" office:value-type="float" office:value="1.05985532340079">
            <text:p>1.06</text:p>
          </table:table-cell>
          <table:table-cell office:value-type="float" office:value="592065">
            <text:p>592065</text:p>
          </table:table-cell>
          <table:table-cell table:style-name="ce22" table:formula="of:=[.N39]/[.F39]" office:value-type="float" office:value="1.01298427993622">
            <text:p>1.01</text:p>
          </table:table-cell>
          <table:table-cell office:value-type="float" office:value="288413">
            <text:p>288413</text:p>
          </table:table-cell>
          <table:table-cell table:formula="of:=[.P39]/[.C39]" office:value-type="float" office:value="0.46558776999322">
            <text:p>0.47</text:p>
          </table:table-cell>
          <table:table-cell office:value-type="float" office:value="194490">
            <text:p>194490</text:p>
          </table:table-cell>
          <table:table-cell table:formula="of:=[.R39]/[.P39]" office:value-type="float" office:value="0.674345469864396">
            <text:p>0.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608274">
            <text:p>608274</text:p>
          </table:table-cell>
          <table:table-cell office:value-type="float" office:value="630336">
            <text:p>630336</text:p>
          </table:table-cell>
          <table:table-cell table:formula="of:=[.C40]/[.D40]" office:value-type="float" office:value="0.964999619250685">
            <text:p>0.96</text:p>
          </table:table-cell>
          <table:table-cell office:value-type="float" office:value="664043">
            <text:p>664043</text:p>
          </table:table-cell>
          <table:table-cell office:value-type="float" office:value="164446">
            <text:p>164446</text:p>
          </table:table-cell>
          <table:table-cell table:formula="of:=[.G40]/[.D40]" office:value-type="float" office:value="0.26088625748807">
            <text:p>0.26</text:p>
          </table:table-cell>
          <table:table-cell office:value-type="float" office:value="138284">
            <text:p>138,284.00</text:p>
          </table:table-cell>
          <table:table-cell table:formula="of:=[.I40]/[.D40]" office:value-type="float" office:value="0.21938140928013">
            <text:p>0.22</text:p>
          </table:table-cell>
          <table:table-cell office:value-type="float" office:value="157438">
            <text:p>157,438.00</text:p>
          </table:table-cell>
          <table:table-cell table:formula="of:=[.K40]/[.D40]" office:value-type="float" office:value="0.249768377500254">
            <text:p>0.25</text:p>
          </table:table-cell>
          <table:table-cell table:formula="of:=[.C40]/[.F40]" office:value-type="float" office:value="0.916015980892804">
            <text:p>0.92</text:p>
          </table:table-cell>
          <table:table-cell office:value-type="float" office:value="636611">
            <text:p>636611</text:p>
          </table:table-cell>
          <table:table-cell table:style-name="ce22" table:formula="of:=[.N40]/[.F40]" office:value-type="float" office:value="0.958689422221151">
            <text:p>0.96</text:p>
          </table:table-cell>
          <table:table-cell office:value-type="float" office:value="631896">
            <text:p>631896</text:p>
          </table:table-cell>
          <table:table-cell table:formula="of:=[.P40]/[.C40]" office:value-type="float" office:value="1.03883447262254">
            <text:p>1.04</text:p>
          </table:table-cell>
          <table:table-cell office:value-type="float" office:value="1213194">
            <text:p>1213194</text:p>
          </table:table-cell>
          <table:table-cell table:formula="of:=[.R40]/[.P40]" office:value-type="float" office:value="1.91992669679821">
            <text:p>1.9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668435">
            <text:p>668435</text:p>
          </table:table-cell>
          <table:table-cell office:value-type="float" office:value="861003">
            <text:p>861003</text:p>
          </table:table-cell>
          <table:table-cell table:formula="of:=[.C41]/[.D41]" office:value-type="float" office:value="0.776344565582234">
            <text:p>0.78</text:p>
          </table:table-cell>
          <table:table-cell office:value-type="float" office:value="716855">
            <text:p>716855</text:p>
          </table:table-cell>
          <table:table-cell office:value-type="float" office:value="183355">
            <text:p>183355</text:p>
          </table:table-cell>
          <table:table-cell table:formula="of:=[.G41]/[.D41]" office:value-type="float" office:value="0.212955123269025">
            <text:p>0.21</text:p>
          </table:table-cell>
          <table:table-cell office:value-type="float" office:value="147094">
            <text:p>147,094.00</text:p>
          </table:table-cell>
          <table:table-cell table:formula="of:=[.I41]/[.D41]" office:value-type="float" office:value="0.170840287432216">
            <text:p>0.17</text:p>
          </table:table-cell>
          <table:table-cell office:value-type="float" office:value="173240">
            <text:p>173,240.00</text:p>
          </table:table-cell>
          <table:table-cell table:formula="of:=[.K41]/[.D41]" office:value-type="float" office:value="0.201207196722892">
            <text:p>0.20</text:p>
          </table:table-cell>
          <table:table-cell table:formula="of:=[.C41]/[.F41]" office:value-type="float" office:value="0.93245495951064">
            <text:p>0.93</text:p>
          </table:table-cell>
          <table:table-cell office:value-type="float" office:value="669066">
            <text:p>669066</text:p>
          </table:table-cell>
          <table:table-cell table:style-name="ce22" table:formula="of:=[.N41]/[.F41]" office:value-type="float" office:value="0.933335193309665">
            <text:p>0.93</text:p>
          </table:table-cell>
          <table:table-cell office:value-type="float" office:value="884710">
            <text:p>884710</text:p>
          </table:table-cell>
          <table:table-cell table:formula="of:=[.P41]/[.C41]" office:value-type="float" office:value="1.32355427229274">
            <text:p>1.32</text:p>
          </table:table-cell>
          <table:table-cell office:value-type="float" office:value="912295">
            <text:p>912295</text:p>
          </table:table-cell>
          <table:table-cell table:formula="of:=[.R41]/[.P41]" office:value-type="float" office:value="1.03117970860508">
            <text:p>1.0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707409">
            <text:p>707409</text:p>
          </table:table-cell>
          <table:table-cell office:value-type="float" office:value="1109884">
            <text:p>1109884</text:p>
          </table:table-cell>
          <table:table-cell table:formula="of:=[.C42]/[.D42]" office:value-type="float" office:value="0.637372013651877">
            <text:p>0.64</text:p>
          </table:table-cell>
          <table:table-cell office:value-type="float" office:value="747743">
            <text:p>747743</text:p>
          </table:table-cell>
          <table:table-cell office:value-type="float" office:value="200413">
            <text:p>200413</text:p>
          </table:table-cell>
          <table:table-cell table:formula="of:=[.G42]/[.D42]" office:value-type="float" office:value="0.180571122747963">
            <text:p>0.18</text:p>
          </table:table-cell>
          <table:table-cell office:value-type="float" office:value="174512">
            <text:p>174,512.00</text:p>
          </table:table-cell>
          <table:table-cell table:formula="of:=[.I42]/[.D42]" office:value-type="float" office:value="0.157234449726278">
            <text:p>0.16</text:p>
          </table:table-cell>
          <table:table-cell office:value-type="float" office:value="260947">
            <text:p>260,947.00</text:p>
          </table:table-cell>
          <table:table-cell table:formula="of:=[.K42]/[.D42]" office:value-type="float" office:value="0.235111957646024">
            <text:p>0.24</text:p>
          </table:table-cell>
          <table:table-cell table:formula="of:=[.C42]/[.F42]" office:value-type="float" office:value="0.946059006904779">
            <text:p>0.95</text:p>
          </table:table-cell>
          <table:table-cell office:value-type="float" office:value="681544">
            <text:p>681544</text:p>
          </table:table-cell>
          <table:table-cell table:style-name="ce22" table:formula="of:=[.N42]/[.F42]" office:value-type="float" office:value="0.911468245105604">
            <text:p>0.91</text:p>
          </table:table-cell>
          <table:table-cell office:value-type="float" office:value="868161">
            <text:p>868161</text:p>
          </table:table-cell>
          <table:table-cell table:formula="of:=[.P42]/[.C42]" office:value-type="float" office:value="1.22724053553178">
            <text:p>1.23</text:p>
          </table:table-cell>
          <table:table-cell office:value-type="float" office:value="1205347">
            <text:p>1205347</text:p>
          </table:table-cell>
          <table:table-cell table:formula="of:=[.R42]/[.P42]" office:value-type="float" office:value="1.38839109335711">
            <text:p>1.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732192">
            <text:p>732192</text:p>
          </table:table-cell>
          <table:table-cell office:value-type="float" office:value="1213698">
            <text:p>1213698</text:p>
          </table:table-cell>
          <table:table-cell table:formula="of:=[.C43]/[.D43]" office:value-type="float" office:value="0.603273631496468">
            <text:p>0.6</text:p>
          </table:table-cell>
          <table:table-cell office:value-type="float" office:value="766766">
            <text:p>766766</text:p>
          </table:table-cell>
          <table:table-cell office:value-type="float" office:value="181820">
            <text:p>181820</text:p>
          </table:table-cell>
          <table:table-cell table:formula="of:=[.G43]/[.D43]" office:value-type="float" office:value="0.149806624053101">
            <text:p>0.15</text:p>
          </table:table-cell>
          <table:table-cell office:value-type="float" office:value="219689">
            <text:p>219,689.00</text:p>
          </table:table-cell>
          <table:table-cell table:formula="of:=[.I43]/[.D43]" office:value-type="float" office:value="0.181007960794201">
            <text:p>0.18</text:p>
          </table:table-cell>
          <table:table-cell office:value-type="float" office:value="240345">
            <text:p>240,345.00</text:p>
          </table:table-cell>
          <table:table-cell table:formula="of:=[.K43]/[.D43]" office:value-type="float" office:value="0.198027021549018">
            <text:p>0.20</text:p>
          </table:table-cell>
          <table:table-cell table:formula="of:=[.C43]/[.F43]" office:value-type="float" office:value="0.954909320444568">
            <text:p>0.95</text:p>
          </table:table-cell>
          <table:table-cell office:value-type="float" office:value="684741">
            <text:p>684741</text:p>
          </table:table-cell>
          <table:table-cell table:style-name="ce22" table:formula="of:=[.N43]/[.F43]" office:value-type="float" office:value="0.893024729839351">
            <text:p>0.89</text:p>
          </table:table-cell>
          <table:table-cell office:value-type="float" office:value="925042">
            <text:p>925042</text:p>
          </table:table-cell>
          <table:table-cell table:formula="of:=[.P43]/[.C43]" office:value-type="float" office:value="1.26338719898606">
            <text:p>1.26</text:p>
          </table:table-cell>
          <table:table-cell office:value-type="float" office:value="1158407">
            <text:p>1158407</text:p>
          </table:table-cell>
          <table:table-cell table:formula="of:=[.R43]/[.P43]" office:value-type="float" office:value="1.25227503183639">
            <text:p>1.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750749">
            <text:p>750749</text:p>
          </table:table-cell>
          <table:table-cell office:value-type="float" office:value="1366059">
            <text:p>1366059</text:p>
          </table:table-cell>
          <table:table-cell table:formula="of:=[.C44]/[.D44]" office:value-type="float" office:value="0.549572895460591">
            <text:p>0.55</text:p>
          </table:table-cell>
          <table:table-cell office:value-type="float" office:value="774649">
            <text:p>774649</text:p>
          </table:table-cell>
          <table:table-cell office:value-type="float" office:value="207128">
            <text:p>207128</text:p>
          </table:table-cell>
          <table:table-cell table:formula="of:=[.G44]/[.D44]" office:value-type="float" office:value="0.151624490596673">
            <text:p>0.15</text:p>
          </table:table-cell>
          <table:table-cell office:value-type="float" office:value="214481">
            <text:p>214,481.00</text:p>
          </table:table-cell>
          <table:table-cell table:formula="of:=[.I44]/[.D44]" office:value-type="float" office:value="0.157007127803411">
            <text:p>0.16</text:p>
          </table:table-cell>
          <table:table-cell office:value-type="float" office:value="212319">
            <text:p>212,319.00</text:p>
          </table:table-cell>
          <table:table-cell table:formula="of:=[.K44]/[.D44]" office:value-type="float" office:value="0.155424472881479">
            <text:p>0.16</text:p>
          </table:table-cell>
          <table:table-cell table:formula="of:=[.C44]/[.F44]" office:value-type="float" office:value="0.969147317042945">
            <text:p>0.97</text:p>
          </table:table-cell>
          <table:table-cell office:value-type="float" office:value="693755">
            <text:p>693755</text:p>
          </table:table-cell>
          <table:table-cell table:style-name="ce22" table:formula="of:=[.N44]/[.F44]" office:value-type="float" office:value="0.895573349994643">
            <text:p>0.90</text:p>
          </table:table-cell>
          <table:table-cell office:value-type="float" office:value="914727">
            <text:p>914727</text:p>
          </table:table-cell>
          <table:table-cell table:formula="of:=[.P44]/[.C44]" office:value-type="float" office:value="1.21841920535359">
            <text:p>1.22</text:p>
          </table:table-cell>
          <table:table-cell office:value-type="float" office:value="1418395">
            <text:p>1418395</text:p>
          </table:table-cell>
          <table:table-cell table:formula="of:=[.R44]/[.P44]" office:value-type="float" office:value="1.55062111427781">
            <text:p>1.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747678">
            <text:p>747678</text:p>
          </table:table-cell>
          <table:table-cell office:value-type="float" office:value="1379838">
            <text:p>1379838</text:p>
          </table:table-cell>
          <table:table-cell table:formula="of:=[.C45]/[.D45]" office:value-type="float" office:value="0.541859261739422">
            <text:p>0.54</text:p>
          </table:table-cell>
          <table:table-cell office:value-type="float" office:value="785271">
            <text:p>785271</text:p>
          </table:table-cell>
          <table:table-cell office:value-type="float" office:value="207975">
            <text:p>207975</text:p>
          </table:table-cell>
          <table:table-cell table:formula="of:=[.G45]/[.D45]" office:value-type="float" office:value="0.150724215451379">
            <text:p>0.15</text:p>
          </table:table-cell>
          <table:table-cell office:value-type="float" office:value="169980">
            <text:p>169,980.00</text:p>
          </table:table-cell>
          <table:table-cell table:formula="of:=[.I45]/[.D45]" office:value-type="float" office:value="0.123188374287416">
            <text:p>0.12</text:p>
          </table:table-cell>
          <table:table-cell office:value-type="float" office:value="220511">
            <text:p>220,511.00</text:p>
          </table:table-cell>
          <table:table-cell table:formula="of:=[.K45]/[.D45]" office:value-type="float" office:value="0.159809339937007">
            <text:p>0.16</text:p>
          </table:table-cell>
          <table:table-cell table:formula="of:=[.C45]/[.F45]" office:value-type="float" office:value="0.952127354760331">
            <text:p>0.95</text:p>
          </table:table-cell>
          <table:table-cell office:value-type="float" office:value="692139">
            <text:p>692139</text:p>
          </table:table-cell>
          <table:table-cell table:style-name="ce22" table:formula="of:=[.N45]/[.F45]" office:value-type="float" office:value="0.881401452492197">
            <text:p>0.88</text:p>
          </table:table-cell>
          <table:table-cell office:value-type="float" office:value="963306">
            <text:p>963306</text:p>
          </table:table-cell>
          <table:table-cell table:formula="of:=[.P45]/[.C45]" office:value-type="float" office:value="1.28839687673036">
            <text:p>1.29</text:p>
          </table:table-cell>
          <table:table-cell office:value-type="float" office:value="1240445">
            <text:p>1240445</text:p>
          </table:table-cell>
          <table:table-cell table:formula="of:=[.R45]/[.P45]" office:value-type="float" office:value="1.28769570624495">
            <text:p>1.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778087">
            <text:p>778087</text:p>
          </table:table-cell>
          <table:table-cell office:value-type="float" office:value="1413234">
            <text:p>1413234</text:p>
          </table:table-cell>
          <table:table-cell table:formula="of:=[.C46]/[.D46]" office:value-type="float" office:value="0.550571950575772">
            <text:p>0.55</text:p>
          </table:table-cell>
          <table:table-cell office:value-type="float" office:value="781129">
            <text:p>781129</text:p>
          </table:table-cell>
          <table:table-cell office:value-type="float" office:value="228285">
            <text:p>228285</text:p>
          </table:table-cell>
          <table:table-cell table:formula="of:=[.G46]/[.D46]" office:value-type="float" office:value="0.161533758740591">
            <text:p>0.16</text:p>
          </table:table-cell>
          <table:table-cell office:value-type="float" office:value="235597">
            <text:p>235,597.00</text:p>
          </table:table-cell>
          <table:table-cell table:formula="of:=[.I46]/[.D46]" office:value-type="float" office:value="0.166707707286974">
            <text:p>0.17</text:p>
          </table:table-cell>
          <table:table-cell office:value-type="float" office:value="217817">
            <text:p>217,817.00</text:p>
          </table:table-cell>
          <table:table-cell table:formula="of:=[.K46]/[.D46]" office:value-type="float" office:value="0.154126634371944">
            <text:p>0.15</text:p>
          </table:table-cell>
          <table:table-cell table:formula="of:=[.C46]/[.F46]" office:value-type="float" office:value="0.996105636841034">
            <text:p>1</text:p>
          </table:table-cell>
          <table:table-cell office:value-type="float" office:value="691901">
            <text:p>691901</text:p>
          </table:table-cell>
          <table:table-cell table:style-name="ce22" table:formula="of:=[.N46]/[.F46]" office:value-type="float" office:value="0.885770468130104">
            <text:p>0.89</text:p>
          </table:table-cell>
          <table:table-cell office:value-type="float" office:value="829460">
            <text:p>829460</text:p>
          </table:table-cell>
          <table:table-cell table:formula="of:=[.P46]/[.C46]" office:value-type="float" office:value="1.06602475044564">
            <text:p>1.07</text:p>
          </table:table-cell>
          <table:table-cell office:value-type="float" office:value="1246423">
            <text:p>1246423</text:p>
          </table:table-cell>
          <table:table-cell table:formula="of:=[.R46]/[.P46]" office:value-type="float" office:value="1.50269211294095">
            <text:p>1.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733567">
            <text:p>733567</text:p>
          </table:table-cell>
          <table:table-cell office:value-type="float" office:value="457441">
            <text:p>457441</text:p>
          </table:table-cell>
          <table:table-cell table:formula="of:=[.C47]/[.D47]" office:value-type="float" office:value="1.60363194379166">
            <text:p>1.6</text:p>
          </table:table-cell>
          <table:table-cell office:value-type="float" office:value="754309">
            <text:p>754309</text:p>
          </table:table-cell>
          <table:table-cell office:value-type="float" office:value="229830">
            <text:p>229830</text:p>
          </table:table-cell>
          <table:table-cell table:formula="of:=[.G47]/[.D47]" office:value-type="float" office:value="0.502425449402218">
            <text:p>0.50</text:p>
          </table:table-cell>
          <table:table-cell office:value-type="float" office:value="173288">
            <text:p>173,288.00</text:p>
          </table:table-cell>
          <table:table-cell table:formula="of:=[.I47]/[.D47]" office:value-type="float" office:value="0.378820438045562">
            <text:p>0.38</text:p>
          </table:table-cell>
          <table:table-cell office:value-type="float" office:value="302561">
            <text:p>302,561.00</text:p>
          </table:table-cell>
          <table:table-cell table:formula="of:=[.K47]/[.D47]" office:value-type="float" office:value="0.661420817110841">
            <text:p>0.66</text:p>
          </table:table-cell>
          <table:table-cell table:formula="of:=[.C47]/[.F47]" office:value-type="float" office:value="0.972501985260682">
            <text:p>0.97</text:p>
          </table:table-cell>
          <table:table-cell office:value-type="float" office:value="677248">
            <text:p>677248</text:p>
          </table:table-cell>
          <table:table-cell table:style-name="ce22" table:formula="of:=[.N47]/[.F47]" office:value-type="float" office:value="0.897838949290012">
            <text:p>0.90</text:p>
          </table:table-cell>
          <table:table-cell office:value-type="float" office:value="943791">
            <text:p>943791</text:p>
          </table:table-cell>
          <table:table-cell table:formula="of:=[.P47]/[.C47]" office:value-type="float" office:value="1.28657777680839">
            <text:p>1.29</text:p>
          </table:table-cell>
          <table:table-cell office:value-type="float" office:value="973431">
            <text:p>973431</text:p>
          </table:table-cell>
          <table:table-cell table:formula="of:=[.R47]/[.P47]" office:value-type="float" office:value="1.03140525815567">
            <text:p>1.03</text:p>
          </table:table-cell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685450">
            <text:p>685450</text:p>
          </table:table-cell>
          <table:table-cell office:value-type="float" office:value="1325592">
            <text:p>1325592</text:p>
          </table:table-cell>
          <table:table-cell table:formula="of:=[.C48]/[.D48]" office:value-type="float" office:value="0.517089722931339">
            <text:p>0.52</text:p>
          </table:table-cell>
          <table:table-cell office:value-type="float" office:value="709630">
            <text:p>709630</text:p>
          </table:table-cell>
          <table:table-cell office:value-type="float" office:value="291397">
            <text:p>291397</text:p>
          </table:table-cell>
          <table:table-cell table:formula="of:=[.G48]/[.D48]" office:value-type="float" office:value="0.219824048425156">
            <text:p>0.22</text:p>
          </table:table-cell>
          <table:table-cell office:value-type="float" office:value="192265">
            <text:p>192,265.00</text:p>
          </table:table-cell>
          <table:table-cell table:formula="of:=[.I48]/[.D48]" office:value-type="float" office:value="0.145040857217002">
            <text:p>0.15</text:p>
          </table:table-cell>
          <table:table-cell office:value-type="float" office:value="219314">
            <text:p>219,314.00</text:p>
          </table:table-cell>
          <table:table-cell table:formula="of:=[.K48]/[.D48]" office:value-type="float" office:value="0.165446079940132">
            <text:p>0.17</text:p>
          </table:table-cell>
          <table:table-cell table:formula="of:=[.C48]/[.F48]" office:value-type="float" office:value="0.96592590504911">
            <text:p>0.97</text:p>
          </table:table-cell>
          <table:table-cell office:value-type="float" office:value="651794">
            <text:p>651794</text:p>
          </table:table-cell>
          <table:table-cell table:style-name="ce22" table:formula="of:=[.N48]/[.F48]" office:value-type="float" office:value="0.918498372391246">
            <text:p>0.92</text:p>
          </table:table-cell>
          <table:table-cell office:value-type="float" office:value="362601">
            <text:p>362601</text:p>
          </table:table-cell>
          <table:table-cell table:formula="of:=[.P48]/[.C48]" office:value-type="float" office:value="0.528997009263987">
            <text:p>0.53</text:p>
          </table:table-cell>
          <table:table-cell office:value-type="float" office:value="528524">
            <text:p>528524</text:p>
          </table:table-cell>
          <table:table-cell table:formula="of:=[.R48]/[.P48]" office:value-type="float" office:value="1.45759112633446">
            <text:p>1.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498852">
            <text:p>498852</text:p>
          </table:table-cell>
          <table:table-cell office:value-type="float" office:value="377948">
            <text:p>377948</text:p>
          </table:table-cell>
          <table:table-cell table:formula="of:=[.C49]/[.D49]" office:value-type="float" office:value="1.31989585868956">
            <text:p>1.32</text:p>
          </table:table-cell>
          <table:table-cell office:value-type="float" office:value="566846">
            <text:p>566846</text:p>
          </table:table-cell>
          <table:table-cell office:value-type="float" office:value="145638">
            <text:p>145638</text:p>
          </table:table-cell>
          <table:table-cell table:formula="of:=[.G49]/[.D49]" office:value-type="float" office:value="0.385338723845608">
            <text:p>0.39</text:p>
          </table:table-cell>
          <table:table-cell office:value-type="float" office:value="114498">
            <text:p>114,498.00</text:p>
          </table:table-cell>
          <table:table-cell table:formula="of:=[.I49]/[.D49]" office:value-type="float" office:value="0.302946437076">
            <text:p>0.30</text:p>
          </table:table-cell>
          <table:table-cell office:value-type="float" office:value="154586">
            <text:p>154,586.00</text:p>
          </table:table-cell>
          <table:table-cell table:formula="of:=[.K49]/[.D49]" office:value-type="float" office:value="0.409013938425392">
            <text:p>0.41</text:p>
          </table:table-cell>
          <table:table-cell table:formula="of:=[.C49]/[.F49]" office:value-type="float" office:value="0.880048549341444">
            <text:p>0.88</text:p>
          </table:table-cell>
          <table:table-cell office:value-type="float" office:value="579356">
            <text:p>579356</text:p>
          </table:table-cell>
          <table:table-cell table:style-name="ce22" table:formula="of:=[.N49]/[.F49]" office:value-type="float" office:value="1.02206948624494">
            <text:p>1.02</text:p>
          </table:table-cell>
          <table:table-cell office:value-type="float" office:value="363570">
            <text:p>363570</text:p>
          </table:table-cell>
          <table:table-cell table:formula="of:=[.P49]/[.C49]" office:value-type="float" office:value="0.728813355464146">
            <text:p>0.73</text:p>
          </table:table-cell>
          <table:table-cell office:value-type="float" office:value="258179">
            <text:p>258179</text:p>
          </table:table-cell>
          <table:table-cell table:formula="of:=[.R49]/[.P49]" office:value-type="float" office:value="0.710121847237121">
            <text:p>0.7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596651">
            <text:p>596651</text:p>
          </table:table-cell>
          <table:table-cell office:value-type="float" office:value="684396">
            <text:p>684396</text:p>
          </table:table-cell>
          <table:table-cell table:formula="of:=[.C50]/[.D50]" office:value-type="float" office:value="0.87179206190568">
            <text:p>0.87</text:p>
          </table:table-cell>
          <table:table-cell office:value-type="float" office:value="662144">
            <text:p>662144</text:p>
          </table:table-cell>
          <table:table-cell office:value-type="float" office:value="195268">
            <text:p>195268</text:p>
          </table:table-cell>
          <table:table-cell table:formula="of:=[.G50]/[.D50]" office:value-type="float" office:value="0.285314350171538">
            <text:p>0.29</text:p>
          </table:table-cell>
          <table:table-cell office:value-type="float" office:value="173754">
            <text:p>173,754.00</text:p>
          </table:table-cell>
          <table:table-cell table:formula="of:=[.I50]/[.D50]" office:value-type="float" office:value="0.253879333017727">
            <text:p>0.25</text:p>
          </table:table-cell>
          <table:table-cell office:value-type="float" office:value="205843">
            <text:p>205,843.00</text:p>
          </table:table-cell>
          <table:table-cell table:formula="of:=[.K50]/[.D50]" office:value-type="float" office:value="0.300765930835364">
            <text:p>0.30</text:p>
          </table:table-cell>
          <table:table-cell table:formula="of:=[.C50]/[.F50]" office:value-type="float" office:value="0.901089491107674">
            <text:p>0.9</text:p>
          </table:table-cell>
          <table:table-cell office:value-type="float" office:value="639011">
            <text:p>639011</text:p>
          </table:table-cell>
          <table:table-cell table:style-name="ce22" table:formula="of:=[.N50]/[.F50]" office:value-type="float" office:value="0.965063490721052">
            <text:p>0.97</text:p>
          </table:table-cell>
          <table:table-cell office:value-type="float" office:value="754314">
            <text:p>754314</text:p>
          </table:table-cell>
          <table:table-cell table:formula="of:=[.P50]/[.C50]" office:value-type="float" office:value="1.2642466031231">
            <text:p>1.26</text:p>
          </table:table-cell>
          <table:table-cell office:value-type="float" office:value="803941">
            <text:p>803941</text:p>
          </table:table-cell>
          <table:table-cell table:formula="of:=[.R50]/[.P50]" office:value-type="float" office:value="1.06579090405322">
            <text:p>1.0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656200">
            <text:p>656200</text:p>
          </table:table-cell>
          <table:table-cell office:value-type="float" office:value="895379">
            <text:p>895379</text:p>
          </table:table-cell>
          <table:table-cell table:formula="of:=[.C51]/[.D51]" office:value-type="float" office:value="0.732874012010556">
            <text:p>0.73</text:p>
          </table:table-cell>
          <table:table-cell office:value-type="float" office:value="716968">
            <text:p>716968</text:p>
          </table:table-cell>
          <table:table-cell office:value-type="float" office:value="210671">
            <text:p>210671</text:p>
          </table:table-cell>
          <table:table-cell table:formula="of:=[.G51]/[.D51]" office:value-type="float" office:value="0.23528695669655">
            <text:p>0.24</text:p>
          </table:table-cell>
          <table:table-cell office:value-type="float" office:value="199322">
            <text:p>199,322.00</text:p>
          </table:table-cell>
          <table:table-cell table:formula="of:=[.I51]/[.D51]" office:value-type="float" office:value="0.222611877205072">
            <text:p>0.22</text:p>
          </table:table-cell>
          <table:table-cell office:value-type="float" office:value="226834">
            <text:p>226,834.00</text:p>
          </table:table-cell>
          <table:table-cell table:formula="of:=[.K51]/[.D51]" office:value-type="float" office:value="0.253338530387691">
            <text:p>0.25</text:p>
          </table:table-cell>
          <table:table-cell table:formula="of:=[.C51]/[.F51]" office:value-type="float" office:value="0.915243079189029">
            <text:p>0.92</text:p>
          </table:table-cell>
          <table:table-cell office:value-type="float" office:value="660437">
            <text:p>660437</text:p>
          </table:table-cell>
          <table:table-cell table:style-name="ce22" table:formula="of:=[.N51]/[.F51]" office:value-type="float" office:value="0.92115268742817">
            <text:p>0.92</text:p>
          </table:table-cell>
          <table:table-cell office:value-type="float" office:value="609798">
            <text:p>609798</text:p>
          </table:table-cell>
          <table:table-cell table:formula="of:=[.P51]/[.C51]" office:value-type="float" office:value="0.929286802804023">
            <text:p>0.93</text:p>
          </table:table-cell>
          <table:table-cell office:value-type="float" office:value="1051845">
            <text:p>1051845</text:p>
          </table:table-cell>
          <table:table-cell table:formula="of:=[.R51]/[.P51]" office:value-type="float" office:value="1.72490726437279">
            <text:p>1.7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804421">
            <text:p>804421</text:p>
          </table:table-cell>
          <table:table-cell office:value-type="float" office:value="1158770">
            <text:p>1158770</text:p>
          </table:table-cell>
          <table:table-cell table:formula="of:=[.C52]/[.D52]" office:value-type="float" office:value="0.694202473312219">
            <text:p>0.69</text:p>
          </table:table-cell>
          <table:table-cell office:value-type="float" office:value="748388">
            <text:p>748388</text:p>
          </table:table-cell>
          <table:table-cell office:value-type="float" office:value="223733">
            <text:p>223733</text:p>
          </table:table-cell>
          <table:table-cell table:formula="of:=[.G52]/[.D52]" office:value-type="float" office:value="0.193078005126125">
            <text:p>0.19</text:p>
          </table:table-cell>
          <table:table-cell office:value-type="float" office:value="222307">
            <text:p>222,307.00</text:p>
          </table:table-cell>
          <table:table-cell table:formula="of:=[.I52]/[.D52]" office:value-type="float" office:value="0.191847389904813">
            <text:p>0.19</text:p>
          </table:table-cell>
          <table:table-cell office:value-type="float" office:value="235003">
            <text:p>235,003.00</text:p>
          </table:table-cell>
          <table:table-cell table:formula="of:=[.K52]/[.D52]" office:value-type="float" office:value="0.202803835101012">
            <text:p>0.20</text:p>
          </table:table-cell>
          <table:table-cell table:formula="of:=[.C52]/[.F52]" office:value-type="float" office:value="1.07487159067222">
            <text:p>1.07</text:p>
          </table:table-cell>
          <table:table-cell office:value-type="float" office:value="704637">
            <text:p>704637</text:p>
          </table:table-cell>
          <table:table-cell table:style-name="ce22" table:formula="of:=[.N52]/[.F52]" office:value-type="float" office:value="0.941539682624521">
            <text:p>0.94</text:p>
          </table:table-cell>
          <table:table-cell office:value-type="float" office:value="842267">
            <text:p>842267</text:p>
          </table:table-cell>
          <table:table-cell table:formula="of:=[.P52]/[.C52]" office:value-type="float" office:value="1.0470475037325">
            <text:p>1.05</text:p>
          </table:table-cell>
          <table:table-cell office:value-type="float" office:value="997578">
            <text:p>997578</text:p>
          </table:table-cell>
          <table:table-cell table:formula="of:=[.R52]/[.P52]" office:value-type="float" office:value="1.18439639686703">
            <text:p>1.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902218">
            <text:p>902218</text:p>
          </table:table-cell>
          <table:table-cell office:value-type="float" office:value="1254727">
            <text:p>1254727</text:p>
          </table:table-cell>
          <table:table-cell table:formula="of:=[.C53]/[.D53]" office:value-type="float" office:value="0.719055220777109">
            <text:p>0.72</text:p>
          </table:table-cell>
          <table:table-cell office:value-type="float" office:value="751433">
            <text:p>751433</text:p>
          </table:table-cell>
          <table:table-cell office:value-type="float" office:value="235564">
            <text:p>235564</text:p>
          </table:table-cell>
          <table:table-cell table:formula="of:=[.G53]/[.D53]" office:value-type="float" office:value="0.18774123773538">
            <text:p>0.19</text:p>
          </table:table-cell>
          <table:table-cell office:value-type="float" office:value="206078">
            <text:p>206,078.00</text:p>
          </table:table-cell>
          <table:table-cell table:formula="of:=[.I53]/[.D53]" office:value-type="float" office:value="0.164241305080707">
            <text:p>0.16</text:p>
          </table:table-cell>
          <table:table-cell office:value-type="float" office:value="225451">
            <text:p>225,451.00</text:p>
          </table:table-cell>
          <table:table-cell table:formula="of:=[.K53]/[.D53]" office:value-type="float" office:value="0.179681317131137">
            <text:p>0.18</text:p>
          </table:table-cell>
          <table:table-cell table:formula="of:=[.C53]/[.F53]" office:value-type="float" office:value="1.20066326605299">
            <text:p>1.2</text:p>
          </table:table-cell>
          <table:table-cell office:value-type="float" office:value="686440">
            <text:p>686440</text:p>
          </table:table-cell>
          <table:table-cell table:style-name="ce22" table:formula="of:=[.N53]/[.F53]" office:value-type="float" office:value="0.913507924192842">
            <text:p>0.91</text:p>
          </table:table-cell>
          <table:table-cell office:value-type="float" office:value="906610">
            <text:p>906610</text:p>
          </table:table-cell>
          <table:table-cell table:formula="of:=[.P53]/[.C53]" office:value-type="float" office:value="1.00486800307686">
            <text:p>1</text:p>
          </table:table-cell>
          <table:table-cell office:value-type="float" office:value="1263811">
            <text:p>1263811</text:p>
          </table:table-cell>
          <table:table-cell table:formula="of:=[.R53]/[.P53]" office:value-type="float" office:value="1.39399631594622">
            <text:p>1.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721485">
            <text:p>721485</text:p>
          </table:table-cell>
          <table:table-cell office:value-type="float" office:value="1355617">
            <text:p>1355617</text:p>
          </table:table-cell>
          <table:table-cell table:formula="of:=[.C54]/[.D54]" office:value-type="float" office:value="0.532218908438003">
            <text:p>0.53</text:p>
          </table:table-cell>
          <table:table-cell office:value-type="float" office:value="767170">
            <text:p>767170</text:p>
          </table:table-cell>
          <table:table-cell office:value-type="float" office:value="249715">
            <text:p>249715</text:p>
          </table:table-cell>
          <table:table-cell table:formula="of:=[.G54]/[.D54]" office:value-type="float" office:value="0.184207633867088">
            <text:p>0.18</text:p>
          </table:table-cell>
          <table:table-cell office:value-type="float" office:value="213114">
            <text:p>213,114.00</text:p>
          </table:table-cell>
          <table:table-cell table:formula="of:=[.I54]/[.D54]" office:value-type="float" office:value="0.157208119992594">
            <text:p>0.16</text:p>
          </table:table-cell>
          <table:table-cell office:value-type="float" office:value="266376">
            <text:p>266,376.00</text:p>
          </table:table-cell>
          <table:table-cell table:formula="of:=[.K54]/[.D54]" office:value-type="float" office:value="0.196497978411306">
            <text:p>0.20</text:p>
          </table:table-cell>
          <table:table-cell table:formula="of:=[.C54]/[.F54]" office:value-type="float" office:value="0.94044996545746">
            <text:p>0.94</text:p>
          </table:table-cell>
          <table:table-cell office:value-type="float" office:value="686440">
            <text:p>686440</text:p>
          </table:table-cell>
          <table:table-cell table:style-name="ce22" table:formula="of:=[.N54]/[.F54]" office:value-type="float" office:value="0.894769086382418">
            <text:p>0.89</text:p>
          </table:table-cell>
          <table:table-cell office:value-type="float" office:value="800485">
            <text:p>800485</text:p>
          </table:table-cell>
          <table:table-cell table:formula="of:=[.P54]/[.C54]" office:value-type="float" office:value="1.10949638592625">
            <text:p>1.11</text:p>
          </table:table-cell>
          <table:table-cell office:value-type="float" office:value="971554">
            <text:p>971554</text:p>
          </table:table-cell>
          <table:table-cell table:formula="of:=[.R54]/[.P54]" office:value-type="float" office:value="1.21370669031899">
            <text:p>1.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751301">
            <text:p>751301</text:p>
          </table:table-cell>
          <table:table-cell office:value-type="float" office:value="1385829">
            <text:p>1385829</text:p>
          </table:table-cell>
          <table:table-cell table:formula="of:=[.C55]/[.D55]" office:value-type="float" office:value="0.542131099868743">
            <text:p>0.54</text:p>
          </table:table-cell>
          <table:table-cell office:value-type="float" office:value="771199">
            <text:p>771199</text:p>
          </table:table-cell>
          <table:table-cell office:value-type="float" office:value="275080">
            <text:p>275080</text:p>
          </table:table-cell>
          <table:table-cell table:formula="of:=[.G55]/[.D55]" office:value-type="float" office:value="0.198494908101938">
            <text:p>0.20</text:p>
          </table:table-cell>
          <table:table-cell office:value-type="float" office:value="238884">
            <text:p>238,884.00</text:p>
          </table:table-cell>
          <table:table-cell table:formula="of:=[.I55]/[.D55]" office:value-type="float" office:value="0.172376245554105">
            <text:p>0.17</text:p>
          </table:table-cell>
          <table:table-cell office:value-type="float" office:value="267486">
            <text:p>267,486.00</text:p>
          </table:table-cell>
          <table:table-cell table:formula="of:=[.K55]/[.D55]" office:value-type="float" office:value="0.193015155549494">
            <text:p>0.19</text:p>
          </table:table-cell>
          <table:table-cell table:formula="of:=[.C55]/[.F55]" office:value-type="float" office:value="0.974198617996133">
            <text:p>0.97</text:p>
          </table:table-cell>
          <table:table-cell office:value-type="float" office:value="742299">
            <text:p>742299</text:p>
          </table:table-cell>
          <table:table-cell table:style-name="ce22" table:formula="of:=[.N55]/[.F55]" office:value-type="float" office:value="0.962525885018004">
            <text:p>0.96</text:p>
          </table:table-cell>
          <table:table-cell office:value-type="float" office:value="918157">
            <text:p>918157</text:p>
          </table:table-cell>
          <table:table-cell table:formula="of:=[.P55]/[.C55]" office:value-type="float" office:value="1.22208941556047">
            <text:p>1.22</text:p>
          </table:table-cell>
          <table:table-cell office:value-type="float" office:value="518353">
            <text:p>518353</text:p>
          </table:table-cell>
          <table:table-cell table:formula="of:=[.R55]/[.P55]" office:value-type="float" office:value="0.564558131125722">
            <text:p>0.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809958">
            <text:p>809958</text:p>
          </table:table-cell>
          <table:table-cell office:value-type="float" office:value="1406179">
            <text:p>1406179</text:p>
          </table:table-cell>
          <table:table-cell table:formula="of:=[.C56]/[.D56]" office:value-type="float" office:value="0.575999214893694">
            <text:p>0.58</text:p>
          </table:table-cell>
          <table:table-cell office:value-type="float" office:value="755165">
            <text:p>755165</text:p>
          </table:table-cell>
          <table:table-cell office:value-type="float" office:value="258363">
            <text:p>258363</text:p>
          </table:table-cell>
          <table:table-cell table:formula="of:=[.G56]/[.D56]" office:value-type="float" office:value="0.183734076529375">
            <text:p>0.18</text:p>
          </table:table-cell>
          <table:table-cell office:value-type="float" office:value="218301">
            <text:p>218,301.00</text:p>
          </table:table-cell>
          <table:table-cell table:formula="of:=[.I56]/[.D56]" office:value-type="float" office:value="0.155244104769023">
            <text:p>0.16</text:p>
          </table:table-cell>
          <table:table-cell office:value-type="float" office:value="232083">
            <text:p>232,083.00</text:p>
          </table:table-cell>
          <table:table-cell table:formula="of:=[.K56]/[.D56]" office:value-type="float" office:value="0.165045132945379">
            <text:p>0.17</text:p>
          </table:table-cell>
          <table:table-cell table:formula="of:=[.C56]/[.F56]" office:value-type="float" office:value="1.07255765296326">
            <text:p>1.07</text:p>
          </table:table-cell>
          <table:table-cell office:value-type="float" office:value="685071">
            <text:p>685071</text:p>
          </table:table-cell>
          <table:table-cell table:style-name="ce22" table:formula="of:=[.N56]/[.F56]" office:value-type="float" office:value="0.907180549946038">
            <text:p>0.91</text:p>
          </table:table-cell>
          <table:table-cell office:value-type="float" office:value="953001">
            <text:p>953001</text:p>
          </table:table-cell>
          <table:table-cell table:formula="of:=[.P56]/[.C56]" office:value-type="float" office:value="1.17660545361611">
            <text:p>1.18</text:p>
          </table:table-cell>
          <table:table-cell office:value-type="float" office:value="449663">
            <text:p>449663</text:p>
          </table:table-cell>
          <table:table-cell table:formula="of:=[.R56]/[.P56]" office:value-type="float" office:value="0.471838959245583">
            <text:p>0.4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776638">
            <text:p>776638</text:p>
          </table:table-cell>
          <table:table-cell office:value-type="float" office:value="1358501">
            <text:p>1358501</text:p>
          </table:table-cell>
          <table:table-cell table:formula="of:=[.C57]/[.D57]" office:value-type="float" office:value="0.571687470233736">
            <text:p>0.57</text:p>
          </table:table-cell>
          <table:table-cell office:value-type="float" office:value="733655">
            <text:p>733655</text:p>
          </table:table-cell>
          <table:table-cell office:value-type="float" office:value="309495">
            <text:p>309495</text:p>
          </table:table-cell>
          <table:table-cell table:formula="of:=[.G57]/[.D57]" office:value-type="float" office:value="0.227820958541804">
            <text:p>0.23</text:p>
          </table:table-cell>
          <table:table-cell office:value-type="float" office:value="202476">
            <text:p>202,476.00</text:p>
          </table:table-cell>
          <table:table-cell table:formula="of:=[.I57]/[.D57]" office:value-type="float" office:value="0.149043688595003">
            <text:p>0.15</text:p>
          </table:table-cell>
          <table:table-cell office:value-type="float" office:value="305649">
            <text:p>305,649.00</text:p>
          </table:table-cell>
          <table:table-cell table:formula="of:=[.K57]/[.D57]" office:value-type="float" office:value="0.224989896952597">
            <text:p>0.22</text:p>
          </table:table-cell>
          <table:table-cell table:formula="of:=[.C57]/[.F57]" office:value-type="float" office:value="1.05858748321759">
            <text:p>1.06</text:p>
          </table:table-cell>
          <table:table-cell office:value-type="float" office:value="667100">
            <text:p>667100</text:p>
          </table:table-cell>
          <table:table-cell table:style-name="ce22" table:formula="of:=[.N57]/[.F57]" office:value-type="float" office:value="0.90928297360476">
            <text:p>0.91</text:p>
          </table:table-cell>
          <table:table-cell office:value-type="float" office:value="876137">
            <text:p>876137</text:p>
          </table:table-cell>
          <table:table-cell table:formula="of:=[.P57]/[.C57]" office:value-type="float" office:value="1.12811502913841">
            <text:p>1.13</text:p>
          </table:table-cell>
          <table:table-cell office:value-type="float" office:value="1193514">
            <text:p>1193514</text:p>
          </table:table-cell>
          <table:table-cell table:formula="of:=[.R57]/[.P57]" office:value-type="float" office:value="1.36224585880975">
            <text:p>1.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664089">
            <text:p>664089</text:p>
          </table:table-cell>
          <table:table-cell office:value-type="float" office:value="1238019">
            <text:p>1238019</text:p>
          </table:table-cell>
          <table:table-cell table:formula="of:=[.C58]/[.D58]" office:value-type="float" office:value="0.53641260756095">
            <text:p>0.54</text:p>
          </table:table-cell>
          <table:table-cell office:value-type="float" office:value="688963">
            <text:p>688963</text:p>
          </table:table-cell>
          <table:table-cell office:value-type="float" office:value="249950">
            <text:p>249950</text:p>
          </table:table-cell>
          <table:table-cell table:formula="of:=[.G58]/[.D58]" office:value-type="float" office:value="0.201895124388236">
            <text:p>0.20</text:p>
          </table:table-cell>
          <table:table-cell office:value-type="float" office:value="231028">
            <text:p>231,028.00</text:p>
          </table:table-cell>
          <table:table-cell table:formula="of:=[.I58]/[.D58]" office:value-type="float" office:value="0.186611029394541">
            <text:p>0.19</text:p>
          </table:table-cell>
          <table:table-cell office:value-type="float" office:value="259705">
            <text:p>259,705.00</text:p>
          </table:table-cell>
          <table:table-cell table:formula="of:=[.K58]/[.D58]" office:value-type="float" office:value="0.209774648046597">
            <text:p>0.21</text:p>
          </table:table-cell>
          <table:table-cell table:formula="of:=[.C58]/[.F58]" office:value-type="float" office:value="0.963896464686783">
            <text:p>0.96</text:p>
          </table:table-cell>
          <table:table-cell office:value-type="float" office:value="641097">
            <text:p>641097</text:p>
          </table:table-cell>
          <table:table-cell table:style-name="ce22" table:formula="of:=[.N58]/[.F58]" office:value-type="float" office:value="0.93052457098567">
            <text:p>0.93</text:p>
          </table:table-cell>
          <table:table-cell office:value-type="float" office:value="796115">
            <text:p>796115</text:p>
          </table:table-cell>
          <table:table-cell table:formula="of:=[.P58]/[.C58]" office:value-type="float" office:value="1.19880768993313">
            <text:p>1.2</text:p>
          </table:table-cell>
          <table:table-cell office:value-type="float" office:value="863049">
            <text:p>863049</text:p>
          </table:table-cell>
          <table:table-cell table:formula="of:=[.R58]/[.P58]" office:value-type="float" office:value="1.0840757930701">
            <text:p>1.08</text:p>
          </table:table-cell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609154">
            <text:p>609154</text:p>
          </table:table-cell>
          <table:table-cell office:value-type="float" office:value="1136761">
            <text:p>1136761</text:p>
          </table:table-cell>
          <table:table-cell table:formula="of:=[.C59]/[.D59]" office:value-type="float" office:value="0.535868137629634">
            <text:p>0.54</text:p>
          </table:table-cell>
          <table:table-cell office:value-type="float" office:value="625067">
            <text:p>625067</text:p>
          </table:table-cell>
          <table:table-cell office:value-type="float" office:value="276944">
            <text:p>276944</text:p>
          </table:table-cell>
          <table:table-cell table:formula="of:=[.G59]/[.D59]" office:value-type="float" office:value="0.243625529025011">
            <text:p>0.24</text:p>
          </table:table-cell>
          <table:table-cell office:value-type="float" office:value="242664">
            <text:p>242,664.00</text:p>
          </table:table-cell>
          <table:table-cell table:formula="of:=[.I59]/[.D59]" office:value-type="float" office:value="0.213469673924422">
            <text:p>0.21</text:p>
          </table:table-cell>
          <table:table-cell office:value-type="float" office:value="250229">
            <text:p>250,229.00</text:p>
          </table:table-cell>
          <table:table-cell table:formula="of:=[.K59]/[.D59]" office:value-type="float" office:value="0.220124546848458">
            <text:p>0.22</text:p>
          </table:table-cell>
          <table:table-cell table:formula="of:=[.C59]/[.F59]" office:value-type="float" office:value="0.9745419291052">
            <text:p>0.97</text:p>
          </table:table-cell>
          <table:table-cell office:value-type="float" office:value="600244">
            <text:p>600244</text:p>
          </table:table-cell>
          <table:table-cell table:style-name="ce22" table:formula="of:=[.N59]/[.F59]" office:value-type="float" office:value="0.96028745718459">
            <text:p>0.96</text:p>
          </table:table-cell>
          <table:table-cell office:value-type="float" office:value="511165">
            <text:p>511165</text:p>
          </table:table-cell>
          <table:table-cell table:formula="of:=[.P59]/[.C59]" office:value-type="float" office:value="0.839139199611264">
            <text:p>0.84</text:p>
          </table:table-cell>
          <table:table-cell office:value-type="float" office:value="506871">
            <text:p>506871</text:p>
          </table:table-cell>
          <table:table-cell table:formula="of:=[.R59]/[.P59]" office:value-type="float" office:value="0.991599581348488">
            <text:p>0.9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36270">
            <text:p>636270</text:p>
          </table:table-cell>
          <table:table-cell office:value-type="float" office:value="433709">
            <text:p>433709</text:p>
          </table:table-cell>
          <table:table-cell table:formula="of:=[.C60]/[.D60]" office:value-type="float" office:value="1.4670435706891">
            <text:p>1.47</text:p>
          </table:table-cell>
          <table:table-cell office:value-type="float" office:value="548362">
            <text:p>548362</text:p>
          </table:table-cell>
          <table:table-cell office:value-type="float" office:value="140335">
            <text:p>140335</text:p>
          </table:table-cell>
          <table:table-cell table:formula="of:=[.G60]/[.D60]" office:value-type="float" office:value="0.323569490142008">
            <text:p>0.32</text:p>
          </table:table-cell>
          <table:table-cell office:value-type="float" office:value="114083">
            <text:p>114,083.00</text:p>
          </table:table-cell>
          <table:table-cell table:formula="of:=[.I60]/[.D60]" office:value-type="float" office:value="0.263040425723238">
            <text:p>0.26</text:p>
          </table:table-cell>
          <table:table-cell office:value-type="float" office:value="151953">
            <text:p>151,953.00</text:p>
          </table:table-cell>
          <table:table-cell table:formula="of:=[.K60]/[.D60]" office:value-type="float" office:value="0.350357036630552">
            <text:p>0.35</text:p>
          </table:table-cell>
          <table:table-cell table:formula="of:=[.C60]/[.F60]" office:value-type="float" office:value="1.16031016007674">
            <text:p>1.16</text:p>
          </table:table-cell>
          <table:table-cell office:value-type="float" office:value="661605">
            <text:p>661605</text:p>
          </table:table-cell>
          <table:table-cell table:style-name="ce22" table:formula="of:=[.N60]/[.F60]" office:value-type="float" office:value="1.20651139210959">
            <text:p>1.21</text:p>
          </table:table-cell>
          <table:table-cell office:value-type="float" office:value="366615">
            <text:p>366615</text:p>
          </table:table-cell>
          <table:table-cell table:formula="of:=[.P60]/[.C60]" office:value-type="float" office:value="0.576194068555802">
            <text:p>0.58</text:p>
          </table:table-cell>
          <table:table-cell office:value-type="float" office:value="278213">
            <text:p>278213</text:p>
          </table:table-cell>
          <table:table-cell table:formula="of:=[.R60]/[.P60]" office:value-type="float" office:value="0.758869658906482">
            <text:p>0.7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731761">
            <text:p>731761</text:p>
          </table:table-cell>
          <table:table-cell office:value-type="float" office:value="576091">
            <text:p>576091</text:p>
          </table:table-cell>
          <table:table-cell table:formula="of:=[.C61]/[.D61]" office:value-type="float" office:value="1.27021772601898">
            <text:p>1.27</text:p>
          </table:table-cell>
          <table:table-cell office:value-type="float" office:value="620370">
            <text:p>620370</text:p>
          </table:table-cell>
          <table:table-cell office:value-type="float" office:value="222006">
            <text:p>222006</text:p>
          </table:table-cell>
          <table:table-cell table:formula="of:=[.G61]/[.D61]" office:value-type="float" office:value="0.385366200825911">
            <text:p>0.39</text:p>
          </table:table-cell>
          <table:table-cell office:value-type="float" office:value="177446">
            <text:p>177,446.00</text:p>
          </table:table-cell>
          <table:table-cell table:formula="of:=[.I61]/[.D61]" office:value-type="float" office:value="0.308017309765297">
            <text:p>0.31</text:p>
          </table:table-cell>
          <table:table-cell office:value-type="float" office:value="207733">
            <text:p>207,733.00</text:p>
          </table:table-cell>
          <table:table-cell table:formula="of:=[.K61]/[.D61]" office:value-type="float" office:value="0.360590601137667">
            <text:p>0.36</text:p>
          </table:table-cell>
          <table:table-cell table:formula="of:=[.C61]/[.F61]" office:value-type="float" office:value="1.17955574898851">
            <text:p>1.18</text:p>
          </table:table-cell>
          <table:table-cell office:value-type="float" office:value="667759">
            <text:p>667759</text:p>
          </table:table-cell>
          <table:table-cell table:style-name="ce22" table:formula="of:=[.N61]/[.F61]" office:value-type="float" office:value="1.07638828441092">
            <text:p>1.08</text:p>
          </table:table-cell>
          <table:table-cell office:value-type="float" office:value="549838">
            <text:p>549838</text:p>
          </table:table-cell>
          <table:table-cell table:formula="of:=[.P61]/[.C61]" office:value-type="float" office:value="0.751390139676752">
            <text:p>0.75</text:p>
          </table:table-cell>
          <table:table-cell office:value-type="float" office:value="1089349">
            <text:p>1089349</text:p>
          </table:table-cell>
          <table:table-cell table:formula="of:=[.R61]/[.P61]" office:value-type="float" office:value="1.98121810424161">
            <text:p>1.9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650878">
            <text:p>650878</text:p>
          </table:table-cell>
          <table:table-cell office:value-type="float" office:value="813220">
            <text:p>813220</text:p>
          </table:table-cell>
          <table:table-cell table:formula="of:=[.C62]/[.D62]" office:value-type="float" office:value="0.800371363222744">
            <text:p>0.8</text:p>
          </table:table-cell>
          <table:table-cell office:value-type="float" office:value="685456">
            <text:p>685456</text:p>
          </table:table-cell>
          <table:table-cell office:value-type="float" office:value="236296">
            <text:p>236296</text:p>
          </table:table-cell>
          <table:table-cell table:formula="of:=[.G62]/[.D62]" office:value-type="float" office:value="0.290568357885935">
            <text:p>0.29</text:p>
          </table:table-cell>
          <table:table-cell office:value-type="float" office:value="215311">
            <text:p>215,311.00</text:p>
          </table:table-cell>
          <table:table-cell table:formula="of:=[.I62]/[.D62]" office:value-type="float" office:value="0.264763532623398">
            <text:p>0.26</text:p>
          </table:table-cell>
          <table:table-cell office:value-type="float" office:value="221469">
            <text:p>221,469.00</text:p>
          </table:table-cell>
          <table:table-cell table:formula="of:=[.K62]/[.D62]" office:value-type="float" office:value="0.272335899264652">
            <text:p>0.27</text:p>
          </table:table-cell>
          <table:table-cell table:formula="of:=[.C62]/[.F62]" office:value-type="float" office:value="0.94955474895544">
            <text:p>0.95</text:p>
          </table:table-cell>
          <table:table-cell office:value-type="float" office:value="699575">
            <text:p>699575</text:p>
          </table:table-cell>
          <table:table-cell table:style-name="ce22" table:formula="of:=[.N62]/[.F62]" office:value-type="float" office:value="1.02059796690087">
            <text:p>1.02</text:p>
          </table:table-cell>
          <table:table-cell office:value-type="float" office:value="806382">
            <text:p>806382</text:p>
          </table:table-cell>
          <table:table-cell table:formula="of:=[.P62]/[.C62]" office:value-type="float" office:value="1.23891420511985">
            <text:p>1.24</text:p>
          </table:table-cell>
          <table:table-cell office:value-type="float" office:value="881038">
            <text:p>881038</text:p>
          </table:table-cell>
          <table:table-cell table:formula="of:=[.R62]/[.P62]" office:value-type="float" office:value="1.09258143162918">
            <text:p>1.0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775618">
            <text:p>775618</text:p>
          </table:table-cell>
          <table:table-cell office:value-type="float" office:value="998965">
            <text:p>998965</text:p>
          </table:table-cell>
          <table:table-cell table:formula="of:=[.C63]/[.D63]" office:value-type="float" office:value="0.776421596352225">
            <text:p>0.78</text:p>
          </table:table-cell>
          <table:table-cell office:value-type="float" office:value="697789">
            <text:p>697789</text:p>
          </table:table-cell>
          <table:table-cell office:value-type="float" office:value="283677">
            <text:p>283677</text:p>
          </table:table-cell>
          <table:table-cell table:formula="of:=[.G63]/[.D63]" office:value-type="float" office:value="0.283970909891738">
            <text:p>0.28</text:p>
          </table:table-cell>
          <table:table-cell office:value-type="float" office:value="224833">
            <text:p>224,833.00</text:p>
          </table:table-cell>
          <table:table-cell table:formula="of:=[.I63]/[.D63]" office:value-type="float" office:value="0.225065943251265">
            <text:p>0.23</text:p>
          </table:table-cell>
          <table:table-cell office:value-type="float" office:value="261707">
            <text:p>261,707.00</text:p>
          </table:table-cell>
          <table:table-cell table:formula="of:=[.K63]/[.D63]" office:value-type="float" office:value="0.261978147382541">
            <text:p>0.26</text:p>
          </table:table-cell>
          <table:table-cell table:formula="of:=[.C63]/[.F63]" office:value-type="float" office:value="1.11153658197535">
            <text:p>1.11</text:p>
          </table:table-cell>
          <table:table-cell office:value-type="float" office:value="659425">
            <text:p>659425</text:p>
          </table:table-cell>
          <table:table-cell table:style-name="ce22" table:formula="of:=[.N63]/[.F63]" office:value-type="float" office:value="0.945020629445291">
            <text:p>0.95</text:p>
          </table:table-cell>
          <table:table-cell office:value-type="float" office:value="936021">
            <text:p>936021</text:p>
          </table:table-cell>
          <table:table-cell table:formula="of:=[.P63]/[.C63]" office:value-type="float" office:value="1.20680670123695">
            <text:p>1.21</text:p>
          </table:table-cell>
          <table:table-cell office:value-type="float" office:value="1027586">
            <text:p>1027586</text:p>
          </table:table-cell>
          <table:table-cell table:formula="of:=[.R63]/[.P63]" office:value-type="float" office:value="1.09782365993925">
            <text:p>1.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686387">
            <text:p>686387</text:p>
          </table:table-cell>
          <table:table-cell office:value-type="float" office:value="1118570">
            <text:p>1118570</text:p>
          </table:table-cell>
          <table:table-cell table:formula="of:=[.C64]/[.D64]" office:value-type="float" office:value="0.613629008466167">
            <text:p>0.61</text:p>
          </table:table-cell>
          <table:table-cell office:value-type="float" office:value="716397">
            <text:p>716397</text:p>
          </table:table-cell>
          <table:table-cell office:value-type="float" office:value="299575">
            <text:p>299575</text:p>
          </table:table-cell>
          <table:table-cell table:formula="of:=[.G64]/[.D64]" office:value-type="float" office:value="0.26781962684499">
            <text:p>0.27</text:p>
          </table:table-cell>
          <table:table-cell office:value-type="float" office:value="240672">
            <text:p>240,672.00</text:p>
          </table:table-cell>
          <table:table-cell table:formula="of:=[.I64]/[.D64]" office:value-type="float" office:value="0.215160428046524">
            <text:p>0.22</text:p>
          </table:table-cell>
          <table:table-cell office:value-type="float" office:value="266156">
            <text:p>266,156.00</text:p>
          </table:table-cell>
          <table:table-cell table:formula="of:=[.K64]/[.D64]" office:value-type="float" office:value="0.237943088049921">
            <text:p>0.24</text:p>
          </table:table-cell>
          <table:table-cell table:formula="of:=[.C64]/[.F64]" office:value-type="float" office:value="0.958109818997009">
            <text:p>0.96</text:p>
          </table:table-cell>
          <table:table-cell office:value-type="float" office:value="667047">
            <text:p>667047</text:p>
          </table:table-cell>
          <table:table-cell table:style-name="ce22" table:formula="of:=[.N64]/[.F64]" office:value-type="float" office:value="0.93111361437862">
            <text:p>0.93</text:p>
          </table:table-cell>
          <table:table-cell office:value-type="float" office:value="772971">
            <text:p>772971</text:p>
          </table:table-cell>
          <table:table-cell table:formula="of:=[.P64]/[.C64]" office:value-type="float" office:value="1.12614458024409">
            <text:p>1.13</text:p>
          </table:table-cell>
          <table:table-cell office:value-type="float" office:value="929018">
            <text:p>929018</text:p>
          </table:table-cell>
          <table:table-cell table:formula="of:=[.R64]/[.P64]" office:value-type="float" office:value="1.20187950130083">
            <text:p>1.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708348">
            <text:p>708348</text:p>
          </table:table-cell>
          <table:table-cell office:value-type="float" office:value="1180992">
            <text:p>1180992</text:p>
          </table:table-cell>
          <table:table-cell table:formula="of:=[.C65]/[.D65]" office:value-type="float" office:value="0.599790684441554">
            <text:p>0.6</text:p>
          </table:table-cell>
          <table:table-cell office:value-type="float" office:value="727655">
            <text:p>727655</text:p>
          </table:table-cell>
          <table:table-cell office:value-type="float" office:value="313421">
            <text:p>313421</text:p>
          </table:table-cell>
          <table:table-cell table:formula="of:=[.G65]/[.D65]" office:value-type="float" office:value="0.265387911179754">
            <text:p>0.27</text:p>
          </table:table-cell>
          <table:table-cell office:value-type="float" office:value="191297">
            <text:p>191,297.00</text:p>
          </table:table-cell>
          <table:table-cell table:formula="of:=[.I65]/[.D65]" office:value-type="float" office:value="0.161979928737875">
            <text:p>0.16</text:p>
          </table:table-cell>
          <table:table-cell office:value-type="float" office:value="271378">
            <text:p>271,378.00</text:p>
          </table:table-cell>
          <table:table-cell table:formula="of:=[.K65]/[.D65]" office:value-type="float" office:value="0.229788178074026">
            <text:p>0.23</text:p>
          </table:table-cell>
          <table:table-cell table:formula="of:=[.C65]/[.F65]" office:value-type="float" office:value="0.973466821501948">
            <text:p>0.97</text:p>
          </table:table-cell>
          <table:table-cell office:value-type="float" office:value="741425">
            <text:p>741425</text:p>
          </table:table-cell>
          <table:table-cell table:style-name="ce22" table:formula="of:=[.N65]/[.F65]" office:value-type="float" office:value="1.01892380317596">
            <text:p>1.02</text:p>
          </table:table-cell>
          <table:table-cell office:value-type="float" office:value="868819">
            <text:p>868819</text:p>
          </table:table-cell>
          <table:table-cell table:formula="of:=[.P65]/[.C65]" office:value-type="float" office:value="1.22654260335315">
            <text:p>1.23</text:p>
          </table:table-cell>
          <table:table-cell office:value-type="float" office:value="1669427">
            <text:p>1669427</text:p>
          </table:table-cell>
          <table:table-cell table:formula="of:=[.R65]/[.P65]" office:value-type="float" office:value="1.92148997662344">
            <text:p>1.9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871658">
            <text:p>871658</text:p>
          </table:table-cell>
          <table:table-cell office:value-type="float" office:value="1216241">
            <text:p>1216241</text:p>
          </table:table-cell>
          <table:table-cell table:formula="of:=[.C66]/[.D66]" office:value-type="float" office:value="0.716681973391787">
            <text:p>0.72</text:p>
          </table:table-cell>
          <table:table-cell office:value-type="float" office:value="728056">
            <text:p>728056</text:p>
          </table:table-cell>
          <table:table-cell office:value-type="float" office:value="266086">
            <text:p>266086</text:p>
          </table:table-cell>
          <table:table-cell table:formula="of:=[.G66]/[.D66]" office:value-type="float" office:value="0.218777364025715">
            <text:p>0.22</text:p>
          </table:table-cell>
          <table:table-cell office:value-type="float" office:value="243354">
            <text:p>243,354.00</text:p>
          </table:table-cell>
          <table:table-cell table:formula="of:=[.I66]/[.D66]" office:value-type="float" office:value="0.200086989338462">
            <text:p>0.20</text:p>
          </table:table-cell>
          <table:table-cell office:value-type="float" office:value="257066">
            <text:p>257,066.00</text:p>
          </table:table-cell>
          <table:table-cell table:formula="of:=[.K66]/[.D66]" office:value-type="float" office:value="0.211361070708848">
            <text:p>0.21</text:p>
          </table:table-cell>
          <table:table-cell table:formula="of:=[.C66]/[.F66]" office:value-type="float" office:value="1.19724032217302">
            <text:p>1.2</text:p>
          </table:table-cell>
          <table:table-cell office:value-type="float" office:value="772461">
            <text:p>772461</text:p>
          </table:table-cell>
          <table:table-cell table:style-name="ce22" table:formula="of:=[.N66]/[.F66]" office:value-type="float" office:value="1.06099118749107">
            <text:p>1.06</text:p>
          </table:table-cell>
          <table:table-cell office:value-type="float" office:value="885623">
            <text:p>885623</text:p>
          </table:table-cell>
          <table:table-cell table:formula="of:=[.P66]/[.C66]" office:value-type="float" office:value="1.0160211917977">
            <text:p>1.02</text:p>
          </table:table-cell>
          <table:table-cell office:value-type="float" office:value="1109439">
            <text:p>1109439</text:p>
          </table:table-cell>
          <table:table-cell table:formula="of:=[.R66]/[.P66]" office:value-type="float" office:value="1.25272153049322">
            <text:p>1.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821339">
            <text:p>821339</text:p>
          </table:table-cell>
          <table:table-cell office:value-type="float" office:value="1226444">
            <text:p>1226444</text:p>
          </table:table-cell>
          <table:table-cell table:formula="of:=[.C67]/[.D67]" office:value-type="float" office:value="0.669691400504222">
            <text:p>0.67</text:p>
          </table:table-cell>
          <table:table-cell office:value-type="float" office:value="710134">
            <text:p>710134</text:p>
          </table:table-cell>
          <table:table-cell office:value-type="float" office:value="286185">
            <text:p>286185</text:p>
          </table:table-cell>
          <table:table-cell table:formula="of:=[.G67]/[.D67]" office:value-type="float" office:value="0.233345346383528">
            <text:p>0.23</text:p>
          </table:table-cell>
          <table:table-cell office:value-type="float" office:value="232399">
            <text:p>232,399.00</text:p>
          </table:table-cell>
          <table:table-cell table:formula="of:=[.I67]/[.D67]" office:value-type="float" office:value="0.189490103094801">
            <text:p>0.19</text:p>
          </table:table-cell>
          <table:table-cell office:value-type="float" office:value="278520">
            <text:p>278,520.00</text:p>
          </table:table-cell>
          <table:table-cell table:formula="of:=[.K67]/[.D67]" office:value-type="float" office:value="0.227095570609013">
            <text:p>0.23</text:p>
          </table:table-cell>
          <table:table-cell table:formula="of:=[.C67]/[.F67]" office:value-type="float" office:value="1.15659720559782">
            <text:p>1.16</text:p>
          </table:table-cell>
          <table:table-cell office:value-type="float" office:value="665529">
            <text:p>665529</text:p>
          </table:table-cell>
          <table:table-cell table:style-name="ce22" table:formula="of:=[.N67]/[.F67]" office:value-type="float" office:value="0.937187911013978">
            <text:p>0.94</text:p>
          </table:table-cell>
          <table:table-cell office:value-type="float" office:value="935475">
            <text:p>935475</text:p>
          </table:table-cell>
          <table:table-cell table:formula="of:=[.P67]/[.C67]" office:value-type="float" office:value="1.13896332695757">
            <text:p>1.14</text:p>
          </table:table-cell>
          <table:table-cell office:value-type="float" office:value="1555667">
            <text:p>1555667</text:p>
          </table:table-cell>
          <table:table-cell table:formula="of:=[.R67]/[.P67]" office:value-type="float" office:value="1.66297014885486">
            <text:p>1.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669717">
            <text:p>669717</text:p>
          </table:table-cell>
          <table:table-cell office:value-type="float" office:value="1166179">
            <text:p>1166179</text:p>
          </table:table-cell>
          <table:table-cell table:formula="of:=[.C68]/[.D68]" office:value-type="float" office:value="0.574283193231914">
            <text:p>0.57</text:p>
          </table:table-cell>
          <table:table-cell office:value-type="float" office:value="692599">
            <text:p>692599</text:p>
          </table:table-cell>
          <table:table-cell office:value-type="float" office:value="264504">
            <text:p>264504</text:p>
          </table:table-cell>
          <table:table-cell table:formula="of:=[.G68]/[.D68]" office:value-type="float" office:value="0.226812521919877">
            <text:p>0.23</text:p>
          </table:table-cell>
          <table:table-cell office:value-type="float" office:value="241486">
            <text:p>241,486.00</text:p>
          </table:table-cell>
          <table:table-cell table:formula="of:=[.I68]/[.D68]" office:value-type="float" office:value="0.207074557164895">
            <text:p>0.21</text:p>
          </table:table-cell>
          <table:table-cell office:value-type="float" office:value="279194">
            <text:p>279,194.00</text:p>
          </table:table-cell>
          <table:table-cell table:formula="of:=[.K68]/[.D68]" office:value-type="float" office:value="0.239409215909393">
            <text:p>0.24</text:p>
          </table:table-cell>
          <table:table-cell table:formula="of:=[.C68]/[.F68]" office:value-type="float" office:value="0.966962123826341">
            <text:p>0.97</text:p>
          </table:table-cell>
          <table:table-cell office:value-type="float" office:value="646062">
            <text:p>646062</text:p>
          </table:table-cell>
          <table:table-cell table:style-name="ce22" table:formula="of:=[.N68]/[.F68]" office:value-type="float" office:value="0.932808161721285">
            <text:p>0.93</text:p>
          </table:table-cell>
          <table:table-cell office:value-type="float" office:value="762398">
            <text:p>762398</text:p>
          </table:table-cell>
          <table:table-cell table:formula="of:=[.P68]/[.C68]" office:value-type="float" office:value="1.13838830431361">
            <text:p>1.14</text:p>
          </table:table-cell>
          <table:table-cell office:value-type="float" office:value="437326">
            <text:p>437326</text:p>
          </table:table-cell>
          <table:table-cell table:formula="of:=[.R68]/[.P68]" office:value-type="float" office:value="0.573619028381502">
            <text:p>0.5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663215">
            <text:p>663215</text:p>
          </table:table-cell>
          <table:table-cell office:value-type="float" office:value="1068818">
            <text:p>1068818</text:p>
          </table:table-cell>
          <table:table-cell table:formula="of:=[.C69]/[.D69]" office:value-type="float" office:value="0.620512566218009">
            <text:p>0.62</text:p>
          </table:table-cell>
          <table:table-cell office:value-type="float" office:value="654585">
            <text:p>654585</text:p>
          </table:table-cell>
          <table:table-cell office:value-type="float" office:value="299816">
            <text:p>299816</text:p>
          </table:table-cell>
          <table:table-cell table:formula="of:=[.G69]/[.D69]" office:value-type="float" office:value="0.280511742878582">
            <text:p>0.28</text:p>
          </table:table-cell>
          <table:table-cell office:value-type="float" office:value="207957">
            <text:p>207,957.00</text:p>
          </table:table-cell>
          <table:table-cell table:formula="of:=[.I69]/[.D69]" office:value-type="float" office:value="0.194567269638049">
            <text:p>0.19</text:p>
          </table:table-cell>
          <table:table-cell office:value-type="float" office:value="279909">
            <text:p>279,909.00</text:p>
          </table:table-cell>
          <table:table-cell table:formula="of:=[.K69]/[.D69]" office:value-type="float" office:value="0.261886495175044">
            <text:p>0.26</text:p>
          </table:table-cell>
          <table:table-cell table:formula="of:=[.C69]/[.F69]" office:value-type="float" office:value="1.01318392569338">
            <text:p>1.01</text:p>
          </table:table-cell>
          <table:table-cell office:value-type="float" office:value="613998">
            <text:p>613998</text:p>
          </table:table-cell>
          <table:table-cell table:style-name="ce22" table:formula="of:=[.N69]/[.F69]" office:value-type="float" office:value="0.937995829418639">
            <text:p>0.94</text:p>
          </table:table-cell>
          <table:table-cell office:value-type="float" office:value="782568">
            <text:p>782568</text:p>
          </table:table-cell>
          <table:table-cell table:formula="of:=[.P69]/[.C69]" office:value-type="float" office:value="1.17996124936861">
            <text:p>1.18</text:p>
          </table:table-cell>
          <table:table-cell office:value-type="float" office:value="873710">
            <text:p>873710</text:p>
          </table:table-cell>
          <table:table-cell table:formula="of:=[.R69]/[.P69]" office:value-type="float" office:value="1.1164652784167">
            <text:p>1.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741089">
            <text:p>741089</text:p>
          </table:table-cell>
          <table:table-cell office:value-type="float" office:value="1028911">
            <text:p>1028911</text:p>
          </table:table-cell>
          <table:table-cell table:formula="of:=[.C70]/[.D70]" office:value-type="float" office:value="0.720265406823331">
            <text:p>0.72</text:p>
          </table:table-cell>
          <table:table-cell office:value-type="float" office:value="638706">
            <text:p>638706</text:p>
          </table:table-cell>
          <table:table-cell office:value-type="float" office:value="279748">
            <text:p>279748</text:p>
          </table:table-cell>
          <table:table-cell table:formula="of:=[.G70]/[.D70]" office:value-type="float" office:value="0.271887461597747">
            <text:p>0.27</text:p>
          </table:table-cell>
          <table:table-cell office:value-type="float" office:value="266032">
            <text:p>266,032.00</text:p>
          </table:table-cell>
          <table:table-cell table:formula="of:=[.I70]/[.D70]" office:value-type="float" office:value="0.258556862546906">
            <text:p>0.26</text:p>
          </table:table-cell>
          <table:table-cell office:value-type="float" office:value="272193">
            <text:p>272,193.00</text:p>
          </table:table-cell>
          <table:table-cell table:formula="of:=[.K70]/[.D70]" office:value-type="float" office:value="0.264544746824555">
            <text:p>0.26</text:p>
          </table:table-cell>
          <table:table-cell table:formula="of:=[.C70]/[.F70]" office:value-type="float" office:value="1.16029753908684">
            <text:p>1.16</text:p>
          </table:table-cell>
          <table:table-cell office:value-type="float" office:value="599704">
            <text:p>599704</text:p>
          </table:table-cell>
          <table:table-cell table:style-name="ce22" table:formula="of:=[.N70]/[.F70]" office:value-type="float" office:value="0.938935911045144">
            <text:p>0.94</text:p>
          </table:table-cell>
          <table:table-cell office:value-type="float" office:value="767108">
            <text:p>767108</text:p>
          </table:table-cell>
          <table:table-cell table:formula="of:=[.P70]/[.C70]" office:value-type="float" office:value="1.03510914343621">
            <text:p>1.04</text:p>
          </table:table-cell>
          <table:table-cell office:value-type="float" office:value="945635">
            <text:p>945635</text:p>
          </table:table-cell>
          <table:table-cell table:formula="of:=[.R70]/[.P70]" office:value-type="float" office:value="1.23272733435188">
            <text:p>1.23</text:p>
          </table:table-cell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730828">
            <text:p>730828</text:p>
          </table:table-cell>
          <table:table-cell office:value-type="float" office:value="1024398">
            <text:p>1024398</text:p>
          </table:table-cell>
          <table:table-cell table:formula="of:=[.C71]/[.D71]" office:value-type="float" office:value="0.713421931710136">
            <text:p>0.71</text:p>
          </table:table-cell>
          <table:table-cell office:value-type="float" office:value="615613">
            <text:p>615613</text:p>
          </table:table-cell>
          <table:table-cell office:value-type="float" office:value="251749">
            <text:p>251749</text:p>
          </table:table-cell>
          <table:table-cell table:formula="of:=[.G71]/[.D71]" office:value-type="float" office:value="0.245753115488316">
            <text:p>0.25</text:p>
          </table:table-cell>
          <table:table-cell office:value-type="float" office:value="252662">
            <text:p>252,662.00</text:p>
          </table:table-cell>
          <table:table-cell table:formula="of:=[.I71]/[.D71]" office:value-type="float" office:value="0.246644370645003">
            <text:p>0.25</text:p>
          </table:table-cell>
          <table:table-cell office:value-type="float" office:value="297786">
            <text:p>297,786.00</text:p>
          </table:table-cell>
          <table:table-cell table:formula="of:=[.K71]/[.D71]" office:value-type="float" office:value="0.290693656176603">
            <text:p>0.29</text:p>
          </table:table-cell>
          <table:table-cell table:formula="of:=[.C71]/[.F71]" office:value-type="float" office:value="1.18715491713138">
            <text:p>1.19</text:p>
          </table:table-cell>
          <table:table-cell office:value-type="float" office:value="613951">
            <text:p>613951</text:p>
          </table:table-cell>
          <table:table-cell table:style-name="ce22" table:formula="of:=[.N71]/[.F71]" office:value-type="float" office:value="0.997300251943997">
            <text:p>1.00</text:p>
          </table:table-cell>
          <table:table-cell office:value-type="float" office:value="529681">
            <text:p>529681</text:p>
          </table:table-cell>
          <table:table-cell table:formula="of:=[.P71]/[.C71]" office:value-type="float" office:value="0.724768344945733">
            <text:p>0.72</text:p>
          </table:table-cell>
          <table:table-cell office:value-type="float" office:value="387605">
            <text:p>387605</text:p>
          </table:table-cell>
          <table:table-cell table:formula="of:=[.R71]/[.P71]" office:value-type="float" office:value="0.731770631757605">
            <text:p>0.7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31126">
            <text:p>631126</text:p>
          </table:table-cell>
          <table:table-cell office:value-type="float" office:value="345345">
            <text:p>345345</text:p>
          </table:table-cell>
          <table:table-cell table:formula="of:=[.C72]/[.D72]" office:value-type="float" office:value="1.82752320143624">
            <text:p>1.83</text:p>
          </table:table-cell>
          <table:table-cell office:value-type="float" office:value="624054">
            <text:p>624054</text:p>
          </table:table-cell>
          <table:table-cell office:value-type="float" office:value="153230">
            <text:p>153230</text:p>
          </table:table-cell>
          <table:table-cell table:formula="of:=[.G72]/[.D72]" office:value-type="float" office:value="0.443701226309922">
            <text:p>0.44</text:p>
          </table:table-cell>
          <table:table-cell office:value-type="float" office:value="126917">
            <text:p>126,917.00</text:p>
          </table:table-cell>
          <table:table-cell table:formula="of:=[.I72]/[.D72]" office:value-type="float" office:value="0.367507854464376">
            <text:p>0.37</text:p>
          </table:table-cell>
          <table:table-cell office:value-type="float" office:value="143658">
            <text:p>143,658.00</text:p>
          </table:table-cell>
          <table:table-cell table:formula="of:=[.K72]/[.D72]" office:value-type="float" office:value="0.415984015984016">
            <text:p>0.42</text:p>
          </table:table-cell>
          <table:table-cell table:formula="of:=[.C72]/[.F72]" office:value-type="float" office:value="1.01133235264897">
            <text:p>1.01</text:p>
          </table:table-cell>
          <table:table-cell office:value-type="float" office:value="629909">
            <text:p>629909</text:p>
          </table:table-cell>
          <table:table-cell table:style-name="ce22" table:formula="of:=[.N72]/[.F72]" office:value-type="float" office:value="1.00938220089928">
            <text:p>1.01</text:p>
          </table:table-cell>
          <table:table-cell office:value-type="float" office:value="401332">
            <text:p>401332</text:p>
          </table:table-cell>
          <table:table-cell table:formula="of:=[.P72]/[.C72]" office:value-type="float" office:value="0.635898378453748">
            <text:p>0.64</text:p>
          </table:table-cell>
          <table:table-cell office:value-type="float" office:value="323813">
            <text:p>323813</text:p>
          </table:table-cell>
          <table:table-cell table:formula="of:=[.R72]/[.P72]" office:value-type="float" office:value="0.806845703806325">
            <text:p>0.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677835">
            <text:p>677835</text:p>
          </table:table-cell>
          <table:table-cell office:value-type="float" office:value="616171">
            <text:p>616171</text:p>
          </table:table-cell>
          <table:table-cell table:formula="of:=[.C73]/[.D73]" office:value-type="float" office:value="1.10007611523425">
            <text:p>1.1</text:p>
          </table:table-cell>
          <table:table-cell office:value-type="float" office:value="688028">
            <text:p>688028</text:p>
          </table:table-cell>
          <table:table-cell office:value-type="float" office:value="223964">
            <text:p>223964</text:p>
          </table:table-cell>
          <table:table-cell table:formula="of:=[.G73]/[.D73]" office:value-type="float" office:value="0.363477021800766">
            <text:p>0.36</text:p>
          </table:table-cell>
          <table:table-cell office:value-type="float" office:value="174539">
            <text:p>174,539.00</text:p>
          </table:table-cell>
          <table:table-cell table:formula="of:=[.I73]/[.D73]" office:value-type="float" office:value="0.28326389914488">
            <text:p>0.28</text:p>
          </table:table-cell>
          <table:table-cell office:value-type="float" office:value="215105">
            <text:p>215,105.00</text:p>
          </table:table-cell>
          <table:table-cell table:formula="of:=[.K73]/[.D73]" office:value-type="float" office:value="0.349099519451581">
            <text:p>0.35</text:p>
          </table:table-cell>
          <table:table-cell table:formula="of:=[.C73]/[.F73]" office:value-type="float" office:value="0.985185195951328">
            <text:p>0.99</text:p>
          </table:table-cell>
          <table:table-cell office:value-type="float" office:value="742772">
            <text:p>742772</text:p>
          </table:table-cell>
          <table:table-cell table:style-name="ce22" table:formula="of:=[.N73]/[.F73]" office:value-type="float" office:value="1.07956652926916">
            <text:p>1.08</text:p>
          </table:table-cell>
          <table:table-cell office:value-type="float" office:value="714831">
            <text:p>714831</text:p>
          </table:table-cell>
          <table:table-cell table:formula="of:=[.P73]/[.C73]" office:value-type="float" office:value="1.05457965434066">
            <text:p>1.05</text:p>
          </table:table-cell>
          <table:table-cell office:value-type="float" office:value="673542">
            <text:p>673542</text:p>
          </table:table-cell>
          <table:table-cell table:formula="of:=[.R73]/[.P73]" office:value-type="float" office:value="0.942239494369998">
            <text:p>0.9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717496">
            <text:p>717496</text:p>
          </table:table-cell>
          <table:table-cell office:value-type="float" office:value="808227">
            <text:p>808227</text:p>
          </table:table-cell>
          <table:table-cell table:formula="of:=[.C74]/[.D74]" office:value-type="float" office:value="0.887740696611224">
            <text:p>0.89</text:p>
          </table:table-cell>
          <table:table-cell office:value-type="float" office:value="756457">
            <text:p>756457</text:p>
          </table:table-cell>
          <table:table-cell office:value-type="float" office:value="242016">
            <text:p>242016</text:p>
          </table:table-cell>
          <table:table-cell table:formula="of:=[.G74]/[.D74]" office:value-type="float" office:value="0.299440627447487">
            <text:p>0.30</text:p>
          </table:table-cell>
          <table:table-cell office:value-type="float" office:value="211066">
            <text:p>211,066.00</text:p>
          </table:table-cell>
          <table:table-cell table:formula="of:=[.I74]/[.D74]" office:value-type="float" office:value="0.26114693025598">
            <text:p>0.26</text:p>
          </table:table-cell>
          <table:table-cell office:value-type="float" office:value="252021">
            <text:p>252,021.00</text:p>
          </table:table-cell>
          <table:table-cell table:formula="of:=[.K74]/[.D74]" office:value-type="float" office:value="0.311819575441058">
            <text:p>0.31</text:p>
          </table:table-cell>
          <table:table-cell table:formula="of:=[.C74]/[.F74]" office:value-type="float" office:value="0.948495420096582">
            <text:p>0.95</text:p>
          </table:table-cell>
          <table:table-cell office:value-type="float" office:value="700231">
            <text:p>700231</text:p>
          </table:table-cell>
          <table:table-cell table:style-name="ce22" table:formula="of:=[.N74]/[.F74]" office:value-type="float" office:value="0.925671915257576">
            <text:p>0.93</text:p>
          </table:table-cell>
          <table:table-cell office:value-type="float" office:value="501056">
            <text:p>501056</text:p>
          </table:table-cell>
          <table:table-cell table:formula="of:=[.P74]/[.C74]" office:value-type="float" office:value="0.698339781685194">
            <text:p>0.7</text:p>
          </table:table-cell>
          <table:table-cell office:value-type="float" office:value="830160">
            <text:p>830160</text:p>
          </table:table-cell>
          <table:table-cell table:formula="of:=[.R74]/[.P74]" office:value-type="float" office:value="1.65682079448205">
            <text:p>1.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776967">
            <text:p>776967</text:p>
          </table:table-cell>
          <table:table-cell office:value-type="float" office:value="938969">
            <text:p>938969</text:p>
          </table:table-cell>
          <table:table-cell table:formula="of:=[.C75]/[.D75]" office:value-type="float" office:value="0.827468212475598">
            <text:p>0.83</text:p>
          </table:table-cell>
          <table:table-cell office:value-type="float" office:value="721799">
            <text:p>721799</text:p>
          </table:table-cell>
          <table:table-cell office:value-type="float" office:value="250895">
            <text:p>250895</text:p>
          </table:table-cell>
          <table:table-cell table:formula="of:=[.G75]/[.D75]" office:value-type="float" office:value="0.26720264460275">
            <text:p>0.27</text:p>
          </table:table-cell>
          <table:table-cell office:value-type="float" office:value="227826">
            <text:p>227,826.00</text:p>
          </table:table-cell>
          <table:table-cell table:formula="of:=[.I75]/[.D75]" office:value-type="float" office:value="0.242634208371096">
            <text:p>0.24</text:p>
          </table:table-cell>
          <table:table-cell office:value-type="float" office:value="269539">
            <text:p>269,539.00</text:p>
          </table:table-cell>
          <table:table-cell table:formula="of:=[.K75]/[.D75]" office:value-type="float" office:value="0.287058465188947">
            <text:p>0.29</text:p>
          </table:table-cell>
          <table:table-cell table:formula="of:=[.C75]/[.F75]" office:value-type="float" office:value="1.07643125025111">
            <text:p>1.08</text:p>
          </table:table-cell>
          <table:table-cell office:value-type="float" office:value="715458">
            <text:p>715458</text:p>
          </table:table-cell>
          <table:table-cell table:style-name="ce22" table:formula="of:=[.N75]/[.F75]" office:value-type="float" office:value="0.991215005839576">
            <text:p>0.99</text:p>
          </table:table-cell>
          <table:table-cell office:value-type="float" office:value="820434">
            <text:p>820434</text:p>
          </table:table-cell>
          <table:table-cell table:formula="of:=[.P75]/[.C75]" office:value-type="float" office:value="1.05594446096166">
            <text:p>1.06</text:p>
          </table:table-cell>
          <table:table-cell office:value-type="float" office:value="705598">
            <text:p>705598</text:p>
          </table:table-cell>
          <table:table-cell table:formula="of:=[.R75]/[.P75]" office:value-type="float" office:value="0.860030179149084">
            <text:p>0.8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849575">
            <text:p>849575</text:p>
          </table:table-cell>
          <table:table-cell office:value-type="float" office:value="1039719">
            <text:p>1039719</text:p>
          </table:table-cell>
          <table:table-cell table:formula="of:=[.C76]/[.D76]" office:value-type="float" office:value="0.817119817950812">
            <text:p>0.82</text:p>
          </table:table-cell>
          <table:table-cell office:value-type="float" office:value="767396">
            <text:p>767396</text:p>
          </table:table-cell>
          <table:table-cell office:value-type="float" office:value="274384">
            <text:p>274384</text:p>
          </table:table-cell>
          <table:table-cell table:formula="of:=[.G76]/[.D76]" office:value-type="float" office:value="0.263902073541024">
            <text:p>0.26</text:p>
          </table:table-cell>
          <table:table-cell office:value-type="float" office:value="167287">
            <text:p>167,287.00</text:p>
          </table:table-cell>
          <table:table-cell table:formula="of:=[.I76]/[.D76]" office:value-type="float" office:value="0.160896357573537">
            <text:p>0.16</text:p>
          </table:table-cell>
          <table:table-cell office:value-type="float" office:value="281647">
            <text:p>281,647.00</text:p>
          </table:table-cell>
          <table:table-cell table:formula="of:=[.K76]/[.D76]" office:value-type="float" office:value="0.270887614826698">
            <text:p>0.27</text:p>
          </table:table-cell>
          <table:table-cell table:formula="of:=[.C76]/[.F76]" office:value-type="float" office:value="1.10708812659957">
            <text:p>1.11</text:p>
          </table:table-cell>
          <table:table-cell office:value-type="float" office:value="665124">
            <text:p>665124</text:p>
          </table:table-cell>
          <table:table-cell table:style-name="ce22" table:formula="of:=[.N76]/[.F76]" office:value-type="float" office:value="0.866728520867974">
            <text:p>0.87</text:p>
          </table:table-cell>
          <table:table-cell office:value-type="float" office:value="820763">
            <text:p>820763</text:p>
          </table:table-cell>
          <table:table-cell table:formula="of:=[.P76]/[.C76]" office:value-type="float" office:value="0.966086572698114">
            <text:p>0.97</text:p>
          </table:table-cell>
          <table:table-cell office:value-type="float" office:value="1072749">
            <text:p>1072749</text:p>
          </table:table-cell>
          <table:table-cell table:formula="of:=[.R76]/[.P76]" office:value-type="float" office:value="1.30701432691288">
            <text:p>1.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772026">
            <text:p>772026</text:p>
          </table:table-cell>
          <table:table-cell office:value-type="float" office:value="1110817">
            <text:p>1110817</text:p>
          </table:table-cell>
          <table:table-cell table:formula="of:=[.C77]/[.D77]" office:value-type="float" office:value="0.695007368450429">
            <text:p>0.7</text:p>
          </table:table-cell>
          <table:table-cell office:value-type="float" office:value="730290">
            <text:p>730290</text:p>
          </table:table-cell>
          <table:table-cell office:value-type="float" office:value="265497">
            <text:p>265497</text:p>
          </table:table-cell>
          <table:table-cell table:formula="of:=[.G77]/[.D77]" office:value-type="float" office:value="0.239010566096846">
            <text:p>0.24</text:p>
          </table:table-cell>
          <table:table-cell office:value-type="float" office:value="241647">
            <text:p>241,647.00</text:p>
          </table:table-cell>
          <table:table-cell table:formula="of:=[.I77]/[.D77]" office:value-type="float" office:value="0.217539882806979">
            <text:p>0.22</text:p>
          </table:table-cell>
          <table:table-cell office:value-type="float" office:value="288282">
            <text:p>288,282.00</text:p>
          </table:table-cell>
          <table:table-cell table:formula="of:=[.K77]/[.D77]" office:value-type="float" office:value="0.259522495604587">
            <text:p>0.26</text:p>
          </table:table-cell>
          <table:table-cell table:formula="of:=[.C77]/[.F77]" office:value-type="float" office:value="1.05714989935505">
            <text:p>1.06</text:p>
          </table:table-cell>
          <table:table-cell office:value-type="float" office:value="663800">
            <text:p>663800</text:p>
          </table:table-cell>
          <table:table-cell table:style-name="ce22" table:formula="of:=[.N77]/[.F77]" office:value-type="float" office:value="0.908953977187145">
            <text:p>0.91</text:p>
          </table:table-cell>
          <table:table-cell office:value-type="float" office:value="889027">
            <text:p>889027</text:p>
          </table:table-cell>
          <table:table-cell table:formula="of:=[.P77]/[.C77]" office:value-type="float" office:value="1.15155059544627">
            <text:p>1.15</text:p>
          </table:table-cell>
          <table:table-cell office:value-type="float" office:value="1203458">
            <text:p>1203458</text:p>
          </table:table-cell>
          <table:table-cell table:formula="of:=[.R77]/[.P77]" office:value-type="float" office:value="1.35367992198212">
            <text:p>1.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824520">
            <text:p>824520</text:p>
          </table:table-cell>
          <table:table-cell office:value-type="float" office:value="1135312">
            <text:p>1135312</text:p>
          </table:table-cell>
          <table:table-cell table:formula="of:=[.C78]/[.D78]" office:value-type="float" office:value="0.726249700522852">
            <text:p>0.73</text:p>
          </table:table-cell>
          <table:table-cell office:value-type="float" office:value="764928">
            <text:p>764928</text:p>
          </table:table-cell>
          <table:table-cell office:value-type="float" office:value="271826">
            <text:p>271826</text:p>
          </table:table-cell>
          <table:table-cell table:formula="of:=[.G78]/[.D78]" office:value-type="float" office:value="0.239428456670942">
            <text:p>0.24</text:p>
          </table:table-cell>
          <table:table-cell office:value-type="float" office:value="261332">
            <text:p>261,332.00</text:p>
          </table:table-cell>
          <table:table-cell table:formula="of:=[.I78]/[.D78]" office:value-type="float" office:value="0.230185182575363">
            <text:p>0.23</text:p>
          </table:table-cell>
          <table:table-cell office:value-type="float" office:value="279542">
            <text:p>279,542.00</text:p>
          </table:table-cell>
          <table:table-cell table:formula="of:=[.K78]/[.D78]" office:value-type="float" office:value="0.246224826303254">
            <text:p>0.25</text:p>
          </table:table-cell>
          <table:table-cell table:formula="of:=[.C78]/[.F78]" office:value-type="float" office:value="1.07790537148594">
            <text:p>1.08</text:p>
          </table:table-cell>
          <table:table-cell office:value-type="float" office:value="767972">
            <text:p>767972</text:p>
          </table:table-cell>
          <table:table-cell table:style-name="ce22" table:formula="of:=[.N78]/[.F78]" office:value-type="float" office:value="1.00397945950469">
            <text:p>1.00</text:p>
          </table:table-cell>
          <table:table-cell office:value-type="float" office:value="946672">
            <text:p>946672</text:p>
          </table:table-cell>
          <table:table-cell table:formula="of:=[.P78]/[.C78]" office:value-type="float" office:value="1.14814922621647">
            <text:p>1.15</text:p>
          </table:table-cell>
          <table:table-cell office:value-type="float" office:value="1311032">
            <text:p>1311032</text:p>
          </table:table-cell>
          <table:table-cell table:formula="of:=[.R78]/[.P78]" office:value-type="float" office:value="1.38488515557659">
            <text:p>1.3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856992">
            <text:p>856992</text:p>
          </table:table-cell>
          <table:table-cell office:value-type="float" office:value="1156845">
            <text:p>1156845</text:p>
          </table:table-cell>
          <table:table-cell table:formula="of:=[.C79]/[.D79]" office:value-type="float" office:value="0.740801058050128">
            <text:p>0.74</text:p>
          </table:table-cell>
          <table:table-cell office:value-type="float" office:value="762974">
            <text:p>762974</text:p>
          </table:table-cell>
          <table:table-cell office:value-type="float" office:value="298879">
            <text:p>298879</text:p>
          </table:table-cell>
          <table:table-cell table:formula="of:=[.G79]/[.D79]" office:value-type="float" office:value="0.258356996831901">
            <text:p>0.26</text:p>
          </table:table-cell>
          <table:table-cell office:value-type="float" office:value="249090">
            <text:p>249,090.00</text:p>
          </table:table-cell>
          <table:table-cell table:formula="of:=[.I79]/[.D79]" office:value-type="float" office:value="0.215318387510859">
            <text:p>0.22</text:p>
          </table:table-cell>
          <table:table-cell office:value-type="float" office:value="282141">
            <text:p>282,141.00</text:p>
          </table:table-cell>
          <table:table-cell table:formula="of:=[.K79]/[.D79]" office:value-type="float" office:value="0.243888334219364">
            <text:p>0.24</text:p>
          </table:table-cell>
          <table:table-cell table:formula="of:=[.C79]/[.F79]" office:value-type="float" office:value="1.12322569314289">
            <text:p>1.12</text:p>
          </table:table-cell>
          <table:table-cell office:value-type="float" office:value="672824">
            <text:p>672824</text:p>
          </table:table-cell>
          <table:table-cell table:style-name="ce22" table:formula="of:=[.N79]/[.F79]" office:value-type="float" office:value="0.881843942257534">
            <text:p>0.88</text:p>
          </table:table-cell>
          <table:table-cell office:value-type="float" office:value="1017636">
            <text:p>1017636</text:p>
          </table:table-cell>
          <table:table-cell table:formula="of:=[.P79]/[.C79]" office:value-type="float" office:value="1.18745099137448">
            <text:p>1.19</text:p>
          </table:table-cell>
          <table:table-cell office:value-type="float" office:value="1217506">
            <text:p>1217506</text:p>
          </table:table-cell>
          <table:table-cell table:formula="of:=[.R79]/[.P79]" office:value-type="float" office:value="1.19640618059896">
            <text:p>1.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774253">
            <text:p>774253</text:p>
          </table:table-cell>
          <table:table-cell office:value-type="float" office:value="1107829">
            <text:p>1107829</text:p>
          </table:table-cell>
          <table:table-cell table:formula="of:=[.C80]/[.D80]" office:value-type="float" office:value="0.69889215754417">
            <text:p>0.7</text:p>
          </table:table-cell>
          <table:table-cell office:value-type="float" office:value="736521">
            <text:p>736521</text:p>
          </table:table-cell>
          <table:table-cell office:value-type="float" office:value="228984">
            <text:p>228984</text:p>
          </table:table-cell>
          <table:table-cell table:formula="of:=[.G80]/[.D80]" office:value-type="float" office:value="0.206696159786393">
            <text:p>0.21</text:p>
          </table:table-cell>
          <table:table-cell office:value-type="float" office:value="257913">
            <text:p>257,913.00</text:p>
          </table:table-cell>
          <table:table-cell table:formula="of:=[.I80]/[.D80]" office:value-type="float" office:value="0.232809395673881">
            <text:p>0.23</text:p>
          </table:table-cell>
          <table:table-cell office:value-type="float" office:value="285056">
            <text:p>285,056.00</text:p>
          </table:table-cell>
          <table:table-cell table:formula="of:=[.K80]/[.D80]" office:value-type="float" office:value="0.257310469395548">
            <text:p>0.26</text:p>
          </table:table-cell>
          <table:table-cell table:formula="of:=[.C80]/[.F80]" office:value-type="float" office:value="1.05123003960512">
            <text:p>1.05</text:p>
          </table:table-cell>
          <table:table-cell office:value-type="float" office:value="712406">
            <text:p>712406</text:p>
          </table:table-cell>
          <table:table-cell table:style-name="ce22" table:formula="of:=[.N80]/[.F80]" office:value-type="float" office:value="0.967258231605073">
            <text:p>0.97</text:p>
          </table:table-cell>
          <table:table-cell office:value-type="float" office:value="789739">
            <text:p>789739</text:p>
          </table:table-cell>
          <table:table-cell table:formula="of:=[.P80]/[.C80]" office:value-type="float" office:value="1.02000121407344">
            <text:p>1.02</text:p>
          </table:table-cell>
          <table:table-cell office:value-type="float" office:value="445848">
            <text:p>445848</text:p>
          </table:table-cell>
          <table:table-cell table:formula="of:=[.R80]/[.P80]" office:value-type="float" office:value="0.564551073202666">
            <text:p>0.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715300">
            <text:p>715300</text:p>
          </table:table-cell>
          <table:table-cell office:value-type="float" office:value="1009203">
            <text:p>1009203</text:p>
          </table:table-cell>
          <table:table-cell table:formula="of:=[.C81]/[.D81]" office:value-type="float" office:value="0.708777124126662">
            <text:p>0.71</text:p>
          </table:table-cell>
          <table:table-cell office:value-type="float" office:value="696240">
            <text:p>696240</text:p>
          </table:table-cell>
          <table:table-cell office:value-type="float" office:value="274737">
            <text:p>274737</text:p>
          </table:table-cell>
          <table:table-cell table:formula="of:=[.G81]/[.D81]" office:value-type="float" office:value="0.272231652105671">
            <text:p>0.27</text:p>
          </table:table-cell>
          <table:table-cell office:value-type="float" office:value="257796">
            <text:p>257,796.00</text:p>
          </table:table-cell>
          <table:table-cell table:formula="of:=[.I81]/[.D81]" office:value-type="float" office:value="0.255445138391384">
            <text:p>0.26</text:p>
          </table:table-cell>
          <table:table-cell office:value-type="float" office:value="290261">
            <text:p>290,261.00</text:p>
          </table:table-cell>
          <table:table-cell table:formula="of:=[.K81]/[.D81]" office:value-type="float" office:value="0.287614087552257">
            <text:p>0.29</text:p>
          </table:table-cell>
          <table:table-cell table:formula="of:=[.C81]/[.F81]" office:value-type="float" office:value="1.02737561760313">
            <text:p>1.03</text:p>
          </table:table-cell>
          <table:table-cell office:value-type="float" office:value="740755">
            <text:p>740755</text:p>
          </table:table-cell>
          <table:table-cell table:style-name="ce22" table:formula="of:=[.N81]/[.F81]" office:value-type="float" office:value="1.06393628633804">
            <text:p>1.06</text:p>
          </table:table-cell>
          <table:table-cell office:value-type="float" office:value="768553">
            <text:p>768553</text:p>
          </table:table-cell>
          <table:table-cell table:formula="of:=[.P81]/[.C81]" office:value-type="float" office:value="1.07444848315392">
            <text:p>1.07</text:p>
          </table:table-cell>
          <table:table-cell office:value-type="float" office:value="875820">
            <text:p>875820</text:p>
          </table:table-cell>
          <table:table-cell table:formula="of:=[.R81]/[.P81]" office:value-type="float" office:value="1.13957007519325">
            <text:p>1.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727245">
            <text:p>727245</text:p>
          </table:table-cell>
          <table:table-cell office:value-type="float" office:value="976254">
            <text:p>976254</text:p>
          </table:table-cell>
          <table:table-cell table:formula="of:=[.C82]/[.D82]" office:value-type="float" office:value="0.744934207695948">
            <text:p>0.74</text:p>
          </table:table-cell>
          <table:table-cell office:value-type="float" office:value="687766">
            <text:p>687766</text:p>
          </table:table-cell>
          <table:table-cell office:value-type="float" office:value="270468">
            <text:p>270468</text:p>
          </table:table-cell>
          <table:table-cell table:formula="of:=[.G82]/[.D82]" office:value-type="float" office:value="0.2770467521772">
            <text:p>0.28</text:p>
          </table:table-cell>
          <table:table-cell office:value-type="float" office:value="251700">
            <text:p>251,700.00</text:p>
          </table:table-cell>
          <table:table-cell table:formula="of:=[.I82]/[.D82]" office:value-type="float" office:value="0.257822247079141">
            <text:p>0.26</text:p>
          </table:table-cell>
          <table:table-cell office:value-type="float" office:value="292266">
            <text:p>292,266.00</text:p>
          </table:table-cell>
          <table:table-cell table:formula="of:=[.K82]/[.D82]" office:value-type="float" office:value="0.299374957746652">
            <text:p>0.30</text:p>
          </table:table-cell>
          <table:table-cell table:formula="of:=[.C82]/[.F82]" office:value-type="float" office:value="1.05740179072533">
            <text:p>1.06</text:p>
          </table:table-cell>
          <table:table-cell office:value-type="float" office:value="659207">
            <text:p>659207</text:p>
          </table:table-cell>
          <table:table-cell table:style-name="ce22" table:formula="of:=[.N82]/[.F82]" office:value-type="float" office:value="0.958475702491836">
            <text:p>0.96</text:p>
          </table:table-cell>
          <table:table-cell office:value-type="float" office:value="852405">
            <text:p>852405</text:p>
          </table:table-cell>
          <table:table-cell table:formula="of:=[.P82]/[.C82]" office:value-type="float" office:value="1.17210156137203">
            <text:p>1.17</text:p>
          </table:table-cell>
          <table:table-cell office:value-type="float" office:value="971760">
            <text:p>971760</text:p>
          </table:table-cell>
          <table:table-cell table:formula="of:=[.R82]/[.P82]" office:value-type="float" office:value="1.14002146866806">
            <text:p>1.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51732">
            <text:p>751732</text:p>
          </table:table-cell>
          <table:table-cell office:value-type="float" office:value="983119">
            <text:p>983119</text:p>
          </table:table-cell>
          <table:table-cell table:formula="of:=[.C83]/[.D83]" office:value-type="float" office:value="0.764639885914116">
            <text:p>0.76</text:p>
          </table:table-cell>
          <table:table-cell office:value-type="float" office:value="670926">
            <text:p>670926</text:p>
          </table:table-cell>
          <table:table-cell office:value-type="float" office:value="282534">
            <text:p>282534</text:p>
          </table:table-cell>
          <table:table-cell table:formula="of:=[.G83]/[.D83]" office:value-type="float" office:value="0.287385352129295">
            <text:p>0.29</text:p>
          </table:table-cell>
          <table:table-cell office:value-type="float" office:value="263136">
            <text:p>263,136.00</text:p>
          </table:table-cell>
          <table:table-cell table:formula="of:=[.I83]/[.D83]" office:value-type="float" office:value="0.267654271761608">
            <text:p>0.27</text:p>
          </table:table-cell>
          <table:table-cell office:value-type="float" office:value="294157">
            <text:p>294,157.00</text:p>
          </table:table-cell>
          <table:table-cell table:formula="of:=[.K83]/[.D83]" office:value-type="float" office:value="0.299207929050298">
            <text:p>0.30</text:p>
          </table:table-cell>
          <table:table-cell table:formula="of:=[.C83]/[.F83]" office:value-type="float" office:value="1.1204395119581">
            <text:p>1.12</text:p>
          </table:table-cell>
          <table:table-cell office:value-type="float" office:value="643643">
            <text:p>643643</text:p>
          </table:table-cell>
          <table:table-cell table:style-name="ce22" table:formula="of:=[.N83]/[.F83]" office:value-type="float" office:value="0.959335306725332">
            <text:p>0.96</text:p>
          </table:table-cell>
          <table:table-cell office:value-type="float" office:value="843975">
            <text:p>843975</text:p>
          </table:table-cell>
          <table:table-cell table:formula="of:=[.P83]/[.C83]" office:value-type="float" office:value="1.12270729462096">
            <text:p>1.12</text:p>
          </table:table-cell>
          <table:table-cell office:value-type="float" office:value="1083449">
            <text:p>1083449</text:p>
          </table:table-cell>
          <table:table-cell table:formula="of:=[.R83]/[.P83]" office:value-type="float" office:value="1.28374537160461">
            <text:p>1.28</text:p>
          </table:table-cell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736655">
            <text:p>736655</text:p>
          </table:table-cell>
          <table:table-cell office:value-type="float" office:value="980201">
            <text:p>980201</text:p>
          </table:table-cell>
          <table:table-cell table:formula="of:=[.C84]/[.D84]" office:value-type="float" office:value="0.751534634222981">
            <text:p>0.75</text:p>
          </table:table-cell>
          <table:table-cell office:value-type="float" office:value="668023">
            <text:p>668023</text:p>
          </table:table-cell>
          <table:table-cell office:value-type="float" office:value="272564">
            <text:p>272564</text:p>
          </table:table-cell>
          <table:table-cell table:formula="of:=[.G84]/[.D84]" office:value-type="float" office:value="0.278069497990718">
            <text:p>0.28</text:p>
          </table:table-cell>
          <table:table-cell office:value-type="float" office:value="270337">
            <text:p>270,337.00</text:p>
          </table:table-cell>
          <table:table-cell table:formula="of:=[.I84]/[.D84]" office:value-type="float" office:value="0.275797514999475">
            <text:p>0.28</text:p>
          </table:table-cell>
          <table:table-cell office:value-type="float" office:value="301942">
            <text:p>301,942.00</text:p>
          </table:table-cell>
          <table:table-cell table:formula="of:=[.K84]/[.D84]" office:value-type="float" office:value="0.308040901815036">
            <text:p>0.31</text:p>
          </table:table-cell>
          <table:table-cell table:formula="of:=[.C84]/[.F84]" office:value-type="float" office:value="1.10273897755017">
            <text:p>1.1</text:p>
          </table:table-cell>
          <table:table-cell office:value-type="float" office:value="691598">
            <text:p>691598</text:p>
          </table:table-cell>
          <table:table-cell table:style-name="ce22" table:formula="of:=[.N84]/[.F84]" office:value-type="float" office:value="1.03529070106868">
            <text:p>1.04</text:p>
          </table:table-cell>
          <table:table-cell office:value-type="float" office:value="678284">
            <text:p>678284</text:p>
          </table:table-cell>
          <table:table-cell table:formula="of:=[.P84]/[.C84]" office:value-type="float" office:value="0.920762093517318">
            <text:p>0.92</text:p>
          </table:table-cell>
          <table:table-cell office:value-type="float" office:value="386516">
            <text:p>386516</text:p>
          </table:table-cell>
          <table:table-cell table:formula="of:=[.R84]/[.P84]" office:value-type="float" office:value="0.569843900195199">
            <text:p>0.5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807752">
            <text:p>807752</text:p>
          </table:table-cell>
          <table:table-cell office:value-type="float" office:value="1010321">
            <text:p>1010321</text:p>
          </table:table-cell>
          <table:table-cell table:formula="of:=[.C85]/[.D85]" office:value-type="float" office:value="0.799500356817289">
            <text:p>0.8</text:p>
          </table:table-cell>
          <table:table-cell office:value-type="float" office:value="787143">
            <text:p>787143</text:p>
          </table:table-cell>
          <table:table-cell office:value-type="float" office:value="274309">
            <text:p>274309</text:p>
          </table:table-cell>
          <table:table-cell table:formula="of:=[.G85]/[.D85]" office:value-type="float" office:value="0.271506778538702">
            <text:p>0.27</text:p>
          </table:table-cell>
          <table:table-cell office:value-type="float" office:value="256631">
            <text:p>256,631.00</text:p>
          </table:table-cell>
          <table:table-cell table:formula="of:=[.I85]/[.D85]" office:value-type="float" office:value="0.25400936929946">
            <text:p>0.25</text:p>
          </table:table-cell>
          <table:table-cell office:value-type="float" office:value="291202">
            <text:p>291,202.00</text:p>
          </table:table-cell>
          <table:table-cell table:formula="of:=[.K85]/[.D85]" office:value-type="float" office:value="0.288227206996588">
            <text:p>0.29</text:p>
          </table:table-cell>
          <table:table-cell table:formula="of:=[.C85]/[.F85]" office:value-type="float" office:value="1.02618202791615">
            <text:p>1.03</text:p>
          </table:table-cell>
          <table:table-cell office:value-type="float" office:value="822987">
            <text:p>822987</text:p>
          </table:table-cell>
          <table:table-cell table:style-name="ce22" table:formula="of:=[.N85]/[.F85]" office:value-type="float" office:value="1.04553683384087">
            <text:p>1.05</text:p>
          </table:table-cell>
          <table:table-cell office:value-type="float" office:value="533004">
            <text:p>533004</text:p>
          </table:table-cell>
          <table:table-cell table:formula="of:=[.P85]/[.C85]" office:value-type="float" office:value="0.659860947419505">
            <text:p>0.66</text:p>
          </table:table-cell>
          <table:table-cell office:value-type="float" office:value="305315">
            <text:p>305315</text:p>
          </table:table-cell>
          <table:table-cell table:formula="of:=[.R85]/[.P85]" office:value-type="float" office:value="0.572819340943032">
            <text:p>0.5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789820">
            <text:p>789820</text:p>
          </table:table-cell>
          <table:table-cell office:value-type="float" office:value="1082608">
            <text:p>1082608</text:p>
          </table:table-cell>
          <table:table-cell table:formula="of:=[.C86]/[.D86]" office:value-type="float" office:value="0.729553079230894">
            <text:p>0.73</text:p>
          </table:table-cell>
          <table:table-cell office:value-type="float" office:value="804933">
            <text:p>804933</text:p>
          </table:table-cell>
          <table:table-cell office:value-type="float" office:value="297096">
            <text:p>297096</text:p>
          </table:table-cell>
          <table:table-cell table:formula="of:=[.G86]/[.D86]" office:value-type="float" office:value="0.274426200434506">
            <text:p>0.27</text:p>
          </table:table-cell>
          <table:table-cell office:value-type="float" office:value="274501">
            <text:p>274,501.00</text:p>
          </table:table-cell>
          <table:table-cell table:formula="of:=[.I86]/[.D86]" office:value-type="float" office:value="0.253555303489352">
            <text:p>0.25</text:p>
          </table:table-cell>
          <table:table-cell office:value-type="float" office:value="302929">
            <text:p>302,929.00</text:p>
          </table:table-cell>
          <table:table-cell table:formula="of:=[.K86]/[.D86]" office:value-type="float" office:value="0.279814115543207">
            <text:p>0.28</text:p>
          </table:table-cell>
          <table:table-cell table:formula="of:=[.C86]/[.F86]" office:value-type="float" office:value="0.981224524277176">
            <text:p>0.98</text:p>
          </table:table-cell>
          <table:table-cell office:value-type="float" office:value="766988">
            <text:p>766988</text:p>
          </table:table-cell>
          <table:table-cell table:style-name="ce22" table:formula="of:=[.N86]/[.F86]" office:value-type="float" office:value="0.952859430536455">
            <text:p>0.95</text:p>
          </table:table-cell>
          <table:table-cell office:value-type="float" office:value="808187">
            <text:p>808187</text:p>
          </table:table-cell>
          <table:table-cell table:formula="of:=[.P86]/[.C86]" office:value-type="float" office:value="1.02325466562001">
            <text:p>1.02</text:p>
          </table:table-cell>
          <table:table-cell office:value-type="float" office:value="1008277">
            <text:p>1008277</text:p>
          </table:table-cell>
          <table:table-cell table:formula="of:=[.R86]/[.P86]" office:value-type="float" office:value="1.24757884004568">
            <text:p>1.2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835958">
            <text:p>835958</text:p>
          </table:table-cell>
          <table:table-cell office:value-type="float" office:value="1100524">
            <text:p>1100524</text:p>
          </table:table-cell>
          <table:table-cell table:formula="of:=[.C87]/[.D87]" office:value-type="float" office:value="0.759599972376795">
            <text:p>0.76</text:p>
          </table:table-cell>
          <table:table-cell office:value-type="float" office:value="805466">
            <text:p>805466</text:p>
          </table:table-cell>
          <table:table-cell office:value-type="float" office:value="113060">
            <text:p>113060</text:p>
          </table:table-cell>
          <table:table-cell table:formula="of:=[.G87]/[.D87]" office:value-type="float" office:value="0.10273287997354">
            <text:p>0.10</text:p>
          </table:table-cell>
          <table:table-cell office:value-type="float" office:value="297350">
            <text:p>297,350.00</text:p>
          </table:table-cell>
          <table:table-cell table:formula="of:=[.I87]/[.D87]" office:value-type="float" office:value="0.270189473378136">
            <text:p>0.27</text:p>
          </table:table-cell>
          <table:table-cell office:value-type="float" office:value="308612">
            <text:p>308,612.00</text:p>
          </table:table-cell>
          <table:table-cell table:formula="of:=[.K87]/[.D87]" office:value-type="float" office:value="0.280422780420963">
            <text:p>0.28</text:p>
          </table:table-cell>
          <table:table-cell table:formula="of:=[.C87]/[.F87]" office:value-type="float" office:value="1.03785634651245">
            <text:p>1.04</text:p>
          </table:table-cell>
          <table:table-cell office:value-type="float" office:value="759784">
            <text:p>759784</text:p>
          </table:table-cell>
          <table:table-cell table:style-name="ce22" table:formula="of:=[.N87]/[.F87]" office:value-type="float" office:value="0.943285005201957">
            <text:p>0.94</text:p>
          </table:table-cell>
          <table:table-cell office:value-type="float" office:value="1015965">
            <text:p>1015965</text:p>
          </table:table-cell>
          <table:table-cell table:formula="of:=[.P87]/[.C87]" office:value-type="float" office:value="1.21533019601463">
            <text:p>1.22</text:p>
          </table:table-cell>
          <table:table-cell office:value-type="float" office:value="356937">
            <text:p>356937</text:p>
          </table:table-cell>
          <table:table-cell table:formula="of:=[.R87]/[.P87]" office:value-type="float" office:value="0.351328047718179">
            <text:p>0.3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842884">
            <text:p>842884</text:p>
          </table:table-cell>
          <table:table-cell office:value-type="float" office:value="1119485">
            <text:p>1119485</text:p>
          </table:table-cell>
          <table:table-cell table:formula="of:=[.C88]/[.D88]" office:value-type="float" office:value="0.752921209306065">
            <text:p>0.75</text:p>
          </table:table-cell>
          <table:table-cell office:value-type="float" office:value="812984">
            <text:p>812984</text:p>
          </table:table-cell>
          <table:table-cell office:value-type="float" office:value="301102">
            <text:p>301102</text:p>
          </table:table-cell>
          <table:table-cell table:formula="of:=[.G88]/[.D88]" office:value-type="float" office:value="0.268964747182856">
            <text:p>0.27</text:p>
          </table:table-cell>
          <table:table-cell office:value-type="float" office:value="267566">
            <text:p>267,566.00</text:p>
          </table:table-cell>
          <table:table-cell table:formula="of:=[.I88]/[.D88]" office:value-type="float" office:value="0.239008115338749">
            <text:p>0.24</text:p>
          </table:table-cell>
          <table:table-cell office:value-type="float" office:value="286501">
            <text:p>286,501.00</text:p>
          </table:table-cell>
          <table:table-cell table:formula="of:=[.K88]/[.D88]" office:value-type="float" office:value="0.255922142771006">
            <text:p>0.26</text:p>
          </table:table-cell>
          <table:table-cell table:formula="of:=[.C88]/[.F88]" office:value-type="float" office:value="1.03677809157376">
            <text:p>1.04</text:p>
          </table:table-cell>
          <table:table-cell office:value-type="float" office:value="784937">
            <text:p>784937</text:p>
          </table:table-cell>
          <table:table-cell table:style-name="ce22" table:formula="of:=[.N88]/[.F88]" office:value-type="float" office:value="0.965501166074609">
            <text:p>0.97</text:p>
          </table:table-cell>
          <table:table-cell office:value-type="float" office:value="1039431">
            <text:p>1039431</text:p>
          </table:table-cell>
          <table:table-cell table:formula="of:=[.P88]/[.C88]" office:value-type="float" office:value="1.23318392566474">
            <text:p>1.23</text:p>
          </table:table-cell>
          <table:table-cell office:value-type="float" office:value="1220319">
            <text:p>1220319</text:p>
          </table:table-cell>
          <table:table-cell table:formula="of:=[.R88]/[.P88]" office:value-type="float" office:value="1.17402598152258">
            <text:p>1.1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783396">
            <text:p>783396</text:p>
          </table:table-cell>
          <table:table-cell office:value-type="float" office:value="1069833">
            <text:p>1069833</text:p>
          </table:table-cell>
          <table:table-cell table:formula="of:=[.C89]/[.D89]" office:value-type="float" office:value="0.732260081713688">
            <text:p>0.73</text:p>
          </table:table-cell>
          <table:table-cell office:value-type="float" office:value="786764">
            <text:p>786764</text:p>
          </table:table-cell>
          <table:table-cell office:value-type="float" office:value="305393">
            <text:p>305393</text:p>
          </table:table-cell>
          <table:table-cell table:formula="of:=[.G89]/[.D89]" office:value-type="float" office:value="0.285458571571451">
            <text:p>0.29</text:p>
          </table:table-cell>
          <table:table-cell office:value-type="float" office:value="282886">
            <text:p>282,886.00</text:p>
          </table:table-cell>
          <table:table-cell table:formula="of:=[.I89]/[.D89]" office:value-type="float" office:value="0.264420708652659">
            <text:p>0.26</text:p>
          </table:table-cell>
          <table:table-cell office:value-type="float" office:value="104031">
            <text:p>104,031.00</text:p>
          </table:table-cell>
          <table:table-cell table:formula="of:=[.K89]/[.D89]" office:value-type="float" office:value="0.0972404104191963">
            <text:p>0.10</text:p>
          </table:table-cell>
          <table:table-cell table:formula="of:=[.C89]/[.F89]" office:value-type="float" office:value="0.995719173729352">
            <text:p>1</text:p>
          </table:table-cell>
          <table:table-cell office:value-type="float" office:value="758502">
            <text:p>758502</text:p>
          </table:table-cell>
          <table:table-cell table:style-name="ce22" table:formula="of:=[.N89]/[.F89]" office:value-type="float" office:value="0.964078173378548">
            <text:p>0.96</text:p>
          </table:table-cell>
          <table:table-cell office:value-type="float" office:value="1000273">
            <text:p>1000273</text:p>
          </table:table-cell>
          <table:table-cell table:formula="of:=[.P89]/[.C89]" office:value-type="float" office:value="1.27684210795051">
            <text:p>1.28</text:p>
          </table:table-cell>
          <table:table-cell office:value-type="float" office:value="317258">
            <text:p>317258</text:p>
          </table:table-cell>
          <table:table-cell table:formula="of:=[.R89]/[.P89]" office:value-type="float" office:value="0.317171412204468">
            <text:p>0.3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730254">
            <text:p>730254</text:p>
          </table:table-cell>
          <table:table-cell office:value-type="float" office:value="968160">
            <text:p>968160</text:p>
          </table:table-cell>
          <table:table-cell table:formula="of:=[.C90]/[.D90]" office:value-type="float" office:value="0.754269955379276">
            <text:p>0.75</text:p>
          </table:table-cell>
          <table:table-cell office:value-type="float" office:value="735302">
            <text:p>735302</text:p>
          </table:table-cell>
          <table:table-cell office:value-type="float" office:value="299037">
            <text:p>299037</text:p>
          </table:table-cell>
          <table:table-cell table:formula="of:=[.G90]/[.D90]" office:value-type="float" office:value="0.308871467526029">
            <text:p>0.31</text:p>
          </table:table-cell>
          <table:table-cell office:value-type="float" office:value="267220">
            <text:p>267,220.00</text:p>
          </table:table-cell>
          <table:table-cell table:formula="of:=[.I90]/[.D90]" office:value-type="float" office:value="0.276008097835069">
            <text:p>0.28</text:p>
          </table:table-cell>
          <table:table-cell office:value-type="float" office:value="277532">
            <text:p>277,532.00</text:p>
          </table:table-cell>
          <table:table-cell table:formula="of:=[.K90]/[.D90]" office:value-type="float" office:value="0.286659229879359">
            <text:p>0.29</text:p>
          </table:table-cell>
          <table:table-cell table:formula="of:=[.C90]/[.F90]" office:value-type="float" office:value="0.993134793595013">
            <text:p>0.99</text:p>
          </table:table-cell>
          <table:table-cell office:value-type="float" office:value="712733">
            <text:p>712733</text:p>
          </table:table-cell>
          <table:table-cell table:style-name="ce22" table:formula="of:=[.N90]/[.F90]" office:value-type="float" office:value="0.969306489034437">
            <text:p>0.97</text:p>
          </table:table-cell>
          <table:table-cell office:value-type="float" office:value="912962">
            <text:p>912962</text:p>
          </table:table-cell>
          <table:table-cell table:formula="of:=[.P90]/[.C90]" office:value-type="float" office:value="1.25019787635535">
            <text:p>1.25</text:p>
          </table:table-cell>
          <table:table-cell office:value-type="float" office:value="1051840">
            <text:p>1051840</text:p>
          </table:table-cell>
          <table:table-cell table:formula="of:=[.R90]/[.P90]" office:value-type="float" office:value="1.15211805091559">
            <text:p>1.1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749530">
            <text:p>749530</text:p>
          </table:table-cell>
          <table:table-cell office:value-type="float" office:value="929840">
            <text:p>929840</text:p>
          </table:table-cell>
          <table:table-cell table:formula="of:=[.C91]/[.D91]" office:value-type="float" office:value="0.806084917835327">
            <text:p>0.81</text:p>
          </table:table-cell>
          <table:table-cell office:value-type="float" office:value="739966">
            <text:p>739966</text:p>
          </table:table-cell>
          <table:table-cell office:value-type="float" office:value="279160">
            <text:p>279160</text:p>
          </table:table-cell>
          <table:table-cell table:formula="of:=[.G91]/[.D91]" office:value-type="float" office:value="0.300223694399036">
            <text:p>0.30</text:p>
          </table:table-cell>
          <table:table-cell office:value-type="float" office:value="264422">
            <text:p>264,422.00</text:p>
          </table:table-cell>
          <table:table-cell table:formula="of:=[.I91]/[.D91]" office:value-type="float" office:value="0.284373655682698">
            <text:p>0.28</text:p>
          </table:table-cell>
          <table:table-cell office:value-type="float" office:value="216601">
            <text:p>216,601.00</text:p>
          </table:table-cell>
          <table:table-cell table:formula="of:=[.K91]/[.D91]" office:value-type="float" office:value="0.232944377527317">
            <text:p>0.23</text:p>
          </table:table-cell>
          <table:table-cell table:formula="of:=[.C91]/[.F91]" office:value-type="float" office:value="1.01292491817192">
            <text:p>1.01</text:p>
          </table:table-cell>
          <table:table-cell office:value-type="float" office:value="724618">
            <text:p>724618</text:p>
          </table:table-cell>
          <table:table-cell table:style-name="ce22" table:formula="of:=[.N91]/[.F91]" office:value-type="float" office:value="0.979258506471919">
            <text:p>0.98</text:p>
          </table:table-cell>
          <table:table-cell office:value-type="float" office:value="874630">
            <text:p>874630</text:p>
          </table:table-cell>
          <table:table-cell table:formula="of:=[.P91]/[.C91]" office:value-type="float" office:value="1.16690459354529">
            <text:p>1.17</text:p>
          </table:table-cell>
          <table:table-cell office:value-type="float" office:value="384731">
            <text:p>384731</text:p>
          </table:table-cell>
          <table:table-cell table:formula="of:=[.R91]/[.P91]" office:value-type="float" office:value="0.439878577226942">
            <text:p>0.4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24347">
            <text:p>724347</text:p>
          </table:table-cell>
          <table:table-cell office:value-type="float" office:value="918855">
            <text:p>918855</text:p>
          </table:table-cell>
          <table:table-cell table:formula="of:=[.C92]/[.D92]" office:value-type="float" office:value="0.788314804838631">
            <text:p>0.79</text:p>
          </table:table-cell>
          <table:table-cell office:value-type="float" office:value="744233">
            <text:p>744233</text:p>
          </table:table-cell>
          <table:table-cell office:value-type="float" office:value="294375">
            <text:p>294375</text:p>
          </table:table-cell>
          <table:table-cell table:formula="of:=[.G92]/[.D92]" office:value-type="float" office:value="0.320371549373949">
            <text:p>0.32</text:p>
          </table:table-cell>
          <table:table-cell office:value-type="float" office:value="272736">
            <text:p>272,736.00</text:p>
          </table:table-cell>
          <table:table-cell table:formula="of:=[.I92]/[.D92]" office:value-type="float" office:value="0.296821587736912">
            <text:p>0.30</text:p>
          </table:table-cell>
          <table:table-cell office:value-type="float" office:value="297131">
            <text:p>297,131.00</text:p>
          </table:table-cell>
          <table:table-cell table:formula="of:=[.K92]/[.D92]" office:value-type="float" office:value="0.323370934478236">
            <text:p>0.32</text:p>
          </table:table-cell>
          <table:table-cell table:formula="of:=[.C92]/[.F92]" office:value-type="float" office:value="0.973279873372989">
            <text:p>0.97</text:p>
          </table:table-cell>
          <table:table-cell office:value-type="float" office:value="688100">
            <text:p>688100</text:p>
          </table:table-cell>
          <table:table-cell table:style-name="ce22" table:formula="of:=[.N92]/[.F92]" office:value-type="float" office:value="0.924576040030474">
            <text:p>0.92</text:p>
          </table:table-cell>
          <table:table-cell office:value-type="float" office:value="894568">
            <text:p>894568</text:p>
          </table:table-cell>
          <table:table-cell table:formula="of:=[.P92]/[.C92]" office:value-type="float" office:value="1.23499924759818">
            <text:p>1.23</text:p>
          </table:table-cell>
          <table:table-cell office:value-type="float" office:value="968379">
            <text:p>968379</text:p>
          </table:table-cell>
          <table:table-cell table:formula="of:=[.R92]/[.P92]" office:value-type="float" office:value="1.08251021722217">
            <text:p>1.0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53148">
            <text:p>753148</text:p>
          </table:table-cell>
          <table:table-cell office:value-type="float" office:value="932761">
            <text:p>932761</text:p>
          </table:table-cell>
          <table:table-cell table:formula="of:=[.C93]/[.D93]" office:value-type="float" office:value="0.807439419100927">
            <text:p>0.81</text:p>
          </table:table-cell>
          <table:table-cell office:value-type="float" office:value="743444">
            <text:p>743444</text:p>
          </table:table-cell>
          <table:table-cell office:value-type="float" office:value="284370">
            <text:p>284370</text:p>
          </table:table-cell>
          <table:table-cell table:formula="of:=[.G93]/[.D93]" office:value-type="float" office:value="0.304869092940207">
            <text:p>0.30</text:p>
          </table:table-cell>
          <table:table-cell office:value-type="float" office:value="265834">
            <text:p>265,834.00</text:p>
          </table:table-cell>
          <table:table-cell table:formula="of:=[.I93]/[.D93]" office:value-type="float" office:value="0.284996907031919">
            <text:p>0.28</text:p>
          </table:table-cell>
          <table:table-cell office:value-type="float" office:value="258050">
            <text:p>258,050.00</text:p>
          </table:table-cell>
          <table:table-cell table:formula="of:=[.K93]/[.D93]" office:value-type="float" office:value="0.276651789686747">
            <text:p>0.28</text:p>
          </table:table-cell>
          <table:table-cell table:formula="of:=[.C93]/[.F93]" office:value-type="float" office:value="1.01305276523854">
            <text:p>1.01</text:p>
          </table:table-cell>
          <table:table-cell office:value-type="float" office:value="682710">
            <text:p>682710</text:p>
          </table:table-cell>
          <table:table-cell table:style-name="ce22" table:formula="of:=[.N93]/[.F93]" office:value-type="float" office:value="0.918307229596311">
            <text:p>0.92</text:p>
          </table:table-cell>
          <table:table-cell office:value-type="float" office:value="821891">
            <text:p>821891</text:p>
          </table:table-cell>
          <table:table-cell table:formula="of:=[.P93]/[.C93]" office:value-type="float" office:value="1.09127422498632">
            <text:p>1.09</text:p>
          </table:table-cell>
          <table:table-cell office:value-type="float" office:value="784334">
            <text:p>784334</text:p>
          </table:table-cell>
          <table:table-cell table:formula="of:=[.R93]/[.P93]" office:value-type="float" office:value="0.954304159554004">
            <text:p>0.9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829307">
            <text:p>829307</text:p>
          </table:table-cell>
          <table:table-cell office:value-type="float" office:value="968234">
            <text:p>968234</text:p>
          </table:table-cell>
          <table:table-cell table:formula="of:=[.C94]/[.D94]" office:value-type="float" office:value="0.856515057310526">
            <text:p>0.86</text:p>
          </table:table-cell>
          <table:table-cell office:value-type="float" office:value="835607">
            <text:p>835607</text:p>
          </table:table-cell>
          <table:table-cell office:value-type="float" office:value="290824">
            <text:p>290824</text:p>
          </table:table-cell>
          <table:table-cell table:formula="of:=[.G94]/[.D94]" office:value-type="float" office:value="0.300365407535782">
            <text:p>0.30</text:p>
          </table:table-cell>
          <table:table-cell office:value-type="float" office:value="219949">
            <text:p>219,949.00</text:p>
          </table:table-cell>
          <table:table-cell table:formula="of:=[.I94]/[.D94]" office:value-type="float" office:value="0.227165127438202">
            <text:p>0.23</text:p>
          </table:table-cell>
          <table:table-cell office:value-type="float" office:value="289512">
            <text:p>289,512.00</text:p>
          </table:table-cell>
          <table:table-cell table:formula="of:=[.K94]/[.D94]" office:value-type="float" office:value="0.299010363197326">
            <text:p>0.30</text:p>
          </table:table-cell>
          <table:table-cell table:formula="of:=[.C94]/[.F94]" office:value-type="float" office:value="0.992460570579232">
            <text:p>0.99</text:p>
          </table:table-cell>
          <table:table-cell office:value-type="float" office:value="777663">
            <text:p>777663</text:p>
          </table:table-cell>
          <table:table-cell table:style-name="ce22" table:formula="of:=[.N94]/[.F94]" office:value-type="float" office:value="0.93065639708619">
            <text:p>0.93</text:p>
          </table:table-cell>
          <table:table-cell office:value-type="float" office:value="521949">
            <text:p>521949</text:p>
          </table:table-cell>
          <table:table-cell table:formula="of:=[.P94]/[.C94]" office:value-type="float" office:value="0.629379711011724">
            <text:p>0.63</text:p>
          </table:table-cell>
          <table:table-cell office:value-type="float" office:value="467466">
            <text:p>467466</text:p>
          </table:table-cell>
          <table:table-cell table:formula="of:=[.R94]/[.P94]" office:value-type="float" office:value="0.895616238368116">
            <text:p>0.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836014">
            <text:p>836014</text:p>
          </table:table-cell>
          <table:table-cell office:value-type="float" office:value="1004347">
            <text:p>1004347</text:p>
          </table:table-cell>
          <table:table-cell table:formula="of:=[.C95]/[.D95]" office:value-type="float" office:value="0.832395576429262">
            <text:p>0.83</text:p>
          </table:table-cell>
          <table:table-cell office:value-type="float" office:value="847254">
            <text:p>847254</text:p>
          </table:table-cell>
          <table:table-cell office:value-type="float" office:value="308850">
            <text:p>308850</text:p>
          </table:table-cell>
          <table:table-cell table:formula="of:=[.G95]/[.D95]" office:value-type="float" office:value="0.307513239945955">
            <text:p>0.31</text:p>
          </table:table-cell>
          <table:table-cell office:value-type="float" office:value="268574">
            <text:p>268,574.00</text:p>
          </table:table-cell>
          <table:table-cell table:formula="of:=[.I95]/[.D95]" office:value-type="float" office:value="0.267411561940246">
            <text:p>0.27</text:p>
          </table:table-cell>
          <table:table-cell office:value-type="float" office:value="1517">
            <text:p>1,517.00</text:p>
          </table:table-cell>
          <table:table-cell table:formula="of:=[.K95]/[.D95]" office:value-type="float" office:value="0.00151043414278133">
            <text:p>0.00</text:p>
          </table:table-cell>
          <table:table-cell table:formula="of:=[.C95]/[.F95]" office:value-type="float" office:value="0.986733612352376">
            <text:p>0.99</text:p>
          </table:table-cell>
          <table:table-cell office:value-type="float" office:value="743223">
            <text:p>743223</text:p>
          </table:table-cell>
          <table:table-cell table:style-name="ce22" table:formula="of:=[.N95]/[.F95]" office:value-type="float" office:value="0.877213916959967">
            <text:p>0.88</text:p>
          </table:table-cell>
          <table:table-cell office:value-type="float" office:value="943073">
            <text:p>943073</text:p>
          </table:table-cell>
          <table:table-cell table:formula="of:=[.P95]/[.C95]" office:value-type="float" office:value="1.12805886025832">
            <text:p>1.13</text:p>
          </table:table-cell>
          <table:table-cell office:value-type="float" office:value="1246288">
            <text:p>1246288</text:p>
          </table:table-cell>
          <table:table-cell table:formula="of:=[.R95]/[.P95]" office:value-type="float" office:value="1.32151805851721">
            <text:p>1.3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840107">
            <text:p>840107</text:p>
          </table:table-cell>
          <table:table-cell office:value-type="float" office:value="1049296">
            <text:p>1049296</text:p>
          </table:table-cell>
          <table:table-cell table:formula="of:=[.C96]/[.D96]" office:value-type="float" office:value="0.800638713956786">
            <text:p>0.8</text:p>
          </table:table-cell>
          <table:table-cell office:value-type="float" office:value="852734">
            <text:p>852734</text:p>
          </table:table-cell>
          <table:table-cell office:value-type="float" office:value="304467">
            <text:p>304467</text:p>
          </table:table-cell>
          <table:table-cell table:formula="of:=[.G96]/[.D96]" office:value-type="float" office:value="0.290163118891142">
            <text:p>0.29</text:p>
          </table:table-cell>
          <table:table-cell office:value-type="float" office:value="286316">
            <text:p>286,316.00</text:p>
          </table:table-cell>
          <table:table-cell table:formula="of:=[.I96]/[.D96]" office:value-type="float" office:value="0.27286485414983">
            <text:p>0.27</text:p>
          </table:table-cell>
          <table:table-cell office:value-type="float" office:value="275313">
            <text:p>275,313.00</text:p>
          </table:table-cell>
          <table:table-cell table:formula="of:=[.K96]/[.D96]" office:value-type="float" office:value="0.262378775864961">
            <text:p>0.26</text:p>
          </table:table-cell>
          <table:table-cell table:formula="of:=[.C96]/[.F96]" office:value-type="float" office:value="0.985192334303546">
            <text:p>0.99</text:p>
          </table:table-cell>
          <table:table-cell office:value-type="float" office:value="773277">
            <text:p>773277</text:p>
          </table:table-cell>
          <table:table-cell table:style-name="ce22" table:formula="of:=[.N96]/[.F96]" office:value-type="float" office:value="0.906820884355497">
            <text:p>0.91</text:p>
          </table:table-cell>
          <table:table-cell office:value-type="float" office:value="1000993">
            <text:p>1000993</text:p>
          </table:table-cell>
          <table:table-cell table:formula="of:=[.P96]/[.C96]" office:value-type="float" office:value="1.1915065580932">
            <text:p>1.19</text:p>
          </table:table-cell>
          <table:table-cell office:value-type="float" office:value="1265393">
            <text:p>1265393</text:p>
          </table:table-cell>
          <table:table-cell table:formula="of:=[.R96]/[.P96]" office:value-type="float" office:value="1.26413771125273">
            <text:p>1.2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830326">
            <text:p>830326</text:p>
          </table:table-cell>
          <table:table-cell office:value-type="float" office:value="1099245">
            <text:p>1099245</text:p>
          </table:table-cell>
          <table:table-cell table:formula="of:=[.C97]/[.D97]" office:value-type="float" office:value="0.755360270003502">
            <text:p>0.76</text:p>
          </table:table-cell>
          <table:table-cell office:value-type="float" office:value="840430">
            <text:p>840430</text:p>
          </table:table-cell>
          <table:table-cell office:value-type="float" office:value="302834">
            <text:p>302834</text:p>
          </table:table-cell>
          <table:table-cell table:formula="of:=[.G97]/[.D97]" office:value-type="float" office:value="0.275492724551851">
            <text:p>0.28</text:p>
          </table:table-cell>
          <table:table-cell office:value-type="float" office:value="154874">
            <text:p>154,874.00</text:p>
          </table:table-cell>
          <table:table-cell table:formula="of:=[.I97]/[.D97]" office:value-type="float" office:value="0.140891248083912">
            <text:p>0.14</text:p>
          </table:table-cell>
          <table:table-cell office:value-type="float" office:value="264184">
            <text:p>264,184.00</text:p>
          </table:table-cell>
          <table:table-cell table:formula="of:=[.K97]/[.D97]" office:value-type="float" office:value="0.240332228029238">
            <text:p>0.24</text:p>
          </table:table-cell>
          <table:table-cell table:formula="of:=[.C97]/[.F97]" office:value-type="float" office:value="0.98797758290399">
            <text:p>0.99</text:p>
          </table:table-cell>
          <table:table-cell office:value-type="float" office:value="800673">
            <text:p>800673</text:p>
          </table:table-cell>
          <table:table-cell table:style-name="ce22" table:formula="of:=[.N97]/[.F97]" office:value-type="float" office:value="0.952694454029485">
            <text:p>0.95</text:p>
          </table:table-cell>
          <table:table-cell office:value-type="float" office:value="1039809">
            <text:p>1039809</text:p>
          </table:table-cell>
          <table:table-cell table:formula="of:=[.P97]/[.C97]" office:value-type="float" office:value="1.25229006438435">
            <text:p>1.25</text:p>
          </table:table-cell>
          <table:table-cell office:value-type="float" office:value="1106579">
            <text:p>1106579</text:p>
          </table:table-cell>
          <table:table-cell table:formula="of:=[.R97]/[.P97]" office:value-type="float" office:value="1.06421371617287">
            <text:p>1.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794328">
            <text:p>794328</text:p>
          </table:table-cell>
          <table:table-cell office:value-type="float" office:value="1057465">
            <text:p>1057465</text:p>
          </table:table-cell>
          <table:table-cell table:formula="of:=[.C98]/[.D98]" office:value-type="float" office:value="0.751162449821034">
            <text:p>0.75</text:p>
          </table:table-cell>
          <table:table-cell office:value-type="float" office:value="809865">
            <text:p>809865</text:p>
          </table:table-cell>
          <table:table-cell office:value-type="float" office:value="307918">
            <text:p>307918</text:p>
          </table:table-cell>
          <table:table-cell table:formula="of:=[.G98]/[.D98]" office:value-type="float" office:value="0.291185051041878">
            <text:p>0.29</text:p>
          </table:table-cell>
          <table:table-cell office:value-type="float" office:value="264422">
            <text:p>264,422.00</text:p>
          </table:table-cell>
          <table:table-cell table:formula="of:=[.I98]/[.D98]" office:value-type="float" office:value="0.250052720421007">
            <text:p>0.25</text:p>
          </table:table-cell>
          <table:table-cell office:value-type="float" office:value="264566">
            <text:p>264,566.00</text:p>
          </table:table-cell>
          <table:table-cell table:formula="of:=[.K98]/[.D98]" office:value-type="float" office:value="0.250188895140737">
            <text:p>0.25</text:p>
          </table:table-cell>
          <table:table-cell table:formula="of:=[.C98]/[.F98]" office:value-type="float" office:value="0.98081532107203">
            <text:p>0.98</text:p>
          </table:table-cell>
          <table:table-cell office:value-type="float" office:value="721826">
            <text:p>721826</text:p>
          </table:table-cell>
          <table:table-cell table:style-name="ce22" table:formula="of:=[.N98]/[.F98]" office:value-type="float" office:value="0.89129175850296">
            <text:p>0.89</text:p>
          </table:table-cell>
          <table:table-cell office:value-type="float" office:value="947217">
            <text:p>947217</text:p>
          </table:table-cell>
          <table:table-cell table:formula="of:=[.P98]/[.C98]" office:value-type="float" office:value="1.1924759041605">
            <text:p>1.19</text:p>
          </table:table-cell>
          <table:table-cell office:value-type="float" office:value="920825">
            <text:p>920825</text:p>
          </table:table-cell>
          <table:table-cell table:formula="of:=[.R98]/[.P98]" office:value-type="float" office:value="0.97213732439346">
            <text:p>0.9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757519">
            <text:p>757519</text:p>
          </table:table-cell>
          <table:table-cell office:value-type="float" office:value="966566">
            <text:p>966566</text:p>
          </table:table-cell>
          <table:table-cell table:formula="of:=[.C99]/[.D99]" office:value-type="float" office:value="0.783721960011008">
            <text:p>0.78</text:p>
          </table:table-cell>
          <table:table-cell office:value-type="float" office:value="756591">
            <text:p>756591</text:p>
          </table:table-cell>
          <table:table-cell office:value-type="float" office:value="295450">
            <text:p>295450</text:p>
          </table:table-cell>
          <table:table-cell table:formula="of:=[.G99]/[.D99]" office:value-type="float" office:value="0.305669762851166">
            <text:p>0.31</text:p>
          </table:table-cell>
          <table:table-cell office:value-type="float" office:value="258119">
            <text:p>258,119.00</text:p>
          </table:table-cell>
          <table:table-cell table:formula="of:=[.I99]/[.D99]" office:value-type="float" office:value="0.267047464942901">
            <text:p>0.27</text:p>
          </table:table-cell>
          <table:table-cell office:value-type="float" office:value="284770">
            <text:p>284,770.00</text:p>
          </table:table-cell>
          <table:table-cell table:formula="of:=[.K99]/[.D99]" office:value-type="float" office:value="0.294620336324679">
            <text:p>0.29</text:p>
          </table:table-cell>
          <table:table-cell table:formula="of:=[.C99]/[.F99]" office:value-type="float" office:value="1.0012265543735">
            <text:p>1</text:p>
          </table:table-cell>
          <table:table-cell office:value-type="float" office:value="716208">
            <text:p>716208</text:p>
          </table:table-cell>
          <table:table-cell table:style-name="ce22" table:formula="of:=[.N99]/[.F99]" office:value-type="float" office:value="0.946625058981669">
            <text:p>0.95</text:p>
          </table:table-cell>
          <table:table-cell office:value-type="float" office:value="906431">
            <text:p>906431</text:p>
          </table:table-cell>
          <table:table-cell table:formula="of:=[.P99]/[.C99]" office:value-type="float" office:value="1.19657856766629">
            <text:p>1.2</text:p>
          </table:table-cell>
          <table:table-cell office:value-type="float" office:value="883352">
            <text:p>883352</text:p>
          </table:table-cell>
          <table:table-cell table:formula="of:=[.R99]/[.P99]" office:value-type="float" office:value="0.974538602497046">
            <text:p>0.9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734889">
            <text:p>734889</text:p>
          </table:table-cell>
          <table:table-cell office:value-type="float" office:value="944421">
            <text:p>944421</text:p>
          </table:table-cell>
          <table:table-cell table:formula="of:=[.C100]/[.D100]" office:value-type="float" office:value="0.778137080814594">
            <text:p>0.78</text:p>
          </table:table-cell>
          <table:table-cell office:value-type="float" office:value="737569">
            <text:p>737569</text:p>
          </table:table-cell>
          <table:table-cell office:value-type="float" office:value="274611">
            <text:p>274611</text:p>
          </table:table-cell>
          <table:table-cell table:formula="of:=[.G100]/[.D100]" office:value-type="float" office:value="0.290771806217778">
            <text:p>0.29</text:p>
          </table:table-cell>
          <table:table-cell office:value-type="float" office:value="270719">
            <text:p>270,719.00</text:p>
          </table:table-cell>
          <table:table-cell table:formula="of:=[.I100]/[.D100]" office:value-type="float" office:value="0.286650762742463">
            <text:p>0.29</text:p>
          </table:table-cell>
          <table:table-cell office:value-type="float" office:value="282589">
            <text:p>282,589.00</text:p>
          </table:table-cell>
          <table:table-cell table:formula="of:=[.K100]/[.D100]" office:value-type="float" office:value="0.299219310032284">
            <text:p>0.30</text:p>
          </table:table-cell>
          <table:table-cell table:formula="of:=[.C100]/[.F100]" office:value-type="float" office:value="0.996366441648171">
            <text:p>1</text:p>
          </table:table-cell>
          <table:table-cell office:value-type="float" office:value="662950">
            <text:p>662950</text:p>
          </table:table-cell>
          <table:table-cell table:style-name="ce22" table:formula="of:=[.N100]/[.F100]" office:value-type="float" office:value="0.898831160203316">
            <text:p>0.90</text:p>
          </table:table-cell>
          <table:table-cell office:value-type="float" office:value="876830">
            <text:p>876830</text:p>
          </table:table-cell>
          <table:table-cell table:formula="of:=[.P100]/[.C100]" office:value-type="float" office:value="1.19314617581703">
            <text:p>1.19</text:p>
          </table:table-cell>
          <table:table-cell office:value-type="float" office:value="582490">
            <text:p>582490</text:p>
          </table:table-cell>
          <table:table-cell table:formula="of:=[.R100]/[.P100]" office:value-type="float" office:value="0.664313492923372">
            <text:p>0.6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33548">
            <text:p>733548</text:p>
          </table:table-cell>
          <table:table-cell office:value-type="float" office:value="939280">
            <text:p>939280</text:p>
          </table:table-cell>
          <table:table-cell table:formula="of:=[.C101]/[.D101]" office:value-type="float" office:value="0.780968401328677">
            <text:p>0.78</text:p>
          </table:table-cell>
          <table:table-cell office:value-type="float" office:value="750047">
            <text:p>750047</text:p>
          </table:table-cell>
          <table:table-cell office:value-type="float" office:value="281765">
            <text:p>281765</text:p>
          </table:table-cell>
          <table:table-cell table:formula="of:=[.G101]/[.D101]" office:value-type="float" office:value="0.299979771740056">
            <text:p>0.30</text:p>
          </table:table-cell>
          <table:table-cell office:value-type="float" office:value="282122">
            <text:p>282,122.00</text:p>
          </table:table-cell>
          <table:table-cell table:formula="of:=[.I101]/[.D101]" office:value-type="float" office:value="0.300359850097947">
            <text:p>0.30</text:p>
          </table:table-cell>
          <table:table-cell office:value-type="float" office:value="288868">
            <text:p>288,868.00</text:p>
          </table:table-cell>
          <table:table-cell table:formula="of:=[.K101]/[.D101]" office:value-type="float" office:value="0.307541947023252">
            <text:p>0.31</text:p>
          </table:table-cell>
          <table:table-cell table:formula="of:=[.C101]/[.F101]" office:value-type="float" office:value="0.978002711830059">
            <text:p>0.98</text:p>
          </table:table-cell>
          <table:table-cell office:value-type="float" office:value="713883">
            <text:p>713883</text:p>
          </table:table-cell>
          <table:table-cell table:style-name="ce22" table:formula="of:=[.N101]/[.F101]" office:value-type="float" office:value="0.951784354847096">
            <text:p>0.95</text:p>
          </table:table-cell>
          <table:table-cell office:value-type="float" office:value="885597">
            <text:p>885597</text:p>
          </table:table-cell>
          <table:table-cell table:formula="of:=[.P101]/[.C101]" office:value-type="float" office:value="1.20727886927645">
            <text:p>1.21</text:p>
          </table:table-cell>
          <table:table-cell office:value-type="float" office:value="878911">
            <text:p>878911</text:p>
          </table:table-cell>
          <table:table-cell table:formula="of:=[.R101]/[.P101]" office:value-type="float" office:value="0.992450290594932">
            <text:p>0.9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30450">
            <text:p>730450</text:p>
          </table:table-cell>
          <table:table-cell office:value-type="float" office:value="941791">
            <text:p>941791</text:p>
          </table:table-cell>
          <table:table-cell table:formula="of:=[.C102]/[.D102]" office:value-type="float" office:value="0.775596708823932">
            <text:p>0.78</text:p>
          </table:table-cell>
          <table:table-cell office:value-type="float" office:value="753243">
            <text:p>753243</text:p>
          </table:table-cell>
          <table:table-cell office:value-type="float" office:value="296389">
            <text:p>296389</text:p>
          </table:table-cell>
          <table:table-cell table:formula="of:=[.G102]/[.D102]" office:value-type="float" office:value="0.314707827957583">
            <text:p>0.31</text:p>
          </table:table-cell>
          <table:table-cell office:value-type="float" office:value="139183">
            <text:p>139,183.00</text:p>
          </table:table-cell>
          <table:table-cell table:formula="of:=[.I102]/[.D102]" office:value-type="float" office:value="0.147785442842414">
            <text:p>0.15</text:p>
          </table:table-cell>
          <table:table-cell office:value-type="float" office:value="276009">
            <text:p>276,009.00</text:p>
          </table:table-cell>
          <table:table-cell table:formula="of:=[.K102]/[.D102]" office:value-type="float" office:value="0.293068207277411">
            <text:p>0.29</text:p>
          </table:table-cell>
          <table:table-cell table:formula="of:=[.C102]/[.F102]" office:value-type="float" office:value="0.969740176808812">
            <text:p>0.97</text:p>
          </table:table-cell>
          <table:table-cell office:value-type="float" office:value="682012">
            <text:p>682012</text:p>
          </table:table-cell>
          <table:table-cell table:style-name="ce22" table:formula="of:=[.N102]/[.F102]" office:value-type="float" office:value="0.905434235698174">
            <text:p>0.91</text:p>
          </table:table-cell>
          <table:table-cell office:value-type="float" office:value="877815">
            <text:p>877815</text:p>
          </table:table-cell>
          <table:table-cell table:formula="of:=[.P102]/[.C102]" office:value-type="float" office:value="1.20174549934972">
            <text:p>1.2</text:p>
          </table:table-cell>
          <table:table-cell office:value-type="float" office:value="918178">
            <text:p>918178</text:p>
          </table:table-cell>
          <table:table-cell table:formula="of:=[.R102]/[.P102]" office:value-type="float" office:value="1.04598121472064">
            <text:p>1.0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820789">
            <text:p>820789</text:p>
          </table:table-cell>
          <table:table-cell office:value-type="float" office:value="976338">
            <text:p>976338</text:p>
          </table:table-cell>
          <table:table-cell table:formula="of:=[.C103]/[.D103]" office:value-type="float" office:value="0.840681198519365">
            <text:p>0.84</text:p>
          </table:table-cell>
          <table:table-cell office:value-type="float" office:value="845223">
            <text:p>845223</text:p>
          </table:table-cell>
          <table:table-cell office:value-type="float" office:value="243831">
            <text:p>243831</text:p>
          </table:table-cell>
          <table:table-cell table:formula="of:=[.G103]/[.D103]" office:value-type="float" office:value="0.249740356311032">
            <text:p>0.25</text:p>
          </table:table-cell>
          <table:table-cell office:value-type="float" office:value="169533">
            <text:p>169,533.00</text:p>
          </table:table-cell>
          <table:table-cell table:formula="of:=[.I103]/[.D103]" office:value-type="float" office:value="0.173641710145462">
            <text:p>0.17</text:p>
          </table:table-cell>
          <table:table-cell office:value-type="float" office:value="90215">
            <text:p>90,215.00</text:p>
          </table:table-cell>
          <table:table-cell table:formula="of:=[.K103]/[.D103]" office:value-type="float" office:value="0.0924014019734969">
            <text:p>0.09</text:p>
          </table:table-cell>
          <table:table-cell table:formula="of:=[.C103]/[.F103]" office:value-type="float" office:value="0.971091652735432">
            <text:p>0.97</text:p>
          </table:table-cell>
          <table:table-cell office:value-type="float" office:value="206071">
            <text:p>206071</text:p>
          </table:table-cell>
          <table:table-cell table:style-name="ce22" table:formula="of:=[.N103]/[.F103]" office:value-type="float" office:value="0.243806664040141">
            <text:p>0.24</text:p>
          </table:table-cell>
          <table:table-cell office:value-type="float" office:value="380773">
            <text:p>380773</text:p>
          </table:table-cell>
          <table:table-cell table:formula="of:=[.P103]/[.C103]" office:value-type="float" office:value="0.463910944225617">
            <text:p>0.46</text:p>
          </table:table-cell>
          <table:table-cell office:value-type="float" office:value="327819">
            <text:p>327819</text:p>
          </table:table-cell>
          <table:table-cell table:formula="of:=[.R103]/[.P103]" office:value-type="float" office:value="0.860930265538786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829574">
            <text:p>829574</text:p>
          </table:table-cell>
          <table:table-cell office:value-type="float" office:value="1054082">
            <text:p>1054082</text:p>
          </table:table-cell>
          <table:table-cell table:formula="of:=[.C104]/[.D104]" office:value-type="float" office:value="0.787010877711601">
            <text:p>0.79</text:p>
          </table:table-cell>
          <table:table-cell office:value-type="float" office:value="854050">
            <text:p>854050</text:p>
          </table:table-cell>
          <table:table-cell office:value-type="float" office:value="290791">
            <text:p>290791</text:p>
          </table:table-cell>
          <table:table-cell table:formula="of:=[.G104]/[.D104]" office:value-type="float" office:value="0.275871326898666">
            <text:p>0.28</text:p>
          </table:table-cell>
          <table:table-cell office:value-type="float" office:value="171541">
            <text:p>171,541.00</text:p>
          </table:table-cell>
          <table:table-cell table:formula="of:=[.I104]/[.D104]" office:value-type="float" office:value="0.162739710952279">
            <text:p>0.16</text:p>
          </table:table-cell>
          <table:table-cell office:value-type="float" office:value="233245">
            <text:p>233,245.00</text:p>
          </table:table-cell>
          <table:table-cell table:formula="of:=[.K104]/[.D104]" office:value-type="float" office:value="0.221277851248764">
            <text:p>0.22</text:p>
          </table:table-cell>
          <table:table-cell table:formula="of:=[.C104]/[.F104]" office:value-type="float" office:value="0.971341256366723">
            <text:p>0.97</text:p>
          </table:table-cell>
          <table:table-cell office:value-type="float" office:value="183340">
            <text:p>183340</text:p>
          </table:table-cell>
          <table:table-cell table:style-name="ce22" table:formula="of:=[.N104]/[.F104]" office:value-type="float" office:value="0.21467127217376">
            <text:p>0.21</text:p>
          </table:table-cell>
          <table:table-cell office:value-type="float" office:value="716738">
            <text:p>716738</text:p>
          </table:table-cell>
          <table:table-cell table:formula="of:=[.P104]/[.C104]" office:value-type="float" office:value="0.863983201016425">
            <text:p>0.86</text:p>
          </table:table-cell>
          <table:table-cell office:value-type="float" office:value="367278">
            <text:p>367278</text:p>
          </table:table-cell>
          <table:table-cell table:formula="of:=[.R104]/[.P104]" office:value-type="float" office:value="0.5124299255795">
            <text:p>0.5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839779">
            <text:p>839779</text:p>
          </table:table-cell>
          <table:table-cell office:value-type="float" office:value="1069426">
            <text:p>1069426</text:p>
          </table:table-cell>
          <table:table-cell table:formula="of:=[.C105]/[.D105]" office:value-type="float" office:value="0.785261439314174">
            <text:p>0.79</text:p>
          </table:table-cell>
          <table:table-cell office:value-type="float" office:value="859590">
            <text:p>859590</text:p>
          </table:table-cell>
          <table:table-cell office:value-type="float" office:value="308799">
            <text:p>308799</text:p>
          </table:table-cell>
          <table:table-cell table:formula="of:=[.G105]/[.D105]" office:value-type="float" office:value="0.288752096919282">
            <text:p>0.29</text:p>
          </table:table-cell>
          <table:table-cell office:value-type="float" office:value="193043">
            <text:p>193,043.00</text:p>
          </table:table-cell>
          <table:table-cell table:formula="of:=[.I105]/[.D105]" office:value-type="float" office:value="0.180510853485889">
            <text:p>0.18</text:p>
          </table:table-cell>
          <table:table-cell office:value-type="float" office:value="242923">
            <text:p>242,923.00</text:p>
          </table:table-cell>
          <table:table-cell table:formula="of:=[.K105]/[.D105]" office:value-type="float" office:value="0.227152696867291">
            <text:p>0.23</text:p>
          </table:table-cell>
          <table:table-cell table:formula="of:=[.C105]/[.F105]" office:value-type="float" office:value="0.976952965948883">
            <text:p>0.98</text:p>
          </table:table-cell>
          <table:table-cell office:value-type="float" office:value="427133">
            <text:p>427133</text:p>
          </table:table-cell>
          <table:table-cell table:style-name="ce22" table:formula="of:=[.N105]/[.F105]" office:value-type="float" office:value="0.496903174769367">
            <text:p>0.50</text:p>
          </table:table-cell>
          <table:table-cell office:value-type="float" office:value="816642">
            <text:p>816642</text:p>
          </table:table-cell>
          <table:table-cell table:formula="of:=[.P105]/[.C105]" office:value-type="float" office:value="0.97244870376611">
            <text:p>0.97</text:p>
          </table:table-cell>
          <table:table-cell office:value-type="float" office:value="1226633">
            <text:p>1226633</text:p>
          </table:table-cell>
          <table:table-cell table:formula="of:=[.R105]/[.P105]" office:value-type="float" office:value="1.50204495972531">
            <text:p>1.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838629">
            <text:p>838629</text:p>
          </table:table-cell>
          <table:table-cell office:value-type="float" office:value="1077905">
            <text:p>1077905</text:p>
          </table:table-cell>
          <table:table-cell table:formula="of:=[.C106]/[.D106]" office:value-type="float" office:value="0.778017543289993">
            <text:p>0.78</text:p>
          </table:table-cell>
          <table:table-cell office:value-type="float" office:value="856209">
            <text:p>856209</text:p>
          </table:table-cell>
          <table:table-cell office:value-type="float" office:value="293758">
            <text:p>293758</text:p>
          </table:table-cell>
          <table:table-cell table:formula="of:=[.G106]/[.D106]" office:value-type="float" office:value="0.272526799671585">
            <text:p>0.27</text:p>
          </table:table-cell>
          <table:table-cell office:value-type="float" office:value="240113">
            <text:p>240,113.00</text:p>
          </table:table-cell>
          <table:table-cell table:formula="of:=[.I106]/[.D106]" office:value-type="float" office:value="0.222758962988389">
            <text:p>0.22</text:p>
          </table:table-cell>
          <table:table-cell office:value-type="float" office:value="195326">
            <text:p>195,326.00</text:p>
          </table:table-cell>
          <table:table-cell table:formula="of:=[.K106]/[.D106]" office:value-type="float" office:value="0.181208919153358">
            <text:p>0.18</text:p>
          </table:table-cell>
          <table:table-cell table:formula="of:=[.C106]/[.F106]" office:value-type="float" office:value="0.979467629982866">
            <text:p>0.98</text:p>
          </table:table-cell>
          <table:table-cell office:value-type="float" office:value="187540">
            <text:p>187540</text:p>
          </table:table-cell>
          <table:table-cell table:style-name="ce22" table:formula="of:=[.N106]/[.F106]" office:value-type="float" office:value="0.219035305632153">
            <text:p>0.22</text:p>
          </table:table-cell>
          <table:table-cell office:value-type="float" office:value="769820">
            <text:p>769820</text:p>
          </table:table-cell>
          <table:table-cell table:formula="of:=[.P106]/[.C106]" office:value-type="float" office:value="0.917950607479589">
            <text:p>0.92</text:p>
          </table:table-cell>
          <table:table-cell office:value-type="float" office:value="683229">
            <text:p>683229</text:p>
          </table:table-cell>
          <table:table-cell table:formula="of:=[.R106]/[.P106]" office:value-type="float" office:value="0.88751786131823">
            <text:p>0.8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808716">
            <text:p>808716</text:p>
          </table:table-cell>
          <table:table-cell office:value-type="float" office:value="1050347">
            <text:p>1050347</text:p>
          </table:table-cell>
          <table:table-cell table:formula="of:=[.C107]/[.D107]" office:value-type="float" office:value="0.769951263725226">
            <text:p>0.77</text:p>
          </table:table-cell>
          <table:table-cell office:value-type="float" office:value="827616">
            <text:p>827616</text:p>
          </table:table-cell>
          <table:table-cell office:value-type="float" office:value="275677">
            <text:p>275677</text:p>
          </table:table-cell>
          <table:table-cell table:formula="of:=[.G107]/[.D107]" office:value-type="float" office:value="0.262462786107829">
            <text:p>0.26</text:p>
          </table:table-cell>
          <table:table-cell office:value-type="float" office:value="209451">
            <text:p>209,451.00</text:p>
          </table:table-cell>
          <table:table-cell table:formula="of:=[.I107]/[.D107]" office:value-type="float" office:value="0.199411242189486">
            <text:p>0.20</text:p>
          </table:table-cell>
          <table:table-cell office:value-type="float" office:value="151381">
            <text:p>151,381.00</text:p>
          </table:table-cell>
          <table:table-cell table:formula="of:=[.K107]/[.D107]" office:value-type="float" office:value="0.144124751153666">
            <text:p>0.14</text:p>
          </table:table-cell>
          <table:table-cell table:formula="of:=[.C107]/[.F107]" office:value-type="float" office:value="0.977163322120404">
            <text:p>0.98</text:p>
          </table:table-cell>
          <table:table-cell office:value-type="float" office:value="179169">
            <text:p>179169</text:p>
          </table:table-cell>
          <table:table-cell table:style-name="ce22" table:formula="of:=[.N107]/[.F107]" office:value-type="float" office:value="0.216488081429069">
            <text:p>0.22</text:p>
          </table:table-cell>
          <table:table-cell office:value-type="float" office:value="699457">
            <text:p>699457</text:p>
          </table:table-cell>
          <table:table-cell table:formula="of:=[.P107]/[.C107]" office:value-type="float" office:value="0.864898184282245">
            <text:p>0.86</text:p>
          </table:table-cell>
          <table:table-cell office:value-type="float" office:value="376220">
            <text:p>376220</text:p>
          </table:table-cell>
          <table:table-cell table:formula="of:=[.R107]/[.P107]" office:value-type="float" office:value="0.537874379697394">
            <text:p>0.5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751009">
            <text:p>751009</text:p>
          </table:table-cell>
          <table:table-cell office:value-type="float" office:value="961248">
            <text:p>961248</text:p>
          </table:table-cell>
          <table:table-cell table:formula="of:=[.C108]/[.D108]" office:value-type="float" office:value="0.781285370684776">
            <text:p>0.78</text:p>
          </table:table-cell>
          <table:table-cell office:value-type="float" office:value="768457">
            <text:p>768457</text:p>
          </table:table-cell>
          <table:table-cell office:value-type="float" office:value="277130">
            <text:p>277130</text:p>
          </table:table-cell>
          <table:table-cell table:formula="of:=[.G108]/[.D108]" office:value-type="float" office:value="0.288302290355871">
            <text:p>0.29</text:p>
          </table:table-cell>
          <table:table-cell office:value-type="float" office:value="123349">
            <text:p>123,349.00</text:p>
          </table:table-cell>
          <table:table-cell table:formula="of:=[.I108]/[.D108]" office:value-type="float" office:value="0.128321723426213">
            <text:p>0.13</text:p>
          </table:table-cell>
          <table:table-cell office:value-type="float" office:value="173492">
            <text:p>173,492.00</text:p>
          </table:table-cell>
          <table:table-cell table:formula="of:=[.K108]/[.D108]" office:value-type="float" office:value="0.18048620127168">
            <text:p>0.18</text:p>
          </table:table-cell>
          <table:table-cell table:formula="of:=[.C108]/[.F108]" office:value-type="float" office:value="0.977294760799889">
            <text:p>0.98</text:p>
          </table:table-cell>
          <table:table-cell office:value-type="float" office:value="175756">
            <text:p>175756</text:p>
          </table:table-cell>
          <table:table-cell table:style-name="ce22" table:formula="of:=[.N108]/[.F108]" office:value-type="float" office:value="0.228712862268156">
            <text:p>0.23</text:p>
          </table:table-cell>
          <table:table-cell office:value-type="float" office:value="621583">
            <text:p>621583</text:p>
          </table:table-cell>
          <table:table-cell table:formula="of:=[.P108]/[.C108]" office:value-type="float" office:value="0.827663849567715">
            <text:p>0.83</text:p>
          </table:table-cell>
          <table:table-cell office:value-type="float" office:value="293198">
            <text:p>293198</text:p>
          </table:table-cell>
          <table:table-cell table:formula="of:=[.R108]/[.P108]" office:value-type="float" office:value="0.471695654482185">
            <text:p>0.4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739575">
            <text:p>739575</text:p>
          </table:table-cell>
          <table:table-cell office:value-type="float" office:value="931970">
            <text:p>931970</text:p>
          </table:table-cell>
          <table:table-cell table:formula="of:=[.C109]/[.D109]" office:value-type="float" office:value="0.793560951532775">
            <text:p>0.79</text:p>
          </table:table-cell>
          <table:table-cell office:value-type="float" office:value="754679">
            <text:p>754679</text:p>
          </table:table-cell>
          <table:table-cell office:value-type="float" office:value="3016">
            <text:p>3016</text:p>
          </table:table-cell>
          <table:table-cell table:formula="of:=[.G109]/[.D109]" office:value-type="float" office:value="0.0032361556702469">
            <text:p>0.00</text:p>
          </table:table-cell>
          <table:table-cell office:value-type="float" office:value="193453">
            <text:p>193,453.00</text:p>
          </table:table-cell>
          <table:table-cell table:formula="of:=[.I109]/[.D109]" office:value-type="float" office:value="0.207574278142">
            <text:p>0.21</text:p>
          </table:table-cell>
          <table:table-cell office:value-type="float" office:value="171246">
            <text:p>171,246.00</text:p>
          </table:table-cell>
          <table:table-cell table:formula="of:=[.K109]/[.D109]" office:value-type="float" office:value="0.183746257926757">
            <text:p>0.18</text:p>
          </table:table-cell>
          <table:table-cell table:formula="of:=[.C109]/[.F109]" office:value-type="float" office:value="0.979986192805153">
            <text:p>0.98</text:p>
          </table:table-cell>
          <table:table-cell office:value-type="float" office:value="200139">
            <text:p>200139</text:p>
          </table:table-cell>
          <table:table-cell table:style-name="ce22" table:formula="of:=[.N109]/[.F109]" office:value-type="float" office:value="0.265197521065248">
            <text:p>0.27</text:p>
          </table:table-cell>
          <table:table-cell office:value-type="float" office:value="610173">
            <text:p>610173</text:p>
          </table:table-cell>
          <table:table-cell table:formula="of:=[.P109]/[.C109]" office:value-type="float" office:value="0.825031944021904">
            <text:p>0.83</text:p>
          </table:table-cell>
          <table:table-cell office:value-type="float" office:value="817758">
            <text:p>817758</text:p>
          </table:table-cell>
          <table:table-cell table:formula="of:=[.R109]/[.P109]" office:value-type="float" office:value="1.34020679381094">
            <text:p>1.3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739967">
            <text:p>739967</text:p>
          </table:table-cell>
          <table:table-cell office:value-type="float" office:value="936805">
            <text:p>936805</text:p>
          </table:table-cell>
          <table:table-cell table:formula="of:=[.C110]/[.D110]" office:value-type="float" office:value="0.789883700449933">
            <text:p>0.79</text:p>
          </table:table-cell>
          <table:table-cell office:value-type="float" office:value="759247">
            <text:p>759247</text:p>
          </table:table-cell>
          <table:table-cell office:value-type="float" office:value="290416">
            <text:p>290416</text:p>
          </table:table-cell>
          <table:table-cell table:formula="of:=[.G110]/[.D110]" office:value-type="float" office:value="0.310006885104157">
            <text:p>0.31</text:p>
          </table:table-cell>
          <table:table-cell office:value-type="float" office:value="195408">
            <text:p>195,408.00</text:p>
          </table:table-cell>
          <table:table-cell table:formula="of:=[.I110]/[.D110]" office:value-type="float" office:value="0.208589834597382">
            <text:p>0.21</text:p>
          </table:table-cell>
          <table:table-cell office:value-type="float" office:value="214524">
            <text:p>214,524.00</text:p>
          </table:table-cell>
          <table:table-cell table:formula="of:=[.K110]/[.D110]" office:value-type="float" office:value="0.228995361894951">
            <text:p>0.23</text:p>
          </table:table-cell>
          <table:table-cell table:formula="of:=[.C110]/[.F110]" office:value-type="float" office:value="0.974606419254867">
            <text:p>0.97</text:p>
          </table:table-cell>
          <table:table-cell office:value-type="float" office:value="188120">
            <text:p>188120</text:p>
          </table:table-cell>
          <table:table-cell table:style-name="ce22" table:formula="of:=[.N110]/[.F110]" office:value-type="float" office:value="0.247771805486225">
            <text:p>0.25</text:p>
          </table:table-cell>
          <table:table-cell office:value-type="float" office:value="593838">
            <text:p>593838</text:p>
          </table:table-cell>
          <table:table-cell table:formula="of:=[.P110]/[.C110]" office:value-type="float" office:value="0.802519571818743">
            <text:p>0.8</text:p>
          </table:table-cell>
          <table:table-cell office:value-type="float" office:value="509642">
            <text:p>509642</text:p>
          </table:table-cell>
          <table:table-cell table:formula="of:=[.R110]/[.P110]" office:value-type="float" office:value="0.858217224226136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742689">
            <text:p>742689</text:p>
          </table:table-cell>
          <table:table-cell office:value-type="float" office:value="935132">
            <text:p>935132</text:p>
          </table:table-cell>
          <table:table-cell table:formula="of:=[.C111]/[.D111]" office:value-type="float" office:value="0.794207662661528">
            <text:p>0.79</text:p>
          </table:table-cell>
          <table:table-cell office:value-type="float" office:value="754623">
            <text:p>754623</text:p>
          </table:table-cell>
          <table:table-cell office:value-type="float" office:value="264980">
            <text:p>264980</text:p>
          </table:table-cell>
          <table:table-cell table:formula="of:=[.G111]/[.D111]" office:value-type="float" office:value="0.283361065603573">
            <text:p>0.28</text:p>
          </table:table-cell>
          <table:table-cell office:value-type="float" office:value="154482">
            <text:p>154,482.00</text:p>
          </table:table-cell>
          <table:table-cell table:formula="of:=[.I111]/[.D111]" office:value-type="float" office:value="0.165198068294102">
            <text:p>0.17</text:p>
          </table:table-cell>
          <table:table-cell office:value-type="float" office:value="212472">
            <text:p>212,472.00</text:p>
          </table:table-cell>
          <table:table-cell table:formula="of:=[.K111]/[.D111]" office:value-type="float" office:value="0.2272107039434">
            <text:p>0.23</text:p>
          </table:table-cell>
          <table:table-cell table:formula="of:=[.C111]/[.F111]" office:value-type="float" office:value="0.984185480696984">
            <text:p>0.98</text:p>
          </table:table-cell>
          <table:table-cell office:value-type="float" office:value="181189">
            <text:p>181189</text:p>
          </table:table-cell>
          <table:table-cell table:style-name="ce22" table:formula="of:=[.N111]/[.F111]" office:value-type="float" office:value="0.240105324115485">
            <text:p>0.24</text:p>
          </table:table-cell>
          <table:table-cell office:value-type="float" office:value="619708">
            <text:p>619708</text:p>
          </table:table-cell>
          <table:table-cell table:formula="of:=[.P111]/[.C111]" office:value-type="float" office:value="0.834411173452145">
            <text:p>0.83</text:p>
          </table:table-cell>
          <table:table-cell office:value-type="float" office:value="325444">
            <text:p>325444</text:p>
          </table:table-cell>
          <table:table-cell table:formula="of:=[.R111]/[.P111]" office:value-type="float" office:value="0.525157009430248">
            <text:p>0.5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825104">
            <text:p>825104</text:p>
          </table:table-cell>
          <table:table-cell office:value-type="float" office:value="967972">
            <text:p>967972</text:p>
          </table:table-cell>
          <table:table-cell table:formula="of:=[.C112]/[.D112]" office:value-type="float" office:value="0.852404821627072">
            <text:p>0.85</text:p>
          </table:table-cell>
          <table:table-cell office:value-type="float" office:value="860905">
            <text:p>860905</text:p>
          </table:table-cell>
          <table:table-cell office:value-type="float" office:value="12207">
            <text:p>12207</text:p>
          </table:table-cell>
          <table:table-cell table:formula="of:=[.G112]/[.D112]" office:value-type="float" office:value="0.0126109019682388">
            <text:p>0.01</text:p>
          </table:table-cell>
          <table:table-cell office:value-type="float" office:value="15431">
            <text:p>15,431.00</text:p>
          </table:table-cell>
          <table:table-cell table:formula="of:=[.I112]/[.D112]" office:value-type="float" office:value="0.0159415768224701">
            <text:p>0.02</text:p>
          </table:table-cell>
          <table:table-cell office:value-type="float" office:value="22609">
            <text:p>22,609.00</text:p>
          </table:table-cell>
          <table:table-cell table:formula="of:=[.K112]/[.D112]" office:value-type="float" office:value="0.0233570805767109">
            <text:p>0.02</text:p>
          </table:table-cell>
          <table:table-cell table:formula="of:=[.C112]/[.F112]" office:value-type="float" office:value="0.958414691516485">
            <text:p>0.96</text:p>
          </table:table-cell>
          <table:table-cell office:value-type="float" office:value="115933">
            <text:p>115933</text:p>
          </table:table-cell>
          <table:table-cell table:style-name="ce22" table:formula="of:=[.N112]/[.F112]" office:value-type="float" office:value="0.134664103472509">
            <text:p>0.13</text:p>
          </table:table-cell>
          <table:table-cell office:value-type="float" office:value="298547">
            <text:p>298547</text:p>
          </table:table-cell>
          <table:table-cell table:formula="of:=[.P112]/[.C112]" office:value-type="float" office:value="0.361829539064166">
            <text:p>0.36</text:p>
          </table:table-cell>
          <table:table-cell office:value-type="float" office:value="46450">
            <text:p>46450</text:p>
          </table:table-cell>
          <table:table-cell table:formula="of:=[.R112]/[.P112]" office:value-type="float" office:value="0.155586892516086">
            <text:p>0.1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833690">
            <text:p>833690</text:p>
          </table:table-cell>
          <table:table-cell office:value-type="float" office:value="1027671">
            <text:p>1027671</text:p>
          </table:table-cell>
          <table:table-cell table:formula="of:=[.C113]/[.D113]" office:value-type="float" office:value="0.811242119316396">
            <text:p>0.81</text:p>
          </table:table-cell>
          <table:table-cell office:value-type="float" office:value="869915">
            <text:p>869915</text:p>
          </table:table-cell>
          <table:table-cell office:value-type="float" office:value="13634">
            <text:p>13634</text:p>
          </table:table-cell>
          <table:table-cell table:formula="of:=[.G113]/[.D113]" office:value-type="float" office:value="0.0132668918360059">
            <text:p>0.01</text:p>
          </table:table-cell>
          <table:table-cell office:value-type="float" office:value="20469">
            <text:p>20,469.00</text:p>
          </table:table-cell>
          <table:table-cell table:formula="of:=[.I113]/[.D113]" office:value-type="float" office:value="0.0199178530872234">
            <text:p>0.02</text:p>
          </table:table-cell>
          <table:table-cell office:value-type="float" office:value="25595">
            <text:p>25,595.00</text:p>
          </table:table-cell>
          <table:table-cell table:formula="of:=[.K113]/[.D113]" office:value-type="float" office:value="0.0249058307571197">
            <text:p>0.02</text:p>
          </table:table-cell>
          <table:table-cell table:formula="of:=[.C113]/[.F113]" office:value-type="float" office:value="0.958358000494301">
            <text:p>0.96</text:p>
          </table:table-cell>
          <table:table-cell office:value-type="float" office:value="122884">
            <text:p>122884</text:p>
          </table:table-cell>
          <table:table-cell table:style-name="ce22" table:formula="of:=[.N113]/[.F113]" office:value-type="float" office:value="0.141259778254197">
            <text:p>0.14</text:p>
          </table:table-cell>
          <table:table-cell office:value-type="float" office:value="385678">
            <text:p>385678</text:p>
          </table:table-cell>
          <table:table-cell table:formula="of:=[.P113]/[.C113]" office:value-type="float" office:value="0.462615600522976">
            <text:p>0.46</text:p>
          </table:table-cell>
          <table:table-cell office:value-type="float" office:value="48701">
            <text:p>48701</text:p>
          </table:table-cell>
          <table:table-cell table:formula="of:=[.R113]/[.P113]" office:value-type="float" office:value="0.12627373093617">
            <text:p>0.1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843107">
            <text:p>843107</text:p>
          </table:table-cell>
          <table:table-cell office:value-type="float" office:value="1043685">
            <text:p>1043685</text:p>
          </table:table-cell>
          <table:table-cell table:formula="of:=[.C114]/[.D114]" office:value-type="float" office:value="0.8078174928259">
            <text:p>0.81</text:p>
          </table:table-cell>
          <table:table-cell office:value-type="float" office:value="870756">
            <text:p>870756</text:p>
          </table:table-cell>
          <table:table-cell office:value-type="float" office:value="13129">
            <text:p>13129</text:p>
          </table:table-cell>
          <table:table-cell table:formula="of:=[.G114]/[.D114]" office:value-type="float" office:value="0.0125794660266268">
            <text:p>0.01</text:p>
          </table:table-cell>
          <table:table-cell office:value-type="float" office:value="15818">
            <text:p>15,818.00</text:p>
          </table:table-cell>
          <table:table-cell table:formula="of:=[.I114]/[.D114]" office:value-type="float" office:value="0.015155913901225">
            <text:p>0.02</text:p>
          </table:table-cell>
          <table:table-cell office:value-type="float" office:value="24890">
            <text:p>24,890.00</text:p>
          </table:table-cell>
          <table:table-cell table:formula="of:=[.K114]/[.D114]" office:value-type="float" office:value="0.0238481917436774">
            <text:p>0.02</text:p>
          </table:table-cell>
          <table:table-cell table:formula="of:=[.C114]/[.F114]" office:value-type="float" office:value="0.968247132376923">
            <text:p>0.97</text:p>
          </table:table-cell>
          <table:table-cell office:value-type="float" office:value="116590">
            <text:p>116590</text:p>
          </table:table-cell>
          <table:table-cell table:style-name="ce22" table:formula="of:=[.N114]/[.F114]" office:value-type="float" office:value="0.13389514398982">
            <text:p>0.13</text:p>
          </table:table-cell>
          <table:table-cell office:value-type="float" office:value="448955">
            <text:p>448955</text:p>
          </table:table-cell>
          <table:table-cell table:formula="of:=[.P114]/[.C114]" office:value-type="float" office:value="0.532500619731541">
            <text:p>0.53</text:p>
          </table:table-cell>
          <table:table-cell office:value-type="float" office:value="34830">
            <text:p>34830</text:p>
          </table:table-cell>
          <table:table-cell table:formula="of:=[.R114]/[.P114]" office:value-type="float" office:value="0.0775801583677652">
            <text:p>0.0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837885">
            <text:p>837885</text:p>
          </table:table-cell>
          <table:table-cell office:value-type="float" office:value="1060217">
            <text:p>1060217</text:p>
          </table:table-cell>
          <table:table-cell table:formula="of:=[.C115]/[.D115]" office:value-type="float" office:value="0.79029576020758">
            <text:p>0.79</text:p>
          </table:table-cell>
          <table:table-cell office:value-type="float" office:value="869584">
            <text:p>869584</text:p>
          </table:table-cell>
          <table:table-cell office:value-type="float" office:value="17476">
            <text:p>17476</text:p>
          </table:table-cell>
          <table:table-cell table:formula="of:=[.G115]/[.D115]" office:value-type="float" office:value="0.016483418017255">
            <text:p>0.02</text:p>
          </table:table-cell>
          <table:table-cell office:value-type="float" office:value="19549">
            <text:p>19,549.00</text:p>
          </table:table-cell>
          <table:table-cell table:formula="of:=[.I115]/[.D115]" office:value-type="float" office:value="0.018438678119668">
            <text:p>0.02</text:p>
          </table:table-cell>
          <table:table-cell office:value-type="float" office:value="27235">
            <text:p>27,235.00</text:p>
          </table:table-cell>
          <table:table-cell table:formula="of:=[.K115]/[.D115]" office:value-type="float" office:value="0.0256881374284698">
            <text:p>0.03</text:p>
          </table:table-cell>
          <table:table-cell table:formula="of:=[.C115]/[.F115]" office:value-type="float" office:value="0.963546937386152">
            <text:p>0.96</text:p>
          </table:table-cell>
          <table:table-cell office:value-type="float" office:value="117286">
            <text:p>117286</text:p>
          </table:table-cell>
          <table:table-cell table:style-name="ce22" table:formula="of:=[.N115]/[.F115]" office:value-type="float" office:value="0.134875986678688">
            <text:p>0.13</text:p>
          </table:table-cell>
          <table:table-cell office:value-type="float" office:value="375875">
            <text:p>375875</text:p>
          </table:table-cell>
          <table:table-cell table:formula="of:=[.P115]/[.C115]" office:value-type="float" office:value="0.448599748175466">
            <text:p>0.45</text:p>
          </table:table-cell>
          <table:table-cell office:value-type="float" office:value="48132">
            <text:p>48132</text:p>
          </table:table-cell>
          <table:table-cell table:formula="of:=[.R115]/[.P115]" office:value-type="float" office:value="0.128053209178583">
            <text:p>0.1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801624">
            <text:p>801624</text:p>
          </table:table-cell>
          <table:table-cell office:value-type="float" office:value="1030941">
            <text:p>1030941</text:p>
          </table:table-cell>
          <table:table-cell table:formula="of:=[.C116]/[.D116]" office:value-type="float" office:value="0.777565350490474">
            <text:p>0.78</text:p>
          </table:table-cell>
          <table:table-cell office:value-type="float" office:value="837138">
            <text:p>837138</text:p>
          </table:table-cell>
          <table:table-cell office:value-type="float" office:value="13279">
            <text:p>13279</text:p>
          </table:table-cell>
          <table:table-cell table:formula="of:=[.G116]/[.D116]" office:value-type="float" office:value="0.0128804655164554">
            <text:p>0.01</text:p>
          </table:table-cell>
          <table:table-cell office:value-type="float" office:value="20946">
            <text:p>20,946.00</text:p>
          </table:table-cell>
          <table:table-cell table:formula="of:=[.I116]/[.D116]" office:value-type="float" office:value="0.0203173605473058">
            <text:p>0.02</text:p>
          </table:table-cell>
          <table:table-cell office:value-type="float" office:value="27296">
            <text:p>27,296.00</text:p>
          </table:table-cell>
          <table:table-cell table:formula="of:=[.K116]/[.D116]" office:value-type="float" office:value="0.0264767818914952">
            <text:p>0.03</text:p>
          </table:table-cell>
          <table:table-cell table:formula="of:=[.C116]/[.F116]" office:value-type="float" office:value="0.957576886964873">
            <text:p>0.96</text:p>
          </table:table-cell>
          <table:table-cell office:value-type="float" office:value="118830">
            <text:p>118830</text:p>
          </table:table-cell>
          <table:table-cell table:style-name="ce22" table:formula="of:=[.N116]/[.F116]" office:value-type="float" office:value="0.141947922564738">
            <text:p>0.14</text:p>
          </table:table-cell>
          <table:table-cell office:value-type="float" office:value="346777">
            <text:p>346777</text:p>
          </table:table-cell>
          <table:table-cell table:formula="of:=[.P116]/[.C116]" office:value-type="float" office:value="0.432593086035348">
            <text:p>0.43</text:p>
          </table:table-cell>
          <table:table-cell office:value-type="float" office:value="39526">
            <text:p>39526</text:p>
          </table:table-cell>
          <table:table-cell table:formula="of:=[.R116]/[.P116]" office:value-type="float" office:value="0.113981031037237">
            <text:p>0.1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751337">
            <text:p>751337</text:p>
          </table:table-cell>
          <table:table-cell office:value-type="float" office:value="938058">
            <text:p>938058</text:p>
          </table:table-cell>
          <table:table-cell table:formula="of:=[.C117]/[.D117]" office:value-type="float" office:value="0.800949408245546">
            <text:p>0.8</text:p>
          </table:table-cell>
          <table:table-cell office:value-type="float" office:value="772304">
            <text:p>772304</text:p>
          </table:table-cell>
          <table:table-cell office:value-type="float" office:value="8028">
            <text:p>8028</text:p>
          </table:table-cell>
          <table:table-cell table:formula="of:=[.G117]/[.D117]" office:value-type="float" office:value="0.00855810621518073">
            <text:p>0.01</text:p>
          </table:table-cell>
          <table:table-cell office:value-type="float" office:value="20633">
            <text:p>20,633.00</text:p>
          </table:table-cell>
          <table:table-cell table:formula="of:=[.I117]/[.D117]" office:value-type="float" office:value="0.0219954416464654">
            <text:p>0.02</text:p>
          </table:table-cell>
          <table:table-cell office:value-type="float" office:value="28337">
            <text:p>28,337.00</text:p>
          </table:table-cell>
          <table:table-cell table:formula="of:=[.K117]/[.D117]" office:value-type="float" office:value="0.0302081534404056">
            <text:p>0.03</text:p>
          </table:table-cell>
          <table:table-cell table:formula="of:=[.C117]/[.F117]" office:value-type="float" office:value="0.97285136422963">
            <text:p>0.97</text:p>
          </table:table-cell>
          <table:table-cell office:value-type="float" office:value="119369">
            <text:p>119369</text:p>
          </table:table-cell>
          <table:table-cell table:style-name="ce22" table:formula="of:=[.N117]/[.F117]" office:value-type="float" office:value="0.154562193126023">
            <text:p>0.15</text:p>
          </table:table-cell>
          <table:table-cell office:value-type="float" office:value="358088">
            <text:p>358088</text:p>
          </table:table-cell>
          <table:table-cell table:formula="of:=[.P117]/[.C117]" office:value-type="float" office:value="0.476601045868898">
            <text:p>0.48</text:p>
          </table:table-cell>
          <table:table-cell office:value-type="float" office:value="38885">
            <text:p>38885</text:p>
          </table:table-cell>
          <table:table-cell table:formula="of:=[.R117]/[.P117]" office:value-type="float" office:value="0.108590625767968">
            <text:p>0.1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741911">
            <text:p>741911</text:p>
          </table:table-cell>
          <table:table-cell office:value-type="float" office:value="900529">
            <text:p>900529</text:p>
          </table:table-cell>
          <table:table-cell table:formula="of:=[.C118]/[.D118]" office:value-type="float" office:value="0.823861308186632">
            <text:p>0.82</text:p>
          </table:table-cell>
          <table:table-cell office:value-type="float" office:value="762292">
            <text:p>762292</text:p>
          </table:table-cell>
          <table:table-cell office:value-type="float" office:value="8154">
            <text:p>8154</text:p>
          </table:table-cell>
          <table:table-cell table:formula="of:=[.G118]/[.D118]" office:value-type="float" office:value="0.00905467786156803">
            <text:p>0.01</text:p>
          </table:table-cell>
          <table:table-cell office:value-type="float" office:value="21926">
            <text:p>21,926.00</text:p>
          </table:table-cell>
          <table:table-cell table:formula="of:=[.I118]/[.D118]" office:value-type="float" office:value="0.0243479110611652">
            <text:p>0.02</text:p>
          </table:table-cell>
          <table:table-cell office:value-type="float" office:value="27688">
            <text:p>27,688.00</text:p>
          </table:table-cell>
          <table:table-cell table:formula="of:=[.K118]/[.D118]" office:value-type="float" office:value="0.0307463724099946">
            <text:p>0.03</text:p>
          </table:table-cell>
          <table:table-cell table:formula="of:=[.C118]/[.F118]" office:value-type="float" office:value="0.973263526312751">
            <text:p>0.97</text:p>
          </table:table-cell>
          <table:table-cell office:value-type="float" office:value="122912">
            <text:p>122912</text:p>
          </table:table-cell>
          <table:table-cell table:style-name="ce22" table:formula="of:=[.N118]/[.F118]" office:value-type="float" office:value="0.161240049744717">
            <text:p>0.16</text:p>
          </table:table-cell>
          <table:table-cell office:value-type="float" office:value="355250">
            <text:p>355250</text:p>
          </table:table-cell>
          <table:table-cell table:formula="of:=[.P118]/[.C118]" office:value-type="float" office:value="0.478831018814925">
            <text:p>0.48</text:p>
          </table:table-cell>
          <table:table-cell office:value-type="float" office:value="38579">
            <text:p>38579</text:p>
          </table:table-cell>
          <table:table-cell table:formula="of:=[.R118]/[.P118]" office:value-type="float" office:value="0.108596762843068">
            <text:p>0.1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739673">
            <text:p>739673</text:p>
          </table:table-cell>
          <table:table-cell office:value-type="float" office:value="905242">
            <text:p>905242</text:p>
          </table:table-cell>
          <table:table-cell table:formula="of:=[.C119]/[.D119]" office:value-type="float" office:value="0.817099736865943">
            <text:p>0.82</text:p>
          </table:table-cell>
          <table:table-cell office:value-type="float" office:value="759201">
            <text:p>759201</text:p>
          </table:table-cell>
          <table:table-cell office:value-type="float" office:value="3437">
            <text:p>3437</text:p>
          </table:table-cell>
          <table:table-cell table:formula="of:=[.G119]/[.D119]" office:value-type="float" office:value="0.00379677478508509">
            <text:p>0.00</text:p>
          </table:table-cell>
          <table:table-cell office:value-type="float" office:value="21454">
            <text:p>21,454.00</text:p>
          </table:table-cell>
          <table:table-cell table:formula="of:=[.I119]/[.D119]" office:value-type="float" office:value="0.0236997399590386">
            <text:p>0.02</text:p>
          </table:table-cell>
          <table:table-cell office:value-type="float" office:value="28323">
            <text:p>28,323.00</text:p>
          </table:table-cell>
          <table:table-cell table:formula="of:=[.K119]/[.D119]" office:value-type="float" office:value="0.0312877661443017">
            <text:p>0.03</text:p>
          </table:table-cell>
          <table:table-cell table:formula="of:=[.C119]/[.F119]" office:value-type="float" office:value="0.974278221445968">
            <text:p>0.97</text:p>
          </table:table-cell>
          <table:table-cell office:value-type="float" office:value="115623">
            <text:p>115623</text:p>
          </table:table-cell>
          <table:table-cell table:style-name="ce22" table:formula="of:=[.N119]/[.F119]" office:value-type="float" office:value="0.152295637123766">
            <text:p>0.15</text:p>
          </table:table-cell>
          <table:table-cell office:value-type="float" office:value="346788">
            <text:p>346788</text:p>
          </table:table-cell>
          <table:table-cell table:formula="of:=[.P119]/[.C119]" office:value-type="float" office:value="0.468839608854183">
            <text:p>0.47</text:p>
          </table:table-cell>
          <table:table-cell office:value-type="float" office:value="44808">
            <text:p>44808</text:p>
          </table:table-cell>
          <table:table-cell table:formula="of:=[.R119]/[.P119]" office:value-type="float" office:value="0.129208623135749">
            <text:p>0.1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741051">
            <text:p>741051</text:p>
          </table:table-cell>
          <table:table-cell office:value-type="float" office:value="898965">
            <text:p>898965</text:p>
          </table:table-cell>
          <table:table-cell table:formula="of:=[.C120]/[.D120]" office:value-type="float" office:value="0.82433798868699">
            <text:p>0.82</text:p>
          </table:table-cell>
          <table:table-cell office:value-type="float" office:value="764087">
            <text:p>764087</text:p>
          </table:table-cell>
          <table:table-cell office:value-type="float" office:value="7439">
            <text:p>7439</text:p>
          </table:table-cell>
          <table:table-cell table:formula="of:=[.G120]/[.D120]" office:value-type="float" office:value="0.00827507188822702">
            <text:p>0.01</text:p>
          </table:table-cell>
          <table:table-cell office:value-type="float" office:value="22154">
            <text:p>22,154.00</text:p>
          </table:table-cell>
          <table:table-cell table:formula="of:=[.I120]/[.D120]" office:value-type="float" office:value="0.0246438960359969">
            <text:p>0.02</text:p>
          </table:table-cell>
          <table:table-cell office:value-type="float" office:value="29281">
            <text:p>29,281.00</text:p>
          </table:table-cell>
          <table:table-cell table:formula="of:=[.K120]/[.D120]" office:value-type="float" office:value="0.0325719021318961">
            <text:p>0.03</text:p>
          </table:table-cell>
          <table:table-cell table:formula="of:=[.C120]/[.F120]" office:value-type="float" office:value="0.96985160066851">
            <text:p>0.97</text:p>
          </table:table-cell>
          <table:table-cell office:value-type="float" office:value="123090">
            <text:p>123090</text:p>
          </table:table-cell>
          <table:table-cell table:style-name="ce22" table:formula="of:=[.N120]/[.F120]" office:value-type="float" office:value="0.161094220946044">
            <text:p>0.16</text:p>
          </table:table-cell>
          <table:table-cell office:value-type="float" office:value="366455">
            <text:p>366455</text:p>
          </table:table-cell>
          <table:table-cell table:formula="of:=[.P120]/[.C120]" office:value-type="float" office:value="0.494507125690405">
            <text:p>0.49</text:p>
          </table:table-cell>
          <table:table-cell office:value-type="float" office:value="44926">
            <text:p>44926</text:p>
          </table:table-cell>
          <table:table-cell table:formula="of:=[.R120]/[.P120]" office:value-type="float" office:value="0.122596226003193">
            <text:p>0.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807980">
            <text:p>807980</text:p>
          </table:table-cell>
          <table:table-cell office:value-type="float" office:value="225581">
            <text:p>225581</text:p>
          </table:table-cell>
          <table:table-cell table:formula="of:=[.C121]/[.D121]" office:value-type="float" office:value="3.58177328764391">
            <text:p>3.58</text:p>
          </table:table-cell>
          <table:table-cell office:value-type="float" office:value="828345">
            <text:p>828345</text:p>
          </table:table-cell>
          <table:table-cell office:value-type="float" office:value="8525">
            <text:p>8525</text:p>
          </table:table-cell>
          <table:table-cell table:formula="of:=[.G121]/[.D121]" office:value-type="float" office:value="0.0377913033455832">
            <text:p>0.04</text:p>
          </table:table-cell>
          <table:table-cell office:value-type="float" office:value="12366">
            <text:p>12,366.00</text:p>
          </table:table-cell>
          <table:table-cell table:formula="of:=[.I121]/[.D121]" office:value-type="float" office:value="0.0548184465890301">
            <text:p>0.05</text:p>
          </table:table-cell>
          <table:table-cell office:value-type="float" office:value="13865">
            <text:p>13,865.00</text:p>
          </table:table-cell>
          <table:table-cell table:formula="of:=[.K121]/[.D121]" office:value-type="float" office:value="0.0614635097814089">
            <text:p>0.06</text:p>
          </table:table-cell>
          <table:table-cell table:formula="of:=[.C121]/[.F121]" office:value-type="float" office:value="0.975414833191484">
            <text:p>0.98</text:p>
          </table:table-cell>
          <table:table-cell office:value-type="float" office:value="91296">
            <text:p>91296</text:p>
          </table:table-cell>
          <table:table-cell table:style-name="ce22" table:formula="of:=[.N121]/[.F121]" office:value-type="float" office:value="0.110214946670771">
            <text:p>0.11</text:p>
          </table:table-cell>
          <table:table-cell office:value-type="float" office:value="78422">
            <text:p>78422</text:p>
          </table:table-cell>
          <table:table-cell table:formula="of:=[.P121]/[.C121]" office:value-type="float" office:value="0.0970593331518107">
            <text:p>0.1</text:p>
          </table:table-cell>
          <table:table-cell office:value-type="float" office:value="23476">
            <text:p>23476</text:p>
          </table:table-cell>
          <table:table-cell table:formula="of:=[.R121]/[.P121]" office:value-type="float" office:value="0.299354772895361">
            <text:p>0.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825969">
            <text:p>825969</text:p>
          </table:table-cell>
          <table:table-cell office:value-type="float" office:value="246988">
            <text:p>246988</text:p>
          </table:table-cell>
          <table:table-cell table:formula="of:=[.C122]/[.D122]" office:value-type="float" office:value="3.34416651821141">
            <text:p>3.34</text:p>
          </table:table-cell>
          <table:table-cell office:value-type="float" office:value="848512">
            <text:p>848512</text:p>
          </table:table-cell>
          <table:table-cell office:value-type="float" office:value="8951">
            <text:p>8951</text:p>
          </table:table-cell>
          <table:table-cell table:formula="of:=[.G122]/[.D122]" office:value-type="float" office:value="0.0362406270749996">
            <text:p>0.04</text:p>
          </table:table-cell>
          <table:table-cell office:value-type="float" office:value="13985">
            <text:p>13,985.00</text:p>
          </table:table-cell>
          <table:table-cell table:formula="of:=[.I122]/[.D122]" office:value-type="float" office:value="0.0566221840737202">
            <text:p>0.06</text:p>
          </table:table-cell>
          <table:table-cell office:value-type="float" office:value="7011">
            <text:p>7,011.00</text:p>
          </table:table-cell>
          <table:table-cell table:formula="of:=[.K122]/[.D122]" office:value-type="float" office:value="0.0283859944612694">
            <text:p>0.03</text:p>
          </table:table-cell>
          <table:table-cell table:formula="of:=[.C122]/[.F122]" office:value-type="float" office:value="0.973432314451652">
            <text:p>0.97</text:p>
          </table:table-cell>
          <table:table-cell office:value-type="float" office:value="89582">
            <text:p>89582</text:p>
          </table:table-cell>
          <table:table-cell table:style-name="ce22" table:formula="of:=[.N122]/[.F122]" office:value-type="float" office:value="0.105575407301252">
            <text:p>0.11</text:p>
          </table:table-cell>
          <table:table-cell office:value-type="float" office:value="78329">
            <text:p>78329</text:p>
          </table:table-cell>
          <table:table-cell table:formula="of:=[.P122]/[.C122]" office:value-type="float" office:value="0.0948328569232017">
            <text:p>0.09</text:p>
          </table:table-cell>
          <table:table-cell office:value-type="float" office:value="24942">
            <text:p>24942</text:p>
          </table:table-cell>
          <table:table-cell table:formula="of:=[.R122]/[.P122]" office:value-type="float" office:value="0.318426125700571">
            <text:p>0.3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832910">
            <text:p>832910</text:p>
          </table:table-cell>
          <table:table-cell office:value-type="float" office:value="258976">
            <text:p>258976</text:p>
          </table:table-cell>
          <table:table-cell table:formula="of:=[.C123]/[.D123]" office:value-type="float" office:value="3.21616674904238">
            <text:p>3.22</text:p>
          </table:table-cell>
          <table:table-cell office:value-type="float" office:value="849327">
            <text:p>849327</text:p>
          </table:table-cell>
          <table:table-cell office:value-type="float" office:value="9974">
            <text:p>9974</text:p>
          </table:table-cell>
          <table:table-cell table:formula="of:=[.G123]/[.D123]" office:value-type="float" office:value="0.0385132213023601">
            <text:p>0.04</text:p>
          </table:table-cell>
          <table:table-cell office:value-type="float" office:value="14772">
            <text:p>14,772.00</text:p>
          </table:table-cell>
          <table:table-cell table:formula="of:=[.I123]/[.D123]" office:value-type="float" office:value="0.0570400345978006">
            <text:p>0.06</text:p>
          </table:table-cell>
          <table:table-cell office:value-type="float" office:value="19123">
            <text:p>19,123.00</text:p>
          </table:table-cell>
          <table:table-cell table:formula="of:=[.K123]/[.D123]" office:value-type="float" office:value="0.073840819226492">
            <text:p>0.07</text:p>
          </table:table-cell>
          <table:table-cell table:formula="of:=[.C123]/[.F123]" office:value-type="float" office:value="0.980670577998816">
            <text:p>0.98</text:p>
          </table:table-cell>
          <table:table-cell office:value-type="float" office:value="90663">
            <text:p>90663</text:p>
          </table:table-cell>
          <table:table-cell table:style-name="ce22" table:formula="of:=[.N123]/[.F123]" office:value-type="float" office:value="0.106746871346372">
            <text:p>0.11</text:p>
          </table:table-cell>
          <table:table-cell office:value-type="float" office:value="81753">
            <text:p>81753</text:p>
          </table:table-cell>
          <table:table-cell table:formula="of:=[.P123]/[.C123]" office:value-type="float" office:value="0.098153461958675">
            <text:p>0.1</text:p>
          </table:table-cell>
          <table:table-cell office:value-type="float" office:value="27064">
            <text:p>27064</text:p>
          </table:table-cell>
          <table:table-cell table:formula="of:=[.R123]/[.P123]" office:value-type="float" office:value="0.331045955500104">
            <text:p>0.3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826947">
            <text:p>826947</text:p>
          </table:table-cell>
          <table:table-cell office:value-type="float" office:value="266050">
            <text:p>266050</text:p>
          </table:table-cell>
          <table:table-cell table:formula="of:=[.C124]/[.D124]" office:value-type="float" office:value="3.10823905280962">
            <text:p>3.11</text:p>
          </table:table-cell>
          <table:table-cell office:value-type="float" office:value="845370">
            <text:p>845370</text:p>
          </table:table-cell>
          <table:table-cell office:value-type="float" office:value="8527">
            <text:p>8527</text:p>
          </table:table-cell>
          <table:table-cell table:formula="of:=[.G124]/[.D124]" office:value-type="float" office:value="0.0320503664724676">
            <text:p>0.03</text:p>
          </table:table-cell>
          <table:table-cell office:value-type="float" office:value="16848">
            <text:p>16,848.00</text:p>
          </table:table-cell>
          <table:table-cell table:formula="of:=[.I124]/[.D124]" office:value-type="float" office:value="0.0633264423980455">
            <text:p>0.06</text:p>
          </table:table-cell>
          <table:table-cell office:value-type="float" office:value="19546">
            <text:p>19,546.00</text:p>
          </table:table-cell>
          <table:table-cell table:formula="of:=[.K124]/[.D124]" office:value-type="float" office:value="0.0734673933471152">
            <text:p>0.07</text:p>
          </table:table-cell>
          <table:table-cell table:formula="of:=[.C124]/[.F124]" office:value-type="float" office:value="0.978207175556265">
            <text:p>0.98</text:p>
          </table:table-cell>
          <table:table-cell office:value-type="float" office:value="89745">
            <text:p>89745</text:p>
          </table:table-cell>
          <table:table-cell table:style-name="ce22" table:formula="of:=[.N124]/[.F124]" office:value-type="float" office:value="0.106160616061606">
            <text:p>0.11</text:p>
          </table:table-cell>
          <table:table-cell office:value-type="float" office:value="79672">
            <text:p>79672</text:p>
          </table:table-cell>
          <table:table-cell table:formula="of:=[.P124]/[.C124]" office:value-type="float" office:value="0.0963447476077669">
            <text:p>0.1</text:p>
          </table:table-cell>
          <table:table-cell office:value-type="float" office:value="23903">
            <text:p>23903</text:p>
          </table:table-cell>
          <table:table-cell table:formula="of:=[.R124]/[.P124]" office:value-type="float" office:value="0.300017572045386">
            <text:p>0.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781690">
            <text:p>781690</text:p>
          </table:table-cell>
          <table:table-cell office:value-type="float" office:value="257665">
            <text:p>257665</text:p>
          </table:table-cell>
          <table:table-cell table:formula="of:=[.C125]/[.D125]" office:value-type="float" office:value="3.03374536704636">
            <text:p>3.03</text:p>
          </table:table-cell>
          <table:table-cell office:value-type="float" office:value="799565">
            <text:p>799565</text:p>
          </table:table-cell>
          <table:table-cell office:value-type="float" office:value="5569">
            <text:p>5569</text:p>
          </table:table-cell>
          <table:table-cell table:formula="of:=[.G125]/[.D125]" office:value-type="float" office:value="0.0216133351444705">
            <text:p>0.02</text:p>
          </table:table-cell>
          <table:table-cell office:value-type="float" office:value="16140">
            <text:p>16,140.00</text:p>
          </table:table-cell>
          <table:table-cell table:formula="of:=[.I125]/[.D125]" office:value-type="float" office:value="0.0626394737352764">
            <text:p>0.06</text:p>
          </table:table-cell>
          <table:table-cell office:value-type="float" office:value="19414">
            <text:p>19,414.00</text:p>
          </table:table-cell>
          <table:table-cell table:formula="of:=[.K125]/[.D125]" office:value-type="float" office:value="0.0753458948634855">
            <text:p>0.08</text:p>
          </table:table-cell>
          <table:table-cell table:formula="of:=[.C125]/[.F125]" office:value-type="float" office:value="0.9776440939761">
            <text:p>0.98</text:p>
          </table:table-cell>
          <table:table-cell office:value-type="float" office:value="89146">
            <text:p>89146</text:p>
          </table:table-cell>
          <table:table-cell table:style-name="ce22" table:formula="of:=[.N125]/[.F125]" office:value-type="float" office:value="0.111493124386385">
            <text:p>0.11</text:p>
          </table:table-cell>
          <table:table-cell office:value-type="float" office:value="71414">
            <text:p>71414</text:p>
          </table:table-cell>
          <table:table-cell table:formula="of:=[.P125]/[.C125]" office:value-type="float" office:value="0.0913584669114355">
            <text:p>0.09</text:p>
          </table:table-cell>
          <table:table-cell office:value-type="float" office:value="24585">
            <text:p>24585</text:p>
          </table:table-cell>
          <table:table-cell table:formula="of:=[.R125]/[.P125]" office:value-type="float" office:value="0.344260229086734">
            <text:p>0.3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736675">
            <text:p>736675</text:p>
          </table:table-cell>
          <table:table-cell office:value-type="float" office:value="253273">
            <text:p>253273</text:p>
          </table:table-cell>
          <table:table-cell table:formula="of:=[.C126]/[.D126]" office:value-type="float" office:value="2.9086203424763">
            <text:p>2.91</text:p>
          </table:table-cell>
          <table:table-cell office:value-type="float" office:value="749254">
            <text:p>749254</text:p>
          </table:table-cell>
          <table:table-cell office:value-type="float" office:value="4946">
            <text:p>4946</text:p>
          </table:table-cell>
          <table:table-cell table:formula="of:=[.G126]/[.D126]" office:value-type="float" office:value="0.0195283350376866">
            <text:p>0.02</text:p>
          </table:table-cell>
          <table:table-cell office:value-type="float" office:value="15729">
            <text:p>15,729.00</text:p>
          </table:table-cell>
          <table:table-cell table:formula="of:=[.I126]/[.D126]" office:value-type="float" office:value="0.0621029482021376">
            <text:p>0.06</text:p>
          </table:table-cell>
          <table:table-cell office:value-type="float" office:value="20289">
            <text:p>20,289.00</text:p>
          </table:table-cell>
          <table:table-cell table:formula="of:=[.K126]/[.D126]" office:value-type="float" office:value="0.0801072360654314">
            <text:p>0.08</text:p>
          </table:table-cell>
          <table:table-cell table:formula="of:=[.C126]/[.F126]" office:value-type="float" office:value="0.983211300840569">
            <text:p>0.98</text:p>
          </table:table-cell>
          <table:table-cell office:value-type="float" office:value="89614">
            <text:p>89614</text:p>
          </table:table-cell>
          <table:table-cell table:style-name="ce22" table:formula="of:=[.N126]/[.F126]" office:value-type="float" office:value="0.119604299743478">
            <text:p>0.12</text:p>
          </table:table-cell>
          <table:table-cell office:value-type="float" office:value="81336">
            <text:p>81336</text:p>
          </table:table-cell>
          <table:table-cell table:formula="of:=[.P126]/[.C126]" office:value-type="float" office:value="0.11040961075101">
            <text:p>0.11</text:p>
          </table:table-cell>
          <table:table-cell office:value-type="float" office:value="24609">
            <text:p>24609</text:p>
          </table:table-cell>
          <table:table-cell table:formula="of:=[.R126]/[.P126]" office:value-type="float" office:value="0.302559752139274">
            <text:p>0.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726143">
            <text:p>726143</text:p>
          </table:table-cell>
          <table:table-cell office:value-type="float" office:value="278750">
            <text:p>278750</text:p>
          </table:table-cell>
          <table:table-cell table:formula="of:=[.C127]/[.D127]" office:value-type="float" office:value="2.60499730941704">
            <text:p>2.6</text:p>
          </table:table-cell>
          <table:table-cell office:value-type="float" office:value="734662">
            <text:p>734662</text:p>
          </table:table-cell>
          <table:table-cell office:value-type="float" office:value="5762">
            <text:p>5762</text:p>
          </table:table-cell>
          <table:table-cell table:formula="of:=[.G127]/[.D127]" office:value-type="float" office:value="0.0206708520179372">
            <text:p>0.02</text:p>
          </table:table-cell>
          <table:table-cell office:value-type="float" office:value="15545">
            <text:p>15,545.00</text:p>
          </table:table-cell>
          <table:table-cell table:formula="of:=[.I127]/[.D127]" office:value-type="float" office:value="0.0557668161434978">
            <text:p>0.06</text:p>
          </table:table-cell>
          <table:table-cell office:value-type="float" office:value="19818">
            <text:p>19,818.00</text:p>
          </table:table-cell>
          <table:table-cell table:formula="of:=[.K127]/[.D127]" office:value-type="float" office:value="0.0710959641255605">
            <text:p>0.07</text:p>
          </table:table-cell>
          <table:table-cell table:formula="of:=[.C127]/[.F127]" office:value-type="float" office:value="0.98840419131519">
            <text:p>0.99</text:p>
          </table:table-cell>
          <table:table-cell office:value-type="float" office:value="90295">
            <text:p>90295</text:p>
          </table:table-cell>
          <table:table-cell table:style-name="ce22" table:formula="of:=[.N127]/[.F127]" office:value-type="float" office:value="0.122906860569895">
            <text:p>0.12</text:p>
          </table:table-cell>
          <table:table-cell office:value-type="float" office:value="68800">
            <text:p>68800</text:p>
          </table:table-cell>
          <table:table-cell table:formula="of:=[.P127]/[.C127]" office:value-type="float" office:value="0.0947471778974665">
            <text:p>0.09</text:p>
          </table:table-cell>
          <table:table-cell office:value-type="float" office:value="24197">
            <text:p>24197</text:p>
          </table:table-cell>
          <table:table-cell table:formula="of:=[.R127]/[.P127]" office:value-type="float" office:value="0.351700581395349">
            <text:p>0.3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725568">
            <text:p>725568</text:p>
          </table:table-cell>
          <table:table-cell office:value-type="float" office:value="300273">
            <text:p>300273</text:p>
          </table:table-cell>
          <table:table-cell table:formula="of:=[.C128]/[.D128]" office:value-type="float" office:value="2.41636111138864">
            <text:p>2.42</text:p>
          </table:table-cell>
          <table:table-cell office:value-type="float" office:value="734583">
            <text:p>734583</text:p>
          </table:table-cell>
          <table:table-cell office:value-type="float" office:value="10792">
            <text:p>10792</text:p>
          </table:table-cell>
          <table:table-cell table:formula="of:=[.G128]/[.D128]" office:value-type="float" office:value="0.0359406273624335">
            <text:p>0.04</text:p>
          </table:table-cell>
          <table:table-cell office:value-type="float" office:value="15125">
            <text:p>15,125.00</text:p>
          </table:table-cell>
          <table:table-cell table:formula="of:=[.I128]/[.D128]" office:value-type="float" office:value="0.0503708292120837">
            <text:p>0.05</text:p>
          </table:table-cell>
          <table:table-cell office:value-type="float" office:value="19549">
            <text:p>19,549.00</text:p>
          </table:table-cell>
          <table:table-cell table:formula="of:=[.K128]/[.D128]" office:value-type="float" office:value="0.0651040886126958">
            <text:p>0.07</text:p>
          </table:table-cell>
          <table:table-cell table:formula="of:=[.C128]/[.F128]" office:value-type="float" office:value="0.98772773124344">
            <text:p>0.99</text:p>
          </table:table-cell>
          <table:table-cell office:value-type="float" office:value="89679">
            <text:p>89679</text:p>
          </table:table-cell>
          <table:table-cell table:style-name="ce22" table:formula="of:=[.N128]/[.F128]" office:value-type="float" office:value="0.122081507467502">
            <text:p>0.12</text:p>
          </table:table-cell>
          <table:table-cell office:value-type="float" office:value="79680">
            <text:p>79680</text:p>
          </table:table-cell>
          <table:table-cell table:formula="of:=[.P128]/[.C128]" office:value-type="float" office:value="0.10981741201376">
            <text:p>0.11</text:p>
          </table:table-cell>
          <table:table-cell office:value-type="float" office:value="23089">
            <text:p>23089</text:p>
          </table:table-cell>
          <table:table-cell table:formula="of:=[.R128]/[.P128]" office:value-type="float" office:value="0.289771586345381">
            <text:p>0.2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715213">
            <text:p>715213</text:p>
          </table:table-cell>
          <table:table-cell office:value-type="float" office:value="303407">
            <text:p>303407</text:p>
          </table:table-cell>
          <table:table-cell table:formula="of:=[.C129]/[.D129]" office:value-type="float" office:value="2.35727257446269">
            <text:p>2.36</text:p>
          </table:table-cell>
          <table:table-cell office:value-type="float" office:value="732929">
            <text:p>732929</text:p>
          </table:table-cell>
          <table:table-cell office:value-type="float" office:value="4922">
            <text:p>4922</text:p>
          </table:table-cell>
          <table:table-cell table:formula="of:=[.G129]/[.D129]" office:value-type="float" office:value="0.0162224338924283">
            <text:p>0.02</text:p>
          </table:table-cell>
          <table:table-cell office:value-type="float" office:value="16537">
            <text:p>16,537.00</text:p>
          </table:table-cell>
          <table:table-cell table:formula="of:=[.I129]/[.D129]" office:value-type="float" office:value="0.0545043456479251">
            <text:p>0.05</text:p>
          </table:table-cell>
          <table:table-cell office:value-type="float" office:value="20800">
            <text:p>20,800.00</text:p>
          </table:table-cell>
          <table:table-cell table:formula="of:=[.K129]/[.D129]" office:value-type="float" office:value="0.068554779553537">
            <text:p>0.07</text:p>
          </table:table-cell>
          <table:table-cell table:formula="of:=[.C129]/[.F129]" office:value-type="float" office:value="0.975828490890659">
            <text:p>0.98</text:p>
          </table:table-cell>
          <table:table-cell office:value-type="float" office:value="89005">
            <text:p>89005</text:p>
          </table:table-cell>
          <table:table-cell table:style-name="ce22" table:formula="of:=[.N129]/[.F129]" office:value-type="float" office:value="0.121437410717819">
            <text:p>0.12</text:p>
          </table:table-cell>
          <table:table-cell office:value-type="float" office:value="79929">
            <text:p>79929</text:p>
          </table:table-cell>
          <table:table-cell table:formula="of:=[.P129]/[.C129]" office:value-type="float" office:value="0.111755518985253">
            <text:p>0.11</text:p>
          </table:table-cell>
          <table:table-cell office:value-type="float" office:value="23682">
            <text:p>23682</text:p>
          </table:table-cell>
          <table:table-cell table:formula="of:=[.R129]/[.P129]" office:value-type="float" office:value="0.29628795556056">
            <text:p>0.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291490">
            <text:p>291490</text:p>
          </table:table-cell>
          <table:table-cell office:value-type="float" office:value="100799">
            <text:p>100799</text:p>
          </table:table-cell>
          <table:table-cell table:formula="of:=[.C130]/[.D130]" office:value-type="float" office:value="2.89179456145398">
            <text:p>2.89</text:p>
          </table:table-cell>
          <table:table-cell office:value-type="float" office:value="224891">
            <text:p>224891</text:p>
          </table:table-cell>
          <table:table-cell office:value-type="float" office:value="5595">
            <text:p>5595</text:p>
          </table:table-cell>
          <table:table-cell table:formula="of:=[.G130]/[.D130]" office:value-type="float" office:value="0.0555065030407048">
            <text:p>0.06</text:p>
          </table:table-cell>
          <table:table-cell office:value-type="float" office:value="12316">
            <text:p>12,316.00</text:p>
          </table:table-cell>
          <table:table-cell table:formula="of:=[.I130]/[.D130]" office:value-type="float" office:value="0.122183751822935">
            <text:p>0.12</text:p>
          </table:table-cell>
          <table:table-cell office:value-type="float" office:value="16035">
            <text:p>16,035.00</text:p>
          </table:table-cell>
          <table:table-cell table:formula="of:=[.K130]/[.D130]" office:value-type="float" office:value="0.159078959116658">
            <text:p>0.16</text:p>
          </table:table-cell>
          <table:table-cell table:formula="of:=[.C130]/[.F130]" office:value-type="float" office:value="1.29613901845783">
            <text:p>1.3</text:p>
          </table:table-cell>
          <table:table-cell office:value-type="float" office:value="83243">
            <text:p>83243</text:p>
          </table:table-cell>
          <table:table-cell table:style-name="ce22" table:formula="of:=[.N130]/[.F130]" office:value-type="float" office:value="0.370148205130485">
            <text:p>0.37</text:p>
          </table:table-cell>
          <table:table-cell office:value-type="float" office:value="59472">
            <text:p>59472</text:p>
          </table:table-cell>
          <table:table-cell table:formula="of:=[.P130]/[.C130]" office:value-type="float" office:value="0.204027582421352">
            <text:p>0.2</text:p>
          </table:table-cell>
          <table:table-cell office:value-type="float" office:value="20776">
            <text:p>20776</text:p>
          </table:table-cell>
          <table:table-cell table:formula="of:=[.R130]/[.P130]" office:value-type="float" office:value="0.349340866290019">
            <text:p>0.3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291305">
            <text:p>291305</text:p>
          </table:table-cell>
          <table:table-cell office:value-type="float" office:value="100132">
            <text:p>100132</text:p>
          </table:table-cell>
          <table:table-cell table:formula="of:=[.C131]/[.D131]" office:value-type="float" office:value="2.90920984300723">
            <text:p>2.91</text:p>
          </table:table-cell>
          <table:table-cell office:value-type="float" office:value="219629">
            <text:p>219629</text:p>
          </table:table-cell>
          <table:table-cell office:value-type="float" office:value="6647">
            <text:p>6647</text:p>
          </table:table-cell>
          <table:table-cell table:formula="of:=[.G131]/[.D131]" office:value-type="float" office:value="0.0663823752646507">
            <text:p>0.07</text:p>
          </table:table-cell>
          <table:table-cell office:value-type="float" office:value="12582">
            <text:p>12,582.00</text:p>
          </table:table-cell>
          <table:table-cell table:formula="of:=[.I131]/[.D131]" office:value-type="float" office:value="0.125654136539768">
            <text:p>0.13</text:p>
          </table:table-cell>
          <table:table-cell office:value-type="float" office:value="16123">
            <text:p>16,123.00</text:p>
          </table:table-cell>
          <table:table-cell table:formula="of:=[.K131]/[.D131]" office:value-type="float" office:value="0.161017456956817">
            <text:p>0.16</text:p>
          </table:table-cell>
          <table:table-cell table:formula="of:=[.C131]/[.F131]" office:value-type="float" office:value="1.32635034535512">
            <text:p>1.33</text:p>
          </table:table-cell>
          <table:table-cell office:value-type="float" office:value="85091">
            <text:p>85091</text:p>
          </table:table-cell>
          <table:table-cell table:style-name="ce22" table:formula="of:=[.N131]/[.F131]" office:value-type="float" office:value="0.387430621639219">
            <text:p>0.39</text:p>
          </table:table-cell>
          <table:table-cell office:value-type="float" office:value="58159">
            <text:p>58159</text:p>
          </table:table-cell>
          <table:table-cell table:formula="of:=[.P131]/[.C131]" office:value-type="float" office:value="0.199649851530183">
            <text:p>0.2</text:p>
          </table:table-cell>
          <table:table-cell office:value-type="float" office:value="19936">
            <text:p>19936</text:p>
          </table:table-cell>
          <table:table-cell table:formula="of:=[.R131]/[.P131]" office:value-type="float" office:value="0.342784435770904">
            <text:p>0.3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67862">
            <text:p>267862</text:p>
          </table:table-cell>
          <table:table-cell office:value-type="float" office:value="104225">
            <text:p>104225</text:p>
          </table:table-cell>
          <table:table-cell table:formula="of:=[.C132]/[.D132]" office:value-type="float" office:value="2.57003597985128">
            <text:p>2.57</text:p>
          </table:table-cell>
          <table:table-cell office:value-type="float" office:value="227128">
            <text:p>227128</text:p>
          </table:table-cell>
          <table:table-cell office:value-type="float" office:value="8115">
            <text:p>8115</text:p>
          </table:table-cell>
          <table:table-cell table:formula="of:=[.G132]/[.D132]" office:value-type="float" office:value="0.0778603981770209">
            <text:p>0.08</text:p>
          </table:table-cell>
          <table:table-cell office:value-type="float" office:value="12938">
            <text:p>12,938.00</text:p>
          </table:table-cell>
          <table:table-cell table:formula="of:=[.I132]/[.D132]" office:value-type="float" office:value="0.124135284240825">
            <text:p>0.12</text:p>
          </table:table-cell>
          <table:table-cell office:value-type="float" office:value="16242">
            <text:p>16,242.00</text:p>
          </table:table-cell>
          <table:table-cell table:formula="of:=[.K132]/[.D132]" office:value-type="float" office:value="0.155835931878148">
            <text:p>0.16</text:p>
          </table:table-cell>
          <table:table-cell table:formula="of:=[.C132]/[.F132]" office:value-type="float" office:value="1.17934380613575">
            <text:p>1.18</text:p>
          </table:table-cell>
          <table:table-cell office:value-type="float" office:value="84725">
            <text:p>84725</text:p>
          </table:table-cell>
          <table:table-cell table:style-name="ce22" table:formula="of:=[.N132]/[.F132]" office:value-type="float" office:value="0.373027543939981">
            <text:p>0.37</text:p>
          </table:table-cell>
          <table:table-cell office:value-type="float" office:value="52053">
            <text:p>52053</text:p>
          </table:table-cell>
          <table:table-cell table:formula="of:=[.P132]/[.C132]" office:value-type="float" office:value="0.194327676191472">
            <text:p>0.19</text:p>
          </table:table-cell>
          <table:table-cell office:value-type="float" office:value="21742">
            <text:p>21742</text:p>
          </table:table-cell>
          <table:table-cell table:formula="of:=[.R132]/[.P132]" office:value-type="float" office:value="0.417689662459416">
            <text:p>0.4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02060">
            <text:p>302060</text:p>
          </table:table-cell>
          <table:table-cell office:value-type="float" office:value="105396">
            <text:p>105396</text:p>
          </table:table-cell>
          <table:table-cell table:formula="of:=[.C133]/[.D133]" office:value-type="float" office:value="2.86595316710312">
            <text:p>2.87</text:p>
          </table:table-cell>
          <table:table-cell office:value-type="float" office:value="217224">
            <text:p>217224</text:p>
          </table:table-cell>
          <table:table-cell office:value-type="float" office:value="5930">
            <text:p>5930</text:p>
          </table:table-cell>
          <table:table-cell table:formula="of:=[.G133]/[.D133]" office:value-type="float" office:value="0.0562639948385138">
            <text:p>0.06</text:p>
          </table:table-cell>
          <table:table-cell office:value-type="float" office:value="13509">
            <text:p>13,509.00</text:p>
          </table:table-cell>
          <table:table-cell table:formula="of:=[.I133]/[.D133]" office:value-type="float" office:value="0.128173744734146">
            <text:p>0.13</text:p>
          </table:table-cell>
          <table:table-cell office:value-type="float" office:value="9614">
            <text:p>9,614.00</text:p>
          </table:table-cell>
          <table:table-cell table:formula="of:=[.K133]/[.D133]" office:value-type="float" office:value="0.0912178830316141">
            <text:p>0.09</text:p>
          </table:table-cell>
          <table:table-cell table:formula="of:=[.C133]/[.F133]" office:value-type="float" office:value="1.39054616432807">
            <text:p>1.39</text:p>
          </table:table-cell>
          <table:table-cell office:value-type="float" office:value="83176">
            <text:p>83176</text:p>
          </table:table-cell>
          <table:table-cell table:style-name="ce22" table:formula="of:=[.N133]/[.F133]" office:value-type="float" office:value="0.382904283136302">
            <text:p>0.38</text:p>
          </table:table-cell>
          <table:table-cell office:value-type="float" office:value="58477">
            <text:p>58477</text:p>
          </table:table-cell>
          <table:table-cell table:formula="of:=[.P133]/[.C133]" office:value-type="float" office:value="0.193593987949414">
            <text:p>0.19</text:p>
          </table:table-cell>
          <table:table-cell office:value-type="float" office:value="19263">
            <text:p>19263</text:p>
          </table:table-cell>
          <table:table-cell table:formula="of:=[.R133]/[.P133]" office:value-type="float" office:value="0.3294115635207">
            <text:p>0.3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277304">
            <text:p>277304</text:p>
          </table:table-cell>
          <table:table-cell office:value-type="float" office:value="109394">
            <text:p>109394</text:p>
          </table:table-cell>
          <table:table-cell table:formula="of:=[.C134]/[.D134]" office:value-type="float" office:value="2.53491050697479">
            <text:p>2.53</text:p>
          </table:table-cell>
          <table:table-cell office:value-type="float" office:value="216522">
            <text:p>216522</text:p>
          </table:table-cell>
          <table:table-cell office:value-type="float" office:value="7978">
            <text:p>7978</text:p>
          </table:table-cell>
          <table:table-cell table:formula="of:=[.G134]/[.D134]" office:value-type="float" office:value="0.0729290454686729">
            <text:p>0.07</text:p>
          </table:table-cell>
          <table:table-cell office:value-type="float" office:value="8855">
            <text:p>8,855.00</text:p>
          </table:table-cell>
          <table:table-cell table:formula="of:=[.I134]/[.D134]" office:value-type="float" office:value="0.0809459385341061">
            <text:p>0.08</text:p>
          </table:table-cell>
          <table:table-cell office:value-type="float" office:value="15968">
            <text:p>15,968.00</text:p>
          </table:table-cell>
          <table:table-cell table:formula="of:=[.K134]/[.D134]" office:value-type="float" office:value="0.145967786167431">
            <text:p>0.15</text:p>
          </table:table-cell>
          <table:table-cell table:formula="of:=[.C134]/[.F134]" office:value-type="float" office:value="1.28071974210473">
            <text:p>1.28</text:p>
          </table:table-cell>
          <table:table-cell office:value-type="float" office:value="84101">
            <text:p>84101</text:p>
          </table:table-cell>
          <table:table-cell table:style-name="ce22" table:formula="of:=[.N134]/[.F134]" office:value-type="float" office:value="0.38841780511911">
            <text:p>0.39</text:p>
          </table:table-cell>
          <table:table-cell office:value-type="float" office:value="55797">
            <text:p>55797</text:p>
          </table:table-cell>
          <table:table-cell table:formula="of:=[.P134]/[.C134]" office:value-type="float" office:value="0.201212387848715">
            <text:p>0.2</text:p>
          </table:table-cell>
          <table:table-cell office:value-type="float" office:value="19553">
            <text:p>19553</text:p>
          </table:table-cell>
          <table:table-cell table:formula="of:=[.R134]/[.P134]" office:value-type="float" office:value="0.350431026757711">
            <text:p>0.3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96763">
            <text:p>296763</text:p>
          </table:table-cell>
          <table:table-cell office:value-type="float" office:value="105774">
            <text:p>105774</text:p>
          </table:table-cell>
          <table:table-cell table:formula="of:=[.C135]/[.D135]" office:value-type="float" office:value="2.80563276419536">
            <text:p>2.81</text:p>
          </table:table-cell>
          <table:table-cell office:value-type="float" office:value="217805">
            <text:p>217805</text:p>
          </table:table-cell>
          <table:table-cell office:value-type="float" office:value="4825">
            <text:p>4825</text:p>
          </table:table-cell>
          <table:table-cell table:formula="of:=[.G135]/[.D135]" office:value-type="float" office:value="0.0456161249456388">
            <text:p>0.05</text:p>
          </table:table-cell>
          <table:table-cell office:value-type="float" office:value="13648">
            <text:p>13,648.00</text:p>
          </table:table-cell>
          <table:table-cell table:formula="of:=[.I135]/[.D135]" office:value-type="float" office:value="0.12902981829183">
            <text:p>0.13</text:p>
          </table:table-cell>
          <table:table-cell office:value-type="float" office:value="16517">
            <text:p>16,517.00</text:p>
          </table:table-cell>
          <table:table-cell table:formula="of:=[.K135]/[.D135]" office:value-type="float" office:value="0.15615368616106">
            <text:p>0.16</text:p>
          </table:table-cell>
          <table:table-cell table:formula="of:=[.C135]/[.F135]" office:value-type="float" office:value="1.36251693028167">
            <text:p>1.36</text:p>
          </table:table-cell>
          <table:table-cell office:value-type="float" office:value="83683">
            <text:p>83683</text:p>
          </table:table-cell>
          <table:table-cell table:style-name="ce22" table:formula="of:=[.N135]/[.F135]" office:value-type="float" office:value="0.384210647138495">
            <text:p>0.38</text:p>
          </table:table-cell>
          <table:table-cell office:value-type="float" office:value="61167">
            <text:p>61167</text:p>
          </table:table-cell>
          <table:table-cell table:formula="of:=[.P135]/[.C135]" office:value-type="float" office:value="0.206113969733424">
            <text:p>0.21</text:p>
          </table:table-cell>
          <table:table-cell office:value-type="float" office:value="20386">
            <text:p>20386</text:p>
          </table:table-cell>
          <table:table-cell table:formula="of:=[.R135]/[.P135]" office:value-type="float" office:value="0.333284287279088">
            <text:p>0.3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258129">
            <text:p>258129</text:p>
          </table:table-cell>
          <table:table-cell office:value-type="float" office:value="114764">
            <text:p>114764</text:p>
          </table:table-cell>
          <table:table-cell table:formula="of:=[.C136]/[.D136]" office:value-type="float" office:value="2.24921578195253">
            <text:p>2.25</text:p>
          </table:table-cell>
          <table:table-cell office:value-type="float" office:value="222320">
            <text:p>222320</text:p>
          </table:table-cell>
          <table:table-cell office:value-type="float" office:value="6025">
            <text:p>6025</text:p>
          </table:table-cell>
          <table:table-cell table:formula="of:=[.G136]/[.D136]" office:value-type="float" office:value="0.0524990415112753">
            <text:p>0.05</text:p>
          </table:table-cell>
          <table:table-cell office:value-type="float" office:value="13677">
            <text:p>13,677.00</text:p>
          </table:table-cell>
          <table:table-cell table:formula="of:=[.I136]/[.D136]" office:value-type="float" office:value="0.11917500261406">
            <text:p>0.12</text:p>
          </table:table-cell>
          <table:table-cell office:value-type="float" office:value="16002">
            <text:p>16,002.00</text:p>
          </table:table-cell>
          <table:table-cell table:formula="of:=[.K136]/[.D136]" office:value-type="float" office:value="0.139433968840403">
            <text:p>0.14</text:p>
          </table:table-cell>
          <table:table-cell table:formula="of:=[.C136]/[.F136]" office:value-type="float" office:value="1.16106962936308">
            <text:p>1.16</text:p>
          </table:table-cell>
          <table:table-cell office:value-type="float" office:value="84290">
            <text:p>84290</text:p>
          </table:table-cell>
          <table:table-cell table:style-name="ce22" table:formula="of:=[.N136]/[.F136]" office:value-type="float" office:value="0.379138179201151">
            <text:p>0.38</text:p>
          </table:table-cell>
          <table:table-cell office:value-type="float" office:value="61740">
            <text:p>61740</text:p>
          </table:table-cell>
          <table:table-cell table:formula="of:=[.P136]/[.C136]" office:value-type="float" office:value="0.239182734214288">
            <text:p>0.24</text:p>
          </table:table-cell>
          <table:table-cell office:value-type="float" office:value="19467">
            <text:p>19467</text:p>
          </table:table-cell>
          <table:table-cell table:formula="of:=[.R136]/[.P136]" office:value-type="float" office:value="0.31530612244898">
            <text:p>0.3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263490">
            <text:p>263490</text:p>
          </table:table-cell>
          <table:table-cell office:value-type="float" office:value="111313">
            <text:p>111313</text:p>
          </table:table-cell>
          <table:table-cell table:formula="of:=[.C137]/[.D137]" office:value-type="float" office:value="2.3671089630142">
            <text:p>2.37</text:p>
          </table:table-cell>
          <table:table-cell office:value-type="float" office:value="224476">
            <text:p>224476</text:p>
          </table:table-cell>
          <table:table-cell office:value-type="float" office:value="5307">
            <text:p>5307</text:p>
          </table:table-cell>
          <table:table-cell table:formula="of:=[.G137]/[.D137]" office:value-type="float" office:value="0.0476763720320178">
            <text:p>0.05</text:p>
          </table:table-cell>
          <table:table-cell office:value-type="float" office:value="8574">
            <text:p>8,574.00</text:p>
          </table:table-cell>
          <table:table-cell table:formula="of:=[.I137]/[.D137]" office:value-type="float" office:value="0.0770260436786359">
            <text:p>0.08</text:p>
          </table:table-cell>
          <table:table-cell office:value-type="float" office:value="6796">
            <text:p>6,796.00</text:p>
          </table:table-cell>
          <table:table-cell table:formula="of:=[.K137]/[.D137]" office:value-type="float" office:value="0.0610530665780277">
            <text:p>0.06</text:p>
          </table:table-cell>
          <table:table-cell table:formula="of:=[.C137]/[.F137]" office:value-type="float" office:value="1.17380031718313">
            <text:p>1.17</text:p>
          </table:table-cell>
          <table:table-cell office:value-type="float" office:value="82699">
            <text:p>82699</text:p>
          </table:table-cell>
          <table:table-cell table:style-name="ce22" table:formula="of:=[.N137]/[.F137]" office:value-type="float" office:value="0.368409094958927">
            <text:p>0.37</text:p>
          </table:table-cell>
          <table:table-cell office:value-type="float" office:value="59717">
            <text:p>59717</text:p>
          </table:table-cell>
          <table:table-cell table:formula="of:=[.P137]/[.C137]" office:value-type="float" office:value="0.226638582109378">
            <text:p>0.23</text:p>
          </table:table-cell>
          <table:table-cell office:value-type="float" office:value="20463">
            <text:p>20463</text:p>
          </table:table-cell>
          <table:table-cell table:formula="of:=[.R137]/[.P137]" office:value-type="float" office:value="0.342666242443525">
            <text:p>0.3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251603">
            <text:p>251603</text:p>
          </table:table-cell>
          <table:table-cell office:value-type="float" office:value="124075">
            <text:p>124075</text:p>
          </table:table-cell>
          <table:table-cell table:formula="of:=[.C138]/[.D138]" office:value-type="float" office:value="2.0278299415676">
            <text:p>2.03</text:p>
          </table:table-cell>
          <table:table-cell office:value-type="float" office:value="219380">
            <text:p>219380</text:p>
          </table:table-cell>
          <table:table-cell office:value-type="float" office:value="5010">
            <text:p>5010</text:p>
          </table:table-cell>
          <table:table-cell table:formula="of:=[.G138]/[.D138]" office:value-type="float" office:value="0.0403788031432601">
            <text:p>0.04</text:p>
          </table:table-cell>
          <table:table-cell office:value-type="float" office:value="8176">
            <text:p>8,176.00</text:p>
          </table:table-cell>
          <table:table-cell table:formula="of:=[.I138]/[.D138]" office:value-type="float" office:value="0.0658956276445698">
            <text:p>0.07</text:p>
          </table:table-cell>
          <table:table-cell office:value-type="float" office:value="10060">
            <text:p>10,060.00</text:p>
          </table:table-cell>
          <table:table-cell table:formula="of:=[.K138]/[.D138]" office:value-type="float" office:value="0.0810799919403587">
            <text:p>0.08</text:p>
          </table:table-cell>
          <table:table-cell table:formula="of:=[.C138]/[.F138]" office:value-type="float" office:value="1.14688212234479">
            <text:p>1.15</text:p>
          </table:table-cell>
          <table:table-cell office:value-type="float" office:value="85208">
            <text:p>85208</text:p>
          </table:table-cell>
          <table:table-cell table:style-name="ce22" table:formula="of:=[.N138]/[.F138]" office:value-type="float" office:value="0.388403683106938">
            <text:p>0.39</text:p>
          </table:table-cell>
          <table:table-cell office:value-type="float" office:value="62197">
            <text:p>62197</text:p>
          </table:table-cell>
          <table:table-cell table:formula="of:=[.P138]/[.C138]" office:value-type="float" office:value="0.247202934782177">
            <text:p>0.25</text:p>
          </table:table-cell>
          <table:table-cell office:value-type="float" office:value="20057">
            <text:p>20057</text:p>
          </table:table-cell>
          <table:table-cell table:formula="of:=[.R138]/[.P138]" office:value-type="float" office:value="0.322475360547936">
            <text:p>0.3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116540">
            <text:p>116540</text:p>
          </table:table-cell>
          <table:table-cell office:value-type="float" office:value="79406">
            <text:p>79406</text:p>
          </table:table-cell>
          <table:table-cell table:formula="of:=[.C139]/[.D139]" office:value-type="float" office:value="1.46764728106188">
            <text:p>1.47</text:p>
          </table:table-cell>
          <table:table-cell office:value-type="float" office:value="116006">
            <text:p>116006</text:p>
          </table:table-cell>
          <table:table-cell office:value-type="float" office:value="5764">
            <text:p>5764</text:p>
          </table:table-cell>
          <table:table-cell table:formula="of:=[.G139]/[.D139]" office:value-type="float" office:value="0.0725889731254565">
            <text:p>0.07</text:p>
          </table:table-cell>
          <table:table-cell office:value-type="float" office:value="9386">
            <text:p>9,386.00</text:p>
          </table:table-cell>
          <table:table-cell table:formula="of:=[.I139]/[.D139]" office:value-type="float" office:value="0.118202654711231">
            <text:p>0.12</text:p>
          </table:table-cell>
          <table:table-cell office:value-type="float" office:value="13838">
            <text:p>13,838.00</text:p>
          </table:table-cell>
          <table:table-cell table:formula="of:=[.K139]/[.D139]" office:value-type="float" office:value="0.174268946930962">
            <text:p>0.17</text:p>
          </table:table-cell>
          <table:table-cell table:formula="of:=[.C139]/[.F139]" office:value-type="float" office:value="1.00460321017878">
            <text:p>1</text:p>
          </table:table-cell>
          <table:table-cell office:value-type="float" office:value="80037">
            <text:p>80037</text:p>
          </table:table-cell>
          <table:table-cell table:style-name="ce22" table:formula="of:=[.N139]/[.F139]" office:value-type="float" office:value="0.689938451459407">
            <text:p>0.69</text:p>
          </table:table-cell>
          <table:table-cell office:value-type="float" office:value="54283">
            <text:p>54283</text:p>
          </table:table-cell>
          <table:table-cell table:formula="of:=[.P139]/[.C139]" office:value-type="float" office:value="0.465788570447915">
            <text:p>0.47</text:p>
          </table:table-cell>
          <table:table-cell office:value-type="float" office:value="17477">
            <text:p>17477</text:p>
          </table:table-cell>
          <table:table-cell table:formula="of:=[.R139]/[.P139]" office:value-type="float" office:value="0.321960834883849">
            <text:p>0.3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123919">
            <text:p>123919</text:p>
          </table:table-cell>
          <table:table-cell office:value-type="float" office:value="84506">
            <text:p>84506</text:p>
          </table:table-cell>
          <table:table-cell table:formula="of:=[.C140]/[.D140]" office:value-type="float" office:value="1.466392918846">
            <text:p>1.47</text:p>
          </table:table-cell>
          <table:table-cell office:value-type="float" office:value="116543">
            <text:p>116543</text:p>
          </table:table-cell>
          <table:table-cell office:value-type="float" office:value="7182">
            <text:p>7182</text:p>
          </table:table-cell>
          <table:table-cell table:formula="of:=[.G140]/[.D140]" office:value-type="float" office:value="0.0849880481859276">
            <text:p>0.08</text:p>
          </table:table-cell>
          <table:table-cell office:value-type="float" office:value="11322">
            <text:p>11,322.00</text:p>
          </table:table-cell>
          <table:table-cell table:formula="of:=[.I140]/[.D140]" office:value-type="float" office:value="0.13397865240338">
            <text:p>0.13</text:p>
          </table:table-cell>
          <table:table-cell office:value-type="float" office:value="11583">
            <text:p>11,583.00</text:p>
          </table:table-cell>
          <table:table-cell table:formula="of:=[.K140]/[.D140]" office:value-type="float" office:value="0.137067190495349">
            <text:p>0.14</text:p>
          </table:table-cell>
          <table:table-cell table:formula="of:=[.C140]/[.F140]" office:value-type="float" office:value="1.06328994448401">
            <text:p>1.06</text:p>
          </table:table-cell>
          <table:table-cell office:value-type="float" office:value="78677">
            <text:p>78677</text:p>
          </table:table-cell>
          <table:table-cell table:style-name="ce22" table:formula="of:=[.N140]/[.F140]" office:value-type="float" office:value="0.675089880988133">
            <text:p>0.68</text:p>
          </table:table-cell>
          <table:table-cell office:value-type="float" office:value="52971">
            <text:p>52971</text:p>
          </table:table-cell>
          <table:table-cell table:formula="of:=[.P140]/[.C140]" office:value-type="float" office:value="0.427464714854058">
            <text:p>0.43</text:p>
          </table:table-cell>
          <table:table-cell office:value-type="float" office:value="20146">
            <text:p>20146</text:p>
          </table:table-cell>
          <table:table-cell table:formula="of:=[.R140]/[.P140]" office:value-type="float" office:value="0.380321307885447">
            <text:p>0.38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16307">
            <text:p>116307</text:p>
          </table:table-cell>
          <table:table-cell office:value-type="float" office:value="81044">
            <text:p>81044</text:p>
          </table:table-cell>
          <table:table-cell table:formula="of:=[.C141]/[.D141]" office:value-type="float" office:value="1.43510932333054">
            <text:p>1.44</text:p>
          </table:table-cell>
          <table:table-cell office:value-type="float" office:value="116880">
            <text:p>116880</text:p>
          </table:table-cell>
          <table:table-cell office:value-type="float" office:value="5927">
            <text:p>5927</text:p>
          </table:table-cell>
          <table:table-cell table:formula="of:=[.G141]/[.D141]" office:value-type="float" office:value="0.0731331128769557">
            <text:p>0.07</text:p>
          </table:table-cell>
          <table:table-cell office:value-type="float" office:value="12295">
            <text:p>12,295.00</text:p>
          </table:table-cell>
          <table:table-cell table:formula="of:=[.I141]/[.D141]" office:value-type="float" office:value="0.151707714328019">
            <text:p>0.15</text:p>
          </table:table-cell>
          <table:table-cell office:value-type="float" office:value="9438">
            <text:p>9,438.00</text:p>
          </table:table-cell>
          <table:table-cell table:formula="of:=[.K141]/[.D141]" office:value-type="float" office:value="0.116455258871724">
            <text:p>0.12</text:p>
          </table:table-cell>
          <table:table-cell table:formula="of:=[.C141]/[.F141]" office:value-type="float" office:value="0.995097535934292">
            <text:p>1</text:p>
          </table:table-cell>
          <table:table-cell office:value-type="float" office:value="78564">
            <text:p>78564</text:p>
          </table:table-cell>
          <table:table-cell table:style-name="ce22" table:formula="of:=[.N141]/[.F141]" office:value-type="float" office:value="0.67217659137577">
            <text:p>0.67</text:p>
          </table:table-cell>
          <table:table-cell office:value-type="float" office:value="56185">
            <text:p>56185</text:p>
          </table:table-cell>
          <table:table-cell table:formula="of:=[.P141]/[.C141]" office:value-type="float" office:value="0.483074965393312">
            <text:p>0.48</text:p>
          </table:table-cell>
          <table:table-cell office:value-type="float" office:value="18897">
            <text:p>18897</text:p>
          </table:table-cell>
          <table:table-cell table:formula="of:=[.R141]/[.P141]" office:value-type="float" office:value="0.336335320815164">
            <text:p>0.3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15823">
            <text:p>115823</text:p>
          </table:table-cell>
          <table:table-cell office:value-type="float" office:value="83882">
            <text:p>83882</text:p>
          </table:table-cell>
          <table:table-cell table:formula="of:=[.C142]/[.D142]" office:value-type="float" office:value="1.38078491213848">
            <text:p>1.38</text:p>
          </table:table-cell>
          <table:table-cell office:value-type="float" office:value="116572">
            <text:p>116572</text:p>
          </table:table-cell>
          <table:table-cell office:value-type="float" office:value="6803">
            <text:p>6803</text:p>
          </table:table-cell>
          <table:table-cell table:formula="of:=[.G142]/[.D142]" office:value-type="float" office:value="0.0811020242721919">
            <text:p>0.08</text:p>
          </table:table-cell>
          <table:table-cell office:value-type="float" office:value="12191">
            <text:p>12,191.00</text:p>
          </table:table-cell>
          <table:table-cell table:formula="of:=[.I142]/[.D142]" office:value-type="float" office:value="0.145335113611979">
            <text:p>0.15</text:p>
          </table:table-cell>
          <table:table-cell office:value-type="float" office:value="11672">
            <text:p>11,672.00</text:p>
          </table:table-cell>
          <table:table-cell table:formula="of:=[.K142]/[.D142]" office:value-type="float" office:value="0.139147850551966">
            <text:p>0.14</text:p>
          </table:table-cell>
          <table:table-cell table:formula="of:=[.C142]/[.F142]" office:value-type="float" office:value="0.993574786398106">
            <text:p>0.99</text:p>
          </table:table-cell>
          <table:table-cell office:value-type="float" office:value="79460">
            <text:p>79460</text:p>
          </table:table-cell>
          <table:table-cell table:style-name="ce22" table:formula="of:=[.N142]/[.F142]" office:value-type="float" office:value="0.681638815496002">
            <text:p>0.68</text:p>
          </table:table-cell>
          <table:table-cell office:value-type="float" office:value="56384">
            <text:p>56384</text:p>
          </table:table-cell>
          <table:table-cell table:formula="of:=[.P142]/[.C142]" office:value-type="float" office:value="0.486811773136596">
            <text:p>0.49</text:p>
          </table:table-cell>
          <table:table-cell office:value-type="float" office:value="19438">
            <text:p>19438</text:p>
          </table:table-cell>
          <table:table-cell table:formula="of:=[.R142]/[.P142]" office:value-type="float" office:value="0.344743189557321">
            <text:p>0.3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15508">
            <text:p>115508</text:p>
          </table:table-cell>
          <table:table-cell office:value-type="float" office:value="82262">
            <text:p>82262</text:p>
          </table:table-cell>
          <table:table-cell table:formula="of:=[.C143]/[.D143]" office:value-type="float" office:value="1.40414772312854">
            <text:p>1.4</text:p>
          </table:table-cell>
          <table:table-cell office:value-type="float" office:value="116267">
            <text:p>116267</text:p>
          </table:table-cell>
          <table:table-cell office:value-type="float" office:value="6045">
            <text:p>6045</text:p>
          </table:table-cell>
          <table:table-cell table:formula="of:=[.G143]/[.D143]" office:value-type="float" office:value="0.0734847195545939">
            <text:p>0.07</text:p>
          </table:table-cell>
          <table:table-cell office:value-type="float" office:value="9776">
            <text:p>9,776.00</text:p>
          </table:table-cell>
          <table:table-cell table:formula="of:=[.I143]/[.D143]" office:value-type="float" office:value="0.118839804526999">
            <text:p>0.12</text:p>
          </table:table-cell>
          <table:table-cell office:value-type="float" office:value="9505">
            <text:p>9,505.00</text:p>
          </table:table-cell>
          <table:table-cell table:formula="of:=[.K143]/[.D143]" office:value-type="float" office:value="0.115545452335222">
            <text:p>0.12</text:p>
          </table:table-cell>
          <table:table-cell table:formula="of:=[.C143]/[.F143]" office:value-type="float" office:value="0.993471922385544">
            <text:p>0.99</text:p>
          </table:table-cell>
          <table:table-cell office:value-type="float" office:value="80426">
            <text:p>80426</text:p>
          </table:table-cell>
          <table:table-cell table:style-name="ce22" table:formula="of:=[.N143]/[.F143]" office:value-type="float" office:value="0.691735402134742">
            <text:p>0.69</text:p>
          </table:table-cell>
          <table:table-cell office:value-type="float" office:value="60113">
            <text:p>60113</text:p>
          </table:table-cell>
          <table:table-cell table:formula="of:=[.P143]/[.C143]" office:value-type="float" office:value="0.520422827856079">
            <text:p>0.52</text:p>
          </table:table-cell>
          <table:table-cell office:value-type="float" office:value="18835">
            <text:p>18835</text:p>
          </table:table-cell>
          <table:table-cell table:formula="of:=[.R143]/[.P143]" office:value-type="float" office:value="0.313326568296375">
            <text:p>0.3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14216">
            <text:p>114216</text:p>
          </table:table-cell>
          <table:table-cell office:value-type="float" office:value="87847">
            <text:p>87847</text:p>
          </table:table-cell>
          <table:table-cell table:formula="of:=[.C144]/[.D144]" office:value-type="float" office:value="1.30016961307728">
            <text:p>1.3</text:p>
          </table:table-cell>
          <table:table-cell office:value-type="float" office:value="114915">
            <text:p>114915</text:p>
          </table:table-cell>
          <table:table-cell office:value-type="float" office:value="6041">
            <text:p>6041</text:p>
          </table:table-cell>
          <table:table-cell table:formula="of:=[.G144]/[.D144]" office:value-type="float" office:value="0.0687672885812834">
            <text:p>0.07</text:p>
          </table:table-cell>
          <table:table-cell office:value-type="float" office:value="12512">
            <text:p>12,512.00</text:p>
          </table:table-cell>
          <table:table-cell table:formula="of:=[.I144]/[.D144]" office:value-type="float" office:value="0.142429451204936">
            <text:p>0.14</text:p>
          </table:table-cell>
          <table:table-cell office:value-type="float" office:value="16023">
            <text:p>16,023.00</text:p>
          </table:table-cell>
          <table:table-cell table:formula="of:=[.K144]/[.D144]" office:value-type="float" office:value="0.18239666693228">
            <text:p>0.18</text:p>
          </table:table-cell>
          <table:table-cell table:formula="of:=[.C144]/[.F144]" office:value-type="float" office:value="0.993917243179742">
            <text:p>0.99</text:p>
          </table:table-cell>
          <table:table-cell office:value-type="float" office:value="79418">
            <text:p>79418</text:p>
          </table:table-cell>
          <table:table-cell table:style-name="ce22" table:formula="of:=[.N144]/[.F144]" office:value-type="float" office:value="0.69110211895749">
            <text:p>0.69</text:p>
          </table:table-cell>
          <table:table-cell office:value-type="float" office:value="58180">
            <text:p>58180</text:p>
          </table:table-cell>
          <table:table-cell table:formula="of:=[.P144]/[.C144]" office:value-type="float" office:value="0.509385725292428">
            <text:p>0.51</text:p>
          </table:table-cell>
          <table:table-cell office:value-type="float" office:value="18986">
            <text:p>18986</text:p>
          </table:table-cell>
          <table:table-cell table:formula="of:=[.R144]/[.P144]" office:value-type="float" office:value="0.326332072877277">
            <text:p>0.3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90983">
            <text:p>90983</text:p>
          </table:table-cell>
          <table:table-cell office:value-type="float" office:value="85315">
            <text:p>85315</text:p>
          </table:table-cell>
          <table:table-cell table:formula="of:=[.C145]/[.D145]" office:value-type="float" office:value="1.06643614839126">
            <text:p>1.07</text:p>
          </table:table-cell>
          <table:table-cell office:value-type="float" office:value="115798">
            <text:p>115798</text:p>
          </table:table-cell>
          <table:table-cell office:value-type="float" office:value="7016">
            <text:p>7016</text:p>
          </table:table-cell>
          <table:table-cell table:formula="of:=[.G145]/[.D145]" office:value-type="float" office:value="0.0822364179804255">
            <text:p>0.08</text:p>
          </table:table-cell>
          <table:table-cell office:value-type="float" office:value="9954">
            <text:p>9,954.00</text:p>
          </table:table-cell>
          <table:table-cell table:formula="of:=[.I145]/[.D145]" office:value-type="float" office:value="0.116673504073141">
            <text:p>0.12</text:p>
          </table:table-cell>
          <table:table-cell office:value-type="float" office:value="16203">
            <text:p>16,203.00</text:p>
          </table:table-cell>
          <table:table-cell table:formula="of:=[.K145]/[.D145]" office:value-type="float" office:value="0.189919709312548">
            <text:p>0.19</text:p>
          </table:table-cell>
          <table:table-cell table:formula="of:=[.C145]/[.F145]" office:value-type="float" office:value="0.785704416311163">
            <text:p>0.79</text:p>
          </table:table-cell>
          <table:table-cell office:value-type="float" office:value="78954">
            <text:p>78954</text:p>
          </table:table-cell>
          <table:table-cell table:style-name="ce22" table:formula="of:=[.N145]/[.F145]" office:value-type="float" office:value="0.681825247413599">
            <text:p>0.68</text:p>
          </table:table-cell>
          <table:table-cell office:value-type="float" office:value="56588">
            <text:p>56588</text:p>
          </table:table-cell>
          <table:table-cell table:formula="of:=[.P145]/[.C145]" office:value-type="float" office:value="0.621962344613829">
            <text:p>0.62</text:p>
          </table:table-cell>
          <table:table-cell office:value-type="float" office:value="18206">
            <text:p>18206</text:p>
          </table:table-cell>
          <table:table-cell table:formula="of:=[.R145]/[.P145]" office:value-type="float" office:value="0.321728988478123">
            <text:p>0.3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12970">
            <text:p>112970</text:p>
          </table:table-cell>
          <table:table-cell office:value-type="float" office:value="91494">
            <text:p>91494</text:p>
          </table:table-cell>
          <table:table-cell table:formula="of:=[.C146]/[.D146]" office:value-type="float" office:value="1.23472577436772">
            <text:p>1.23</text:p>
          </table:table-cell>
          <table:table-cell office:value-type="float" office:value="114190">
            <text:p>114190</text:p>
          </table:table-cell>
          <table:table-cell office:value-type="float" office:value="8446">
            <text:p>8446</text:p>
          </table:table-cell>
          <table:table-cell table:formula="of:=[.G146]/[.D146]" office:value-type="float" office:value="0.0923120641790718">
            <text:p>0.09</text:p>
          </table:table-cell>
          <table:table-cell office:value-type="float" office:value="9981">
            <text:p>9,981.00</text:p>
          </table:table-cell>
          <table:table-cell table:formula="of:=[.I146]/[.D146]" office:value-type="float" office:value="0.109089120598072">
            <text:p>0.11</text:p>
          </table:table-cell>
          <table:table-cell office:value-type="float" office:value="16750">
            <text:p>16,750.00</text:p>
          </table:table-cell>
          <table:table-cell table:formula="of:=[.K146]/[.D146]" office:value-type="float" office:value="0.183072114018406">
            <text:p>0.18</text:p>
          </table:table-cell>
          <table:table-cell table:formula="of:=[.C146]/[.F146]" office:value-type="float" office:value="0.989316052193712">
            <text:p>0.99</text:p>
          </table:table-cell>
          <table:table-cell office:value-type="float" office:value="79413">
            <text:p>79413</text:p>
          </table:table-cell>
          <table:table-cell table:style-name="ce22" table:formula="of:=[.N146]/[.F146]" office:value-type="float" office:value="0.695446186180927">
            <text:p>0.70</text:p>
          </table:table-cell>
          <table:table-cell office:value-type="float" office:value="59628">
            <text:p>59628</text:p>
          </table:table-cell>
          <table:table-cell table:formula="of:=[.P146]/[.C146]" office:value-type="float" office:value="0.527821545543064">
            <text:p>0.53</text:p>
          </table:table-cell>
          <table:table-cell office:value-type="float" office:value="18090">
            <text:p>18090</text:p>
          </table:table-cell>
          <table:table-cell table:formula="of:=[.R146]/[.P146]" office:value-type="float" office:value="0.303380961964178">
            <text:p>0.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12629">
            <text:p>112629</text:p>
          </table:table-cell>
          <table:table-cell office:value-type="float" office:value="91367">
            <text:p>91367</text:p>
          </table:table-cell>
          <table:table-cell table:formula="of:=[.C147]/[.D147]" office:value-type="float" office:value="1.23270984053323">
            <text:p>1.23</text:p>
          </table:table-cell>
          <table:table-cell office:value-type="float" office:value="114927">
            <text:p>114927</text:p>
          </table:table-cell>
          <table:table-cell office:value-type="float" office:value="3921">
            <text:p>3921</text:p>
          </table:table-cell>
          <table:table-cell table:formula="of:=[.G147]/[.D147]" office:value-type="float" office:value="0.0429148379611895">
            <text:p>0.04</text:p>
          </table:table-cell>
          <table:table-cell office:value-type="float" office:value="9750">
            <text:p>9,750.00</text:p>
          </table:table-cell>
          <table:table-cell table:formula="of:=[.I147]/[.D147]" office:value-type="float" office:value="0.10671248919194">
            <text:p>0.11</text:p>
          </table:table-cell>
          <table:table-cell office:value-type="float" office:value="9821">
            <text:p>9,821.00</text:p>
          </table:table-cell>
          <table:table-cell table:formula="of:=[.K147]/[.D147]" office:value-type="float" office:value="0.107489575010671">
            <text:p>0.11</text:p>
          </table:table-cell>
          <table:table-cell table:formula="of:=[.C147]/[.F147]" office:value-type="float" office:value="0.980004698634786">
            <text:p>0.98</text:p>
          </table:table-cell>
          <table:table-cell office:value-type="float" office:value="78989">
            <text:p>78989</text:p>
          </table:table-cell>
          <table:table-cell table:style-name="ce22" table:formula="of:=[.N147]/[.F147]" office:value-type="float" office:value="0.687297153845485">
            <text:p>0.69</text:p>
          </table:table-cell>
          <table:table-cell office:value-type="float" office:value="60663">
            <text:p>60663</text:p>
          </table:table-cell>
          <table:table-cell table:formula="of:=[.P147]/[.C147]" office:value-type="float" office:value="0.538609061609355">
            <text:p>0.54</text:p>
          </table:table-cell>
          <table:table-cell office:value-type="float" office:value="19584">
            <text:p>19584</text:p>
          </table:table-cell>
          <table:table-cell table:formula="of:=[.R147]/[.P147]" office:value-type="float" office:value="0.32283269867959">
            <text:p>0.3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2027">
            <text:p>82027</text:p>
          </table:table-cell>
          <table:table-cell office:value-type="float" office:value="67716">
            <text:p>67716</text:p>
          </table:table-cell>
          <table:table-cell table:formula="of:=[.C148]/[.D148]" office:value-type="float" office:value="1.21133853151397">
            <text:p>1.21</text:p>
          </table:table-cell>
          <table:table-cell office:value-type="float" office:value="93196">
            <text:p>93196</text:p>
          </table:table-cell>
          <table:table-cell office:value-type="float" office:value="5213">
            <text:p>5213</text:p>
          </table:table-cell>
          <table:table-cell table:formula="of:=[.G148]/[.D148]" office:value-type="float" office:value="0.076983283123634">
            <text:p>0.08</text:p>
          </table:table-cell>
          <table:table-cell office:value-type="float" office:value="10628">
            <text:p>10,628.00</text:p>
          </table:table-cell>
          <table:table-cell table:formula="of:=[.I148]/[.D148]" office:value-type="float" office:value="0.156949613089964">
            <text:p>0.16</text:p>
          </table:table-cell>
          <table:table-cell office:value-type="float" office:value="12718">
            <text:p>12,718.00</text:p>
          </table:table-cell>
          <table:table-cell table:formula="of:=[.K148]/[.D148]" office:value-type="float" office:value="0.187813810620828">
            <text:p>0.19</text:p>
          </table:table-cell>
          <table:table-cell table:formula="of:=[.C148]/[.F148]" office:value-type="float" office:value="0.880155800678141">
            <text:p>0.88</text:p>
          </table:table-cell>
          <table:table-cell office:value-type="float" office:value="77421">
            <text:p>77421</text:p>
          </table:table-cell>
          <table:table-cell table:style-name="ce22" table:formula="of:=[.N148]/[.F148]" office:value-type="float" office:value="0.830733078672905">
            <text:p>0.83</text:p>
          </table:table-cell>
          <table:table-cell office:value-type="float" office:value="56959">
            <text:p>56959</text:p>
          </table:table-cell>
          <table:table-cell table:formula="of:=[.P148]/[.C148]" office:value-type="float" office:value="0.694393309520036">
            <text:p>0.69</text:p>
          </table:table-cell>
          <table:table-cell office:value-type="float" office:value="18305">
            <text:p>18305</text:p>
          </table:table-cell>
          <table:table-cell table:formula="of:=[.R148]/[.P148]" office:value-type="float" office:value="0.321371512842571">
            <text:p>0.3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81961">
            <text:p>81961</text:p>
          </table:table-cell>
          <table:table-cell office:value-type="float" office:value="75253">
            <text:p>75253</text:p>
          </table:table-cell>
          <table:table-cell table:formula="of:=[.C149]/[.D149]" office:value-type="float" office:value="1.08913930341648">
            <text:p>1.09</text:p>
          </table:table-cell>
          <table:table-cell office:value-type="float" office:value="93542">
            <text:p>93542</text:p>
          </table:table-cell>
          <table:table-cell office:value-type="float" office:value="4129">
            <text:p>4129</text:p>
          </table:table-cell>
          <table:table-cell table:formula="of:=[.G149]/[.D149]" office:value-type="float" office:value="0.0548682444553706">
            <text:p>0.05</text:p>
          </table:table-cell>
          <table:table-cell office:value-type="float" office:value="11024">
            <text:p>11,024.00</text:p>
          </table:table-cell>
          <table:table-cell table:formula="of:=[.I149]/[.D149]" office:value-type="float" office:value="0.146492498637928">
            <text:p>0.15</text:p>
          </table:table-cell>
          <table:table-cell office:value-type="float" office:value="11427">
            <text:p>11,427.00</text:p>
          </table:table-cell>
          <table:table-cell table:formula="of:=[.K149]/[.D149]" office:value-type="float" office:value="0.151847766866437">
            <text:p>0.15</text:p>
          </table:table-cell>
          <table:table-cell table:formula="of:=[.C149]/[.F149]" office:value-type="float" office:value="0.876194650531312">
            <text:p>0.88</text:p>
          </table:table-cell>
          <table:table-cell office:value-type="float" office:value="77643">
            <text:p>77643</text:p>
          </table:table-cell>
          <table:table-cell table:style-name="ce22" table:formula="of:=[.N149]/[.F149]" office:value-type="float" office:value="0.830033567809113">
            <text:p>0.83</text:p>
          </table:table-cell>
          <table:table-cell office:value-type="float" office:value="56844">
            <text:p>56844</text:p>
          </table:table-cell>
          <table:table-cell table:formula="of:=[.P149]/[.C149]" office:value-type="float" office:value="0.693549371042325">
            <text:p>0.69</text:p>
          </table:table-cell>
          <table:table-cell office:value-type="float" office:value="19083">
            <text:p>19083</text:p>
          </table:table-cell>
          <table:table-cell table:formula="of:=[.R149]/[.P149]" office:value-type="float" office:value="0.335708254169305">
            <text:p>0.3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85900">
            <text:p>85900</text:p>
          </table:table-cell>
          <table:table-cell office:value-type="float" office:value="71535">
            <text:p>71535</text:p>
          </table:table-cell>
          <table:table-cell table:formula="of:=[.C150]/[.D150]" office:value-type="float" office:value="1.20081079192004">
            <text:p>1.2</text:p>
          </table:table-cell>
          <table:table-cell office:value-type="float" office:value="92931">
            <text:p>92931</text:p>
          </table:table-cell>
          <table:table-cell office:value-type="float" office:value="5231">
            <text:p>5231</text:p>
          </table:table-cell>
          <table:table-cell table:formula="of:=[.G150]/[.D150]" office:value-type="float" office:value="0.0731250436849095">
            <text:p>0.07</text:p>
          </table:table-cell>
          <table:table-cell office:value-type="float" office:value="12039">
            <text:p>12,039.00</text:p>
          </table:table-cell>
          <table:table-cell table:formula="of:=[.I150]/[.D150]" office:value-type="float" office:value="0.168295240092263">
            <text:p>0.17</text:p>
          </table:table-cell>
          <table:table-cell office:value-type="float" office:value="10179">
            <text:p>10,179.00</text:p>
          </table:table-cell>
          <table:table-cell table:formula="of:=[.K150]/[.D150]" office:value-type="float" office:value="0.142293981966869">
            <text:p>0.14</text:p>
          </table:table-cell>
          <table:table-cell table:formula="of:=[.C150]/[.F150]" office:value-type="float" office:value="0.924341715896741">
            <text:p>0.92</text:p>
          </table:table-cell>
          <table:table-cell office:value-type="float" office:value="76813">
            <text:p>76813</text:p>
          </table:table-cell>
          <table:table-cell table:style-name="ce22" table:formula="of:=[.N150]/[.F150]" office:value-type="float" office:value="0.826559490374579">
            <text:p>0.83</text:p>
          </table:table-cell>
          <table:table-cell office:value-type="float" office:value="56978">
            <text:p>56978</text:p>
          </table:table-cell>
          <table:table-cell table:formula="of:=[.P150]/[.C150]" office:value-type="float" office:value="0.663306169965076">
            <text:p>0.66</text:p>
          </table:table-cell>
          <table:table-cell office:value-type="float" office:value="19536">
            <text:p>19536</text:p>
          </table:table-cell>
          <table:table-cell table:formula="of:=[.R150]/[.P150]" office:value-type="float" office:value="0.342869177577311">
            <text:p>0.3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88642">
            <text:p>88642</text:p>
          </table:table-cell>
          <table:table-cell office:value-type="float" office:value="70376">
            <text:p>70376</text:p>
          </table:table-cell>
          <table:table-cell table:formula="of:=[.C151]/[.D151]" office:value-type="float" office:value="1.25954870978743">
            <text:p>1.26</text:p>
          </table:table-cell>
          <table:table-cell office:value-type="float" office:value="90940">
            <text:p>90940</text:p>
          </table:table-cell>
          <table:table-cell office:value-type="float" office:value="4683">
            <text:p>4683</text:p>
          </table:table-cell>
          <table:table-cell table:formula="of:=[.G151]/[.D151]" office:value-type="float" office:value="0.0665425713311356">
            <text:p>0.07</text:p>
          </table:table-cell>
          <table:table-cell office:value-type="float" office:value="9439">
            <text:p>9,439.00</text:p>
          </table:table-cell>
          <table:table-cell table:formula="of:=[.I151]/[.D151]" office:value-type="float" office:value="0.134122428100489">
            <text:p>0.13</text:p>
          </table:table-cell>
          <table:table-cell office:value-type="float" office:value="12841">
            <text:p>12,841.00</text:p>
          </table:table-cell>
          <table:table-cell table:formula="of:=[.K151]/[.D151]" office:value-type="float" office:value="0.182462771399341">
            <text:p>0.18</text:p>
          </table:table-cell>
          <table:table-cell table:formula="of:=[.C151]/[.F151]" office:value-type="float" office:value="0.974730591598856">
            <text:p>0.97</text:p>
          </table:table-cell>
          <table:table-cell office:value-type="float" office:value="76010">
            <text:p>76010</text:p>
          </table:table-cell>
          <table:table-cell table:style-name="ce22" table:formula="of:=[.N151]/[.F151]" office:value-type="float" office:value="0.835825819221465">
            <text:p>0.84</text:p>
          </table:table-cell>
          <table:table-cell office:value-type="float" office:value="56351">
            <text:p>56351</text:p>
          </table:table-cell>
          <table:table-cell table:formula="of:=[.P151]/[.C151]" office:value-type="float" office:value="0.635714446876199">
            <text:p>0.64</text:p>
          </table:table-cell>
          <table:table-cell office:value-type="float" office:value="18942">
            <text:p>18942</text:p>
          </table:table-cell>
          <table:table-cell table:formula="of:=[.R151]/[.P151]" office:value-type="float" office:value="0.336143103050523">
            <text:p>0.3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89833">
            <text:p>89833</text:p>
          </table:table-cell>
          <table:table-cell office:value-type="float" office:value="66596">
            <text:p>66596</text:p>
          </table:table-cell>
          <table:table-cell table:formula="of:=[.C152]/[.D152]" office:value-type="float" office:value="1.34892486035197">
            <text:p>1.35</text:p>
          </table:table-cell>
          <table:table-cell office:value-type="float" office:value="91577">
            <text:p>91577</text:p>
          </table:table-cell>
          <table:table-cell office:value-type="float" office:value="5074">
            <text:p>5074</text:p>
          </table:table-cell>
          <table:table-cell table:formula="of:=[.G152]/[.D152]" office:value-type="float" office:value="0.0761907622079404">
            <text:p>0.08</text:p>
          </table:table-cell>
          <table:table-cell office:value-type="float" office:value="8803">
            <text:p>8,803.00</text:p>
          </table:table-cell>
          <table:table-cell table:formula="of:=[.I152]/[.D152]" office:value-type="float" office:value="0.132185116223197">
            <text:p>0.13</text:p>
          </table:table-cell>
          <table:table-cell office:value-type="float" office:value="11568">
            <text:p>11,568.00</text:p>
          </table:table-cell>
          <table:table-cell table:formula="of:=[.K152]/[.D152]" office:value-type="float" office:value="0.173704126373956">
            <text:p>0.17</text:p>
          </table:table-cell>
          <table:table-cell table:formula="of:=[.C152]/[.F152]" office:value-type="float" office:value="0.980955916878692">
            <text:p>0.98</text:p>
          </table:table-cell>
          <table:table-cell office:value-type="float" office:value="76595">
            <text:p>76595</text:p>
          </table:table-cell>
          <table:table-cell table:style-name="ce22" table:formula="of:=[.N152]/[.F152]" office:value-type="float" office:value="0.836399969424637">
            <text:p>0.84</text:p>
          </table:table-cell>
          <table:table-cell office:value-type="float" office:value="57904">
            <text:p>57904</text:p>
          </table:table-cell>
          <table:table-cell table:formula="of:=[.P152]/[.C152]" office:value-type="float" office:value="0.644573820311022">
            <text:p>0.64</text:p>
          </table:table-cell>
          <table:table-cell office:value-type="float" office:value="18947">
            <text:p>18947</text:p>
          </table:table-cell>
          <table:table-cell table:formula="of:=[.R152]/[.P152]" office:value-type="float" office:value="0.32721400939486">
            <text:p>0.3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86497">
            <text:p>86497</text:p>
          </table:table-cell>
          <table:table-cell office:value-type="float" office:value="72403">
            <text:p>72403</text:p>
          </table:table-cell>
          <table:table-cell table:formula="of:=[.C153]/[.D153]" office:value-type="float" office:value="1.19466044224687">
            <text:p>1.19</text:p>
          </table:table-cell>
          <table:table-cell office:value-type="float" office:value="91307">
            <text:p>91307</text:p>
          </table:table-cell>
          <table:table-cell office:value-type="float" office:value="4616">
            <text:p>4616</text:p>
          </table:table-cell>
          <table:table-cell table:formula="of:=[.G153]/[.D153]" office:value-type="float" office:value="0.0637542643260638">
            <text:p>0.06</text:p>
          </table:table-cell>
          <table:table-cell office:value-type="float" office:value="9750">
            <text:p>9,750.00</text:p>
          </table:table-cell>
          <table:table-cell table:formula="of:=[.I153]/[.D153]" office:value-type="float" office:value="0.134662928331699">
            <text:p>0.13</text:p>
          </table:table-cell>
          <table:table-cell office:value-type="float" office:value="13162">
            <text:p>13,162.00</text:p>
          </table:table-cell>
          <table:table-cell table:formula="of:=[.K153]/[.D153]" office:value-type="float" office:value="0.181788047456597">
            <text:p>0.18</text:p>
          </table:table-cell>
          <table:table-cell table:formula="of:=[.C153]/[.F153]" office:value-type="float" office:value="0.947320577830834">
            <text:p>0.95</text:p>
          </table:table-cell>
          <table:table-cell office:value-type="float" office:value="76607">
            <text:p>76607</text:p>
          </table:table-cell>
          <table:table-cell table:style-name="ce22" table:formula="of:=[.N153]/[.F153]" office:value-type="float" office:value="0.839004676530825">
            <text:p>0.84</text:p>
          </table:table-cell>
          <table:table-cell office:value-type="float" office:value="56663">
            <text:p>56663</text:p>
          </table:table-cell>
          <table:table-cell table:formula="of:=[.P153]/[.C153]" office:value-type="float" office:value="0.655086303571222">
            <text:p>0.66</text:p>
          </table:table-cell>
          <table:table-cell office:value-type="float" office:value="18487">
            <text:p>18487</text:p>
          </table:table-cell>
          <table:table-cell table:formula="of:=[.R153]/[.P153]" office:value-type="float" office:value="0.326262287559783">
            <text:p>0.3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87567">
            <text:p>87567</text:p>
          </table:table-cell>
          <table:table-cell office:value-type="float" office:value="79576">
            <text:p>79576</text:p>
          </table:table-cell>
          <table:table-cell table:formula="of:=[.C154]/[.D154]" office:value-type="float" office:value="1.10041972454006">
            <text:p>1.1</text:p>
          </table:table-cell>
          <table:table-cell office:value-type="float" office:value="90641">
            <text:p>90641</text:p>
          </table:table-cell>
          <table:table-cell office:value-type="float" office:value="3700">
            <text:p>3700</text:p>
          </table:table-cell>
          <table:table-cell table:formula="of:=[.G154]/[.D154]" office:value-type="float" office:value="0.0464964310847492">
            <text:p>0.05</text:p>
          </table:table-cell>
          <table:table-cell office:value-type="float" office:value="11921">
            <text:p>11,921.00</text:p>
          </table:table-cell>
          <table:table-cell table:formula="of:=[.I154]/[.D154]" office:value-type="float" office:value="0.149806474313863">
            <text:p>0.15</text:p>
          </table:table-cell>
          <table:table-cell office:value-type="float" office:value="15100">
            <text:p>15,100.00</text:p>
          </table:table-cell>
          <table:table-cell table:formula="of:=[.K154]/[.D154]" office:value-type="float" office:value="0.18975570523776">
            <text:p>0.19</text:p>
          </table:table-cell>
          <table:table-cell table:formula="of:=[.C154]/[.F154]" office:value-type="float" office:value="0.966085987577366">
            <text:p>0.97</text:p>
          </table:table-cell>
          <table:table-cell office:value-type="float" office:value="76303">
            <text:p>76303</text:p>
          </table:table-cell>
          <table:table-cell table:style-name="ce22" table:formula="of:=[.N154]/[.F154]" office:value-type="float" office:value="0.84181551395064">
            <text:p>0.84</text:p>
          </table:table-cell>
          <table:table-cell office:value-type="float" office:value="56894">
            <text:p>56894</text:p>
          </table:table-cell>
          <table:table-cell table:formula="of:=[.P154]/[.C154]" office:value-type="float" office:value="0.649719643244601">
            <text:p>0.65</text:p>
          </table:table-cell>
          <table:table-cell office:value-type="float" office:value="19139">
            <text:p>19139</text:p>
          </table:table-cell>
          <table:table-cell table:formula="of:=[.R154]/[.P154]" office:value-type="float" office:value="0.336397511161107">
            <text:p>0.3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85378">
            <text:p>85378</text:p>
          </table:table-cell>
          <table:table-cell office:value-type="float" office:value="80023">
            <text:p>80023</text:p>
          </table:table-cell>
          <table:table-cell table:formula="of:=[.C155]/[.D155]" office:value-type="float" office:value="1.06691826099996">
            <text:p>1.07</text:p>
          </table:table-cell>
          <table:table-cell office:value-type="float" office:value="90491">
            <text:p>90491</text:p>
          </table:table-cell>
          <table:table-cell office:value-type="float" office:value="4446">
            <text:p>4446</text:p>
          </table:table-cell>
          <table:table-cell table:formula="of:=[.G155]/[.D155]" office:value-type="float" office:value="0.0555590267798008">
            <text:p>0.06</text:p>
          </table:table-cell>
          <table:table-cell office:value-type="float" office:value="7783">
            <text:p>7,783.00</text:p>
          </table:table-cell>
          <table:table-cell table:formula="of:=[.I155]/[.D155]" office:value-type="float" office:value="0.0972595378828587">
            <text:p>0.10</text:p>
          </table:table-cell>
          <table:table-cell office:value-type="float" office:value="13302">
            <text:p>13,302.00</text:p>
          </table:table-cell>
          <table:table-cell table:formula="of:=[.K155]/[.D155]" office:value-type="float" office:value="0.166227209677218">
            <text:p>0.17</text:p>
          </table:table-cell>
          <table:table-cell table:formula="of:=[.C155]/[.F155]" office:value-type="float" office:value="0.943497143362323">
            <text:p>0.94</text:p>
          </table:table-cell>
          <table:table-cell office:value-type="float" office:value="76422">
            <text:p>76422</text:p>
          </table:table-cell>
          <table:table-cell table:style-name="ce22" table:formula="of:=[.N155]/[.F155]" office:value-type="float" office:value="0.844525974958836">
            <text:p>0.84</text:p>
          </table:table-cell>
          <table:table-cell office:value-type="float" office:value="57594">
            <text:p>57594</text:p>
          </table:table-cell>
          <table:table-cell table:formula="of:=[.P155]/[.C155]" office:value-type="float" office:value="0.674576588816791">
            <text:p>0.67</text:p>
          </table:table-cell>
          <table:table-cell office:value-type="float" office:value="19129">
            <text:p>19129</text:p>
          </table:table-cell>
          <table:table-cell table:formula="of:=[.R155]/[.P155]" office:value-type="float" office:value="0.332135291870681">
            <text:p>0.3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9270">
            <text:p>79270</text:p>
          </table:table-cell>
          <table:table-cell office:value-type="float" office:value="81067">
            <text:p>81067</text:p>
          </table:table-cell>
          <table:table-cell table:formula="of:=[.C156]/[.D156]" office:value-type="float" office:value="0.977833150357112">
            <text:p>0.98</text:p>
          </table:table-cell>
          <table:table-cell office:value-type="float" office:value="89801">
            <text:p>89801</text:p>
          </table:table-cell>
          <table:table-cell office:value-type="float" office:value="4774">
            <text:p>4774</text:p>
          </table:table-cell>
          <table:table-cell table:formula="of:=[.G156]/[.D156]" office:value-type="float" office:value="0.0588895604870046">
            <text:p>0.06</text:p>
          </table:table-cell>
          <table:table-cell office:value-type="float" office:value="8651">
            <text:p>8,651.00</text:p>
          </table:table-cell>
          <table:table-cell table:formula="of:=[.I156]/[.D156]" office:value-type="float" office:value="0.106714199365957">
            <text:p>0.11</text:p>
          </table:table-cell>
          <table:table-cell office:value-type="float" office:value="15752">
            <text:p>15,752.00</text:p>
          </table:table-cell>
          <table:table-cell table:formula="of:=[.K156]/[.D156]" office:value-type="float" office:value="0.194308411560808">
            <text:p>0.19</text:p>
          </table:table-cell>
          <table:table-cell table:formula="of:=[.C156]/[.F156]" office:value-type="float" office:value="0.88272959098451">
            <text:p>0.88</text:p>
          </table:table-cell>
          <table:table-cell office:value-type="float" office:value="75656">
            <text:p>75656</text:p>
          </table:table-cell>
          <table:table-cell table:style-name="ce22" table:formula="of:=[.N156]/[.F156]" office:value-type="float" office:value="0.842485050277837">
            <text:p>0.84</text:p>
          </table:table-cell>
          <table:table-cell office:value-type="float" office:value="56708">
            <text:p>56708</text:p>
          </table:table-cell>
          <table:table-cell table:formula="of:=[.P156]/[.C156]" office:value-type="float" office:value="0.715377822631513">
            <text:p>0.72</text:p>
          </table:table-cell>
          <table:table-cell office:value-type="float" office:value="18521">
            <text:p>18521</text:p>
          </table:table-cell>
          <table:table-cell table:formula="of:=[.R156]/[.P156]" office:value-type="float" office:value="0.32660294843761">
            <text:p>0.3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75423">
            <text:p>75423</text:p>
          </table:table-cell>
          <table:table-cell office:value-type="float" office:value="70604">
            <text:p>70604</text:p>
          </table:table-cell>
          <table:table-cell table:formula="of:=[.C157]/[.D157]" office:value-type="float" office:value="1.06825392329047">
            <text:p>1.07</text:p>
          </table:table-cell>
          <table:table-cell office:value-type="float" office:value="80748">
            <text:p>80748</text:p>
          </table:table-cell>
          <table:table-cell office:value-type="float" office:value="4454">
            <text:p>4454</text:p>
          </table:table-cell>
          <table:table-cell table:formula="of:=[.G157]/[.D157]" office:value-type="float" office:value="0.0630842445187242">
            <text:p>0.06</text:p>
          </table:table-cell>
          <table:table-cell office:value-type="float" office:value="9971">
            <text:p>9,971.00</text:p>
          </table:table-cell>
          <table:table-cell table:formula="of:=[.I157]/[.D157]" office:value-type="float" office:value="0.141224293241176">
            <text:p>0.14</text:p>
          </table:table-cell>
          <table:table-cell office:value-type="float" office:value="12072">
            <text:p>12,072.00</text:p>
          </table:table-cell>
          <table:table-cell table:formula="of:=[.K157]/[.D157]" office:value-type="float" office:value="0.170981814061526">
            <text:p>0.17</text:p>
          </table:table-cell>
          <table:table-cell table:formula="of:=[.C157]/[.F157]" office:value-type="float" office:value="0.934054094219052">
            <text:p>0.93</text:p>
          </table:table-cell>
          <table:table-cell office:value-type="float" office:value="73063">
            <text:p>73063</text:p>
          </table:table-cell>
          <table:table-cell table:style-name="ce22" table:formula="of:=[.N157]/[.F157]" office:value-type="float" office:value="0.904827364145242">
            <text:p>0.90</text:p>
          </table:table-cell>
          <table:table-cell office:value-type="float" office:value="55598">
            <text:p>55598</text:p>
          </table:table-cell>
          <table:table-cell table:formula="of:=[.P157]/[.C157]" office:value-type="float" office:value="0.737149145486125">
            <text:p>0.74</text:p>
          </table:table-cell>
          <table:table-cell office:value-type="float" office:value="18446">
            <text:p>18446</text:p>
          </table:table-cell>
          <table:table-cell table:formula="of:=[.R157]/[.P157]" office:value-type="float" office:value="0.331774524263463">
            <text:p>0.3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4602">
            <text:p>74602</text:p>
          </table:table-cell>
          <table:table-cell office:value-type="float" office:value="63817">
            <text:p>63817</text:p>
          </table:table-cell>
          <table:table-cell table:formula="of:=[.C158]/[.D158]" office:value-type="float" office:value="1.16899885610417">
            <text:p>1.17</text:p>
          </table:table-cell>
          <table:table-cell office:value-type="float" office:value="80120">
            <text:p>80120</text:p>
          </table:table-cell>
          <table:table-cell office:value-type="float" office:value="4231">
            <text:p>4231</text:p>
          </table:table-cell>
          <table:table-cell table:formula="of:=[.G158]/[.D158]" office:value-type="float" office:value="0.0662989485560274">
            <text:p>0.07</text:p>
          </table:table-cell>
          <table:table-cell office:value-type="float" office:value="9535">
            <text:p>9,535.00</text:p>
          </table:table-cell>
          <table:table-cell table:formula="of:=[.I158]/[.D158]" office:value-type="float" office:value="0.149411598790291">
            <text:p>0.15</text:p>
          </table:table-cell>
          <table:table-cell office:value-type="float" office:value="12321">
            <text:p>12,321.00</text:p>
          </table:table-cell>
          <table:table-cell table:formula="of:=[.K158]/[.D158]" office:value-type="float" office:value="0.193067677891471">
            <text:p>0.19</text:p>
          </table:table-cell>
          <table:table-cell table:formula="of:=[.C158]/[.F158]" office:value-type="float" office:value="0.931128307538692">
            <text:p>0.93</text:p>
          </table:table-cell>
          <table:table-cell office:value-type="float" office:value="73209">
            <text:p>73209</text:p>
          </table:table-cell>
          <table:table-cell table:style-name="ce22" table:formula="of:=[.N158]/[.F158]" office:value-type="float" office:value="0.913741887169246">
            <text:p>0.91</text:p>
          </table:table-cell>
          <table:table-cell office:value-type="float" office:value="55832">
            <text:p>55832</text:p>
          </table:table-cell>
          <table:table-cell table:formula="of:=[.P158]/[.C158]" office:value-type="float" office:value="0.748398166269001">
            <text:p>0.75</text:p>
          </table:table-cell>
          <table:table-cell office:value-type="float" office:value="19044">
            <text:p>19044</text:p>
          </table:table-cell>
          <table:table-cell table:formula="of:=[.R158]/[.P158]" office:value-type="float" office:value="0.341094712709557">
            <text:p>0.3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73193">
            <text:p>73193</text:p>
          </table:table-cell>
          <table:table-cell office:value-type="float" office:value="71089">
            <text:p>71089</text:p>
          </table:table-cell>
          <table:table-cell table:formula="of:=[.C159]/[.D159]" office:value-type="float" office:value="1.02959670272475">
            <text:p>1.03</text:p>
          </table:table-cell>
          <table:table-cell office:value-type="float" office:value="78800">
            <text:p>78800</text:p>
          </table:table-cell>
          <table:table-cell office:value-type="float" office:value="4310">
            <text:p>4310</text:p>
          </table:table-cell>
          <table:table-cell table:formula="of:=[.G159]/[.D159]" office:value-type="float" office:value="0.0606282265892051">
            <text:p>0.06</text:p>
          </table:table-cell>
          <table:table-cell office:value-type="float" office:value="9744">
            <text:p>9,744.00</text:p>
          </table:table-cell>
          <table:table-cell table:formula="of:=[.I159]/[.D159]" office:value-type="float" office:value="0.137067619462927">
            <text:p>0.14</text:p>
          </table:table-cell>
          <table:table-cell office:value-type="float" office:value="14145">
            <text:p>14,145.00</text:p>
          </table:table-cell>
          <table:table-cell table:formula="of:=[.K159]/[.D159]" office:value-type="float" office:value="0.198975931578725">
            <text:p>0.20</text:p>
          </table:table-cell>
          <table:table-cell table:formula="of:=[.C159]/[.F159]" office:value-type="float" office:value="0.928845177664975">
            <text:p>0.93</text:p>
          </table:table-cell>
          <table:table-cell office:value-type="float" office:value="71299">
            <text:p>71299</text:p>
          </table:table-cell>
          <table:table-cell table:style-name="ce22" table:formula="of:=[.N159]/[.F159]" office:value-type="float" office:value="0.904809644670051">
            <text:p>0.90</text:p>
          </table:table-cell>
          <table:table-cell office:value-type="float" office:value="55821">
            <text:p>55821</text:p>
          </table:table-cell>
          <table:table-cell table:formula="of:=[.P159]/[.C159]" office:value-type="float" office:value="0.762654898692498">
            <text:p>0.76</text:p>
          </table:table-cell>
          <table:table-cell office:value-type="float" office:value="18684">
            <text:p>18684</text:p>
          </table:table-cell>
          <table:table-cell table:formula="of:=[.R159]/[.P159]" office:value-type="float" office:value="0.334712742516257">
            <text:p>0.3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71034">
            <text:p>71034</text:p>
          </table:table-cell>
          <table:table-cell office:value-type="float" office:value="72049">
            <text:p>72049</text:p>
          </table:table-cell>
          <table:table-cell table:formula="of:=[.C160]/[.D160]" office:value-type="float" office:value="0.985912365195908">
            <text:p>0.99</text:p>
          </table:table-cell>
          <table:table-cell office:value-type="float" office:value="76564">
            <text:p>76564</text:p>
          </table:table-cell>
          <table:table-cell office:value-type="float" office:value="5964">
            <text:p>5964</text:p>
          </table:table-cell>
          <table:table-cell table:formula="of:=[.G160]/[.D160]" office:value-type="float" office:value="0.0827769989868006">
            <text:p>0.08</text:p>
          </table:table-cell>
          <table:table-cell office:value-type="float" office:value="9093">
            <text:p>9,093.00</text:p>
          </table:table-cell>
          <table:table-cell table:formula="of:=[.I160]/[.D160]" office:value-type="float" office:value="0.126205776624242">
            <text:p>0.13</text:p>
          </table:table-cell>
          <table:table-cell office:value-type="float" office:value="14593">
            <text:p>14,593.00</text:p>
          </table:table-cell>
          <table:table-cell table:formula="of:=[.K160]/[.D160]" office:value-type="float" office:value="0.202542713986315">
            <text:p>0.20</text:p>
          </table:table-cell>
          <table:table-cell table:formula="of:=[.C160]/[.F160]" office:value-type="float" office:value="0.927772843634084">
            <text:p>0.93</text:p>
          </table:table-cell>
          <table:table-cell office:value-type="float" office:value="70671">
            <text:p>70671</text:p>
          </table:table-cell>
          <table:table-cell table:style-name="ce22" table:formula="of:=[.N160]/[.F160]" office:value-type="float" office:value="0.923031712031764">
            <text:p>0.92</text:p>
          </table:table-cell>
          <table:table-cell office:value-type="float" office:value="55759">
            <text:p>55759</text:p>
          </table:table-cell>
          <table:table-cell table:formula="of:=[.P160]/[.C160]" office:value-type="float" office:value="0.784962130810598">
            <text:p>0.78</text:p>
          </table:table-cell>
          <table:table-cell office:value-type="float" office:value="18363">
            <text:p>18363</text:p>
          </table:table-cell>
          <table:table-cell table:formula="of:=[.R160]/[.P160]" office:value-type="float" office:value="0.329328000860848">
            <text:p>0.3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7301">
            <text:p>67301</text:p>
          </table:table-cell>
          <table:table-cell office:value-type="float" office:value="70164">
            <text:p>70164</text:p>
          </table:table-cell>
          <table:table-cell table:formula="of:=[.C161]/[.D161]" office:value-type="float" office:value="0.959195598882618">
            <text:p>0.96</text:p>
          </table:table-cell>
          <table:table-cell office:value-type="float" office:value="76253">
            <text:p>76253</text:p>
          </table:table-cell>
          <table:table-cell office:value-type="float" office:value="4151">
            <text:p>4151</text:p>
          </table:table-cell>
          <table:table-cell table:formula="of:=[.G161]/[.D161]" office:value-type="float" office:value="0.0591613933071091">
            <text:p>0.06</text:p>
          </table:table-cell>
          <table:table-cell office:value-type="float" office:value="10147">
            <text:p>10,147.00</text:p>
          </table:table-cell>
          <table:table-cell table:formula="of:=[.I161]/[.D161]" office:value-type="float" office:value="0.144618322786614">
            <text:p>0.14</text:p>
          </table:table-cell>
          <table:table-cell office:value-type="float" office:value="14003">
            <text:p>14,003.00</text:p>
          </table:table-cell>
          <table:table-cell table:formula="of:=[.K161]/[.D161]" office:value-type="float" office:value="0.199575280770766">
            <text:p>0.20</text:p>
          </table:table-cell>
          <table:table-cell table:formula="of:=[.C161]/[.F161]" office:value-type="float" office:value="0.882601340275137">
            <text:p>0.88</text:p>
          </table:table-cell>
          <table:table-cell office:value-type="float" office:value="69316">
            <text:p>69316</text:p>
          </table:table-cell>
          <table:table-cell table:style-name="ce22" table:formula="of:=[.N161]/[.F161]" office:value-type="float" office:value="0.909026530103734">
            <text:p>0.91</text:p>
          </table:table-cell>
          <table:table-cell office:value-type="float" office:value="55576">
            <text:p>55576</text:p>
          </table:table-cell>
          <table:table-cell table:formula="of:=[.P161]/[.C161]" office:value-type="float" office:value="0.825782677820538">
            <text:p>0.83</text:p>
          </table:table-cell>
          <table:table-cell office:value-type="float" office:value="19186">
            <text:p>19186</text:p>
          </table:table-cell>
          <table:table-cell table:formula="of:=[.R161]/[.P161]" office:value-type="float" office:value="0.345220958687203">
            <text:p>0.3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7723">
            <text:p>67723</text:p>
          </table:table-cell>
          <table:table-cell office:value-type="float" office:value="72446">
            <text:p>72446</text:p>
          </table:table-cell>
          <table:table-cell table:formula="of:=[.C162]/[.D162]" office:value-type="float" office:value="0.934806614581895">
            <text:p>0.93</text:p>
          </table:table-cell>
          <table:table-cell office:value-type="float" office:value="74840">
            <text:p>74840</text:p>
          </table:table-cell>
          <table:table-cell office:value-type="float" office:value="3920">
            <text:p>3920</text:p>
          </table:table-cell>
          <table:table-cell table:formula="of:=[.G162]/[.D162]" office:value-type="float" office:value="0.0541092675924137">
            <text:p>0.05</text:p>
          </table:table-cell>
          <table:table-cell office:value-type="float" office:value="11698">
            <text:p>11,698.00</text:p>
          </table:table-cell>
          <table:table-cell table:formula="of:=[.I162]/[.D162]" office:value-type="float" office:value="0.161471992932667">
            <text:p>0.16</text:p>
          </table:table-cell>
          <table:table-cell office:value-type="float" office:value="15366">
            <text:p>15,366.00</text:p>
          </table:table-cell>
          <table:table-cell table:formula="of:=[.K162]/[.D162]" office:value-type="float" office:value="0.212102807608426">
            <text:p>0.21</text:p>
          </table:table-cell>
          <table:table-cell table:formula="of:=[.C162]/[.F162]" office:value-type="float" office:value="0.904903794762159">
            <text:p>0.9</text:p>
          </table:table-cell>
          <table:table-cell office:value-type="float" office:value="67060">
            <text:p>67060</text:p>
          </table:table-cell>
          <table:table-cell table:style-name="ce22" table:formula="of:=[.N162]/[.F162]" office:value-type="float" office:value="0.896044895777659">
            <text:p>0.90</text:p>
          </table:table-cell>
          <table:table-cell office:value-type="float" office:value="55792">
            <text:p>55792</text:p>
          </table:table-cell>
          <table:table-cell table:formula="of:=[.P162]/[.C162]" office:value-type="float" office:value="0.823826469589357">
            <text:p>0.82</text:p>
          </table:table-cell>
          <table:table-cell office:value-type="float" office:value="18814">
            <text:p>18814</text:p>
          </table:table-cell>
          <table:table-cell table:formula="of:=[.R162]/[.P162]" office:value-type="float" office:value="0.337216805276742">
            <text:p>0.3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4750">
            <text:p>64750</text:p>
          </table:table-cell>
          <table:table-cell office:value-type="float" office:value="75790">
            <text:p>75790</text:p>
          </table:table-cell>
          <table:table-cell table:formula="of:=[.C163]/[.D163]" office:value-type="float" office:value="0.854334344900383">
            <text:p>0.85</text:p>
          </table:table-cell>
          <table:table-cell office:value-type="float" office:value="74219">
            <text:p>74219</text:p>
          </table:table-cell>
          <table:table-cell office:value-type="float" office:value="4017">
            <text:p>4017</text:p>
          </table:table-cell>
          <table:table-cell table:formula="of:=[.G163]/[.D163]" office:value-type="float" office:value="0.0530017152658662">
            <text:p>0.05</text:p>
          </table:table-cell>
          <table:table-cell office:value-type="float" office:value="11761">
            <text:p>11,761.00</text:p>
          </table:table-cell>
          <table:table-cell table:formula="of:=[.I163]/[.D163]" office:value-type="float" office:value="0.15517878348067">
            <text:p>0.16</text:p>
          </table:table-cell>
          <table:table-cell office:value-type="float" office:value="12190">
            <text:p>12,190.00</text:p>
          </table:table-cell>
          <table:table-cell table:formula="of:=[.K163]/[.D163]" office:value-type="float" office:value="0.160839160839161">
            <text:p>0.16</text:p>
          </table:table-cell>
          <table:table-cell table:formula="of:=[.C163]/[.F163]" office:value-type="float" office:value="0.872418113960037">
            <text:p>0.87</text:p>
          </table:table-cell>
          <table:table-cell office:value-type="float" office:value="66891">
            <text:p>66891</text:p>
          </table:table-cell>
          <table:table-cell table:style-name="ce22" table:formula="of:=[.N163]/[.F163]" office:value-type="float" office:value="0.901265174685727">
            <text:p>0.90</text:p>
          </table:table-cell>
          <table:table-cell office:value-type="float" office:value="56001">
            <text:p>56001</text:p>
          </table:table-cell>
          <table:table-cell table:formula="of:=[.P163]/[.C163]" office:value-type="float" office:value="0.864880308880309">
            <text:p>0.86</text:p>
          </table:table-cell>
          <table:table-cell office:value-type="float" office:value="17800">
            <text:p>17800</text:p>
          </table:table-cell>
          <table:table-cell table:formula="of:=[.R163]/[.P163]" office:value-type="float" office:value="0.31785146693809">
            <text:p>0.3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60394">
            <text:p>60394</text:p>
          </table:table-cell>
          <table:table-cell office:value-type="float" office:value="76392">
            <text:p>76392</text:p>
          </table:table-cell>
          <table:table-cell table:formula="of:=[.C164]/[.D164]" office:value-type="float" office:value="0.790580165462352">
            <text:p>0.79</text:p>
          </table:table-cell>
          <table:table-cell office:value-type="float" office:value="71703">
            <text:p>71703</text:p>
          </table:table-cell>
          <table:table-cell office:value-type="float" office:value="4047">
            <text:p>4047</text:p>
          </table:table-cell>
          <table:table-cell table:formula="of:=[.G164]/[.D164]" office:value-type="float" office:value="0.0529767514923029">
            <text:p>0.05</text:p>
          </table:table-cell>
          <table:table-cell office:value-type="float" office:value="9650">
            <text:p>9,650.00</text:p>
          </table:table-cell>
          <table:table-cell table:formula="of:=[.I164]/[.D164]" office:value-type="float" office:value="0.126322127971515">
            <text:p>0.13</text:p>
          </table:table-cell>
          <table:table-cell office:value-type="float" office:value="12361">
            <text:p>12,361.00</text:p>
          </table:table-cell>
          <table:table-cell table:formula="of:=[.K164]/[.D164]" office:value-type="float" office:value="0.16181013718714">
            <text:p>0.16</text:p>
          </table:table-cell>
          <table:table-cell table:formula="of:=[.C164]/[.F164]" office:value-type="float" office:value="0.842279960392173">
            <text:p>0.84</text:p>
          </table:table-cell>
          <table:table-cell office:value-type="float" office:value="64270">
            <text:p>64270</text:p>
          </table:table-cell>
          <table:table-cell table:style-name="ce22" table:formula="of:=[.N164]/[.F164]" office:value-type="float" office:value="0.896336276027502">
            <text:p>0.90</text:p>
          </table:table-cell>
          <table:table-cell office:value-type="float" office:value="55453">
            <text:p>55453</text:p>
          </table:table-cell>
          <table:table-cell table:formula="of:=[.P164]/[.C164]" office:value-type="float" office:value="0.918187237142763">
            <text:p>0.92</text:p>
          </table:table-cell>
          <table:table-cell office:value-type="float" office:value="18403">
            <text:p>18403</text:p>
          </table:table-cell>
          <table:table-cell table:formula="of:=[.R164]/[.P164]" office:value-type="float" office:value="0.331866625791211">
            <text:p>0.3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61346">
            <text:p>61346</text:p>
          </table:table-cell>
          <table:table-cell office:value-type="float" office:value="80825">
            <text:p>80825</text:p>
          </table:table-cell>
          <table:table-cell table:formula="of:=[.C165]/[.D165]" office:value-type="float" office:value="0.758997834828333">
            <text:p>0.76</text:p>
          </table:table-cell>
          <table:table-cell office:value-type="float" office:value="69777">
            <text:p>69777</text:p>
          </table:table-cell>
          <table:table-cell office:value-type="float" office:value="3873">
            <text:p>3873</text:p>
          </table:table-cell>
          <table:table-cell table:formula="of:=[.G165]/[.D165]" office:value-type="float" office:value="0.0479183420971234">
            <text:p>0.05</text:p>
          </table:table-cell>
          <table:table-cell office:value-type="float" office:value="9568">
            <text:p>9,568.00</text:p>
          </table:table-cell>
          <table:table-cell table:formula="of:=[.I165]/[.D165]" office:value-type="float" office:value="0.118379214351995">
            <text:p>0.12</text:p>
          </table:table-cell>
          <table:table-cell office:value-type="float" office:value="13924">
            <text:p>13,924.00</text:p>
          </table:table-cell>
          <table:table-cell table:formula="of:=[.K165]/[.D165]" office:value-type="float" office:value="0.172273430250541">
            <text:p>0.17</text:p>
          </table:table-cell>
          <table:table-cell table:formula="of:=[.C165]/[.F165]" office:value-type="float" office:value="0.879172220072517">
            <text:p>0.88</text:p>
          </table:table-cell>
          <table:table-cell office:value-type="float" office:value="63676">
            <text:p>63676</text:p>
          </table:table-cell>
          <table:table-cell table:style-name="ce22" table:formula="of:=[.N165]/[.F165]" office:value-type="float" office:value="0.912564312022586">
            <text:p>0.91</text:p>
          </table:table-cell>
          <table:table-cell office:value-type="float" office:value="55633">
            <text:p>55633</text:p>
          </table:table-cell>
          <table:table-cell table:formula="of:=[.P165]/[.C165]" office:value-type="float" office:value="0.906872493724122">
            <text:p>0.91</text:p>
          </table:table-cell>
          <table:table-cell office:value-type="float" office:value="17962">
            <text:p>17962</text:p>
          </table:table-cell>
          <table:table-cell table:formula="of:=[.R165]/[.P165]" office:value-type="float" office:value="0.322865924900688">
            <text:p>0.32</text:p>
          </table:table-cell>
        </table:table-row>
        <table:table-row table:style-name="ro1" table:number-rows-repeated="104841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6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6-21T22:02:20</meta:creation-date>
    <dc:date>2010-08-09T09:47:22</dc:date>
    <dc:creator>Todd Deshane</dc:creator>
    <meta:editing-duration>PT37H36M27S</meta:editing-duration>
    <meta:editing-cycles>17</meta:editing-cycles>
    <meta:generator>OpenOffice.org/3.1$Unix OpenOffice.org_project/310m19$Build-9420</meta:generator>
    <meta:document-statistic meta:table-count="3" meta:cell-count="6578" meta:object-count="0"/>
  </office:meta>
</office:document-meta>
</file>